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44.0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22.61mm"/>
    </style:style>
    <style:style style:name="co6" style:family="table-column">
      <style:table-column-properties fo:break-before="auto" style:column-width="47.22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31.41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36.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8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63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automatic"/>
      <style:paragraph-properties fo:text-align="center"/>
    </style:style>
    <style:style style:name="ce267" style:family="table-cell" style:parent-style-name="Default" style:data-style-name="N0">
      <style:table-cell-properties fo:border-bottom="1.5pt solid #000000" style:text-align-source="fix" style:repeat-content="false" fo:border-left="1.5pt solid #000000" fo:border-right="1.5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 fo:margin-left="0mm"/>
    </style:style>
    <style:style style:name="ce27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/>
      <style:paragraph-properties fo:text-align="center" fo:margin-left="0mm"/>
    </style:style>
    <style:style style:name="ce277" style:family="table-cell" style:parent-style-name="Default">
      <style:table-cell-properties fo:border-bottom="none" fo:border-left="none" fo:border-right="none" fo:border-top="1.5pt solid #000000"/>
    </style:style>
    <style:style style:name="ce27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 fo:margin-left="0mm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2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3" style:family="table-cell" style:parent-style-name="Default">
      <style:table-cell-properties fo:border-bottom="none" fo:border-left="none" fo:border-right="1.5pt solid #000000" fo:border-top="1.5pt solid #000000"/>
    </style:style>
    <style:style style:name="ce284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 fo:margin-left="0mm"/>
    </style:style>
    <style:style style:name="ce28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  <style:style style:name="ce28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  <style:style style:name="ce3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31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31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396" style:family="table-cell" style:parent-style-name="Default" style:data-style-name="N109">
      <style:table-cell-properties style:text-align-source="fix" style:repeat-content="false" fo:border="0.06pt solid #000000" style:vertical-align="automatic"/>
      <style:paragraph-properties fo:text-align="center"/>
    </style:style>
    <style:style style:name="ce412" style:family="table-cell" style:parent-style-name="Default" style:data-style-name="N109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9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4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46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466" style:family="table-cell" style:parent-style-name="Default" style:data-style-name="N109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467" style:family="table-cell" style:parent-style-name="Default" style:data-style-name="N109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8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69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70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71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</style:style>
    <style:style style:name="ce472" style:family="table-cell" style:parent-style-name="Default" style:data-style-name="N109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74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75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76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77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78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79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80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81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82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83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84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85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86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87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88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89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90" style:family="table-cell" style:parent-style-name="Default">
      <style:table-cell-properties fo:border="0.74pt solid #000000"/>
    </style:style>
    <style:style style:name="ce491" style:family="table-cell" style:parent-style-name="Default" style:data-style-name="N107"/>
    <style:style style:name="ce492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93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94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95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96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97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98" style:family="table-cell" style:parent-style-name="Default" style:data-style-name="N2">
      <style:table-cell-properties fo:border-bottom="2.24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99" style:family="table-cell" style:parent-style-name="Default" style:data-style-name="N2">
      <style:table-cell-properties style:text-align-source="fix" style:repeat-content="false" fo:background-color="transparent" fo:border="0.74pt solid #000000" style:vertical-align="automatic"/>
      <style:paragraph-properties fo:text-align="center"/>
    </style:style>
    <style:style style:name="ce500" style:family="table-cell" style:parent-style-name="Default">
      <style:table-cell-properties fo:border-bottom="2.24pt solid #000000" fo:border-left="none" fo:border-right="none" fo:border-top="none"/>
    </style:style>
    <style:style style:name="ce501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02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3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04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05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06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08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09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10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1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12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13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1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</style:style>
    <style:style style:name="ce51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16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17" style:family="table-cell" style:parent-style-name="Default" style:data-style-name="N109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518" style:family="table-cell" style:parent-style-name="Default" style:data-style-name="N109">
      <style:table-cell-properties fo:border-bottom="none" style:text-align-source="fix" style:repeat-content="false" fo:border-left="none" fo:border-right="2.24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0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2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23" style:family="table-cell" style:parent-style-name="Default" style:data-style-name="N109"/>
    <style:style style:name="ce524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25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26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27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</style:style>
    <style:style style:name="ce52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3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531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32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33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3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36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37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38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39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40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41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42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43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45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46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47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49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0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1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52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53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4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5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56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57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8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59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60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61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562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6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64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6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66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567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568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569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570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571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72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7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</style:style>
    <style:style style:name="ce574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7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76" style:family="table-cell" style:parent-style-name="Default" style:data-style-name="N108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5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578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7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80" style:family="table-cell" style:parent-style-name="Default" style:data-style-name="N2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5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automatic"/>
      <style:paragraph-properties fo:text-align="center"/>
    </style:style>
    <style:style style:name="ce240" style:family="table-cell" style:parent-style-name="Default" style:data-style-name="N0">
      <style:table-cell-properties fo:border-bottom="1.5pt solid #000000" style:text-align-source="fix" style:repeat-content="false" fo:border-left="1.5pt solid #000000" fo:border-right="1.5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 fo:margin-left="0mm"/>
    </style:style>
    <style:style style:name="ce244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 fo:margin-left="0mm"/>
    </style:style>
    <style:style style:name="ce24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/>
      <style:paragraph-properties fo:text-align="center" fo:margin-left="0mm"/>
    </style:style>
    <style:style style:name="ce247" style:family="table-cell" style:parent-style-name="Default">
      <style:table-cell-properties fo:border-bottom="none" fo:border-left="none" fo:border-right="none" fo:border-top="1.5pt solid #000000"/>
    </style:style>
    <style:style style:name="ce24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3" style:family="table-cell" style:parent-style-name="Default">
      <style:table-cell-properties fo:border-bottom="none" fo:border-left="none" fo:border-right="1.5pt solid #000000" fo:border-top="1.5pt solid #000000"/>
    </style:style>
    <style:style style:name="ce254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 fo:margin-left="0mm"/>
    </style:style>
    <style:style style:name="ce25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  <style:style style:name="ce258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 fo:margin-left="0mm"/>
    </style:style>
    <style:style style:name="ce2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73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74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 fo:margin-left="0mm"/>
    </style:style>
    <style:style style:name="ce293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3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109">
      <style:table-cell-properties style:text-align-source="fix" style:repeat-content="false" fo:border="0.06pt solid #000000" style:vertical-align="automatic"/>
      <style:paragraph-properties fo:text-align="center"/>
    </style:style>
    <style:style style:name="ce297" style:family="table-cell" style:parent-style-name="Default" style:data-style-name="N109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83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84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08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92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93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99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100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0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</style:style>
    <style:style style:name="ce10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11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10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106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13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 fo:margin-left="0mm"/>
    </style:style>
    <style:style style:name="ce136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137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3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139" style:family="table-cell" style:parent-style-name="Default" style:data-style-name="N2">
      <style:table-cell-properties fo:border-bottom="2.24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</style:style>
    <style:style style:name="ce140" style:family="table-cell" style:parent-style-name="Default" style:data-style-name="N2">
      <style:table-cell-properties style:text-align-source="fix" style:repeat-content="false" fo:background-color="transparent" fo:border="0.74pt solid #000000" style:vertical-align="automatic"/>
      <style:paragraph-properties fo:text-align="center" fo:margin-left="0mm"/>
    </style:style>
    <style:style style:name="ce116" style:family="table-cell" style:parent-style-name="Default" style:data-style-name="N2">
      <style:table-cell-properties fo:border-bottom="2.24pt solid #000000" style:text-align-source="fix" style:repeat-content="false" fo:border-left="none" fo:border-right="none" fo:border-top="none"/>
      <style:paragraph-properties fo:text-align="center" fo:margin-left="0mm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 fo:margin-left="0mm"/>
    </style:style>
    <style:style style:name="ce12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 fo:margin-left="0mm"/>
    </style:style>
    <style:style style:name="ce121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 fo:margin-left="0mm"/>
    </style:style>
    <style:style style:name="ce122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 fo:margin-left="0mm"/>
    </style:style>
    <style:style style:name="ce349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350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351" style:family="table-cell" style:parent-style-name="Default" style:data-style-name="N109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352" style:family="table-cell" style:parent-style-name="Default" style:data-style-name="N109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3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54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55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56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</style:style>
    <style:style style:name="ce357" style:family="table-cell" style:parent-style-name="Default" style:data-style-name="N109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59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60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61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62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63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64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65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66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67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68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69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70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71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72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73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74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75" style:family="table-cell" style:parent-style-name="Default">
      <style:table-cell-properties fo:border="0.74pt solid #000000"/>
    </style:style>
    <style:style style:name="ce376" style:family="table-cell" style:parent-style-name="Default" style:data-style-name="N107"/>
    <style:style style:name="ce377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78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79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80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81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82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83" style:family="table-cell" style:parent-style-name="Default" style:data-style-name="N2">
      <style:table-cell-properties fo:border-bottom="2.24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84" style:family="table-cell" style:parent-style-name="Default" style:data-style-name="N2">
      <style:table-cell-properties style:text-align-source="fix" style:repeat-content="false" fo:background-color="transparent" fo:border="0.74pt solid #000000" style:vertical-align="automatic"/>
      <style:paragraph-properties fo:text-align="center"/>
    </style:style>
    <style:style style:name="ce385" style:family="table-cell" style:parent-style-name="Default">
      <style:table-cell-properties fo:border-bottom="2.24pt solid #000000" fo:border-left="none" fo:border-right="none" fo:border-top="none"/>
    </style:style>
    <style:style style:name="ce386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87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88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89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90" style:family="table-cell" style:parent-style-name="Default" style:data-style-name="N109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91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9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93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94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109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9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398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99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0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</style:style>
    <style:style style:name="ce40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402" style:family="table-cell" style:parent-style-name="Default" style:data-style-name="N2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403" style:family="table-cell" style:parent-style-name="Default" style:data-style-name="N109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404" style:family="table-cell" style:parent-style-name="Default" style:data-style-name="N109">
      <style:table-cell-properties fo:border-bottom="none" style:text-align-source="fix" style:repeat-content="false" fo:border-left="none" fo:border-right="2.24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10" style:family="table-cell" style:parent-style-name="Default" style:data-style-name="N109"/>
    <style:style style:name="ce411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13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14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1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</style:style>
    <style:style style:name="ce4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41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20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21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2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23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4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25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26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27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8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2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30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31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34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35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36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38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3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40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41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42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4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44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4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46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47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48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49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50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451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5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53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54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55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456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457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458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map style:condition="is-true-formula(ISBLANK([.$K$2]))" style:apply-style-name="Neutral" style:base-cell-address="'2022'.K2"/>
    </style:style>
    <style:style style:name="ce460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461" style:family="table-cell" style:parent-style-name="Default" style:data-style-name="N108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62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6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</style:style>
    <style:style style:name="ce58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83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584" style:family="table-cell" style:parent-style-name="Default" style:data-style-name="N108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58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586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8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88" style:family="table-cell" style:parent-style-name="Default" style:data-style-name="N2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58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2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198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2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</style:style>
    <style:style style:name="ce334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335" style:family="table-cell" style:parent-style-name="Default" style:data-style-name="N108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</style:style>
    <style:style style:name="ce336" style:family="table-cell" style:parent-style-name="Default" style:data-style-name="N108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6" style:family="table-cell" style:parent-style-name="Default" style:data-style-name="N2"/>
    <style:style style:name="ce11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8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729fcf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108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108">
      <style:table-cell-properties fo:border-bottom="0.06pt solid #000000" fo:background-color="#729fc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39" style:family="table-cell" style:parent-style-name="Default" style:data-style-name="N108">
      <style:table-cell-properties fo:background-color="#dddddd"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108">
      <style:table-cell-properties fo:border-bottom="2.01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" style:family="table-cell" style:parent-style-name="Default" style:data-style-name="N108">
      <style:table-cell-properties fo:border-bottom="0.06pt solid #000000" fo:background-color="#dddddd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7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108">
      <style:table-cell-properties fo:background-color="#00ccf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8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108">
      <style:table-cell-properties fo:border-bottom="2.01pt solid #000000" fo:background-color="#00ccf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108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</style:style>
    <style:style style:name="ce64" style:family="table-cell" style:parent-style-name="Default" style:data-style-name="N108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5" style:family="table-cell" style:parent-style-name="Default" style:data-style-name="N108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5" style:family="table-cell" style:parent-style-name="Default" style:data-style-name="N108">
      <style:table-cell-properties fo:border-bottom="2.01pt solid #000000" fo:background-color="#00ccf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5" style:family="table-cell" style:parent-style-name="Default" style:data-style-name="N108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66" style:family="table-cell" style:parent-style-name="Default" style:data-style-name="N108">
      <style:table-cell-properties fo:border-bottom="2.01pt solid #000000" fo:background-color="#cccccc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60" style:family="table-cell" style:parent-style-name="Default" style:data-style-name="N108">
      <style:table-cell-properties fo:border-bottom="0.06pt solid #000000" fo:background-color="#00ccf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9" style:family="table-cell" style:parent-style-name="Default" style:data-style-name="N108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8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108">
      <style:table-cell-properties fo:border-bottom="2.01pt solid #000000" fo:background-color="#b2b2b2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2" style:family="table-cell" style:parent-style-name="Default" style:data-style-name="N108">
      <style:table-cell-properties fo:border-bottom="2.01pt solid #000000" fo:background-color="#729fc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108">
      <style:table-cell-properties fo:border-bottom="0.06pt solid #000000" fo:background-color="#b2b2b2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4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108">
      <style:table-cell-properties fo:border-bottom="0.06pt solid #000000" fo:background-color="#729fcf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2" style:family="table-cell" style:parent-style-name="Default" style:data-style-name="N108">
      <style:table-cell-properties fo:border-bottom="0.06pt solid #000000" fo:background-color="#b2b2b2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7" style:family="table-cell" style:parent-style-name="Default" style:data-style-name="N108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58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61" style:family="table-cell" style:parent-style-name="Default" style:data-style-name="N108">
      <style:table-cell-properties fo:border-bottom="0.06pt solid #000000" fo:background-color="#729fcf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67" style:family="table-cell" style:parent-style-name="Default" style:data-style-name="N108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109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l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6" table:number-rows-spanned="1">
            <text:p>Srednia za kolejny rok</text:p>
          </table:table-cell>
          <table:covered-table-cell table:number-columns-repeated="4" table:style-name="ce247"/>
          <table:covered-table-cell table:style-name="ce253"/>
        </table:table-row>
        <table:table-row table:style-name="ro1">
          <table:table-cell table:number-columns-repeated="2"/>
          <table:table-cell table:style-name="ce242" office:value-type="float" office:value="2022" calcext:value-type="float">
            <text:p>2022</text:p>
          </table:table-cell>
          <table:table-cell table:style-name="ce248" office:value-type="float" office:value="2021" calcext:value-type="float">
            <text:p>2021</text:p>
          </table:table-cell>
          <table:table-cell table:style-name="ce248" office:value-type="float" office:value="2020" calcext:value-type="float">
            <text:p>2020</text:p>
          </table:table-cell>
          <table:table-cell table:style-name="ce248" office:value-type="float" office:value="2019" calcext:value-type="float">
            <text:p>2019</text:p>
          </table:table-cell>
          <table:table-cell table:style-name="ce248" office:value-type="float" office:value="2018" calcext:value-type="float">
            <text:p>2018</text:p>
          </table:table-cell>
          <table:table-cell table:style-name="ce254" office:value-type="float" office:value="2017" calcext:value-type="float">
            <text:p>2017</text:p>
          </table:table-cell>
        </table:table-row>
        <table:table-row table:style-name="ro1">
          <table:table-cell/>
          <table:table-cell table:style-name="ce237" office:value-type="string" calcext:value-type="string">
            <text:p>max</text:p>
          </table:table-cell>
          <table:table-cell table:style-name="ce243" office:value-type="float" office:value="75.3" calcext:value-type="float">
            <text:p>75,3</text:p>
          </table:table-cell>
          <table:table-cell table:style-name="ce249" office:value-type="float" office:value="71.9" calcext:value-type="float">
            <text:p>71,9</text:p>
          </table:table-cell>
          <table:table-cell table:style-name="ce249" office:value-type="float" office:value="69.4" calcext:value-type="float">
            <text:p>69,4</text:p>
          </table:table-cell>
          <table:table-cell table:style-name="ce249" office:value-type="float" office:value="73.4" calcext:value-type="float">
            <text:p>73,4</text:p>
          </table:table-cell>
          <table:table-cell table:style-name="ce249" office:value-type="float" office:value="83.8" calcext:value-type="float">
            <text:p>83,8</text:p>
          </table:table-cell>
          <table:table-cell table:style-name="ce255" office:value-type="float" office:value="75.5" calcext:value-type="float">
            <text:p>75,5</text:p>
          </table:table-cell>
        </table:table-row>
        <table:table-row table:style-name="ro1">
          <table:table-cell/>
          <table:table-cell table:style-name="ce238" office:value-type="string" calcext:value-type="string">
            <text:p>Srednia</text:p>
          </table:table-cell>
          <table:table-cell table:style-name="ce244" office:value-type="float" office:value="73.9" calcext:value-type="float">
            <text:p>73,9</text:p>
          </table:table-cell>
          <table:table-cell table:style-name="ce250" office:value-type="float" office:value="70.7" calcext:value-type="float">
            <text:p>70,7</text:p>
          </table:table-cell>
          <table:table-cell table:style-name="ce250" office:value-type="float" office:value="68.5" calcext:value-type="float">
            <text:p>68,5</text:p>
          </table:table-cell>
          <table:table-cell table:style-name="ce250" office:value-type="float" office:value="72.2" calcext:value-type="float">
            <text:p>72,2</text:p>
          </table:table-cell>
          <table:table-cell table:style-name="ce250" office:value-type="float" office:value="82.7" calcext:value-type="float">
            <text:p>82,7</text:p>
          </table:table-cell>
          <table:table-cell table:style-name="ce256" office:value-type="float" office:value="74.3" calcext:value-type="float">
            <text:p>74,3</text:p>
          </table:table-cell>
        </table:table-row>
        <table:table-row table:style-name="ro1">
          <table:table-cell/>
          <table:table-cell table:style-name="ce239" office:value-type="string" calcext:value-type="string">
            <text:p>min</text:p>
          </table:table-cell>
          <table:table-cell table:style-name="ce245" office:value-type="float" office:value="72.6" calcext:value-type="float">
            <text:p>72,6</text:p>
          </table:table-cell>
          <table:table-cell table:style-name="ce251" office:value-type="float" office:value="69.6" calcext:value-type="float">
            <text:p>69,6</text:p>
          </table:table-cell>
          <table:table-cell table:style-name="ce251" office:value-type="float" office:value="67.6" calcext:value-type="float">
            <text:p>67,6</text:p>
          </table:table-cell>
          <table:table-cell table:style-name="ce251" office:value-type="float" office:value="71.2" calcext:value-type="float">
            <text:p>71,2</text:p>
          </table:table-cell>
          <table:table-cell table:style-name="ce251" office:value-type="float" office:value="81.9" calcext:value-type="float">
            <text:p>81,9</text:p>
          </table:table-cell>
          <table:table-cell table:style-name="ce257" office:value-type="float" office:value="73.2" calcext:value-type="float">
            <text:p>73,2</text:p>
          </table:table-cell>
        </table:table-row>
        <table:table-row table:style-name="ro1">
          <table:table-cell/>
          <table:table-cell table:style-name="ce239" office:value-type="string" calcext:value-type="string">
            <text:p>std</text:p>
          </table:table-cell>
          <table:table-cell table:style-name="ce245" office:value-type="float" office:value="0.7" calcext:value-type="float">
            <text:p>0,7</text:p>
          </table:table-cell>
          <table:table-cell table:style-name="ce251" office:value-type="float" office:value="0.5" calcext:value-type="float">
            <text:p>0,5</text:p>
          </table:table-cell>
          <table:table-cell table:style-name="ce251" office:value-type="float" office:value="0.4" calcext:value-type="float">
            <text:p>0,4</text:p>
          </table:table-cell>
          <table:table-cell table:style-name="ce251" office:value-type="float" office:value="0.6" calcext:value-type="float">
            <text:p>0,6</text:p>
          </table:table-cell>
          <table:table-cell table:style-name="ce251" office:value-type="float" office:value="0.5" calcext:value-type="float">
            <text:p>0,5</text:p>
          </table:table-cell>
          <table:table-cell table:style-name="ce257" office:value-type="float" office:value="0.6" calcext:value-type="float">
            <text:p>0,6</text:p>
          </table:table-cell>
        </table:table-row>
        <table:table-row table:style-name="ro1">
          <table:table-cell/>
          <table:table-cell table:style-name="ce239" office:value-type="string" calcext:value-type="string">
            <text:p>Max-min</text:p>
          </table:table-cell>
          <table:table-cell table:style-name="ce245" office:value-type="float" office:value="2.7" calcext:value-type="float">
            <text:p>2,7</text:p>
          </table:table-cell>
          <table:table-cell table:style-name="ce251" office:value-type="float" office:value="2.3" calcext:value-type="float">
            <text:p>2,3</text:p>
          </table:table-cell>
          <table:table-cell table:style-name="ce251" office:value-type="float" office:value="1.8" calcext:value-type="float">
            <text:p>1,8</text:p>
          </table:table-cell>
          <table:table-cell table:style-name="ce251" office:value-type="float" office:value="2.3" calcext:value-type="float">
            <text:p>2,3</text:p>
          </table:table-cell>
          <table:table-cell table:style-name="ce251" office:value-type="float" office:value="1.9" calcext:value-type="float">
            <text:p>1,9</text:p>
          </table:table-cell>
          <table:table-cell table:style-name="ce257"/>
        </table:table-row>
        <table:table-row table:style-name="ro1">
          <table:table-cell/>
          <table:table-cell table:style-name="ce239" office:value-type="string" calcext:value-type="string">
            <text:p>delta z poprz. Miesiacem</text:p>
          </table:table-cell>
          <table:table-cell table:style-name="ce245" office:value-type="float" office:value="0" calcext:value-type="float">
            <text:p>0</text:p>
          </table:table-cell>
          <table:table-cell table:style-name="ce251" office:value-type="float" office:value="0.4" calcext:value-type="float">
            <text:p>0,4</text:p>
          </table:table-cell>
          <table:table-cell table:style-name="ce251" office:value-type="float" office:value="0.2" calcext:value-type="float">
            <text:p>0,2</text:p>
          </table:table-cell>
          <table:table-cell table:style-name="ce251" office:value-type="float" office:value="-0.9" calcext:value-type="float">
            <text:p>-0,9</text:p>
          </table:table-cell>
          <table:table-cell table:style-name="ce251" office:value-type="float" office:value="-0.4" calcext:value-type="float">
            <text:p>-0,4</text:p>
          </table:table-cell>
          <table:table-cell table:style-name="ce257"/>
        </table:table-row>
        <table:table-row table:style-name="ro1">
          <table:table-cell/>
          <table:table-cell table:style-name="ce240" office:value-type="string" calcext:value-type="string">
            <text:p>BMI'21</text:p>
          </table:table-cell>
          <table:table-cell table:style-name="ce246" office:value-type="float" office:value="25.9" calcext:value-type="float">
            <text:p>25,9</text:p>
          </table:table-cell>
          <table:table-cell table:style-name="ce252" office:value-type="float" office:value="24.8" calcext:value-type="float">
            <text:p>24,8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25.3" calcext:value-type="float">
            <text:p>25,3</text:p>
          </table:table-cell>
          <table:table-cell table:style-name="ce252" office:value-type="float" office:value="29" calcext:value-type="float">
            <text:p>29</text:p>
          </table:table-cell>
          <table:table-cell table:style-name="ce258" office:value-type="float" office:value="28.8" calcext:value-type="float">
            <text:p>28,8</text:p>
          </table:table-cell>
        </table:table-row>
      </table:table>
      <table:table table:name="2024" table:style-name="ta1">
        <table:table-column table:style-name="co3" table:default-cell-style-name="ce261"/>
        <table:table-column table:style-name="co3" table:default-cell-style-name="ce72"/>
        <table:table-column table:style-name="co3" table:default-cell-style-name="ce83"/>
        <table:table-column table:style-name="co3" table:default-cell-style-name="ce91"/>
        <table:table-column table:style-name="co3" table:default-cell-style-name="ce95"/>
        <table:table-column table:style-name="co3" table:default-cell-style-name="ce99"/>
        <table:table-column table:style-name="co3" table:default-cell-style-name="ce106"/>
        <table:table-column table:style-name="co3" table:default-cell-style-name="ce136"/>
        <table:table-column table:style-name="co3" table:default-cell-style-name="ce110"/>
        <table:table-column table:style-name="co3" table:number-columns-repeated="3" table:default-cell-style-name="ce106"/>
        <table:table-column table:style-name="co3" table:default-cell-style-name="ce120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 office:value-type="float" office:value="11" calcext:value-type="float">
            <text:p>11</text:p>
          </table:table-cell>
          <table:table-cell table:style-name="ce344" office:value-type="float" office:value="12" calcext:value-type="float">
            <text:p>12</text:p>
          </table:table-cell>
        </table:table-row>
        <table:table-row table:style-name="ro3">
          <table:table-cell table:style-name="ce260" office:value-type="float" office:value="1" calcext:value-type="float">
            <text:p>1</text:p>
          </table:table-cell>
          <table:table-cell table:style-name="ce71" office:value-type="float" office:value="74.95" calcext:value-type="float">
            <text:p>74,95</text:p>
          </table:table-cell>
          <table:table-cell table:style-name="ce82" office:value-type="float" office:value="72.3" calcext:value-type="float">
            <text:p>72,30</text:p>
          </table:table-cell>
          <table:table-cell table:style-name="ce90" office:value-type="float" office:value="71.85" calcext:value-type="float">
            <text:p>71,85</text:p>
          </table:table-cell>
          <table:table-cell table:style-name="ce94" office:value-type="float" office:value="73.25" calcext:value-type="float">
            <text:p>73,25</text:p>
          </table:table-cell>
          <table:table-cell table:style-name="ce98" office:value-type="float" office:value="71.3" calcext:value-type="float">
            <text:p>71,30</text:p>
          </table:table-cell>
          <table:table-cell table:style-name="ce110" office:value-type="float" office:value="74" calcext:value-type="float">
            <text:p>74,00</text:p>
          </table:table-cell>
          <table:table-cell table:style-name="ce135" office:value-type="float" office:value="74.65" calcext:value-type="float">
            <text:p>74,65</text:p>
          </table:table-cell>
          <table:table-cell office:value-type="float" office:value="72.75" calcext:value-type="float">
            <text:p>72,75</text:p>
          </table:table-cell>
          <table:table-cell table:style-name="ce105" office:value-type="float" office:value="73" calcext:value-type="float">
            <text:p>73,00</text:p>
          </table:table-cell>
          <table:table-cell table:style-name="ce105" office:value-type="float" office:value="74.55" calcext:value-type="float">
            <text:p>74,55</text:p>
          </table:table-cell>
          <table:table-cell table:style-name="ce105" office:value-type="float" office:value="74.15" calcext:value-type="float">
            <text:p>74,15</text:p>
          </table:table-cell>
          <table:table-cell table:style-name="ce1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4.5" calcext:value-type="float">
            <text:p>74,50</text:p>
          </table:table-cell>
          <table:table-cell office:value-type="float" office:value="73.25" calcext:value-type="float">
            <text:p>73,25</text:p>
          </table:table-cell>
          <table:table-cell office:value-type="float" office:value="71.7" calcext:value-type="float">
            <text:p>71,70</text:p>
          </table:table-cell>
          <table:table-cell office:value-type="float" office:value="72.55" calcext:value-type="float">
            <text:p>72,55</text:p>
          </table:table-cell>
          <table:table-cell office:value-type="float" office:value="72.05" calcext:value-type="float">
            <text:p>72,05</text:p>
          </table:table-cell>
          <table:table-cell table:style-name="ce110" office:value-type="float" office:value="74" calcext:value-type="float">
            <text:p>74,00</text:p>
          </table:table-cell>
          <table:table-cell office:value-type="float" office:value="76.2" calcext:value-type="float">
            <text:p>76,20</text:p>
          </table:table-cell>
          <table:table-cell office:value-type="float" office:value="72.45" calcext:value-type="float">
            <text:p>72,45</text:p>
          </table:table-cell>
          <table:table-cell office:value-type="float" office:value="73.2" calcext:value-type="float">
            <text:p>73,20</text:p>
          </table:table-cell>
          <table:table-cell office:value-type="float" office:value="75.05" calcext:value-type="float">
            <text:p>75,05</text:p>
          </table:table-cell>
          <table:table-cell office:value-type="float" office:value="73.65" calcext:value-type="float">
            <text:p>73,6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4.35" calcext:value-type="float">
            <text:p>74,35</text:p>
          </table:table-cell>
          <table:table-cell office:value-type="float" office:value="73.2" calcext:value-type="float">
            <text:p>73,20</text:p>
          </table:table-cell>
          <table:table-cell office:value-type="float" office:value="71.95" calcext:value-type="float">
            <text:p>71,95</text:p>
          </table:table-cell>
          <table:table-cell office:value-type="float" office:value="72.55" calcext:value-type="float">
            <text:p>72,55</text:p>
          </table:table-cell>
          <table:table-cell office:value-type="float" office:value="71.75" calcext:value-type="float">
            <text:p>71,75</text:p>
          </table:table-cell>
          <table:table-cell table:style-name="ce110"/>
          <table:table-cell office:value-type="float" office:value="75.25" calcext:value-type="float">
            <text:p>75,25</text:p>
          </table:table-cell>
          <table:table-cell office:value-type="float" office:value="72.85" calcext:value-type="float">
            <text:p>72,85</text:p>
          </table:table-cell>
          <table:table-cell/>
          <table:table-cell office:value-type="float" office:value="74.35" calcext:value-type="float">
            <text:p>74,35</text:p>
          </table:table-cell>
          <table:table-cell office:value-type="float" office:value="74.2" calcext:value-type="float">
            <text:p>74,2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3.75" calcext:value-type="float">
            <text:p>73,75</text:p>
          </table:table-cell>
          <table:table-cell office:value-type="float" office:value="72.6" calcext:value-type="float">
            <text:p>72,60</text:p>
          </table:table-cell>
          <table:table-cell office:value-type="float" office:value="72.8" calcext:value-type="float">
            <text:p>72,80</text:p>
          </table:table-cell>
          <table:table-cell office:value-type="float" office:value="73.55" calcext:value-type="float">
            <text:p>73,55</text:p>
          </table:table-cell>
          <table:table-cell office:value-type="float" office:value="72.25" calcext:value-type="float">
            <text:p>72,25</text:p>
          </table:table-cell>
          <table:table-cell table:style-name="ce110"/>
          <table:table-cell office:value-type="float" office:value="73.75" calcext:value-type="float">
            <text:p>73,75</text:p>
          </table:table-cell>
          <table:table-cell office:value-type="float" office:value="73.2" calcext:value-type="float">
            <text:p>73,20</text:p>
          </table:table-cell>
          <table:table-cell/>
          <table:table-cell office:value-type="float" office:value="74.35" calcext:value-type="float">
            <text:p>74,35</text:p>
          </table:table-cell>
          <table:table-cell office:value-type="float" office:value="74.3" calcext:value-type="float">
            <text:p>74,3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3.75" calcext:value-type="float">
            <text:p>73,75</text:p>
          </table:table-cell>
          <table:table-cell office:value-type="float" office:value="72.05" calcext:value-type="float">
            <text:p>72,05</text:p>
          </table:table-cell>
          <table:table-cell office:value-type="float" office:value="72.1" calcext:value-type="float">
            <text:p>72,10</text:p>
          </table:table-cell>
          <table:table-cell office:value-type="float" office:value="72.95" calcext:value-type="float">
            <text:p>72,95</text:p>
          </table:table-cell>
          <table:table-cell office:value-type="float" office:value="71.9" calcext:value-type="float">
            <text:p>71,90</text:p>
          </table:table-cell>
          <table:table-cell table:style-name="ce110"/>
          <table:table-cell office:value-type="float" office:value="74.15" calcext:value-type="float">
            <text:p>74,15</text:p>
          </table:table-cell>
          <table:table-cell office:value-type="float" office:value="73.2" calcext:value-type="float">
            <text:p>73,20</text:p>
          </table:table-cell>
          <table:table-cell/>
          <table:table-cell office:value-type="float" office:value="74.35" calcext:value-type="float">
            <text:p>74,35</text:p>
          </table:table-cell>
          <table:table-cell office:value-type="float" office:value="73.5" calcext:value-type="float">
            <text:p>73,5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3.65" calcext:value-type="float">
            <text:p>73,65</text:p>
          </table:table-cell>
          <table:table-cell office:value-type="float" office:value="72.55" calcext:value-type="float">
            <text:p>72,55</text:p>
          </table:table-cell>
          <table:table-cell office:value-type="float" office:value="71.2" calcext:value-type="float">
            <text:p>71,20</text:p>
          </table:table-cell>
          <table:table-cell office:value-type="float" office:value="72.95" calcext:value-type="float">
            <text:p>72,95</text:p>
          </table:table-cell>
          <table:table-cell office:value-type="float" office:value="72.5" calcext:value-type="float">
            <text:p>72,50</text:p>
          </table:table-cell>
          <table:table-cell table:style-name="ce110"/>
          <table:table-cell office:value-type="float" office:value="75.1" calcext:value-type="float">
            <text:p>75,10</text:p>
          </table:table-cell>
          <table:table-cell office:value-type="float" office:value="73.2" calcext:value-type="float">
            <text:p>73,20</text:p>
          </table:table-cell>
          <table:table-cell/>
          <table:table-cell office:value-type="float" office:value="75.15" calcext:value-type="float">
            <text:p>75,15</text:p>
          </table:table-cell>
          <table:table-cell office:value-type="float" office:value="73.05" calcext:value-type="float">
            <text:p>73,0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3.25" calcext:value-type="float">
            <text:p>73,25</text:p>
          </table:table-cell>
          <table:table-cell office:value-type="float" office:value="72.2" calcext:value-type="float">
            <text:p>72,20</text:p>
          </table:table-cell>
          <table:table-cell office:value-type="float" office:value="71.65" calcext:value-type="float">
            <text:p>71,65</text:p>
          </table:table-cell>
          <table:table-cell office:value-type="float" office:value="72.95" calcext:value-type="float">
            <text:p>72,95</text:p>
          </table:table-cell>
          <table:table-cell office:value-type="float" office:value="71.55" calcext:value-type="float">
            <text:p>71,55</text:p>
          </table:table-cell>
          <table:table-cell table:style-name="ce110"/>
          <table:table-cell office:value-type="float" office:value="74.7" calcext:value-type="float">
            <text:p>74,70</text:p>
          </table:table-cell>
          <table:table-cell office:value-type="float" office:value="73.2" calcext:value-type="float">
            <text:p>73,20</text:p>
          </table:table-cell>
          <table:table-cell/>
          <table:table-cell office:value-type="float" office:value="74.65" calcext:value-type="float">
            <text:p>74,65</text:p>
          </table:table-cell>
          <table:table-cell office:value-type="float" office:value="72.7" calcext:value-type="float">
            <text:p>72,7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2.85" calcext:value-type="float">
            <text:p>72,85</text:p>
          </table:table-cell>
          <table:table-cell office:value-type="float" office:value="72.2" calcext:value-type="float">
            <text:p>72,20</text:p>
          </table:table-cell>
          <table:table-cell office:value-type="float" office:value="71.1" calcext:value-type="float">
            <text:p>71,10</text:p>
          </table:table-cell>
          <table:table-cell office:value-type="float" office:value="72.7" calcext:value-type="float">
            <text:p>72,70</text:p>
          </table:table-cell>
          <table:table-cell office:value-type="string" calcext:value-type="string">
            <text:p>72.05</text:p>
          </table:table-cell>
          <table:table-cell table:style-name="ce110"/>
          <table:table-cell office:value-type="float" office:value="74.2" calcext:value-type="float">
            <text:p>74,20</text:p>
          </table:table-cell>
          <table:table-cell office:value-type="float" office:value="73.7" calcext:value-type="float">
            <text:p>73,70</text:p>
          </table:table-cell>
          <table:table-cell/>
          <table:table-cell office:value-type="float" office:value="74.25" calcext:value-type="float">
            <text:p>74,25</text:p>
          </table:table-cell>
          <table:table-cell office:value-type="float" office:value="73.55" calcext:value-type="float">
            <text:p>73,55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3.4" calcext:value-type="float">
            <text:p>73,40</text:p>
          </table:table-cell>
          <table:table-cell office:value-type="float" office:value="72.35" calcext:value-type="float">
            <text:p>72,35</text:p>
          </table:table-cell>
          <table:table-cell office:value-type="float" office:value="71.45" calcext:value-type="float">
            <text:p>71,45</text:p>
          </table:table-cell>
          <table:table-cell office:value-type="float" office:value="72.35" calcext:value-type="float">
            <text:p>72,35</text:p>
          </table:table-cell>
          <table:table-cell/>
          <table:table-cell table:style-name="ce110"/>
          <table:table-cell office:value-type="float" office:value="74" calcext:value-type="float">
            <text:p>74,00</text:p>
          </table:table-cell>
          <table:table-cell office:value-type="float" office:value="73.5" calcext:value-type="float">
            <text:p>73,50</text:p>
          </table:table-cell>
          <table:table-cell/>
          <table:table-cell office:value-type="float" office:value="74.3" calcext:value-type="float">
            <text:p>74,30</text:p>
          </table:table-cell>
          <table:table-cell office:value-type="float" office:value="73.7" calcext:value-type="float">
            <text:p>73,70</text:p>
          </table:table-cell>
          <table:table-cell/>
        </table:table-row>
        <table:table-row table:style-name="ro3">
          <table:table-cell table:style-name="ce262" office:value-type="float" office:value="10" calcext:value-type="float">
            <text:p>10</text:p>
          </table:table-cell>
          <table:table-cell table:style-name="ce73" office:value-type="float" office:value="72.85" calcext:value-type="float">
            <text:p>72,85</text:p>
          </table:table-cell>
          <table:table-cell table:style-name="ce84" office:value-type="float" office:value="73.3" calcext:value-type="float">
            <text:p>73,30</text:p>
          </table:table-cell>
          <table:table-cell table:style-name="ce92" office:value-type="float" office:value="72.6" calcext:value-type="float">
            <text:p>72,60</text:p>
          </table:table-cell>
          <table:table-cell table:style-name="ce96" office:value-type="float" office:value="72.6" calcext:value-type="float">
            <text:p>72,60</text:p>
          </table:table-cell>
          <table:table-cell table:style-name="ce100"/>
          <table:table-cell table:style-name="ce110"/>
          <table:table-cell table:style-name="ce137" office:value-type="float" office:value="74.15" calcext:value-type="float">
            <text:p>74,15</text:p>
          </table:table-cell>
          <table:table-cell table:style-name="ce116"/>
          <table:table-cell table:style-name="ce107"/>
          <table:table-cell table:style-name="ce107" office:value-type="float" office:value="74.3" calcext:value-type="float">
            <text:p>74,30</text:p>
          </table:table-cell>
          <table:table-cell table:style-name="ce107" office:value-type="float" office:value="73.25" calcext:value-type="float">
            <text:p>73,25</text:p>
          </table:table-cell>
          <table:table-cell table:style-name="ce121"/>
        </table:table-row>
        <table:table-row table:style-name="ro3">
          <table:table-cell table:style-name="ce260" office:value-type="float" office:value="11" calcext:value-type="float">
            <text:p>11</text:p>
          </table:table-cell>
          <table:table-cell table:style-name="ce71" office:value-type="float" office:value="72.7" calcext:value-type="float">
            <text:p>72,70</text:p>
          </table:table-cell>
          <table:table-cell table:style-name="ce82" office:value-type="float" office:value="72.55" calcext:value-type="float">
            <text:p>72,55</text:p>
          </table:table-cell>
          <table:table-cell table:style-name="ce90" office:value-type="float" office:value="72.6" calcext:value-type="float">
            <text:p>72,60</text:p>
          </table:table-cell>
          <table:table-cell table:style-name="ce94" office:value-type="float" office:value="72.1" calcext:value-type="float">
            <text:p>72,10</text:p>
          </table:table-cell>
          <table:table-cell table:style-name="ce98"/>
          <table:table-cell table:style-name="ce105"/>
          <table:table-cell table:style-name="ce135" office:value-type="float" office:value="73.5" calcext:value-type="float">
            <text:p>73,50</text:p>
          </table:table-cell>
          <table:table-cell office:value-type="float" office:value="73.65" calcext:value-type="float">
            <text:p>73,65</text:p>
          </table:table-cell>
          <table:table-cell table:style-name="ce105"/>
          <table:table-cell table:style-name="ce105" office:value-type="float" office:value="73.85" calcext:value-type="float">
            <text:p>73,85</text:p>
          </table:table-cell>
          <table:table-cell table:style-name="ce105" office:value-type="float" office:value="73.65" calcext:value-type="float">
            <text:p>73,65</text:p>
          </table:table-cell>
          <table:table-cell table:style-name="ce1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3.55" calcext:value-type="float">
            <text:p>73,55</text:p>
          </table:table-cell>
          <table:table-cell office:value-type="float" office:value="72.1" calcext:value-type="float">
            <text:p>72,10</text:p>
          </table:table-cell>
          <table:table-cell office:value-type="float" office:value="72.95" calcext:value-type="float">
            <text:p>72,95</text:p>
          </table:table-cell>
          <table:table-cell office:value-type="float" office:value="73.65" calcext:value-type="float">
            <text:p>73,65</text:p>
          </table:table-cell>
          <table:table-cell table:number-columns-repeated="2"/>
          <table:table-cell office:value-type="float" office:value="73.45" calcext:value-type="float">
            <text:p>73,45</text:p>
          </table:table-cell>
          <table:table-cell table:number-columns-repeated="2"/>
          <table:table-cell office:value-type="float" office:value="74.1" calcext:value-type="float">
            <text:p>74,10</text:p>
          </table:table-cell>
          <table:table-cell office:value-type="float" office:value="73.75" calcext:value-type="float">
            <text:p>73,7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3.2" calcext:value-type="float">
            <text:p>73,20</text:p>
          </table:table-cell>
          <table:table-cell office:value-type="float" office:value="72.6" calcext:value-type="float">
            <text:p>72,60</text:p>
          </table:table-cell>
          <table:table-cell office:value-type="float" office:value="71.55" calcext:value-type="float">
            <text:p>71,55</text:p>
          </table:table-cell>
          <table:table-cell office:value-type="float" office:value="73.2" calcext:value-type="float">
            <text:p>73,20</text:p>
          </table:table-cell>
          <table:table-cell table:number-columns-repeated="2"/>
          <table:table-cell office:value-type="float" office:value="74.3" calcext:value-type="float">
            <text:p>74,30</text:p>
          </table:table-cell>
          <table:table-cell office:value-type="float" office:value="73.15" calcext:value-type="float">
            <text:p>73,15</text:p>
          </table:table-cell>
          <table:table-cell/>
          <table:table-cell office:value-type="float" office:value="74.35" calcext:value-type="float">
            <text:p>74,35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3.45" calcext:value-type="float">
            <text:p>73,45</text:p>
          </table:table-cell>
          <table:table-cell office:value-type="float" office:value="72.3" calcext:value-type="float">
            <text:p>72,30</text:p>
          </table:table-cell>
          <table:table-cell office:value-type="float" office:value="71.55" calcext:value-type="float">
            <text:p>71,55</text:p>
          </table:table-cell>
          <table:table-cell office:value-type="float" office:value="72.15" calcext:value-type="float">
            <text:p>72,15</text:p>
          </table:table-cell>
          <table:table-cell table:number-columns-repeated="2"/>
          <table:table-cell office:value-type="float" office:value="73.6" calcext:value-type="float">
            <text:p>73,60</text:p>
          </table:table-cell>
          <table:table-cell office:value-type="float" office:value="74" calcext:value-type="float">
            <text:p>74,00</text:p>
          </table:table-cell>
          <table:table-cell/>
          <table:table-cell table:style-name="ce117" office:value-type="float" office:value="74.35" calcext:value-type="float">
            <text:p>74,3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73.45" calcext:value-type="float">
            <text:p>73,45</text:p>
          </table:table-cell>
          <table:table-cell office:value-type="float" office:value="71.7" calcext:value-type="float">
            <text:p>71,70</text:p>
          </table:table-cell>
          <table:table-cell office:value-type="float" office:value="71.55" calcext:value-type="float">
            <text:p>71,55</text:p>
          </table:table-cell>
          <table:table-cell office:value-type="float" office:value="71.85" calcext:value-type="float">
            <text:p>71,85</text:p>
          </table:table-cell>
          <table:table-cell table:number-columns-repeated="2"/>
          <table:table-cell office:value-type="float" office:value="73.7" calcext:value-type="float">
            <text:p>73,70</text:p>
          </table:table-cell>
          <table:table-cell office:value-type="float" office:value="73.25" calcext:value-type="float">
            <text:p>73,25</text:p>
          </table:table-cell>
          <table:table-cell/>
          <table:table-cell office:value-type="float" office:value="73.95" calcext:value-type="float">
            <text:p>73,9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72.95" calcext:value-type="float">
            <text:p>72,95</text:p>
          </table:table-cell>
          <table:table-cell office:value-type="float" office:value="72.2" calcext:value-type="float">
            <text:p>72,20</text:p>
          </table:table-cell>
          <table:table-cell office:value-type="float" office:value="71.55" calcext:value-type="float">
            <text:p>71,55</text:p>
          </table:table-cell>
          <table:table-cell office:value-type="float" office:value="72.8" calcext:value-type="float">
            <text:p>72,80</text:p>
          </table:table-cell>
          <table:table-cell table:number-columns-repeated="2"/>
          <table:table-cell office:value-type="float" office:value="73.2" calcext:value-type="float">
            <text:p>73,20</text:p>
          </table:table-cell>
          <table:table-cell office:value-type="float" office:value="73.5" calcext:value-type="float">
            <text:p>73,50</text:p>
          </table:table-cell>
          <table:table-cell/>
          <table:table-cell office:value-type="float" office:value="74.05" calcext:value-type="float">
            <text:p>74,05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73.25" calcext:value-type="float">
            <text:p>73,25</text:p>
          </table:table-cell>
          <table:table-cell office:value-type="float" office:value="72.85" calcext:value-type="float">
            <text:p>72,85</text:p>
          </table:table-cell>
          <table:table-cell office:value-type="float" office:value="72.3" calcext:value-type="float">
            <text:p>72,30</text:p>
          </table:table-cell>
          <table:table-cell office:value-type="float" office:value="72.25" calcext:value-type="float">
            <text:p>72,25</text:p>
          </table:table-cell>
          <table:table-cell table:number-columns-repeated="2"/>
          <table:table-cell office:value-type="float" office:value="73.2" calcext:value-type="float">
            <text:p>73,20</text:p>
          </table:table-cell>
          <table:table-cell table:style-name="ce106" office:value-type="float" office:value="73.5" calcext:value-type="float">
            <text:p>73,50</text:p>
          </table:table-cell>
          <table:table-cell/>
          <table:table-cell office:value-type="float" office:value="74.8" calcext:value-type="float">
            <text:p>74,80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3.15" calcext:value-type="float">
            <text:p>73,15</text:p>
          </table:table-cell>
          <table:table-cell office:value-type="float" office:value="72.85" calcext:value-type="float">
            <text:p>72,85</text:p>
          </table:table-cell>
          <table:table-cell office:value-type="float" office:value="71.95" calcext:value-type="float">
            <text:p>71,95</text:p>
          </table:table-cell>
          <table:table-cell office:value-type="float" office:value="71.9" calcext:value-type="float">
            <text:p>71,90</text:p>
          </table:table-cell>
          <table:table-cell table:number-columns-repeated="2"/>
          <table:table-cell table:style-name="ce138" office:value-type="float" office:value="72.9" calcext:value-type="float">
            <text:p>72,90</text:p>
          </table:table-cell>
          <table:table-cell table:style-name="ce106" office:value-type="float" office:value="73.15" calcext:value-type="float">
            <text:p>73,15</text:p>
          </table:table-cell>
          <table:table-cell/>
          <table:table-cell office:value-type="float" office:value="74.1" calcext:value-type="float">
            <text:p>74,10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72.55" calcext:value-type="float">
            <text:p>72,55</text:p>
          </table:table-cell>
          <table:table-cell office:value-type="float" office:value="71.95" calcext:value-type="float">
            <text:p>71,95</text:p>
          </table:table-cell>
          <table:table-cell office:value-type="float" office:value="71.85" calcext:value-type="float">
            <text:p>71,85</text:p>
          </table:table-cell>
          <table:table-cell table:number-columns-repeated="2"/>
          <table:table-cell table:style-name="ce138" office:value-type="float" office:value="72.8" calcext:value-type="float">
            <text:p>72,80</text:p>
          </table:table-cell>
          <table:table-cell table:style-name="ce106" office:value-type="float" office:value="73.4" calcext:value-type="float">
            <text:p>73,40</text:p>
          </table:table-cell>
          <table:table-cell/>
          <table:table-cell table:style-name="ce117" office:value-type="float" office:value="73.55" calcext:value-type="float">
            <text:p>73,55</text:p>
          </table:table-cell>
          <table:table-cell table:number-columns-repeated="2"/>
        </table:table-row>
        <table:table-row table:style-name="ro3">
          <table:table-cell table:style-name="ce262" office:value-type="float" office:value="20" calcext:value-type="float">
            <text:p>20</text:p>
          </table:table-cell>
          <table:table-cell table:style-name="ce73" office:value-type="float" office:value="72.85" calcext:value-type="float">
            <text:p>72,85</text:p>
          </table:table-cell>
          <table:table-cell table:style-name="ce84" office:value-type="float" office:value="72.75" calcext:value-type="float">
            <text:p>72,75</text:p>
          </table:table-cell>
          <table:table-cell table:style-name="ce92" office:value-type="float" office:value="71.5" calcext:value-type="float">
            <text:p>71,50</text:p>
          </table:table-cell>
          <table:table-cell table:style-name="ce96" office:value-type="float" office:value="71.45" calcext:value-type="float">
            <text:p>71,45</text:p>
          </table:table-cell>
          <table:table-cell table:style-name="ce100"/>
          <table:table-cell table:style-name="ce107"/>
          <table:table-cell table:style-name="ce139" office:value-type="float" office:value="72.8" calcext:value-type="float">
            <text:p>72,80</text:p>
          </table:table-cell>
          <table:table-cell table:style-name="ce107" office:value-type="float" office:value="73.35" calcext:value-type="float">
            <text:p>73,35</text:p>
          </table:table-cell>
          <table:table-cell table:style-name="ce107"/>
          <table:table-cell table:style-name="ce107" office:value-type="float" office:value="73.1" calcext:value-type="float">
            <text:p>73,10</text:p>
          </table:table-cell>
          <table:table-cell table:style-name="ce107"/>
          <table:table-cell table:style-name="ce121"/>
        </table:table-row>
        <table:table-row table:style-name="ro3">
          <table:table-cell table:style-name="ce260" office:value-type="float" office:value="21" calcext:value-type="float">
            <text:p>21</text:p>
          </table:table-cell>
          <table:table-cell table:style-name="ce71" office:value-type="float" office:value="73.65" calcext:value-type="float">
            <text:p>73,65</text:p>
          </table:table-cell>
          <table:table-cell table:style-name="ce82" office:value-type="float" office:value="72.3" calcext:value-type="float">
            <text:p>72,30</text:p>
          </table:table-cell>
          <table:table-cell table:style-name="ce90" office:value-type="float" office:value="70.75" calcext:value-type="float">
            <text:p>70,75</text:p>
          </table:table-cell>
          <table:table-cell office:value-type="float" office:value="71.75" calcext:value-type="float">
            <text:p>71,75</text:p>
          </table:table-cell>
          <table:table-cell table:style-name="ce101"/>
          <table:table-cell table:style-name="ce105"/>
          <table:table-cell table:style-name="ce138" office:value-type="float" office:value="73.35" calcext:value-type="float">
            <text:p>73,35</text:p>
          </table:table-cell>
          <table:table-cell table:style-name="ce105" office:value-type="float" office:value="73.35" calcext:value-type="float">
            <text:p>73,35</text:p>
          </table:table-cell>
          <table:table-cell table:style-name="ce105"/>
          <table:table-cell table:style-name="ce117" office:value-type="float" office:value="74.3" calcext:value-type="float">
            <text:p>74,30</text:p>
          </table:table-cell>
          <table:table-cell table:style-name="ce105"/>
          <table:table-cell table:style-name="ce1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3.1" calcext:value-type="float">
            <text:p>73,10</text:p>
          </table:table-cell>
          <table:table-cell office:value-type="float" office:value="72.35" calcext:value-type="float">
            <text:p>72,35</text:p>
          </table:table-cell>
          <table:table-cell office:value-type="float" office:value="71.55" calcext:value-type="float">
            <text:p>71,55</text:p>
          </table:table-cell>
          <table:table-cell office:value-type="float" office:value="72.15" calcext:value-type="float">
            <text:p>72,15</text:p>
          </table:table-cell>
          <table:table-cell table:number-columns-repeated="2"/>
          <table:table-cell table:style-name="ce138" office:value-type="float" office:value="73.05" calcext:value-type="float">
            <text:p>73,05</text:p>
          </table:table-cell>
          <table:table-cell table:style-name="ce106" office:value-type="float" office:value="72.9" calcext:value-type="float">
            <text:p>72,90</text:p>
          </table:table-cell>
          <table:table-cell/>
          <table:table-cell office:value-type="float" office:value="73.2" calcext:value-type="float">
            <text:p>73,20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2.8" calcext:value-type="float">
            <text:p>72,80</text:p>
          </table:table-cell>
          <table:table-cell office:value-type="float" office:value="72.9" calcext:value-type="float">
            <text:p>72,90</text:p>
          </table:table-cell>
          <table:table-cell office:value-type="float" office:value="71.55" calcext:value-type="float">
            <text:p>71,55</text:p>
          </table:table-cell>
          <table:table-cell office:value-type="float" office:value="72.15" calcext:value-type="float">
            <text:p>72,15</text:p>
          </table:table-cell>
          <table:table-cell table:number-columns-repeated="2"/>
          <table:table-cell table:style-name="ce138" office:value-type="float" office:value="73.45" calcext:value-type="float">
            <text:p>73,45</text:p>
          </table:table-cell>
          <table:table-cell table:style-name="ce106" office:value-type="float" office:value="72.3" calcext:value-type="float">
            <text:p>72,30</text:p>
          </table:table-cell>
          <table:table-cell/>
          <table:table-cell office:value-type="float" office:value="74.45" calcext:value-type="float">
            <text:p>74,45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72.3" calcext:value-type="float">
            <text:p>72,30</text:p>
          </table:table-cell>
          <table:table-cell office:value-type="float" office:value="71.2" calcext:value-type="float">
            <text:p>71,20</text:p>
          </table:table-cell>
          <table:table-cell office:value-type="float" office:value="71.3" calcext:value-type="float">
            <text:p>71,30</text:p>
          </table:table-cell>
          <table:table-cell table:style-name="ce102"/>
          <table:table-cell/>
          <table:table-cell table:style-name="ce138" office:value-type="float" office:value="72.75" calcext:value-type="float">
            <text:p>72,75</text:p>
          </table:table-cell>
          <table:table-cell table:style-name="ce106" office:value-type="float" office:value="72.9" calcext:value-type="float">
            <text:p>72,90</text:p>
          </table:table-cell>
          <table:table-cell/>
          <table:table-cell office:value-type="float" office:value="74.05" calcext:value-type="float">
            <text:p>74,05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,00</text:p>
          </table:table-cell>
          <table:table-cell office:value-type="float" office:value="72.85" calcext:value-type="float">
            <text:p>72,85</text:p>
          </table:table-cell>
          <table:table-cell office:value-type="float" office:value="72.25" calcext:value-type="float">
            <text:p>72,25</text:p>
          </table:table-cell>
          <table:table-cell office:value-type="float" office:value="72.1" calcext:value-type="float">
            <text:p>72,10</text:p>
          </table:table-cell>
          <table:table-cell table:style-name="ce102"/>
          <table:table-cell/>
          <table:table-cell table:style-name="ce138" office:value-type="float" office:value="72.3" calcext:value-type="float">
            <text:p>72,30</text:p>
          </table:table-cell>
          <table:table-cell table:style-name="ce106" office:value-type="float" office:value="73.2" calcext:value-type="float">
            <text:p>73,20</text:p>
          </table:table-cell>
          <table:table-cell/>
          <table:table-cell office:value-type="float" office:value="75.05" calcext:value-type="float">
            <text:p>75,0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,00</text:p>
          </table:table-cell>
          <table:table-cell office:value-type="float" office:value="72.85" calcext:value-type="float">
            <text:p>72,85</text:p>
          </table:table-cell>
          <table:table-cell office:value-type="float" office:value="71.75" calcext:value-type="float">
            <text:p>71,75</text:p>
          </table:table-cell>
          <table:table-cell office:value-type="float" office:value="72.45" calcext:value-type="float">
            <text:p>72,45</text:p>
          </table:table-cell>
          <table:table-cell table:style-name="ce102"/>
          <table:table-cell/>
          <table:table-cell table:style-name="ce138" office:value-type="float" office:value="72.6" calcext:value-type="float">
            <text:p>72,60</text:p>
          </table:table-cell>
          <table:table-cell table:style-name="ce106" office:value-type="float" office:value="74.25" calcext:value-type="float">
            <text:p>74,25</text:p>
          </table:table-cell>
          <table:table-cell office:value-type="float" office:value="75.6" calcext:value-type="float">
            <text:p>75,60</text:p>
          </table:table-cell>
          <table:table-cell office:value-type="float" office:value="74.45" calcext:value-type="float">
            <text:p>74,45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2.95" calcext:value-type="float">
            <text:p>72,95</text:p>
          </table:table-cell>
          <table:table-cell table:number-columns-repeated="2" office:value-type="float" office:value="72.25" calcext:value-type="float">
            <text:p>72,25</text:p>
          </table:table-cell>
          <table:table-cell office:value-type="float" office:value="72.45" calcext:value-type="float">
            <text:p>72,45</text:p>
          </table:table-cell>
          <table:table-cell table:style-name="ce102"/>
          <table:table-cell/>
          <table:table-cell table:style-name="ce138" office:value-type="float" office:value="72.05" calcext:value-type="float">
            <text:p>72,05</text:p>
          </table:table-cell>
          <table:table-cell table:style-name="ce106" office:value-type="float" office:value="72.95" calcext:value-type="float">
            <text:p>72,95</text:p>
          </table:table-cell>
          <table:table-cell office:value-type="float" office:value="75.9" calcext:value-type="float">
            <text:p>75,9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3.2" calcext:value-type="float">
            <text:p>73,20</text:p>
          </table:table-cell>
          <table:table-cell office:value-type="float" office:value="72.35" calcext:value-type="float">
            <text:p>72,35</text:p>
          </table:table-cell>
          <table:table-cell office:value-type="float" office:value="72.25" calcext:value-type="float">
            <text:p>72,25</text:p>
          </table:table-cell>
          <table:table-cell office:value-type="float" office:value="72" calcext:value-type="float">
            <text:p>72,00</text:p>
          </table:table-cell>
          <table:table-cell table:style-name="ce102"/>
          <table:table-cell/>
          <table:table-cell table:style-name="ce138" office:value-type="float" office:value="71.6" calcext:value-type="float">
            <text:p>71,60</text:p>
          </table:table-cell>
          <table:table-cell table:style-name="ce106" office:value-type="float" office:value="72.95" calcext:value-type="float">
            <text:p>72,95</text:p>
          </table:table-cell>
          <table:table-cell office:value-type="float" office:value="75.2" calcext:value-type="float">
            <text:p>75,20</text:p>
          </table:table-cell>
          <table:table-cell office:value-type="float" office:value="73.35" calcext:value-type="float">
            <text:p>73,35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2.6" calcext:value-type="float">
            <text:p>72,60</text:p>
          </table:table-cell>
          <table:table-cell office:value-type="float" office:value="71.85" calcext:value-type="float">
            <text:p>71,85</text:p>
          </table:table-cell>
          <table:table-cell office:value-type="float" office:value="72.65" calcext:value-type="float">
            <text:p>72,65</text:p>
          </table:table-cell>
          <table:table-cell office:value-type="float" office:value="71.75" calcext:value-type="float">
            <text:p>71,75</text:p>
          </table:table-cell>
          <table:table-cell table:style-name="ce102"/>
          <table:table-cell/>
          <table:table-cell table:style-name="ce138" office:value-type="float" office:value="71.7" calcext:value-type="float">
            <text:p>71,70</text:p>
          </table:table-cell>
          <table:table-cell table:style-name="ce106" office:value-type="float" office:value="72.95" calcext:value-type="float">
            <text:p>72,95</text:p>
          </table:table-cell>
          <table:table-cell office:value-type="float" office:value="74.65" calcext:value-type="float">
            <text:p>74,65</text:p>
          </table:table-cell>
          <table:table-cell office:value-type="float" office:value="73.45" calcext:value-type="float">
            <text:p>73,45</text:p>
          </table:table-cell>
          <table:table-cell table:number-columns-repeated="2"/>
        </table:table-row>
        <table:table-row table:style-name="ro3">
          <table:table-cell table:style-name="ce262" office:value-type="float" office:value="30" calcext:value-type="float">
            <text:p>30</text:p>
          </table:table-cell>
          <table:table-cell office:value-type="float" office:value="72.6" calcext:value-type="float">
            <text:p>72,60</text:p>
          </table:table-cell>
          <table:table-cell table:style-name="ce107"/>
          <table:table-cell table:style-name="ce92" office:value-type="float" office:value="72.7" calcext:value-type="float">
            <text:p>72,70</text:p>
          </table:table-cell>
          <table:table-cell table:style-name="ce96" office:value-type="float" office:value="71.35" calcext:value-type="float">
            <text:p>71,35</text:p>
          </table:table-cell>
          <table:table-cell table:style-name="ce102"/>
          <table:table-cell/>
          <table:table-cell table:style-name="ce140" office:value-type="float" office:value="72.55" calcext:value-type="float">
            <text:p>72,55</text:p>
          </table:table-cell>
          <table:table-cell table:style-name="ce107" office:value-type="float" office:value="73.2" calcext:value-type="float">
            <text:p>73,20</text:p>
          </table:table-cell>
          <table:table-cell table:style-name="ce107" office:value-type="float" office:value="74.55" calcext:value-type="float">
            <text:p>74,55</text:p>
          </table:table-cell>
          <table:table-cell table:style-name="ce107" office:value-type="float" office:value="73.35" calcext:value-type="float">
            <text:p>73,35</text:p>
          </table:table-cell>
          <table:table-cell table:style-name="ce107"/>
          <table:table-cell table:style-name="ce121"/>
        </table:table-row>
        <table:table-row table:style-name="ro3">
          <table:table-cell table:style-name="ce266" office:value-type="float" office:value="31" calcext:value-type="float">
            <text:p>31</text:p>
          </table:table-cell>
          <table:table-cell table:style-name="ce74" office:value-type="float" office:value="72.25" calcext:value-type="float">
            <text:p>72,25</text:p>
          </table:table-cell>
          <table:table-cell table:style-name="ce108"/>
          <table:table-cell table:style-name="ce93" office:value-type="float" office:value="72.6" calcext:value-type="float">
            <text:p>72,60</text:p>
          </table:table-cell>
          <table:table-cell table:style-name="ce97" office:value-type="float" office:value="71.3" calcext:value-type="float">
            <text:p>71,30</text:p>
          </table:table-cell>
          <table:table-cell table:style-name="ce103"/>
          <table:table-cell table:style-name="ce108"/>
          <table:table-cell table:style-name="ce108" office:value-type="float" office:value="73.75" calcext:value-type="float">
            <text:p>73,75</text:p>
          </table:table-cell>
          <table:table-cell table:style-name="ce108" office:value-type="float" office:value="73.2" calcext:value-type="float">
            <text:p>73,20</text:p>
          </table:table-cell>
          <table:table-cell table:style-name="ce108"/>
          <table:table-cell table:style-name="ce108" office:value-type="float" office:value="74.1" calcext:value-type="float">
            <text:p>74,10</text:p>
          </table:table-cell>
          <table:table-cell table:style-name="ce108"/>
          <table:table-cell table:style-name="ce122"/>
        </table:table-row>
        <table:table-row table:style-name="ro1">
          <table:table-cell table:style-name="ce259" table:number-columns-repeated="13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293" table:formula="of:=MAX([.B2:.B32])" office:value-type="float" office:value="74.95" calcext:value-type="float">
            <text:p>75,0</text:p>
          </table:table-cell>
          <table:table-cell table:style-name="ce293" table:formula="of:=MAX([.C2:.C32])" office:value-type="float" office:value="73.3" calcext:value-type="float">
            <text:p>73,3</text:p>
          </table:table-cell>
          <table:table-cell table:style-name="ce293" table:formula="of:=MAX([.D2:.D32])" office:value-type="float" office:value="72.95" calcext:value-type="float">
            <text:p>73,0</text:p>
          </table:table-cell>
          <table:table-cell table:style-name="ce293" table:formula="of:=MAX([.E2:.E32])" office:value-type="float" office:value="73.65" calcext:value-type="float">
            <text:p>73,7</text:p>
          </table:table-cell>
          <table:table-cell table:style-name="ce293" table:formula="of:=MAX([.F2:.F32])" office:value-type="float" office:value="72.5" calcext:value-type="float">
            <text:p>72,5</text:p>
          </table:table-cell>
          <table:table-cell table:style-name="ce293" table:formula="of:=MAX([.G2:.G32])" office:value-type="float" office:value="74" calcext:value-type="float">
            <text:p>74,0</text:p>
          </table:table-cell>
          <table:table-cell table:style-name="ce293" table:formula="of:=MAX([.H2:.H32])" office:value-type="float" office:value="76.2" calcext:value-type="float">
            <text:p>76,2</text:p>
          </table:table-cell>
          <table:table-cell table:style-name="ce293" table:formula="of:=MAX([.I2:.I32])" office:value-type="float" office:value="74.25" calcext:value-type="float">
            <text:p>74,3</text:p>
          </table:table-cell>
          <table:table-cell table:style-name="ce293" table:formula="of:=MAX([.J2:.J32])" office:value-type="float" office:value="75.9" calcext:value-type="float">
            <text:p>75,9</text:p>
          </table:table-cell>
          <table:table-cell table:style-name="ce293" table:formula="of:=MAX([.K2:.K32])" office:value-type="float" office:value="75.15" calcext:value-type="float">
            <text:p>75,2</text:p>
          </table:table-cell>
          <table:table-cell table:style-name="ce293" table:formula="of:=MAX([.L2:.L32])" office:value-type="float" office:value="74.3" calcext:value-type="float">
            <text:p>74,3</text:p>
          </table:table-cell>
          <table:table-cell table:style-name="ce349" table:formula="of:=MAX([.M2:.M32])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rednia '23</text:p>
          </table:table-cell>
          <table:table-cell table:style-name="ce153" table:formula="of:=AVERAGE([.B2:.B32])" office:value-type="float" office:value="73.1887096774194" calcext:value-type="float">
            <text:p>73,19</text:p>
          </table:table-cell>
          <table:table-cell table:style-name="ce153" table:formula="of:=AVERAGE([.C2:.C32])" office:value-type="float" office:value="72.498275862069" calcext:value-type="float">
            <text:p>72,50</text:p>
          </table:table-cell>
          <table:table-cell table:style-name="ce153" table:formula="of:=AVERAGE([.D2:.D32])" office:value-type="float" office:value="71.9145161290323" calcext:value-type="float">
            <text:p>71,91</text:p>
          </table:table-cell>
          <table:table-cell table:style-name="ce153" table:formula="of:=AVERAGE([.E2:.E32])" office:value-type="float" office:value="72.3338709677419" calcext:value-type="float">
            <text:p>72,33</text:p>
          </table:table-cell>
          <table:table-cell table:style-name="ce153" table:formula="of:=AVERAGE([.F2:.F32])" office:value-type="float" office:value="71.9" calcext:value-type="float">
            <text:p>71,90</text:p>
          </table:table-cell>
          <table:table-cell table:style-name="ce153" table:formula="of:=AVERAGE([.G2:.G32])" office:value-type="float" office:value="74" calcext:value-type="float">
            <text:p>74,00</text:p>
          </table:table-cell>
          <table:table-cell table:style-name="ce153" table:formula="of:=AVERAGE([.H2:.H32])" office:value-type="float" office:value="73.508064516129" calcext:value-type="float">
            <text:p>73,51</text:p>
          </table:table-cell>
          <table:table-cell table:style-name="ce153" table:formula="of:=AVERAGE([.I2:.I32])" office:value-type="float" office:value="73.2120689655172" calcext:value-type="float">
            <text:p>73,21</text:p>
          </table:table-cell>
          <table:table-cell table:style-name="ce153" table:formula="of:=AVERAGE([.J2:.J32])" office:value-type="float" office:value="74.5857142857143" calcext:value-type="float">
            <text:p>74,59</text:p>
          </table:table-cell>
          <table:table-cell table:style-name="ce153" table:formula="of:=AVERAGE([.K2:.K32])" office:value-type="float" office:value="74.175" calcext:value-type="float">
            <text:p>74,18</text:p>
          </table:table-cell>
          <table:table-cell table:style-name="ce153" table:formula="of:=AVERAGE([.L2:.L32])" office:value-type="float" office:value="73.6208333333333" calcext:value-type="float">
            <text:p>73,62</text:p>
          </table:table-cell>
          <table:table-cell table:style-name="ce153" table:formula="of:=AVERAGE([.M2:.M32])" office:value-type="string" office:string-value="" calcext:value-type="error">
            <text:p>#DIV/0!</text:p>
          </table:table-cell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295" table:formula="of:=MIN([.B2:.B32])" office:value-type="float" office:value="72" calcext:value-type="float">
            <text:p>72,0</text:p>
          </table:table-cell>
          <table:table-cell table:style-name="ce295" table:formula="of:=MIN([.C2:.C32])" office:value-type="float" office:value="71.7" calcext:value-type="float">
            <text:p>71,7</text:p>
          </table:table-cell>
          <table:table-cell table:style-name="ce295" table:formula="of:=MIN([.D2:.D32])" office:value-type="float" office:value="70.75" calcext:value-type="float">
            <text:p>70,8</text:p>
          </table:table-cell>
          <table:table-cell table:style-name="ce295" table:formula="of:=MIN([.E2:.E32])" office:value-type="float" office:value="71.3" calcext:value-type="float">
            <text:p>71,3</text:p>
          </table:table-cell>
          <table:table-cell table:style-name="ce295" table:formula="of:=MIN([.F2:.F32])" office:value-type="float" office:value="71.3" calcext:value-type="float">
            <text:p>71,3</text:p>
          </table:table-cell>
          <table:table-cell table:style-name="ce295" table:formula="of:=MIN([.G2:.G32])" office:value-type="float" office:value="74" calcext:value-type="float">
            <text:p>74,0</text:p>
          </table:table-cell>
          <table:table-cell table:style-name="ce295" table:formula="of:=MIN([.H2:.H32])" office:value-type="float" office:value="71.6" calcext:value-type="float">
            <text:p>71,6</text:p>
          </table:table-cell>
          <table:table-cell table:style-name="ce295" table:formula="of:=MIN([.I2:.I32])" office:value-type="float" office:value="72.3" calcext:value-type="float">
            <text:p>72,3</text:p>
          </table:table-cell>
          <table:table-cell table:style-name="ce295" table:formula="of:=MIN([.J2:.J32])" office:value-type="float" office:value="73" calcext:value-type="float">
            <text:p>73,0</text:p>
          </table:table-cell>
          <table:table-cell table:style-name="ce295" table:formula="of:=MIN([.K2:.K32])" office:value-type="float" office:value="73.1" calcext:value-type="float">
            <text:p>73,1</text:p>
          </table:table-cell>
          <table:table-cell table:style-name="ce295" table:formula="of:=MIN([.L2:.L32])" office:value-type="float" office:value="72.7" calcext:value-type="float">
            <text:p>72,7</text:p>
          </table:table-cell>
          <table:table-cell table:style-name="ce350" table:formula="of:=MIN([.M2:.M32])" office:value-type="float" office:value="0" calcext:value-type="float">
            <text:p>0,0</text:p>
          </table:table-cell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295" table:formula="of:=COM.MICROSOFT.STDEV.P([.B2:.B32])" office:value-type="float" office:value="0.638131051033756" calcext:value-type="float">
            <text:p>0,6</text:p>
          </table:table-cell>
          <table:table-cell table:style-name="ce295" table:formula="of:=COM.MICROSOFT.STDEV.P([.C2:.C32])" office:value-type="float" office:value="0.390287859861527" calcext:value-type="float">
            <text:p>0,4</text:p>
          </table:table-cell>
          <table:table-cell table:style-name="ce295" table:formula="of:=COM.MICROSOFT.STDEV.P([.D2:.D32])" office:value-type="float" office:value="0.548339656392014" calcext:value-type="float">
            <text:p>0,5</text:p>
          </table:table-cell>
          <table:table-cell table:style-name="ce295" table:formula="of:=COM.MICROSOFT.STDEV.P([.E2:.E32])" office:value-type="float" office:value="0.623127788992911" calcext:value-type="float">
            <text:p>0,6</text:p>
          </table:table-cell>
          <table:table-cell table:style-name="ce295" table:formula="of:=COM.MICROSOFT.STDEV.P([.F2:.F32])" office:value-type="float" office:value="0.379849594294525" calcext:value-type="float">
            <text:p>0,4</text:p>
          </table:table-cell>
          <table:table-cell table:style-name="ce295" table:formula="of:=COM.MICROSOFT.STDEV.P([.G2:.G32])" office:value-type="float" office:value="0" calcext:value-type="float">
            <text:p>0,0</text:p>
          </table:table-cell>
          <table:table-cell table:style-name="ce295" table:formula="of:=COM.MICROSOFT.STDEV.P([.H2:.H32])" office:value-type="float" office:value="1.02375784483926" calcext:value-type="float">
            <text:p>1,0</text:p>
          </table:table-cell>
          <table:table-cell table:style-name="ce295" table:formula="of:=COM.MICROSOFT.STDEV.P([.I2:.I32])" office:value-type="float" office:value="0.399062516149389" calcext:value-type="float">
            <text:p>0,4</text:p>
          </table:table-cell>
          <table:table-cell table:style-name="ce295" table:formula="of:=COM.MICROSOFT.STDEV.P([.J2:.J32])" office:value-type="float" office:value="1.04016286008981" calcext:value-type="float">
            <text:p>1,0</text:p>
          </table:table-cell>
          <table:table-cell table:style-name="ce295" table:formula="of:=COM.MICROSOFT.STDEV.P([.K2:.K32])" office:value-type="float" office:value="0.522294616731464" calcext:value-type="float">
            <text:p>0,5</text:p>
          </table:table-cell>
          <table:table-cell table:style-name="ce295" table:formula="of:=COM.MICROSOFT.STDEV.P([.L2:.L32])" office:value-type="float" office:value="0.450212141353632" calcext:value-type="float">
            <text:p>0,5</text:p>
          </table:table-cell>
          <table:table-cell table:style-name="ce351" table:formula="of:=COM.MICROSOFT.STDEV.P([.M2:.M32])" office:value-type="string" office:string-value="" calcext:value-type="error">
            <text:p>#DIV/0!</text:p>
          </table:table-cell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295" table:formula="of:=[.B34]-[.B36]" office:value-type="float" office:value="2.95" calcext:value-type="float">
            <text:p>3,0</text:p>
          </table:table-cell>
          <table:table-cell table:style-name="ce295" table:formula="of:=[.C34]-[.C36]" office:value-type="float" office:value="1.59999999999999" calcext:value-type="float">
            <text:p>1,6</text:p>
          </table:table-cell>
          <table:table-cell table:style-name="ce295" table:formula="of:=[.D34]-[.D36]" office:value-type="float" office:value="2.2" calcext:value-type="float">
            <text:p>2,2</text:p>
          </table:table-cell>
          <table:table-cell table:style-name="ce295" table:formula="of:=[.E34]-[.E36]" office:value-type="float" office:value="2.35000000000001" calcext:value-type="float">
            <text:p>2,4</text:p>
          </table:table-cell>
          <table:table-cell table:style-name="ce295" table:formula="of:=[.F34]-[.F36]" office:value-type="float" office:value="1.2" calcext:value-type="float">
            <text:p>1,2</text:p>
          </table:table-cell>
          <table:table-cell table:style-name="ce295" table:formula="of:=[.G34]-[.G36]" office:value-type="float" office:value="0" calcext:value-type="float">
            <text:p>0,0</text:p>
          </table:table-cell>
          <table:table-cell table:style-name="ce295" table:formula="of:=[.H34]-[.H36]" office:value-type="float" office:value="4.60000000000001" calcext:value-type="float">
            <text:p>4,6</text:p>
          </table:table-cell>
          <table:table-cell table:style-name="ce295" table:formula="of:=[.I34]-[.I36]" office:value-type="float" office:value="1.95" calcext:value-type="float">
            <text:p>2,0</text:p>
          </table:table-cell>
          <table:table-cell table:style-name="ce295" table:formula="of:=[.J34]-[.J36]" office:value-type="float" office:value="2.90000000000001" calcext:value-type="float">
            <text:p>2,9</text:p>
          </table:table-cell>
          <table:table-cell table:style-name="ce295" table:formula="of:=[.K34]-[.K36]" office:value-type="float" office:value="2.05000000000001" calcext:value-type="float">
            <text:p>2,1</text:p>
          </table:table-cell>
          <table:table-cell table:style-name="ce295" table:formula="of:=[.L34]-[.L36]" office:value-type="float" office:value="1.59999999999999" calcext:value-type="float">
            <text:p>1,6</text:p>
          </table:table-cell>
          <table:table-cell table:style-name="ce350" table:formula="of:=[.M34]-[.M36]" office:value-type="float" office:value="0" calcext:value-type="float">
            <text:p>0,0</text:p>
          </table:table-cell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72.4" office:value-type="float" office:value="0.788709677419348" calcext:value-type="float">
            <text:p>0,8</text:p>
          </table:table-cell>
          <table:table-cell table:style-name="ce295" table:formula="of:=[.C35]-[.B35]" office:value-type="float" office:value="-0.690433815350431" calcext:value-type="float">
            <text:p>-0,7</text:p>
          </table:table-cell>
          <table:table-cell table:style-name="ce295" table:formula="of:=[.D35]-[.C35]" office:value-type="float" office:value="-0.583759733036715" calcext:value-type="float">
            <text:p>-0,6</text:p>
          </table:table-cell>
          <table:table-cell table:style-name="ce295" table:formula="of:=[.E35]-[.D35]" office:value-type="float" office:value="0.41935483870968" calcext:value-type="float">
            <text:p>0,4</text:p>
          </table:table-cell>
          <table:table-cell table:style-name="ce295" table:formula="of:=[.F35]-[.E35]" office:value-type="float" office:value="-0.433870967741896" calcext:value-type="float">
            <text:p>-0,4</text:p>
          </table:table-cell>
          <table:table-cell table:style-name="ce295" table:formula="of:=[.G35]-[.F35]" office:value-type="float" office:value="2.09999999999999" calcext:value-type="float">
            <text:p>2,1</text:p>
          </table:table-cell>
          <table:table-cell table:style-name="ce295" table:formula="of:=[.H35]-[.G35]" office:value-type="float" office:value="-0.491935483870961" calcext:value-type="float">
            <text:p>-0,5</text:p>
          </table:table-cell>
          <table:table-cell table:style-name="ce295" table:formula="of:=[.I35]-[.H35]" office:value-type="float" office:value="-0.295995550611792" calcext:value-type="float">
            <text:p>-0,3</text:p>
          </table:table-cell>
          <table:table-cell table:style-name="ce295" table:formula="of:=[.J35]-[.I35]" office:value-type="float" office:value="1.37364532019708" calcext:value-type="float">
            <text:p>1,4</text:p>
          </table:table-cell>
          <table:table-cell table:style-name="ce295" table:formula="of:=[.K35]-[.J35]" office:value-type="float" office:value="-0.410714285714292" calcext:value-type="float">
            <text:p>-0,4</text:p>
          </table:table-cell>
          <table:table-cell table:style-name="ce295" table:formula="of:=[.L35]-[.K35]" office:value-type="float" office:value="-0.55416666666666" calcext:value-type="float">
            <text:p>-0,6</text:p>
          </table:table-cell>
          <table:table-cell table:style-name="ce350" table:formula="of:=[.M35]-[.L35]" office:value-type="string" office:string-value="" calcext:value-type="error">
            <text:p>#DIV/0!</text:p>
          </table:table-cell>
        </table:table-row>
        <table:table-row table:style-name="ro1">
          <table:table-cell table:style-name="ce262" office:value-type="string" calcext:value-type="string">
            <text:p>BMI'23</text:p>
          </table:table-cell>
          <table:table-cell table:style-name="ce297" table:formula="of:=[.B35]/(1.69*1.69)" office:value-type="float" office:value="25.6254016587022" calcext:value-type="float">
            <text:p>25,6</text:p>
          </table:table-cell>
          <table:table-cell table:style-name="ce297" table:formula="of:=[.C35]/(1.69*1.69)" office:value-type="float" office:value="25.3836615882038" calcext:value-type="float">
            <text:p>25,4</text:p>
          </table:table-cell>
          <table:table-cell table:style-name="ce297" table:formula="of:=[.D35]/(1.69*1.69)" office:value-type="float" office:value="25.1792710791052" calcext:value-type="float">
            <text:p>25,2</text:p>
          </table:table-cell>
          <table:table-cell table:style-name="ce297" table:formula="of:=[.E35]/(1.69*1.69)" office:value-type="float" office:value="25.3260988647953" calcext:value-type="float">
            <text:p>25,3</text:p>
          </table:table-cell>
          <table:table-cell table:style-name="ce297" table:formula="of:=[.F35]/(1.69*1.69)" office:value-type="float" office:value="25.1741885788313" calcext:value-type="float">
            <text:p>25,2</text:p>
          </table:table-cell>
          <table:table-cell table:style-name="ce297" table:formula="of:=[.G35]/(1.69*1.69)" office:value-type="float" office:value="25.9094569517874" calcext:value-type="float">
            <text:p>25,9</text:p>
          </table:table-cell>
          <table:table-cell table:style-name="ce297" table:formula="of:=[.H35]/(1.69*1.69)" office:value-type="float" office:value="25.7372166647278" calcext:value-type="float">
            <text:p>25,7</text:p>
          </table:table-cell>
          <table:table-cell table:style-name="ce297" table:formula="of:=[.I35]/(1.69*1.69)" office:value-type="float" office:value="25.6335803947751" calcext:value-type="float">
            <text:p>25,6</text:p>
          </table:table-cell>
          <table:table-cell table:style-name="ce297" table:formula="of:=[.J35]/(1.69*1.69)" office:value-type="float" office:value="26.1145318041085" calcext:value-type="float">
            <text:p>26,1</text:p>
          </table:table-cell>
          <table:table-cell table:style-name="ce297" table:formula="of:=[.K35]/(1.69*1.69)" office:value-type="float" office:value="25.9707293162004" calcext:value-type="float">
            <text:p>26,0</text:p>
          </table:table-cell>
          <table:table-cell table:style-name="ce297" table:formula="of:=[.L35]/(1.69*1.69)" office:value-type="float" office:value="25.7767001622259" calcext:value-type="float">
            <text:p>25,8</text:p>
          </table:table-cell>
          <table:table-cell table:style-name="ce352" table:formula="of:=[.M35]/(1.69*1.69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'2024'.B2:'2024'.B32">
            <calcext:condition calcext:apply-style-name="Bad" calcext:value="top-elements(1)" calcext:base-cell-address="'2024'.B2"/>
            <calcext:condition calcext:apply-style-name="Good" calcext:value="bottom-elements(1)" calcext:base-cell-address="'2024'.B2"/>
          </calcext:conditional-format>
          <calcext:conditional-format calcext:target-range-address="'2024'.C2:'2024'.C30">
            <calcext:condition calcext:apply-style-name="Bad" calcext:value="top-elements(1)" calcext:base-cell-address="'2024'.C2"/>
            <calcext:condition calcext:apply-style-name="Good" calcext:value="bottom-elements(1)" calcext:base-cell-address="'2024'.C2"/>
          </calcext:conditional-format>
          <calcext:conditional-format calcext:target-range-address="'2024'.D2:'2024'.D32">
            <calcext:condition calcext:apply-style-name="Bad" calcext:value="top-elements(1)" calcext:base-cell-address="'2024'.D2"/>
            <calcext:condition calcext:apply-style-name="Good" calcext:value="bottom-elements(1)" calcext:base-cell-address="'2024'.D2"/>
          </calcext:conditional-format>
          <calcext:conditional-format calcext:target-range-address="'2024'.E2:'2024'.E32">
            <calcext:condition calcext:apply-style-name="Bad" calcext:value="top-elements(1)" calcext:base-cell-address="'2024'.E2"/>
            <calcext:condition calcext:apply-style-name="Good" calcext:value="bottom-elements(1)" calcext:base-cell-address="'2024'.E2"/>
          </calcext:conditional-format>
          <calcext:conditional-format calcext:target-range-address="'2024'.F2:'2024'.F32">
            <calcext:condition calcext:apply-style-name="Bad" calcext:value="top-elements(1)" calcext:base-cell-address="'2024'.F2"/>
            <calcext:condition calcext:apply-style-name="Good" calcext:value="bottom-elements(1)" calcext:base-cell-address="'2024'.F2"/>
          </calcext:conditional-format>
          <calcext:conditional-format calcext:target-range-address="'2024'.H2:'2024'.H31">
            <calcext:condition calcext:apply-style-name="Bad" calcext:value="top-elements(1)" calcext:base-cell-address="'2024'.H2"/>
            <calcext:condition calcext:apply-style-name="Good" calcext:value="bottom-elements(1)" calcext:base-cell-address="'2024'.H2"/>
          </calcext:conditional-format>
        </calcext:conditional-formats>
      </table:table>
      <table:table table:name="2023" table:style-name="ta1"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 office:value-type="float" office:value="11" calcext:value-type="float">
            <text:p>11</text:p>
          </table:table-cell>
          <table:table-cell table:style-name="ce344" office:value-type="float" office:value="12" calcext:value-type="float">
            <text:p>12</text:p>
          </table:table-cell>
          <table:table-cell table:style-name="ce405" table:number-columns-repeated="3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353" office:value-type="float" office:value="73.3" calcext:value-type="float">
            <text:p>73,3</text:p>
          </table:table-cell>
          <table:table-cell table:style-name="ce358" office:value-type="float" office:value="72.1" calcext:value-type="float">
            <text:p>72,1</text:p>
          </table:table-cell>
          <table:table-cell table:style-name="ce364" office:value-type="float" office:value="70.9" calcext:value-type="float">
            <text:p>70,9</text:p>
          </table:table-cell>
          <table:table-cell table:style-name="ce368" office:value-type="float" office:value="71.7" calcext:value-type="float">
            <text:p>71,7</text:p>
          </table:table-cell>
          <table:table-cell table:style-name="ce371" office:value-type="float" office:value="69.9" calcext:value-type="float">
            <text:p>69,9</text:p>
          </table:table-cell>
          <table:table-cell table:style-name="ce375"/>
          <table:table-cell table:style-name="ce380" office:value-type="float" office:value="70.25" calcext:value-type="float">
            <text:p>70,3</text:p>
          </table:table-cell>
          <table:table-cell table:style-name="ce375"/>
          <table:table-cell table:style-name="ce389" office:value-type="float" office:value="74.3" calcext:value-type="float">
            <text:p>74,3</text:p>
          </table:table-cell>
          <table:table-cell table:style-name="ce392" office:value-type="float" office:value="71.1" calcext:value-type="float">
            <text:p>71,10</text:p>
          </table:table-cell>
          <table:table-cell table:style-name="ce397" office:value-type="float" office:value="73.75" calcext:value-type="float">
            <text:p>73,75</text:p>
          </table:table-cell>
          <table:table-cell table:style-name="ce400" office:value-type="float" office:value="70.7" calcext:value-type="float">
            <text:p>70,7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354" office:value-type="float" office:value="75" calcext:value-type="float">
            <text:p>75,0</text:p>
          </table:table-cell>
          <table:table-cell table:style-name="ce359" office:value-type="float" office:value="72.5" calcext:value-type="float">
            <text:p>72,5</text:p>
          </table:table-cell>
          <table:table-cell table:style-name="ce365" office:value-type="float" office:value="71.1" calcext:value-type="float">
            <text:p>71,1</text:p>
          </table:table-cell>
          <table:table-cell table:style-name="ce369" office:value-type="float" office:value="71.4" calcext:value-type="float">
            <text:p>71,4</text:p>
          </table:table-cell>
          <table:table-cell table:style-name="ce372" office:value-type="float" office:value="70" calcext:value-type="float">
            <text:p>70,0</text:p>
          </table:table-cell>
          <table:table-cell table:style-name="ce375"/>
          <table:table-cell table:style-name="ce381" office:value-type="float" office:value="70.15" calcext:value-type="float">
            <text:p>70,2</text:p>
          </table:table-cell>
          <table:table-cell table:style-name="ce375"/>
          <table:table-cell table:style-name="ce390" office:value-type="float" office:value="73.35" calcext:value-type="float">
            <text:p>73,4</text:p>
          </table:table-cell>
          <table:table-cell table:style-name="ce393" office:value-type="float" office:value="71.1" calcext:value-type="float">
            <text:p>71,10</text:p>
          </table:table-cell>
          <table:table-cell table:style-name="ce398" office:value-type="float" office:value="73.25" calcext:value-type="float">
            <text:p>73,25</text:p>
          </table:table-cell>
          <table:table-cell table:style-name="ce401" office:value-type="float" office:value="71.1" calcext:value-type="float">
            <text:p>71,1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354" office:value-type="float" office:value="73.7" calcext:value-type="float">
            <text:p>73,7</text:p>
          </table:table-cell>
          <table:table-cell table:style-name="ce359" office:value-type="float" office:value="73.2" calcext:value-type="float">
            <text:p>73,2</text:p>
          </table:table-cell>
          <table:table-cell table:style-name="ce365" office:value-type="float" office:value="71" calcext:value-type="float">
            <text:p>71,0</text:p>
          </table:table-cell>
          <table:table-cell table:style-name="ce369" office:value-type="float" office:value="70.9" calcext:value-type="float">
            <text:p>70,9</text:p>
          </table:table-cell>
          <table:table-cell table:style-name="ce372" office:value-type="float" office:value="69.6" calcext:value-type="float">
            <text:p>69,6</text:p>
          </table:table-cell>
          <table:table-cell table:style-name="ce375"/>
          <table:table-cell table:style-name="ce381" office:value-type="float" office:value="70.15" calcext:value-type="float">
            <text:p>70,2</text:p>
          </table:table-cell>
          <table:table-cell table:style-name="ce375"/>
          <table:table-cell table:style-name="ce390" office:value-type="float" office:value="73.35" calcext:value-type="float">
            <text:p>73,4</text:p>
          </table:table-cell>
          <table:table-cell table:style-name="ce393" office:value-type="float" office:value="71.25" calcext:value-type="float">
            <text:p>71,25</text:p>
          </table:table-cell>
          <table:table-cell table:style-name="ce398" office:value-type="float" office:value="72.55" calcext:value-type="float">
            <text:p>72,55</text:p>
          </table:table-cell>
          <table:table-cell table:style-name="ce401" office:value-type="float" office:value="71.2" calcext:value-type="float">
            <text:p>71,2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354" office:value-type="float" office:value="73.7" calcext:value-type="float">
            <text:p>73,7</text:p>
          </table:table-cell>
          <table:table-cell table:style-name="ce359" office:value-type="float" office:value="73" calcext:value-type="float">
            <text:p>73,0</text:p>
          </table:table-cell>
          <table:table-cell table:style-name="ce365" office:value-type="float" office:value="71.5" calcext:value-type="float">
            <text:p>71,5</text:p>
          </table:table-cell>
          <table:table-cell table:style-name="ce369" office:value-type="float" office:value="70.7" calcext:value-type="float">
            <text:p>70,7</text:p>
          </table:table-cell>
          <table:table-cell table:style-name="ce372" office:value-type="float" office:value="69.5" calcext:value-type="float">
            <text:p>69,5</text:p>
          </table:table-cell>
          <table:table-cell table:style-name="ce375"/>
          <table:table-cell table:style-name="ce381" office:value-type="float" office:value="70.15" calcext:value-type="float">
            <text:p>70,2</text:p>
          </table:table-cell>
          <table:table-cell table:style-name="ce375"/>
          <table:table-cell table:style-name="ce390" office:value-type="float" office:value="72.85" calcext:value-type="float">
            <text:p>72,9</text:p>
          </table:table-cell>
          <table:table-cell table:style-name="ce393" office:value-type="float" office:value="71.65" calcext:value-type="float">
            <text:p>71,65</text:p>
          </table:table-cell>
          <table:table-cell table:style-name="ce398" office:value-type="float" office:value="71.75" calcext:value-type="float">
            <text:p>71,75</text:p>
          </table:table-cell>
          <table:table-cell table:style-name="ce401" office:value-type="float" office:value="71.25" calcext:value-type="float">
            <text:p>71,2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354" office:value-type="float" office:value="73.2" calcext:value-type="float">
            <text:p>73,2</text:p>
          </table:table-cell>
          <table:table-cell table:style-name="ce359" office:value-type="float" office:value="72.4" calcext:value-type="float">
            <text:p>72,4</text:p>
          </table:table-cell>
          <table:table-cell table:style-name="ce365" office:value-type="float" office:value="71.8" calcext:value-type="float">
            <text:p>71,8</text:p>
          </table:table-cell>
          <table:table-cell table:style-name="ce369" office:value-type="float" office:value="70.2" calcext:value-type="float">
            <text:p>70,2</text:p>
          </table:table-cell>
          <table:table-cell table:style-name="ce372" office:value-type="float" office:value="69.2" calcext:value-type="float">
            <text:p>69,2</text:p>
          </table:table-cell>
          <table:table-cell table:style-name="ce375"/>
          <table:table-cell table:style-name="ce381" office:value-type="float" office:value="70.15" calcext:value-type="float">
            <text:p>70,2</text:p>
          </table:table-cell>
          <table:table-cell table:style-name="ce375"/>
          <table:table-cell table:style-name="ce390" office:value-type="float" office:value="72.4" calcext:value-type="float">
            <text:p>72,4</text:p>
          </table:table-cell>
          <table:table-cell table:style-name="ce393" office:value-type="float" office:value="72.2" calcext:value-type="float">
            <text:p>72,20</text:p>
          </table:table-cell>
          <table:table-cell table:style-name="ce398" office:value-type="float" office:value="72.55" calcext:value-type="float">
            <text:p>72,55</text:p>
          </table:table-cell>
          <table:table-cell table:style-name="ce401" office:value-type="float" office:value="71.25" calcext:value-type="float">
            <text:p>71,2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354" office:value-type="float" office:value="73.6" calcext:value-type="float">
            <text:p>73,6</text:p>
          </table:table-cell>
          <table:table-cell table:style-name="ce359" office:value-type="float" office:value="71.6" calcext:value-type="float">
            <text:p>71,6</text:p>
          </table:table-cell>
          <table:table-cell table:style-name="ce365" office:value-type="float" office:value="72.7" calcext:value-type="float">
            <text:p>72,7</text:p>
          </table:table-cell>
          <table:table-cell table:style-name="ce369" office:value-type="float" office:value="70.5" calcext:value-type="float">
            <text:p>70,5</text:p>
          </table:table-cell>
          <table:table-cell table:style-name="ce372" office:value-type="float" office:value="70.4" calcext:value-type="float">
            <text:p>70,4</text:p>
          </table:table-cell>
          <table:table-cell table:style-name="ce375"/>
          <table:table-cell table:style-name="ce381" office:value-type="float" office:value="70.35" calcext:value-type="float">
            <text:p>70,4</text:p>
          </table:table-cell>
          <table:table-cell table:style-name="ce375"/>
          <table:table-cell table:style-name="ce390" office:value-type="float" office:value="72.4" calcext:value-type="float">
            <text:p>72,4</text:p>
          </table:table-cell>
          <table:table-cell table:style-name="ce393" office:value-type="float" office:value="72.7" calcext:value-type="float">
            <text:p>72,70</text:p>
          </table:table-cell>
          <table:table-cell table:style-name="ce398" office:value-type="float" office:value="72.55" calcext:value-type="float">
            <text:p>72,55</text:p>
          </table:table-cell>
          <table:table-cell table:style-name="ce401" office:value-type="float" office:value="70.7" calcext:value-type="float">
            <text:p>70,7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354" office:value-type="float" office:value="73.6" calcext:value-type="float">
            <text:p>73,6</text:p>
          </table:table-cell>
          <table:table-cell table:style-name="ce359" office:value-type="float" office:value="71.7" calcext:value-type="float">
            <text:p>71,7</text:p>
          </table:table-cell>
          <table:table-cell table:style-name="ce365" office:value-type="float" office:value="73.2" calcext:value-type="float">
            <text:p>73,2</text:p>
          </table:table-cell>
          <table:table-cell table:style-name="ce369" office:value-type="float" office:value="70.1" calcext:value-type="float">
            <text:p>70,1</text:p>
          </table:table-cell>
          <table:table-cell table:style-name="ce372" office:value-type="float" office:value="70.4" calcext:value-type="float">
            <text:p>70,4</text:p>
          </table:table-cell>
          <table:table-cell table:style-name="ce375"/>
          <table:table-cell table:style-name="ce381" office:value-type="float" office:value="70.35" calcext:value-type="float">
            <text:p>70,4</text:p>
          </table:table-cell>
          <table:table-cell table:style-name="ce375"/>
          <table:table-cell table:style-name="ce390" office:value-type="float" office:value="72.7" calcext:value-type="float">
            <text:p>72,7</text:p>
          </table:table-cell>
          <table:table-cell table:style-name="ce393" office:value-type="float" office:value="72" calcext:value-type="float">
            <text:p>72,00</text:p>
          </table:table-cell>
          <table:table-cell table:style-name="ce398" office:value-type="float" office:value="72.3" calcext:value-type="float">
            <text:p>72,30</text:p>
          </table:table-cell>
          <table:table-cell table:style-name="ce401" office:value-type="float" office:value="71.75" calcext:value-type="float">
            <text:p>71,7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354" office:value-type="float" office:value="73.1" calcext:value-type="float">
            <text:p>73,1</text:p>
          </table:table-cell>
          <table:table-cell table:style-name="ce359" office:value-type="float" office:value="71.7" calcext:value-type="float">
            <text:p>71,7</text:p>
          </table:table-cell>
          <table:table-cell table:style-name="ce365" office:value-type="float" office:value="72.4" calcext:value-type="float">
            <text:p>72,4</text:p>
          </table:table-cell>
          <table:table-cell table:style-name="ce369" office:value-type="float" office:value="70.4" calcext:value-type="float">
            <text:p>70,4</text:p>
          </table:table-cell>
          <table:table-cell table:style-name="ce372" office:value-type="float" office:value="70.6" calcext:value-type="float">
            <text:p>70,6</text:p>
          </table:table-cell>
          <table:table-cell table:style-name="ce375"/>
          <table:table-cell table:style-name="ce381" office:value-type="float" office:value="69.35" calcext:value-type="float">
            <text:p>69,4</text:p>
          </table:table-cell>
          <table:table-cell table:style-name="ce375"/>
          <table:table-cell table:style-name="ce390" office:value-type="float" office:value="72.7" calcext:value-type="float">
            <text:p>72,7</text:p>
          </table:table-cell>
          <table:table-cell table:style-name="ce393" office:value-type="float" office:value="72.35" calcext:value-type="float">
            <text:p>72,35</text:p>
          </table:table-cell>
          <table:table-cell table:style-name="ce398" office:value-type="float" office:value="73.15" calcext:value-type="float">
            <text:p>73,15</text:p>
          </table:table-cell>
          <table:table-cell table:style-name="ce401" office:value-type="float" office:value="72.3" calcext:value-type="float">
            <text:p>72,3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354" office:value-type="float" office:value="73.1" calcext:value-type="float">
            <text:p>73,1</text:p>
          </table:table-cell>
          <table:table-cell table:style-name="ce359" office:value-type="float" office:value="71.7" calcext:value-type="float">
            <text:p>71,7</text:p>
          </table:table-cell>
          <table:table-cell table:style-name="ce365" office:value-type="float" office:value="72.7" calcext:value-type="float">
            <text:p>72,7</text:p>
          </table:table-cell>
          <table:table-cell table:style-name="ce369" office:value-type="float" office:value="70.3" calcext:value-type="float">
            <text:p>70,3</text:p>
          </table:table-cell>
          <table:table-cell table:style-name="ce372" office:value-type="float" office:value="71.2" calcext:value-type="float">
            <text:p>71,2</text:p>
          </table:table-cell>
          <table:table-cell table:style-name="ce377" office:value-type="float" office:value="71.1" calcext:value-type="float">
            <text:p>71,1</text:p>
          </table:table-cell>
          <table:table-cell table:style-name="ce381" office:value-type="float" office:value="70" calcext:value-type="float">
            <text:p>70,0</text:p>
          </table:table-cell>
          <table:table-cell table:style-name="ce375"/>
          <table:table-cell table:style-name="ce390" office:value-type="float" office:value="72.85" calcext:value-type="float">
            <text:p>72,9</text:p>
          </table:table-cell>
          <table:table-cell table:style-name="ce393" office:value-type="float" office:value="73.1" calcext:value-type="float">
            <text:p>73,10</text:p>
          </table:table-cell>
          <table:table-cell table:style-name="ce398" office:value-type="float" office:value="72.85" calcext:value-type="float">
            <text:p>72,85</text:p>
          </table:table-cell>
          <table:table-cell table:style-name="ce401" office:value-type="float" office:value="71.7" calcext:value-type="float">
            <text:p>71,7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355" office:value-type="float" office:value="72.9" calcext:value-type="float">
            <text:p>72,9</text:p>
          </table:table-cell>
          <table:table-cell table:style-name="ce360" office:value-type="float" office:value="71.9" calcext:value-type="float">
            <text:p>71,9</text:p>
          </table:table-cell>
          <table:table-cell table:style-name="ce366" office:value-type="float" office:value="71.7" calcext:value-type="float">
            <text:p>71,7</text:p>
          </table:table-cell>
          <table:table-cell table:style-name="ce370" office:value-type="float" office:value="71.6" calcext:value-type="float">
            <text:p>71,6</text:p>
          </table:table-cell>
          <table:table-cell table:style-name="ce373" office:value-type="float" office:value="70.3" calcext:value-type="float">
            <text:p>70,3</text:p>
          </table:table-cell>
          <table:table-cell table:style-name="ce378" office:value-type="float" office:value="69.7" calcext:value-type="float">
            <text:p>69,7</text:p>
          </table:table-cell>
          <table:table-cell table:style-name="ce382" office:value-type="float" office:value="69.7" calcext:value-type="float">
            <text:p>69,7</text:p>
          </table:table-cell>
          <table:table-cell table:style-name="ce385"/>
          <table:table-cell table:style-name="ce391" office:value-type="float" office:value="72.85" calcext:value-type="float">
            <text:p>72,9</text:p>
          </table:table-cell>
          <table:table-cell table:style-name="ce394" office:value-type="float" office:value="74.5" calcext:value-type="float">
            <text:p>74,50</text:p>
          </table:table-cell>
          <table:table-cell table:style-name="ce399" office:value-type="float" office:value="72.45" calcext:value-type="float">
            <text:p>72,45</text:p>
          </table:table-cell>
          <table:table-cell table:style-name="ce402" office:value-type="float" office:value="72.85" calcext:value-type="float">
            <text:p>72,8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0" office:value-type="float" office:value="11" calcext:value-type="float">
            <text:p>11</text:p>
          </table:table-cell>
          <table:table-cell table:style-name="ce353" office:value-type="float" office:value="72.4" calcext:value-type="float">
            <text:p>72,4</text:p>
          </table:table-cell>
          <table:table-cell table:style-name="ce358" office:value-type="float" office:value="71.3" calcext:value-type="float">
            <text:p>71,3</text:p>
          </table:table-cell>
          <table:table-cell table:style-name="ce364" office:value-type="float" office:value="73" calcext:value-type="float">
            <text:p>73,0</text:p>
          </table:table-cell>
          <table:table-cell table:style-name="ce368" office:value-type="float" office:value="72.4" calcext:value-type="float">
            <text:p>72,4</text:p>
          </table:table-cell>
          <table:table-cell table:style-name="ce371" office:value-type="float" office:value="70.1" calcext:value-type="float">
            <text:p>70,1</text:p>
          </table:table-cell>
          <table:table-cell table:style-name="ce379" office:value-type="float" office:value="70.3" calcext:value-type="float">
            <text:p>70,3</text:p>
          </table:table-cell>
          <table:table-cell table:style-name="ce380" office:value-type="float" office:value="71.6" calcext:value-type="float">
            <text:p>71,6</text:p>
          </table:table-cell>
          <table:table-cell table:style-name="ce375"/>
          <table:table-cell table:style-name="ce389" office:value-type="float" office:value="73.55" calcext:value-type="float">
            <text:p>73,6</text:p>
          </table:table-cell>
          <table:table-cell table:style-name="ce392" office:value-type="float" office:value="72.6" calcext:value-type="float">
            <text:p>72,60</text:p>
          </table:table-cell>
          <table:table-cell table:style-name="ce397" office:value-type="float" office:value="71.5" calcext:value-type="float">
            <text:p>71,50</text:p>
          </table:table-cell>
          <table:table-cell table:style-name="ce400" office:value-type="float" office:value="72.85" calcext:value-type="float">
            <text:p>72,8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354" office:value-type="float" office:value="71.9" calcext:value-type="float">
            <text:p>71,9</text:p>
          </table:table-cell>
          <table:table-cell table:style-name="ce359" office:value-type="float" office:value="72.1" calcext:value-type="float">
            <text:p>72,1</text:p>
          </table:table-cell>
          <table:table-cell table:style-name="ce365" office:value-type="float" office:value="73.3" calcext:value-type="float">
            <text:p>73,3</text:p>
          </table:table-cell>
          <table:table-cell table:style-name="ce369" office:value-type="float" office:value="71.2" calcext:value-type="float">
            <text:p>71,2</text:p>
          </table:table-cell>
          <table:table-cell table:style-name="ce372" office:value-type="float" office:value="70.1" calcext:value-type="float">
            <text:p>70,1</text:p>
          </table:table-cell>
          <table:table-cell table:style-name="ce377" office:value-type="float" office:value="69.5" calcext:value-type="float">
            <text:p>69,5</text:p>
          </table:table-cell>
          <table:table-cell table:style-name="ce381" office:value-type="float" office:value="71.5" calcext:value-type="float">
            <text:p>71,5</text:p>
          </table:table-cell>
          <table:table-cell table:style-name="ce375"/>
          <table:table-cell table:style-name="ce390" office:value-type="float" office:value="72.2" calcext:value-type="float">
            <text:p>72,2</text:p>
          </table:table-cell>
          <table:table-cell table:style-name="ce393" office:value-type="float" office:value="71.8" calcext:value-type="float">
            <text:p>71,80</text:p>
          </table:table-cell>
          <table:table-cell table:style-name="ce398" office:value-type="float" office:value="71.5" calcext:value-type="float">
            <text:p>71,50</text:p>
          </table:table-cell>
          <table:table-cell table:style-name="ce401" office:value-type="float" office:value="73.15" calcext:value-type="float">
            <text:p>73,1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354" office:value-type="float" office:value="72.6" calcext:value-type="float">
            <text:p>72,6</text:p>
          </table:table-cell>
          <table:table-cell table:style-name="ce359" office:value-type="float" office:value="72.2" calcext:value-type="float">
            <text:p>72,2</text:p>
          </table:table-cell>
          <table:table-cell table:style-name="ce365" office:value-type="float" office:value="74.3" calcext:value-type="float">
            <text:p>74,3</text:p>
          </table:table-cell>
          <table:table-cell table:style-name="ce369" office:value-type="float" office:value="71.2" calcext:value-type="float">
            <text:p>71,2</text:p>
          </table:table-cell>
          <table:table-cell table:style-name="ce372" office:value-type="float" office:value="70.1" calcext:value-type="float">
            <text:p>70,1</text:p>
          </table:table-cell>
          <table:table-cell table:style-name="ce377" office:value-type="float" office:value="69.7" calcext:value-type="float">
            <text:p>69,7</text:p>
          </table:table-cell>
          <table:table-cell table:style-name="ce381" office:value-type="float" office:value="70.9" calcext:value-type="float">
            <text:p>70,9</text:p>
          </table:table-cell>
          <table:table-cell table:style-name="ce375"/>
          <table:table-cell table:style-name="ce390" office:value-type="float" office:value="72.2" calcext:value-type="float">
            <text:p>72,2</text:p>
          </table:table-cell>
          <table:table-cell table:style-name="ce393" office:value-type="float" office:value="71.8" calcext:value-type="float">
            <text:p>71,80</text:p>
          </table:table-cell>
          <table:table-cell table:style-name="ce398" office:value-type="float" office:value="72.15" calcext:value-type="float">
            <text:p>72,15</text:p>
          </table:table-cell>
          <table:table-cell table:style-name="ce401" office:value-type="float" office:value="73.25" calcext:value-type="float">
            <text:p>73,2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354" office:value-type="float" office:value="72.2" calcext:value-type="float">
            <text:p>72,2</text:p>
          </table:table-cell>
          <table:table-cell table:style-name="ce359" office:value-type="float" office:value="72.1" calcext:value-type="float">
            <text:p>72,1</text:p>
          </table:table-cell>
          <table:table-cell table:style-name="ce365" office:value-type="float" office:value="73" calcext:value-type="float">
            <text:p>73,0</text:p>
          </table:table-cell>
          <table:table-cell table:style-name="ce369" office:value-type="float" office:value="71.2" calcext:value-type="float">
            <text:p>71,2</text:p>
          </table:table-cell>
          <table:table-cell table:style-name="ce372" office:value-type="float" office:value="71.1" calcext:value-type="float">
            <text:p>71,1</text:p>
          </table:table-cell>
          <table:table-cell table:style-name="ce377" office:value-type="float" office:value="69" calcext:value-type="float">
            <text:p>69,0</text:p>
          </table:table-cell>
          <table:table-cell table:style-name="ce381" office:value-type="float" office:value="70.6" calcext:value-type="float">
            <text:p>70,6</text:p>
          </table:table-cell>
          <table:table-cell table:style-name="ce375"/>
          <table:table-cell table:style-name="ce390" office:value-type="float" office:value="72.25" calcext:value-type="float">
            <text:p>72,3</text:p>
          </table:table-cell>
          <table:table-cell/>
          <table:table-cell table:style-name="ce398" office:value-type="float" office:value="72.15" calcext:value-type="float">
            <text:p>72,15</text:p>
          </table:table-cell>
          <table:table-cell table:style-name="ce401" office:value-type="float" office:value="74" calcext:value-type="float">
            <text:p>74,0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354" office:value-type="float" office:value="72" calcext:value-type="float">
            <text:p>72,0</text:p>
          </table:table-cell>
          <table:table-cell table:style-name="ce359" office:value-type="float" office:value="72.1" calcext:value-type="float">
            <text:p>72,1</text:p>
          </table:table-cell>
          <table:table-cell table:style-name="ce365" office:value-type="float" office:value="73" calcext:value-type="float">
            <text:p>73,0</text:p>
          </table:table-cell>
          <table:table-cell table:style-name="ce369" office:value-type="float" office:value="70.5" calcext:value-type="float">
            <text:p>70,5</text:p>
          </table:table-cell>
          <table:table-cell table:style-name="ce372" office:value-type="float" office:value="72.2" calcext:value-type="float">
            <text:p>72,2</text:p>
          </table:table-cell>
          <table:table-cell table:style-name="ce377" office:value-type="float" office:value="68.5" calcext:value-type="float">
            <text:p>68,5</text:p>
          </table:table-cell>
          <table:table-cell table:style-name="ce381" office:value-type="float" office:value="70.6" calcext:value-type="float">
            <text:p>70,6</text:p>
          </table:table-cell>
          <table:table-cell table:style-name="ce375"/>
          <table:table-cell table:style-name="ce390" office:value-type="float" office:value="72.25" calcext:value-type="float">
            <text:p>72,3</text:p>
          </table:table-cell>
          <table:table-cell table:style-name="ce393" office:value-type="float" office:value="71.25" calcext:value-type="float">
            <text:p>71,25</text:p>
          </table:table-cell>
          <table:table-cell table:style-name="ce398" office:value-type="float" office:value="72.45" calcext:value-type="float">
            <text:p>72,45</text:p>
          </table:table-cell>
          <table:table-cell table:style-name="ce401" office:value-type="float" office:value="72.6" calcext:value-type="float">
            <text:p>72,6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354" office:value-type="float" office:value="73" calcext:value-type="float">
            <text:p>73,0</text:p>
          </table:table-cell>
          <table:table-cell table:style-name="ce359" office:value-type="float" office:value="71.6" calcext:value-type="float">
            <text:p>71,6</text:p>
          </table:table-cell>
          <table:table-cell table:style-name="ce365" office:value-type="float" office:value="73" calcext:value-type="float">
            <text:p>73,0</text:p>
          </table:table-cell>
          <table:table-cell table:style-name="ce369" office:value-type="float" office:value="70.8" calcext:value-type="float">
            <text:p>70,8</text:p>
          </table:table-cell>
          <table:table-cell table:style-name="ce372" office:value-type="float" office:value="72.3" calcext:value-type="float">
            <text:p>72,3</text:p>
          </table:table-cell>
          <table:table-cell table:style-name="ce377" office:value-type="float" office:value="68.9" calcext:value-type="float">
            <text:p>68,9</text:p>
          </table:table-cell>
          <table:table-cell table:style-name="ce381" office:value-type="float" office:value="70.7" calcext:value-type="float">
            <text:p>70,7</text:p>
          </table:table-cell>
          <table:table-cell table:style-name="ce375"/>
          <table:table-cell table:style-name="ce390" office:value-type="float" office:value="72.25" calcext:value-type="float">
            <text:p>72,3</text:p>
          </table:table-cell>
          <table:table-cell table:style-name="ce393" office:value-type="float" office:value="71.65" calcext:value-type="float">
            <text:p>71,65</text:p>
          </table:table-cell>
          <table:table-cell table:style-name="ce398" office:value-type="float" office:value="73" calcext:value-type="float">
            <text:p>73,00</text:p>
          </table:table-cell>
          <table:table-cell table:style-name="ce401" office:value-type="float" office:value="72.95" calcext:value-type="float">
            <text:p>72,9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354" office:value-type="float" office:value="71.8" calcext:value-type="float">
            <text:p>71,8</text:p>
          </table:table-cell>
          <table:table-cell table:style-name="ce359" office:value-type="float" office:value="72.3" calcext:value-type="float">
            <text:p>72,3</text:p>
          </table:table-cell>
          <table:table-cell table:style-name="ce365" office:value-type="float" office:value="72.2" calcext:value-type="float">
            <text:p>72,2</text:p>
          </table:table-cell>
          <table:table-cell table:style-name="ce369" office:value-type="float" office:value="71.8" calcext:value-type="float">
            <text:p>71,8</text:p>
          </table:table-cell>
          <table:table-cell table:style-name="ce372" office:value-type="float" office:value="71.1" calcext:value-type="float">
            <text:p>71,1</text:p>
          </table:table-cell>
          <table:table-cell table:style-name="ce377" office:value-type="float" office:value="69" calcext:value-type="float">
            <text:p>69,0</text:p>
          </table:table-cell>
          <table:table-cell table:style-name="ce381" office:value-type="float" office:value="70.9" calcext:value-type="float">
            <text:p>70,9</text:p>
          </table:table-cell>
          <table:table-cell table:style-name="ce386" office:value-type="float" office:value="73.8" calcext:value-type="float">
            <text:p>73,8</text:p>
          </table:table-cell>
          <table:table-cell table:style-name="ce390" office:value-type="float" office:value="72.35" calcext:value-type="float">
            <text:p>72,4</text:p>
          </table:table-cell>
          <table:table-cell table:style-name="ce393" office:value-type="float" office:value="72.6" calcext:value-type="float">
            <text:p>72,60</text:p>
          </table:table-cell>
          <table:table-cell table:style-name="ce398" office:value-type="float" office:value="72.55" calcext:value-type="float">
            <text:p>72,55</text:p>
          </table:table-cell>
          <table:table-cell table:style-name="ce401" office:value-type="float" office:value="73" calcext:value-type="float">
            <text:p>73,0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354" office:value-type="float" office:value="71.8" calcext:value-type="float">
            <text:p>71,8</text:p>
          </table:table-cell>
          <table:table-cell table:style-name="ce359" office:value-type="float" office:value="72.3" calcext:value-type="float">
            <text:p>72,3</text:p>
          </table:table-cell>
          <table:table-cell table:style-name="ce365" office:value-type="float" office:value="73.4" calcext:value-type="float">
            <text:p>73,4</text:p>
          </table:table-cell>
          <table:table-cell table:style-name="ce369" office:value-type="float" office:value="71.5" calcext:value-type="float">
            <text:p>71,5</text:p>
          </table:table-cell>
          <table:table-cell table:style-name="ce372" office:value-type="float" office:value="70.5" calcext:value-type="float">
            <text:p>70,5</text:p>
          </table:table-cell>
          <table:table-cell table:style-name="ce377" office:value-type="float" office:value="69.3" calcext:value-type="float">
            <text:p>69,3</text:p>
          </table:table-cell>
          <table:table-cell table:style-name="ce375"/>
          <table:table-cell table:style-name="ce386" office:value-type="float" office:value="75.4" calcext:value-type="float">
            <text:p>75,4</text:p>
          </table:table-cell>
          <table:table-cell table:style-name="ce390" office:value-type="float" office:value="73.8" calcext:value-type="float">
            <text:p>73,8</text:p>
          </table:table-cell>
          <table:table-cell table:style-name="ce393" office:value-type="float" office:value="73" calcext:value-type="float">
            <text:p>73,00</text:p>
          </table:table-cell>
          <table:table-cell table:style-name="ce398" office:value-type="float" office:value="72.25" calcext:value-type="float">
            <text:p>72,25</text:p>
          </table:table-cell>
          <table:table-cell table:style-name="ce401" office:value-type="float" office:value="73.75" calcext:value-type="float">
            <text:p>73,7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354" office:value-type="float" office:value="72.3" calcext:value-type="float">
            <text:p>72,3</text:p>
          </table:table-cell>
          <table:table-cell table:style-name="ce359" office:value-type="float" office:value="73" calcext:value-type="float">
            <text:p>73,0</text:p>
          </table:table-cell>
          <table:table-cell table:style-name="ce365" office:value-type="float" office:value="72.8" calcext:value-type="float">
            <text:p>72,8</text:p>
          </table:table-cell>
          <table:table-cell table:style-name="ce369" office:value-type="float" office:value="71" calcext:value-type="float">
            <text:p>71,0</text:p>
          </table:table-cell>
          <table:table-cell table:style-name="ce372" office:value-type="float" office:value="70.7" calcext:value-type="float">
            <text:p>70,7</text:p>
          </table:table-cell>
          <table:table-cell table:style-name="ce377" office:value-type="float" office:value="69.3" calcext:value-type="float">
            <text:p>69,3</text:p>
          </table:table-cell>
          <table:table-cell table:style-name="ce375"/>
          <table:table-cell table:style-name="ce386" office:value-type="float" office:value="74.4" calcext:value-type="float">
            <text:p>74,4</text:p>
          </table:table-cell>
          <table:table-cell table:style-name="ce390" office:value-type="float" office:value="72.75" calcext:value-type="float">
            <text:p>72,8</text:p>
          </table:table-cell>
          <table:table-cell/>
          <table:table-cell table:style-name="ce398" office:value-type="float" office:value="72.15" calcext:value-type="float">
            <text:p>72,15</text:p>
          </table:table-cell>
          <table:table-cell table:style-name="ce401" office:value-type="float" office:value="73.75" calcext:value-type="float">
            <text:p>73,7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20" calcext:value-type="float">
            <text:p>20</text:p>
          </table:table-cell>
          <table:table-cell table:style-name="ce355" office:value-type="float" office:value="72" calcext:value-type="float">
            <text:p>72,0</text:p>
          </table:table-cell>
          <table:table-cell table:style-name="ce360" office:value-type="float" office:value="73" calcext:value-type="float">
            <text:p>73,0</text:p>
          </table:table-cell>
          <table:table-cell table:style-name="ce366" office:value-type="float" office:value="74" calcext:value-type="float">
            <text:p>74,0</text:p>
          </table:table-cell>
          <table:table-cell table:style-name="ce370" office:value-type="float" office:value="70.4" calcext:value-type="float">
            <text:p>70,4</text:p>
          </table:table-cell>
          <table:table-cell table:style-name="ce373" office:value-type="float" office:value="70.5" calcext:value-type="float">
            <text:p>70,5</text:p>
          </table:table-cell>
          <table:table-cell table:style-name="ce378" office:value-type="float" office:value="69.7" calcext:value-type="float">
            <text:p>69,7</text:p>
          </table:table-cell>
          <table:table-cell table:style-name="ce383"/>
          <table:table-cell table:style-name="ce387" office:value-type="float" office:value="74.05" calcext:value-type="float">
            <text:p>74,1</text:p>
          </table:table-cell>
          <table:table-cell table:style-name="ce391" office:value-type="float" office:value="72.3" calcext:value-type="float">
            <text:p>72,3</text:p>
          </table:table-cell>
          <table:table-cell table:style-name="ce394" office:value-type="float" office:value="73.45" calcext:value-type="float">
            <text:p>73,45</text:p>
          </table:table-cell>
          <table:table-cell table:style-name="ce399" office:value-type="float" office:value="72.8" calcext:value-type="float">
            <text:p>72,80</text:p>
          </table:table-cell>
          <table:table-cell table:style-name="ce402" office:value-type="float" office:value="73.2" calcext:value-type="float">
            <text:p>73,2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353" office:value-type="float" office:value="72.4" calcext:value-type="float">
            <text:p>72,4</text:p>
          </table:table-cell>
          <table:table-cell table:style-name="ce358" office:value-type="float" office:value="72.7" calcext:value-type="float">
            <text:p>72,7</text:p>
          </table:table-cell>
          <table:table-cell table:style-name="ce364" table:formula="of:=(72.1+72.7+72.4+72.6+72.2)/5" office:value-type="float" office:value="72.4" calcext:value-type="float">
            <text:p>72,4</text:p>
          </table:table-cell>
          <table:table-cell table:style-name="ce369" office:value-type="float" office:value="70.4" calcext:value-type="float">
            <text:p>70,4</text:p>
          </table:table-cell>
          <table:table-cell table:style-name="ce374" office:value-type="float" office:value="69.9" calcext:value-type="float">
            <text:p>69,9</text:p>
          </table:table-cell>
          <table:table-cell table:style-name="ce379" office:value-type="float" office:value="69.55" calcext:value-type="float">
            <text:p>69,6</text:p>
          </table:table-cell>
          <table:table-cell table:style-name="ce375"/>
          <table:table-cell table:style-name="ce388" office:value-type="float" office:value="74.4" calcext:value-type="float">
            <text:p>74,4</text:p>
          </table:table-cell>
          <table:table-cell table:style-name="ce389" office:value-type="float" office:value="71.95" calcext:value-type="float">
            <text:p>72,0</text:p>
          </table:table-cell>
          <table:table-cell/>
          <table:table-cell table:style-name="ce397" office:value-type="float" office:value="72.65" calcext:value-type="float">
            <text:p>72,65</text:p>
          </table:table-cell>
          <table:table-cell table:style-name="ce400" office:value-type="float" office:value="73.65" calcext:value-type="float">
            <text:p>73,6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354" office:value-type="float" office:value="71.7" calcext:value-type="float">
            <text:p>71,7</text:p>
          </table:table-cell>
          <table:table-cell table:style-name="ce359" office:value-type="float" office:value="71.6" calcext:value-type="float">
            <text:p>71,6</text:p>
          </table:table-cell>
          <table:table-cell table:style-name="ce365" office:value-type="float" office:value="72.5" calcext:value-type="float">
            <text:p>72,5</text:p>
          </table:table-cell>
          <table:table-cell table:style-name="ce369" office:value-type="float" office:value="71.1" calcext:value-type="float">
            <text:p>71,1</text:p>
          </table:table-cell>
          <table:table-cell table:style-name="ce372" office:value-type="float" office:value="71.4" calcext:value-type="float">
            <text:p>71,4</text:p>
          </table:table-cell>
          <table:table-cell table:style-name="ce377" office:value-type="float" office:value="70" calcext:value-type="float">
            <text:p>70,0</text:p>
          </table:table-cell>
          <table:table-cell table:style-name="ce375"/>
          <table:table-cell table:style-name="ce386" office:value-type="float" office:value="73.7" calcext:value-type="float">
            <text:p>73,7</text:p>
          </table:table-cell>
          <table:table-cell table:style-name="ce390" office:value-type="float" office:value="71.8" calcext:value-type="float">
            <text:p>71,8</text:p>
          </table:table-cell>
          <table:table-cell table:style-name="ce393" office:value-type="float" office:value="71.85" calcext:value-type="float">
            <text:p>71,85</text:p>
          </table:table-cell>
          <table:table-cell table:style-name="ce398" office:value-type="float" office:value="72.5" calcext:value-type="float">
            <text:p>72,50</text:p>
          </table:table-cell>
          <table:table-cell table:style-name="ce401" office:value-type="float" office:value="72.2" calcext:value-type="float">
            <text:p>72,2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354" office:value-type="float" office:value="71.9" calcext:value-type="float">
            <text:p>71,9</text:p>
          </table:table-cell>
          <table:table-cell table:style-name="ce359" office:value-type="float" office:value="71.7" calcext:value-type="float">
            <text:p>71,7</text:p>
          </table:table-cell>
          <table:table-cell table:style-name="ce365" office:value-type="float" office:value="72.6" calcext:value-type="float">
            <text:p>72,6</text:p>
          </table:table-cell>
          <table:table-cell table:style-name="ce369" office:value-type="float" office:value="71.1" calcext:value-type="float">
            <text:p>71,1</text:p>
          </table:table-cell>
          <table:table-cell table:style-name="ce372" office:value-type="float" office:value="70.8" calcext:value-type="float">
            <text:p>70,8</text:p>
          </table:table-cell>
          <table:table-cell table:style-name="ce377" office:value-type="float" office:value="69.8" calcext:value-type="float">
            <text:p>69,8</text:p>
          </table:table-cell>
          <table:table-cell table:style-name="ce375"/>
          <table:table-cell table:style-name="ce386" office:value-type="float" office:value="73.7" calcext:value-type="float">
            <text:p>73,7</text:p>
          </table:table-cell>
          <table:table-cell table:style-name="ce390" office:value-type="float" office:value="71.8" calcext:value-type="float">
            <text:p>71,8</text:p>
          </table:table-cell>
          <table:table-cell table:style-name="ce393" office:value-type="float" office:value="71.6" calcext:value-type="float">
            <text:p>71,60</text:p>
          </table:table-cell>
          <table:table-cell table:style-name="ce398" office:value-type="float" office:value="72.7" calcext:value-type="float">
            <text:p>72,70</text:p>
          </table:table-cell>
          <table:table-cell table:style-name="ce401" office:value-type="float" office:value="72.55" calcext:value-type="float">
            <text:p>72,5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354" office:value-type="float" office:value="72.4" calcext:value-type="float">
            <text:p>72,4</text:p>
          </table:table-cell>
          <table:table-cell table:style-name="ce359" office:value-type="float" office:value="71.7" calcext:value-type="float">
            <text:p>71,7</text:p>
          </table:table-cell>
          <table:table-cell table:style-name="ce365" office:value-type="float" office:value="72.5" calcext:value-type="float">
            <text:p>72,5</text:p>
          </table:table-cell>
          <table:table-cell table:style-name="ce369" office:value-type="float" office:value="71" calcext:value-type="float">
            <text:p>71,0</text:p>
          </table:table-cell>
          <table:table-cell table:style-name="ce375"/>
          <table:table-cell table:style-name="ce377" office:value-type="float" office:value="70.3" calcext:value-type="float">
            <text:p>70,3</text:p>
          </table:table-cell>
          <table:table-cell table:style-name="ce375"/>
          <table:table-cell table:style-name="ce386" office:value-type="float" office:value="74.4" calcext:value-type="float">
            <text:p>74,4</text:p>
          </table:table-cell>
          <table:table-cell table:style-name="ce390" office:value-type="float" office:value="71.75" calcext:value-type="float">
            <text:p>71,8</text:p>
          </table:table-cell>
          <table:table-cell table:style-name="ce393" office:value-type="float" office:value="72.05" calcext:value-type="float">
            <text:p>72,05</text:p>
          </table:table-cell>
          <table:table-cell table:style-name="ce398" office:value-type="float" office:value="71.6" calcext:value-type="float">
            <text:p>71,60</text:p>
          </table:table-cell>
          <table:table-cell table:style-name="ce401" office:value-type="float" office:value="73.95" calcext:value-type="float">
            <text:p>73,9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style-name="ce354" office:value-type="float" office:value="73.2" calcext:value-type="float">
            <text:p>73,2</text:p>
          </table:table-cell>
          <table:table-cell table:style-name="ce359" office:value-type="float" office:value="72.2" calcext:value-type="float">
            <text:p>72,2</text:p>
          </table:table-cell>
          <table:table-cell table:style-name="ce365" office:value-type="float" office:value="72" calcext:value-type="float">
            <text:p>72,0</text:p>
          </table:table-cell>
          <table:table-cell table:style-name="ce369" office:value-type="float" office:value="71.9" calcext:value-type="float">
            <text:p>71,9</text:p>
          </table:table-cell>
          <table:table-cell table:style-name="ce375"/>
          <table:table-cell table:style-name="ce377" office:value-type="float" office:value="69.7" calcext:value-type="float">
            <text:p>69,7</text:p>
          </table:table-cell>
          <table:table-cell table:style-name="ce375"/>
          <table:table-cell table:style-name="ce386" office:value-type="float" office:value="73.5" calcext:value-type="float">
            <text:p>73,5</text:p>
          </table:table-cell>
          <table:table-cell table:style-name="ce390" office:value-type="float" office:value="71.75" calcext:value-type="float">
            <text:p>71,8</text:p>
          </table:table-cell>
          <table:table-cell table:style-name="ce393" office:value-type="float" office:value="72.05" calcext:value-type="float">
            <text:p>72,05</text:p>
          </table:table-cell>
          <table:table-cell table:style-name="ce398" office:value-type="float" office:value="71.9" calcext:value-type="float">
            <text:p>71,90</text:p>
          </table:table-cell>
          <table:table-cell table:style-name="ce401" office:value-type="float" office:value="73.7" calcext:value-type="float">
            <text:p>73,7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354" office:value-type="float" office:value="72.5" calcext:value-type="float">
            <text:p>72,5</text:p>
          </table:table-cell>
          <table:table-cell table:style-name="ce359" office:value-type="float" office:value="71.6" calcext:value-type="float">
            <text:p>71,6</text:p>
          </table:table-cell>
          <table:table-cell table:style-name="ce365" office:value-type="float" office:value="72.2" calcext:value-type="float">
            <text:p>72,2</text:p>
          </table:table-cell>
          <table:table-cell table:style-name="ce369" office:value-type="float" office:value="70.3" calcext:value-type="float">
            <text:p>70,3</text:p>
          </table:table-cell>
          <table:table-cell table:style-name="ce375"/>
          <table:table-cell table:style-name="ce377" office:value-type="float" office:value="70.3" calcext:value-type="float">
            <text:p>70,3</text:p>
          </table:table-cell>
          <table:table-cell table:style-name="ce375"/>
          <table:table-cell table:style-name="ce386" office:value-type="float" office:value="73.5" calcext:value-type="float">
            <text:p>73,5</text:p>
          </table:table-cell>
          <table:table-cell table:style-name="ce390" office:value-type="float" office:value="71.45" calcext:value-type="float">
            <text:p>71,5</text:p>
          </table:table-cell>
          <table:table-cell table:style-name="ce393" office:value-type="float" office:value="72.05" calcext:value-type="float">
            <text:p>72,05</text:p>
          </table:table-cell>
          <table:table-cell table:style-name="ce398" office:value-type="float" office:value="72.3" calcext:value-type="float">
            <text:p>72,30</text:p>
          </table:table-cell>
          <table:table-cell table:style-name="ce401" office:value-type="float" office:value="74" calcext:value-type="float">
            <text:p>74,0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354" office:value-type="float" office:value="71.8" calcext:value-type="float">
            <text:p>71,8</text:p>
          </table:table-cell>
          <table:table-cell table:style-name="ce359" office:value-type="float" office:value="71.3" calcext:value-type="float">
            <text:p>71,3</text:p>
          </table:table-cell>
          <table:table-cell table:style-name="ce365" office:value-type="float" office:value="72.1" calcext:value-type="float">
            <text:p>72,1</text:p>
          </table:table-cell>
          <table:table-cell table:style-name="ce369" office:value-type="float" office:value="69.9" calcext:value-type="float">
            <text:p>69,9</text:p>
          </table:table-cell>
          <table:table-cell table:style-name="ce375"/>
          <table:table-cell table:style-name="ce377" office:value-type="float" office:value="69.8" calcext:value-type="float">
            <text:p>69,8</text:p>
          </table:table-cell>
          <table:table-cell table:style-name="ce375"/>
          <table:table-cell table:style-name="ce386" office:value-type="float" office:value="73.35" calcext:value-type="float">
            <text:p>73,4</text:p>
          </table:table-cell>
          <table:table-cell table:style-name="ce390" office:value-type="float" office:value="72.15" calcext:value-type="float">
            <text:p>72,2</text:p>
          </table:table-cell>
          <table:table-cell table:style-name="ce393" office:value-type="float" office:value="72.5" calcext:value-type="float">
            <text:p>72,50</text:p>
          </table:table-cell>
          <table:table-cell table:style-name="ce398" office:value-type="float" office:value="72.5" calcext:value-type="float">
            <text:p>72,50</text:p>
          </table:table-cell>
          <table:table-cell table:style-name="ce401" office:value-type="float" office:value="73.7" calcext:value-type="float">
            <text:p>73,7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354" office:value-type="float" office:value="71.6" calcext:value-type="float">
            <text:p>71,6</text:p>
          </table:table-cell>
          <table:table-cell table:style-name="ce359" office:value-type="float" office:value="70.9" calcext:value-type="float">
            <text:p>70,9</text:p>
          </table:table-cell>
          <table:table-cell table:style-name="ce365" office:value-type="float" office:value="72.4" calcext:value-type="float">
            <text:p>72,4</text:p>
          </table:table-cell>
          <table:table-cell table:style-name="ce369" office:value-type="float" office:value="70" calcext:value-type="float">
            <text:p>70,0</text:p>
          </table:table-cell>
          <table:table-cell table:style-name="ce375"/>
          <table:table-cell table:style-name="ce377" office:value-type="float" office:value="70.2" calcext:value-type="float">
            <text:p>70,2</text:p>
          </table:table-cell>
          <table:table-cell table:style-name="ce375"/>
          <table:table-cell table:style-name="ce386" office:value-type="float" office:value="72.7" calcext:value-type="float">
            <text:p>72,7</text:p>
          </table:table-cell>
          <table:table-cell table:style-name="ce390" office:value-type="float" office:value="71.6" calcext:value-type="float">
            <text:p>71,6</text:p>
          </table:table-cell>
          <table:table-cell table:style-name="ce393" office:value-type="float" office:value="73.25" calcext:value-type="float">
            <text:p>73,25</text:p>
          </table:table-cell>
          <table:table-cell table:style-name="ce398" office:value-type="float" office:value="71.5" calcext:value-type="float">
            <text:p>71,50</text:p>
          </table:table-cell>
          <table:table-cell table:style-name="ce401" office:value-type="float" office:value="73.05" calcext:value-type="float">
            <text:p>73,0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9" calcext:value-type="float">
            <text:p>29</text:p>
          </table:table-cell>
          <table:table-cell table:style-name="ce354" office:value-type="float" office:value="71.9" calcext:value-type="float">
            <text:p>71,9</text:p>
          </table:table-cell>
          <table:table-cell table:style-name="ce361"/>
          <table:table-cell table:style-name="ce365" office:value-type="float" office:value="71.8" calcext:value-type="float">
            <text:p>71,8</text:p>
          </table:table-cell>
          <table:table-cell table:style-name="ce369" office:value-type="float" office:value="69.9" calcext:value-type="float">
            <text:p>69,9</text:p>
          </table:table-cell>
          <table:table-cell table:style-name="ce375"/>
          <table:table-cell table:style-name="ce377" office:value-type="float" office:value="70.4" calcext:value-type="float">
            <text:p>70,4</text:p>
          </table:table-cell>
          <table:table-cell table:style-name="ce375"/>
          <table:table-cell table:style-name="ce386" office:value-type="float" office:value="73.25" calcext:value-type="float">
            <text:p>73,3</text:p>
          </table:table-cell>
          <table:table-cell table:style-name="ce390" office:value-type="float" office:value="71.2" calcext:value-type="float">
            <text:p>71,2</text:p>
          </table:table-cell>
          <table:table-cell table:style-name="ce393" office:value-type="float" office:value="72.55" calcext:value-type="float">
            <text:p>72,55</text:p>
          </table:table-cell>
          <table:table-cell table:style-name="ce398" office:value-type="float" office:value="71.15" calcext:value-type="float">
            <text:p>71,15</text:p>
          </table:table-cell>
          <table:table-cell table:style-name="ce401" office:value-type="float" office:value="73.3" calcext:value-type="float">
            <text:p>73,3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354" office:value-type="float" office:value="71.9" calcext:value-type="float">
            <text:p>71,9</text:p>
          </table:table-cell>
          <table:table-cell table:style-name="ce362"/>
          <table:table-cell table:style-name="ce366" office:value-type="float" office:value="71.5" calcext:value-type="float">
            <text:p>71,5</text:p>
          </table:table-cell>
          <table:table-cell table:style-name="ce370" office:value-type="float" office:value="69.9" calcext:value-type="float">
            <text:p>69,9</text:p>
          </table:table-cell>
          <table:table-cell table:style-name="ce375"/>
          <table:table-cell table:style-name="ce377" office:value-type="float" office:value="69.95" calcext:value-type="float">
            <text:p>70,0</text:p>
          </table:table-cell>
          <table:table-cell table:style-name="ce384"/>
          <table:table-cell table:style-name="ce387" office:value-type="float" office:value="73.35" calcext:value-type="float">
            <text:p>73,4</text:p>
          </table:table-cell>
          <table:table-cell table:style-name="ce391" office:value-type="float" office:value="71.1" calcext:value-type="float">
            <text:p>71,1</text:p>
          </table:table-cell>
          <table:table-cell table:style-name="ce394" office:value-type="float" office:value="72.05" calcext:value-type="float">
            <text:p>72,05</text:p>
          </table:table-cell>
          <table:table-cell table:style-name="ce399"/>
          <table:table-cell table:style-name="ce402" office:value-type="float" office:value="73.3" calcext:value-type="float">
            <text:p>73,3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6" office:value-type="float" office:value="31" calcext:value-type="float">
            <text:p>31</text:p>
          </table:table-cell>
          <table:table-cell table:style-name="ce356" office:value-type="float" office:value="71.4" calcext:value-type="float">
            <text:p>71,4</text:p>
          </table:table-cell>
          <table:table-cell table:style-name="ce363"/>
          <table:table-cell table:style-name="ce367" office:value-type="float" office:value="71.3" calcext:value-type="float">
            <text:p>71,3</text:p>
          </table:table-cell>
          <table:table-cell table:style-name="ce363" table:number-columns-repeated="6"/>
          <table:table-cell table:style-name="ce395" office:value-type="float" office:value="72.5" calcext:value-type="float">
            <text:p>72,5</text:p>
          </table:table-cell>
          <table:table-cell table:style-name="ce363"/>
          <table:table-cell table:style-name="ce403" office:value-type="float" office:value="73.9" calcext:value-type="float">
            <text:p>73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59" table:number-columns-repeated="13"/>
          <table:table-cell table:style-name="ce407" office:value-type="string" calcext:value-type="string">
            <text:p>Aver</text:p>
          </table:table-cell>
          <table:table-cell table:number-columns-repeated="2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293" table:formula="of:=MAX([.B2:.B32])" office:value-type="float" office:value="75" calcext:value-type="float">
            <text:p>75,0</text:p>
          </table:table-cell>
          <table:table-cell table:style-name="ce293" table:formula="of:=MAX([.C2:.C32])" office:value-type="float" office:value="73.2" calcext:value-type="float">
            <text:p>73,2</text:p>
          </table:table-cell>
          <table:table-cell table:style-name="ce293" table:formula="of:=MAX([.D2:.D32])" office:value-type="float" office:value="74.3" calcext:value-type="float">
            <text:p>74,3</text:p>
          </table:table-cell>
          <table:table-cell table:style-name="ce293" table:formula="of:=MAX([.E2:.E32])" office:value-type="float" office:value="72.4" calcext:value-type="float">
            <text:p>72,4</text:p>
          </table:table-cell>
          <table:table-cell table:style-name="ce293" table:formula="of:=MAX([.F2:.F32])" office:value-type="float" office:value="72.3" calcext:value-type="float">
            <text:p>72,3</text:p>
          </table:table-cell>
          <table:table-cell table:style-name="ce293" table:formula="of:=MAX([.G2:.G32])" office:value-type="float" office:value="71.1" calcext:value-type="float">
            <text:p>71,1</text:p>
          </table:table-cell>
          <table:table-cell table:style-name="ce293" table:formula="of:=MAX([.H2:.H32])" office:value-type="float" office:value="71.6" calcext:value-type="float">
            <text:p>71,6</text:p>
          </table:table-cell>
          <table:table-cell table:style-name="ce293" table:formula="of:=MAX([.I2:.I32])" office:value-type="float" office:value="75.4" calcext:value-type="float">
            <text:p>75,4</text:p>
          </table:table-cell>
          <table:table-cell table:style-name="ce293" table:formula="of:=MAX([.J2:.J32])" office:value-type="float" office:value="74.3" calcext:value-type="float">
            <text:p>74,3</text:p>
          </table:table-cell>
          <table:table-cell table:style-name="ce293" table:formula="of:=MAX([.K2:.K32])" office:value-type="float" office:value="74.5" calcext:value-type="float">
            <text:p>74,5</text:p>
          </table:table-cell>
          <table:table-cell table:style-name="ce293" table:formula="of:=MAX([.L2:.L32])" office:value-type="float" office:value="73.75" calcext:value-type="float">
            <text:p>73,8</text:p>
          </table:table-cell>
          <table:table-cell table:style-name="ce349" table:formula="of:=MAX([.M2:.M32])" office:value-type="float" office:value="74" calcext:value-type="float">
            <text:p>74,0</text:p>
          </table:table-cell>
          <table:table-cell table:style-name="ce409" table:formula="of:=AVERAGE([.B34:.M34])" office:value-type="float" office:value="73.4875" calcext:value-type="float">
            <text:p>73,5</text:p>
          </table:table-cell>
          <table:table-cell table:style-name="ce406" table:number-columns-repeated="2"/>
        </table:table-row>
        <table:table-row table:style-name="ro1">
          <table:table-cell table:style-name="ce261" office:value-type="string" calcext:value-type="string">
            <text:p>Srednia '23</text:p>
          </table:table-cell>
          <table:table-cell table:style-name="ce357" table:formula="of:=AVERAGE([.B2:.B32])" office:value-type="float" office:value="72.5774193548387" calcext:value-type="float">
            <text:p>72,6</text:p>
          </table:table-cell>
          <table:table-cell table:style-name="ce357" table:formula="of:=AVERAGE([.C2:.C32])" office:value-type="float" office:value="72.0535714285714" calcext:value-type="float">
            <text:p>72,1</text:p>
          </table:table-cell>
          <table:table-cell table:style-name="ce357" table:formula="of:=AVERAGE([.D2:.D32])" office:value-type="float" office:value="72.3967741935484" calcext:value-type="float">
            <text:p>72,4</text:p>
          </table:table-cell>
          <table:table-cell table:style-name="ce357" table:formula="of:=AVERAGE([.E2:.E32])" office:value-type="float" office:value="70.8433333333333" calcext:value-type="float">
            <text:p>70,8</text:p>
          </table:table-cell>
          <table:table-cell table:style-name="ce357" table:formula="of:=AVERAGE([.F2:.F32])" office:value-type="float" office:value="70.5173913043478" calcext:value-type="float">
            <text:p>70,5</text:p>
          </table:table-cell>
          <table:table-cell table:style-name="ce357" table:formula="of:=AVERAGE([.G2:.G32])" office:value-type="float" office:value="69.7272727272727" calcext:value-type="float">
            <text:p>69,7</text:p>
          </table:table-cell>
          <table:table-cell table:style-name="ce357" table:formula="of:=AVERAGE([.H2:.H32])" office:value-type="float" office:value="70.4352941176471" calcext:value-type="float">
            <text:p>70,4</text:p>
          </table:table-cell>
          <table:table-cell table:style-name="ce357" table:formula="of:=AVERAGE([.I2:.I32])" office:value-type="float" office:value="73.8214285714286" calcext:value-type="float">
            <text:p>73,8</text:p>
          </table:table-cell>
          <table:table-cell table:style-name="ce357" table:formula="of:=AVERAGE([.J2:.J32])" office:value-type="float" office:value="72.4066666666667" calcext:value-type="float">
            <text:p>72,4</text:p>
          </table:table-cell>
          <table:table-cell table:style-name="ce357" table:formula="of:=AVERAGE([.K2:.K32])" office:value-type="float" office:value="72.2339285714286" calcext:value-type="float">
            <text:p>72,2</text:p>
          </table:table-cell>
          <table:table-cell table:style-name="ce357" table:formula="of:=AVERAGE([.L2:.L32])" office:value-type="float" office:value="72.3603448275862" calcext:value-type="float">
            <text:p>72,4</text:p>
          </table:table-cell>
          <table:table-cell table:style-name="ce404" table:formula="of:=AVERAGE([.M2:.M32])" office:value-type="float" office:value="72.7290322580645" calcext:value-type="float">
            <text:p>72,7</text:p>
          </table:table-cell>
          <table:table-cell table:style-name="ce409" table:formula="of:=AVERAGE([.B35:.M35])" office:value-type="float" office:value="71.8418714462278" calcext:value-type="float">
            <text:p>71,8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295" table:formula="of:=MIN([.B2:.B32])" office:value-type="float" office:value="71.4" calcext:value-type="float">
            <text:p>71,4</text:p>
          </table:table-cell>
          <table:table-cell table:style-name="ce295" table:formula="of:=MIN([.C2:.C32])" office:value-type="float" office:value="70.9" calcext:value-type="float">
            <text:p>70,9</text:p>
          </table:table-cell>
          <table:table-cell table:style-name="ce295" table:formula="of:=MIN([.D2:.D32])" office:value-type="float" office:value="70.9" calcext:value-type="float">
            <text:p>70,9</text:p>
          </table:table-cell>
          <table:table-cell table:style-name="ce295" table:formula="of:=MIN([.E2:.E32])" office:value-type="float" office:value="69.9" calcext:value-type="float">
            <text:p>69,9</text:p>
          </table:table-cell>
          <table:table-cell table:style-name="ce295" table:formula="of:=MIN([.F2:.F32])" office:value-type="float" office:value="69.2" calcext:value-type="float">
            <text:p>69,2</text:p>
          </table:table-cell>
          <table:table-cell table:style-name="ce295" table:formula="of:=MIN([.G2:.G32])" office:value-type="float" office:value="68.5" calcext:value-type="float">
            <text:p>68,5</text:p>
          </table:table-cell>
          <table:table-cell table:style-name="ce295" table:formula="of:=MIN([.H2:.H32])" office:value-type="float" office:value="69.35" calcext:value-type="float">
            <text:p>69,4</text:p>
          </table:table-cell>
          <table:table-cell table:style-name="ce295" table:formula="of:=MIN([.I2:.I32])" office:value-type="float" office:value="72.7" calcext:value-type="float">
            <text:p>72,7</text:p>
          </table:table-cell>
          <table:table-cell table:style-name="ce295" table:formula="of:=MIN([.J2:.J32])" office:value-type="float" office:value="71.1" calcext:value-type="float">
            <text:p>71,1</text:p>
          </table:table-cell>
          <table:table-cell table:style-name="ce295" table:formula="of:=MIN([.K2:.K32])" office:value-type="float" office:value="71.1" calcext:value-type="float">
            <text:p>71,1</text:p>
          </table:table-cell>
          <table:table-cell table:style-name="ce295" table:formula="of:=MIN([.L2:.L32])" office:value-type="float" office:value="71.15" calcext:value-type="float">
            <text:p>71,2</text:p>
          </table:table-cell>
          <table:table-cell table:style-name="ce350" table:formula="of:=MIN([.M2:.M32])" office:value-type="float" office:value="70.7" calcext:value-type="float">
            <text:p>70,7</text:p>
          </table:table-cell>
          <table:table-cell table:style-name="ce409" table:formula="of:=AVERAGE([.B36:.M36])" office:value-type="float" office:value="70.575" calcext:value-type="float">
            <text:p>70,6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295" table:formula="of:=COM.MICROSOFT.STDEV.P([.B2:.B32])" office:value-type="float" office:value="0.810300492815873" calcext:value-type="float">
            <text:p>0,8</text:p>
          </table:table-cell>
          <table:table-cell table:style-name="ce295" table:formula="of:=COM.MICROSOFT.STDEV.P([.C2:.C32])" office:value-type="float" office:value="0.562190958188931" calcext:value-type="float">
            <text:p>0,6</text:p>
          </table:table-cell>
          <table:table-cell table:style-name="ce295" table:formula="of:=COM.MICROSOFT.STDEV.P([.D2:.D32])" office:value-type="float" office:value="0.817740344847979" calcext:value-type="float">
            <text:p>0,8</text:p>
          </table:table-cell>
          <table:table-cell table:style-name="ce295" table:formula="of:=COM.MICROSOFT.STDEV.P([.E2:.E32])" office:value-type="float" office:value="0.654565165247552" calcext:value-type="float">
            <text:p>0,7</text:p>
          </table:table-cell>
          <table:table-cell table:style-name="ce295" table:formula="of:=COM.MICROSOFT.STDEV.P([.F2:.F32])" office:value-type="float" office:value="0.760235760865206" calcext:value-type="float">
            <text:p>0,8</text:p>
          </table:table-cell>
          <table:table-cell table:style-name="ce295" table:formula="of:=COM.MICROSOFT.STDEV.P([.G2:.G32])" office:value-type="float" office:value="0.579130867752247" calcext:value-type="float">
            <text:p>0,6</text:p>
          </table:table-cell>
          <table:table-cell table:style-name="ce295" table:formula="of:=COM.MICROSOFT.STDEV.P([.H2:.H32])" office:value-type="float" office:value="0.559875171455617" calcext:value-type="float">
            <text:p>0,6</text:p>
          </table:table-cell>
          <table:table-cell table:style-name="ce295" table:formula="of:=COM.MICROSOFT.STDEV.P([.I2:.I32])" office:value-type="float" office:value="0.644402903501233" calcext:value-type="float">
            <text:p>0,6</text:p>
          </table:table-cell>
          <table:table-cell table:style-name="ce295" table:formula="of:=COM.MICROSOFT.STDEV.P([.J2:.J32])" office:value-type="float" office:value="0.736402667627493" calcext:value-type="float">
            <text:p>0,7</text:p>
          </table:table-cell>
          <table:table-cell table:style-name="ce295" table:formula="of:=COM.MICROSOFT.STDEV.P([.K2:.K32])" office:value-type="float" office:value="0.75664361910118" calcext:value-type="float">
            <text:p>0,8</text:p>
          </table:table-cell>
          <table:table-cell table:style-name="ce295" table:formula="of:=COM.MICROSOFT.STDEV.P([.L2:.L32])" office:value-type="float" office:value="0.57496316378932" calcext:value-type="float">
            <text:p>0,6</text:p>
          </table:table-cell>
          <table:table-cell table:style-name="ce351" table:formula="of:=COM.MICROSOFT.STDEV.P([.M2:.M32])" office:value-type="float" office:value="1.02577855510861" calcext:value-type="float">
            <text:p>1,0</text:p>
          </table:table-cell>
          <table:table-cell table:style-name="ce409" table:formula="of:=AVERAGE([.B37:.M37])" office:value-type="float" office:value="0.706852472525103" calcext:value-type="float">
            <text:p>0,7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295" table:formula="of:=[.B34]-[.B36]" office:value-type="float" office:value="3.59999999999999" calcext:value-type="float">
            <text:p>3,6</text:p>
          </table:table-cell>
          <table:table-cell table:style-name="ce295" table:formula="of:=[.C34]-[.C36]" office:value-type="float" office:value="2.3" calcext:value-type="float">
            <text:p>2,3</text:p>
          </table:table-cell>
          <table:table-cell table:style-name="ce295" table:formula="of:=[.D34]-[.D36]" office:value-type="float" office:value="3.39999999999999" calcext:value-type="float">
            <text:p>3,4</text:p>
          </table:table-cell>
          <table:table-cell table:style-name="ce295" table:formula="of:=[.E34]-[.E36]" office:value-type="float" office:value="2.5" calcext:value-type="float">
            <text:p>2,5</text:p>
          </table:table-cell>
          <table:table-cell table:style-name="ce295" table:formula="of:=[.F34]-[.F36]" office:value-type="float" office:value="3.09999999999999" calcext:value-type="float">
            <text:p>3,1</text:p>
          </table:table-cell>
          <table:table-cell table:style-name="ce295" table:formula="of:=[.G34]-[.G36]" office:value-type="float" office:value="2.59999999999999" calcext:value-type="float">
            <text:p>2,6</text:p>
          </table:table-cell>
          <table:table-cell table:style-name="ce295" table:formula="of:=[.H34]-[.H36]" office:value-type="float" office:value="2.25" calcext:value-type="float">
            <text:p>2,3</text:p>
          </table:table-cell>
          <table:table-cell table:style-name="ce295" table:formula="of:=[.I34]-[.I36]" office:value-type="float" office:value="2.7" calcext:value-type="float">
            <text:p>2,7</text:p>
          </table:table-cell>
          <table:table-cell table:style-name="ce295" table:formula="of:=[.J34]-[.J36]" office:value-type="float" office:value="3.2" calcext:value-type="float">
            <text:p>3,2</text:p>
          </table:table-cell>
          <table:table-cell table:style-name="ce295" table:formula="of:=[.K34]-[.K36]" office:value-type="float" office:value="3.40000000000001" calcext:value-type="float">
            <text:p>3,4</text:p>
          </table:table-cell>
          <table:table-cell table:style-name="ce295" table:formula="of:=[.L34]-[.L36]" office:value-type="float" office:value="2.59999999999999" calcext:value-type="float">
            <text:p>2,6</text:p>
          </table:table-cell>
          <table:table-cell table:style-name="ce350" table:formula="of:=[.M34]-[.M36]" office:value-type="float" office:value="3.3" calcext:value-type="float">
            <text:p>3,3</text:p>
          </table:table-cell>
          <table:table-cell table:style-name="ce409" table:formula="of:=AVERAGE([.B38:.M38])" office:value-type="float" office:value="2.9125" calcext:value-type="float">
            <text:p>2,9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72.4" office:value-type="float" office:value="0.177419354838705" calcext:value-type="float">
            <text:p>0,2</text:p>
          </table:table-cell>
          <table:table-cell table:style-name="ce295" table:formula="of:=[.C35]-[.B35]" office:value-type="float" office:value="-0.52384792626728" calcext:value-type="float">
            <text:p>-0,5</text:p>
          </table:table-cell>
          <table:table-cell table:style-name="ce295" table:formula="of:=[.D35]-[.C35]" office:value-type="float" office:value="0.343202764976965" calcext:value-type="float">
            <text:p>0,3</text:p>
          </table:table-cell>
          <table:table-cell table:style-name="ce295" table:formula="of:=[.E35]-[.D35]" office:value-type="float" office:value="-1.55344086021506" calcext:value-type="float">
            <text:p>-1,6</text:p>
          </table:table-cell>
          <table:table-cell table:style-name="ce295" table:formula="of:=[.F35]-[.E35]" office:value-type="float" office:value="-0.325942028985509" calcext:value-type="float">
            <text:p>-0,3</text:p>
          </table:table-cell>
          <table:table-cell table:style-name="ce295" table:formula="of:=[.G35]-[.F35]" office:value-type="float" office:value="-0.790118577075091" calcext:value-type="float">
            <text:p>-0,8</text:p>
          </table:table-cell>
          <table:table-cell table:style-name="ce295" table:formula="of:=[.H35]-[.G35]" office:value-type="float" office:value="0.708021390374327" calcext:value-type="float">
            <text:p>0,7</text:p>
          </table:table-cell>
          <table:table-cell table:style-name="ce295" table:formula="of:=[.I35]-[.H35]" office:value-type="float" office:value="3.38613445378151" calcext:value-type="float">
            <text:p>3,4</text:p>
          </table:table-cell>
          <table:table-cell table:style-name="ce295" table:formula="of:=[.J35]-[.I35]" office:value-type="float" office:value="-1.4147619047619" calcext:value-type="float">
            <text:p>-1,4</text:p>
          </table:table-cell>
          <table:table-cell table:style-name="ce295" table:formula="of:=[.K35]-[.J35]" office:value-type="float" office:value="-0.172738095238103" calcext:value-type="float">
            <text:p>-0,2</text:p>
          </table:table-cell>
          <table:table-cell table:style-name="ce295" table:formula="of:=[.L35]-[.K35]" office:value-type="float" office:value="0.12641625615764" calcext:value-type="float">
            <text:p>0,1</text:p>
          </table:table-cell>
          <table:table-cell table:style-name="ce350" table:formula="of:=[.M35]-[.L35]" office:value-type="float" office:value="0.368687430478303" calcext:value-type="float">
            <text:p>0,4</text:p>
          </table:table-cell>
          <table:table-cell table:style-name="ce409" table:formula="of:=AVERAGE([.B39:.M39])" office:value-type="float" office:value="0.0274193548387089" calcext:value-type="float">
            <text:p>0,0</text:p>
          </table:table-cell>
          <table:table-cell table:style-name="ce406" table:number-columns-repeated="2"/>
        </table:table-row>
        <table:table-row table:style-name="ro1">
          <table:table-cell table:style-name="ce262" office:value-type="string" calcext:value-type="string">
            <text:p>BMI'23</text:p>
          </table:table-cell>
          <table:table-cell table:style-name="ce297" table:formula="of:=[.B35]/(1.69*1.69)" office:value-type="float" office:value="25.4113719249462" calcext:value-type="float">
            <text:p>25,4</text:p>
          </table:table-cell>
          <table:table-cell table:style-name="ce297" table:formula="of:=[.C35]/(1.69*1.69)" office:value-type="float" office:value="25.2279582047447" calcext:value-type="float">
            <text:p>25,2</text:p>
          </table:table-cell>
          <table:table-cell table:style-name="ce297" table:formula="of:=[.D35]/(1.69*1.69)" office:value-type="float" office:value="25.3481230326489" calcext:value-type="float">
            <text:p>25,3</text:p>
          </table:table-cell>
          <table:table-cell table:style-name="ce297" table:formula="of:=[.E35]/(1.69*1.69)" office:value-type="float" office:value="24.8042202070422" calcext:value-type="float">
            <text:p>24,8</text:p>
          </table:table-cell>
          <table:table-cell table:style-name="ce297" table:formula="of:=[.F35]/(1.69*1.69)" office:value-type="float" office:value="24.6900988425993" calcext:value-type="float">
            <text:p>24,7</text:p>
          </table:table-cell>
          <table:table-cell table:style-name="ce297" table:formula="of:=[.G35]/(1.69*1.69)" office:value-type="float" office:value="24.4134563661191" calcext:value-type="float">
            <text:p>24,4</text:p>
          </table:table-cell>
          <table:table-cell table:style-name="ce297" table:formula="of:=[.H35]/(1.69*1.69)" office:value-type="float" office:value="24.6613543355089" calcext:value-type="float">
            <text:p>24,7</text:p>
          </table:table-cell>
          <table:table-cell table:style-name="ce297" table:formula="of:=[.I35]/(1.69*1.69)" office:value-type="float" office:value="25.8469341309578" calcext:value-type="float">
            <text:p>25,8</text:p>
          </table:table-cell>
          <table:table-cell table:style-name="ce297" table:formula="of:=[.J35]/(1.69*1.69)" office:value-type="float" office:value="25.3515866624651" calcext:value-type="float">
            <text:p>25,4</text:p>
          </table:table-cell>
          <table:table-cell table:style-name="ce297" table:formula="of:=[.K35]/(1.69*1.69)" office:value-type="float" office:value="25.2911062537826" calcext:value-type="float">
            <text:p>25,3</text:p>
          </table:table-cell>
          <table:table-cell table:style-name="ce297" table:formula="of:=[.L35]/(1.69*1.69)" office:value-type="float" office:value="25.3353680990113" calcext:value-type="float">
            <text:p>25,3</text:p>
          </table:table-cell>
          <table:table-cell table:style-name="ce352" table:formula="of:=[.M35]/(1.69*1.69)" office:value-type="float" office:value="25.4644558166957" calcext:value-type="float">
            <text:p>25,5</text:p>
          </table:table-cell>
          <table:table-cell table:style-name="ce409" table:formula="of:=AVERAGE([.B40:.M40])" office:value-type="float" office:value="25.1538361563768" calcext:value-type="float">
            <text:p>25,2</text:p>
          </table:table-cell>
          <table:table-cell table:style-name="ce40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376"/>
          <table:table-cell table:number-columns-repeated="10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23'.B2:'2023'.B32">
            <calcext:condition calcext:apply-style-name="Bad" calcext:value="top-elements(1)" calcext:base-cell-address="'2023'.B2"/>
            <calcext:condition calcext:apply-style-name="Good" calcext:value="bottom-elements(1)" calcext:base-cell-address="'2023'.B2"/>
          </calcext:conditional-format>
          <calcext:conditional-format calcext:target-range-address="'2023'.C2:'2023'.C29">
            <calcext:condition calcext:apply-style-name="Bad" calcext:value="top-elements(1)" calcext:base-cell-address="'2023'.C2"/>
            <calcext:condition calcext:apply-style-name="Good" calcext:value="bottom-elements(1)" calcext:base-cell-address="'2023'.C2"/>
          </calcext:conditional-format>
          <calcext:conditional-format calcext:target-range-address="'2023'.D2:'2023'.D32">
            <calcext:condition calcext:apply-style-name="Bad" calcext:value="top-elements(1)" calcext:base-cell-address="'2023'.D2"/>
            <calcext:condition calcext:apply-style-name="Good" calcext:value="bottom-elements(1)" calcext:base-cell-address="'2023'.D2"/>
          </calcext:conditional-format>
          <calcext:conditional-format calcext:target-range-address="'2023'.E2:'2023'.E31">
            <calcext:condition calcext:apply-style-name="Bad" calcext:value="top-elements(1)" calcext:base-cell-address="'2023'.E2"/>
            <calcext:condition calcext:apply-style-name="Good" calcext:value="bottom-elements(1)" calcext:base-cell-address="'2023'.E2"/>
          </calcext:conditional-format>
          <calcext:conditional-format calcext:target-range-address="'2023'.F2:'2023'.F24">
            <calcext:condition calcext:apply-style-name="Bad" calcext:value="top-elements(1)" calcext:base-cell-address="'2023'.F2"/>
            <calcext:condition calcext:apply-style-name="Good" calcext:value="bottom-elements(1)" calcext:base-cell-address="'2023'.F2"/>
          </calcext:conditional-format>
          <calcext:conditional-format calcext:target-range-address="'2023'.G10:'2023'.G31">
            <calcext:condition calcext:apply-style-name="Bad" calcext:value="top-elements(1)" calcext:base-cell-address="'2023'.G1"/>
            <calcext:condition calcext:apply-style-name="Good" calcext:value="bottom-elements(1)" calcext:base-cell-address="'2023'.G1"/>
          </calcext:conditional-format>
          <calcext:conditional-format calcext:target-range-address="'2023'.H2:'2023'.H18">
            <calcext:condition calcext:apply-style-name="Bad" calcext:value="top-elements(1)" calcext:base-cell-address="'2023'.H2"/>
            <calcext:condition calcext:apply-style-name="Good" calcext:value="bottom-elements(1)" calcext:base-cell-address="'2023'.H2"/>
          </calcext:conditional-format>
          <calcext:conditional-format calcext:target-range-address="'2023'.I18:'2023'.I31">
            <calcext:condition calcext:apply-style-name="Bad" calcext:value="top-elements(1)" calcext:base-cell-address="'2023'.I3"/>
            <calcext:condition calcext:apply-style-name="Good" calcext:value="bottom-elements(1)" calcext:base-cell-address="'2023'.I3"/>
          </calcext:conditional-format>
          <calcext:conditional-format calcext:target-range-address="'2023'.J2:'2023'.J31">
            <calcext:condition calcext:apply-style-name="Bad" calcext:value="top-elements(1)" calcext:base-cell-address="'2023'.J2"/>
            <calcext:condition calcext:apply-style-name="Good" calcext:value="bottom-elements(1)" calcext:base-cell-address="'2023'.J2"/>
          </calcext:conditional-format>
          <calcext:conditional-format calcext:target-range-address="'2023'.K23:'2023'.K32 '2023'.K2:'2023'.K14 '2023'.K16:'2023'.K19 '2023'.K21:'2023'.K21">
            <calcext:condition calcext:apply-style-name="Bad" calcext:value="top-elements(1)" calcext:base-cell-address="'2023'.K2"/>
            <calcext:condition calcext:apply-style-name="Good" calcext:value="bottom-elements(1)" calcext:base-cell-address="'2023'.K2"/>
          </calcext:conditional-format>
          <calcext:conditional-format calcext:target-range-address="'2023'.L2:'2023'.L31">
            <calcext:condition calcext:apply-style-name="Bad" calcext:value="top-elements(1)" calcext:base-cell-address="'2023'.L2"/>
            <calcext:condition calcext:apply-style-name="Good" calcext:value="bottom-elements(1)" calcext:base-cell-address="'2023'.L2"/>
          </calcext:conditional-format>
          <calcext:conditional-format calcext:target-range-address="'2023'.M2:'2023'.M32">
            <calcext:condition calcext:apply-style-name="Bad" calcext:value="top-elements(1)" calcext:base-cell-address="'2023'.M2"/>
            <calcext:condition calcext:apply-style-name="Good" calcext:value="bottom-elements(1)" calcext:base-cell-address="'2023'.M2"/>
          </calcext:conditional-format>
        </calcext:conditional-formats>
      </table:table>
      <table:table table:name="2022" table:style-name="ta1"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 office:value-type="float" office:value="11" calcext:value-type="float">
            <text:p>11</text:p>
          </table:table-cell>
          <table:table-cell table:style-name="ce344" office:value-type="float" office:value="12" calcext:value-type="float">
            <text:p>12</text:p>
          </table:table-cell>
          <table:table-cell table:style-name="ce405" table:number-columns-repeated="3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411" office:value-type="float" office:value="71.7" calcext:value-type="float">
            <text:p>71,7</text:p>
          </table:table-cell>
          <table:table-cell table:style-name="ce419" office:value-type="float" office:value="72.9" calcext:value-type="float">
            <text:p>72,9</text:p>
          </table:table-cell>
          <table:table-cell table:style-name="ce425" office:value-type="float" office:value="74.1" calcext:value-type="float">
            <text:p>74,1</text:p>
          </table:table-cell>
          <table:table-cell table:style-name="ce429" office:value-type="float" office:value="75.2" calcext:value-type="float">
            <text:p>75,2</text:p>
          </table:table-cell>
          <table:table-cell table:style-name="ce434" office:value-type="float" office:value="75.2" calcext:value-type="float">
            <text:p>75,2</text:p>
          </table:table-cell>
          <table:table-cell table:style-name="ce439" office:value-type="float" office:value="73.3" calcext:value-type="float">
            <text:p>73,3</text:p>
          </table:table-cell>
          <table:table-cell table:style-name="ce443"/>
          <table:table-cell table:style-name="ce447" office:value-type="float" office:value="74.8" calcext:value-type="float">
            <text:p>74,8</text:p>
          </table:table-cell>
          <table:table-cell table:style-name="ce452" office:value-type="float" office:value="75.3" calcext:value-type="float">
            <text:p>75,3</text:p>
          </table:table-cell>
          <table:table-cell table:style-name="ce455" office:value-type="float" office:value="75.3" calcext:value-type="float">
            <text:p>75,3</text:p>
          </table:table-cell>
          <table:table-cell table:style-name="ce460" office:value-type="float" office:value="73.4" calcext:value-type="float">
            <text:p>73,4</text:p>
          </table:table-cell>
          <table:table-cell table:style-name="ce463" office:value-type="float" office:value="71.7" calcext:value-type="float">
            <text:p>71,7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413" office:value-type="float" office:value="72.6" calcext:value-type="float">
            <text:p>72,6</text:p>
          </table:table-cell>
          <table:table-cell table:style-name="ce420" office:value-type="float" office:value="72.3" calcext:value-type="float">
            <text:p>72,3</text:p>
          </table:table-cell>
          <table:table-cell table:style-name="ce426" office:value-type="float" office:value="75" calcext:value-type="float">
            <text:p>75,0</text:p>
          </table:table-cell>
          <table:table-cell table:style-name="ce430" office:value-type="float" office:value="74.8" calcext:value-type="float">
            <text:p>74,8</text:p>
          </table:table-cell>
          <table:table-cell table:style-name="ce435" office:value-type="float" office:value="74.8" calcext:value-type="float">
            <text:p>74,8</text:p>
          </table:table-cell>
          <table:table-cell table:style-name="ce440" office:value-type="float" office:value="73" calcext:value-type="float">
            <text:p>73,0</text:p>
          </table:table-cell>
          <table:table-cell table:style-name="ce444"/>
          <table:table-cell table:style-name="ce448" office:value-type="float" office:value="75.2" calcext:value-type="float">
            <text:p>75,2</text:p>
          </table:table-cell>
          <table:table-cell table:style-name="ce453" office:value-type="float" office:value="75.6" calcext:value-type="float">
            <text:p>75,6</text:p>
          </table:table-cell>
          <table:table-cell table:style-name="ce456" office:value-type="float" office:value="75.3" calcext:value-type="float">
            <text:p>75,3</text:p>
          </table:table-cell>
          <table:table-cell table:style-name="ce461" office:value-type="float" office:value="72.4" calcext:value-type="float">
            <text:p>72,4</text:p>
          </table:table-cell>
          <table:table-cell table:style-name="ce582" office:value-type="float" office:value="71.8" calcext:value-type="float">
            <text:p>71,8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413" office:value-type="float" office:value="72.6" calcext:value-type="float">
            <text:p>72,6</text:p>
          </table:table-cell>
          <table:table-cell table:style-name="ce420" office:value-type="float" office:value="72.7" calcext:value-type="float">
            <text:p>72,7</text:p>
          </table:table-cell>
          <table:table-cell table:style-name="ce426" office:value-type="float" office:value="74.1" calcext:value-type="float">
            <text:p>74,1</text:p>
          </table:table-cell>
          <table:table-cell table:style-name="ce430" office:value-type="float" office:value="75.2" calcext:value-type="float">
            <text:p>75,2</text:p>
          </table:table-cell>
          <table:table-cell table:style-name="ce435" office:value-type="float" office:value="74.5" calcext:value-type="float">
            <text:p>74,5</text:p>
          </table:table-cell>
          <table:table-cell table:style-name="ce440" office:value-type="float" office:value="73.4" calcext:value-type="float">
            <text:p>73,4</text:p>
          </table:table-cell>
          <table:table-cell table:style-name="ce444"/>
          <table:table-cell table:style-name="ce448" office:value-type="float" office:value="74.8" calcext:value-type="float">
            <text:p>74,8</text:p>
          </table:table-cell>
          <table:table-cell table:style-name="ce453" office:value-type="float" office:value="75.2" calcext:value-type="float">
            <text:p>75,2</text:p>
          </table:table-cell>
          <table:table-cell table:style-name="ce456" office:value-type="float" office:value="74.8" calcext:value-type="float">
            <text:p>74,8</text:p>
          </table:table-cell>
          <table:table-cell table:style-name="ce461" office:value-type="float" office:value="72.1" calcext:value-type="float">
            <text:p>72,1</text:p>
          </table:table-cell>
          <table:table-cell table:style-name="ce582" office:value-type="float" office:value="72" calcext:value-type="float">
            <text:p>72,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413" office:value-type="float" office:value="72.4" calcext:value-type="float">
            <text:p>72,4</text:p>
          </table:table-cell>
          <table:table-cell table:style-name="ce420" office:value-type="float" office:value="72.8" calcext:value-type="float">
            <text:p>72,8</text:p>
          </table:table-cell>
          <table:table-cell table:style-name="ce426" office:value-type="float" office:value="73.1" calcext:value-type="float">
            <text:p>73,1</text:p>
          </table:table-cell>
          <table:table-cell table:style-name="ce430" office:value-type="float" office:value="75.1" calcext:value-type="float">
            <text:p>75,1</text:p>
          </table:table-cell>
          <table:table-cell table:style-name="ce435" office:value-type="float" office:value="74.6" calcext:value-type="float">
            <text:p>74,6</text:p>
          </table:table-cell>
          <table:table-cell table:style-name="ce440" office:value-type="float" office:value="73.1" calcext:value-type="float">
            <text:p>73,1</text:p>
          </table:table-cell>
          <table:table-cell table:style-name="ce444"/>
          <table:table-cell table:style-name="ce448"/>
          <table:table-cell table:style-name="ce453" office:value-type="float" office:value="74.6" calcext:value-type="float">
            <text:p>74,6</text:p>
          </table:table-cell>
          <table:table-cell table:style-name="ce456" office:value-type="float" office:value="74.7" calcext:value-type="float">
            <text:p>74,7</text:p>
          </table:table-cell>
          <table:table-cell table:style-name="ce461" office:value-type="float" office:value="71.9" calcext:value-type="float">
            <text:p>71,9</text:p>
          </table:table-cell>
          <table:table-cell table:style-name="ce582" office:value-type="float" office:value="73" calcext:value-type="float">
            <text:p>73,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413" office:value-type="float" office:value="72.9" calcext:value-type="float">
            <text:p>72,9</text:p>
          </table:table-cell>
          <table:table-cell table:style-name="ce420" office:value-type="float" office:value="72.3" calcext:value-type="float">
            <text:p>72,3</text:p>
          </table:table-cell>
          <table:table-cell table:style-name="ce426" office:value-type="float" office:value="73.7" calcext:value-type="float">
            <text:p>73,7</text:p>
          </table:table-cell>
          <table:table-cell table:style-name="ce430" office:value-type="float" office:value="75.1" calcext:value-type="float">
            <text:p>75,1</text:p>
          </table:table-cell>
          <table:table-cell table:style-name="ce435" office:value-type="float" office:value="74.2" calcext:value-type="float">
            <text:p>74,2</text:p>
          </table:table-cell>
          <table:table-cell table:style-name="ce440" office:value-type="float" office:value="73.1" calcext:value-type="float">
            <text:p>73,1</text:p>
          </table:table-cell>
          <table:table-cell table:style-name="ce444"/>
          <table:table-cell table:style-name="ce448"/>
          <table:table-cell table:style-name="ce453" office:value-type="float" office:value="75.1" calcext:value-type="float">
            <text:p>75,1</text:p>
          </table:table-cell>
          <table:table-cell table:style-name="ce456" office:value-type="float" office:value="75.4" calcext:value-type="float">
            <text:p>75,4</text:p>
          </table:table-cell>
          <table:table-cell table:style-name="ce461" office:value-type="float" office:value="71.9" calcext:value-type="float">
            <text:p>71,9</text:p>
          </table:table-cell>
          <table:table-cell table:style-name="ce582" office:value-type="float" office:value="72.1" calcext:value-type="float">
            <text:p>72,1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413" office:value-type="float" office:value="73.3" calcext:value-type="float">
            <text:p>73,3</text:p>
          </table:table-cell>
          <table:table-cell table:style-name="ce420" office:value-type="float" office:value="72.8" calcext:value-type="float">
            <text:p>72,8</text:p>
          </table:table-cell>
          <table:table-cell table:style-name="ce426" office:value-type="float" office:value="73.7" calcext:value-type="float">
            <text:p>73,7</text:p>
          </table:table-cell>
          <table:table-cell table:style-name="ce430" office:value-type="float" office:value="75" calcext:value-type="float">
            <text:p>75,0</text:p>
          </table:table-cell>
          <table:table-cell table:style-name="ce435" office:value-type="float" office:value="74.4" calcext:value-type="float">
            <text:p>74,4</text:p>
          </table:table-cell>
          <table:table-cell table:style-name="ce440" office:value-type="float" office:value="72.9" calcext:value-type="float">
            <text:p>72,9</text:p>
          </table:table-cell>
          <table:table-cell table:style-name="ce444"/>
          <table:table-cell table:style-name="ce448"/>
          <table:table-cell table:style-name="ce453" office:value-type="float" office:value="75" calcext:value-type="float">
            <text:p>75,0</text:p>
          </table:table-cell>
          <table:table-cell table:style-name="ce456" office:value-type="float" office:value="74.8" calcext:value-type="float">
            <text:p>74,8</text:p>
          </table:table-cell>
          <table:table-cell table:style-name="ce461" office:value-type="float" office:value="73.2" calcext:value-type="float">
            <text:p>73,2</text:p>
          </table:table-cell>
          <table:table-cell table:style-name="ce582" office:value-type="float" office:value="72.3" calcext:value-type="float">
            <text:p>72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413" office:value-type="float" office:value="72.9" calcext:value-type="float">
            <text:p>72,9</text:p>
          </table:table-cell>
          <table:table-cell table:style-name="ce420" office:value-type="float" office:value="72.2" calcext:value-type="float">
            <text:p>72,2</text:p>
          </table:table-cell>
          <table:table-cell table:style-name="ce426" office:value-type="float" office:value="73.4" calcext:value-type="float">
            <text:p>73,4</text:p>
          </table:table-cell>
          <table:table-cell table:style-name="ce430" office:value-type="float" office:value="75.2" calcext:value-type="float">
            <text:p>75,2</text:p>
          </table:table-cell>
          <table:table-cell table:style-name="ce435" office:value-type="float" office:value="74.7" calcext:value-type="float">
            <text:p>74,7</text:p>
          </table:table-cell>
          <table:table-cell table:style-name="ce440" office:value-type="float" office:value="73.2" calcext:value-type="float">
            <text:p>73,2</text:p>
          </table:table-cell>
          <table:table-cell table:style-name="ce444"/>
          <table:table-cell table:style-name="ce448"/>
          <table:table-cell table:style-name="ce453" office:value-type="float" office:value="74.7" calcext:value-type="float">
            <text:p>74,7</text:p>
          </table:table-cell>
          <table:table-cell table:style-name="ce456" office:value-type="float" office:value="75.2" calcext:value-type="float">
            <text:p>75,2</text:p>
          </table:table-cell>
          <table:table-cell table:style-name="ce461" office:value-type="float" office:value="72.3" calcext:value-type="float">
            <text:p>72,3</text:p>
          </table:table-cell>
          <table:table-cell table:style-name="ce582" office:value-type="float" office:value="71.9" calcext:value-type="float">
            <text:p>71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413" office:value-type="float" office:value="72.5" calcext:value-type="float">
            <text:p>72,5</text:p>
          </table:table-cell>
          <table:table-cell table:style-name="ce420" office:value-type="float" office:value="72.2" calcext:value-type="float">
            <text:p>72,2</text:p>
          </table:table-cell>
          <table:table-cell table:style-name="ce426" office:value-type="float" office:value="74.7" calcext:value-type="float">
            <text:p>74,7</text:p>
          </table:table-cell>
          <table:table-cell table:style-name="ce430" office:value-type="float" office:value="75.9" calcext:value-type="float">
            <text:p>75,9</text:p>
          </table:table-cell>
          <table:table-cell table:style-name="ce435" office:value-type="float" office:value="75.7" calcext:value-type="float">
            <text:p>75,7</text:p>
          </table:table-cell>
          <table:table-cell table:style-name="ce440" office:value-type="float" office:value="74.1" calcext:value-type="float">
            <text:p>74,1</text:p>
          </table:table-cell>
          <table:table-cell table:style-name="ce444"/>
          <table:table-cell table:style-name="ce448"/>
          <table:table-cell table:style-name="ce453" office:value-type="float" office:value="74.2" calcext:value-type="float">
            <text:p>74,2</text:p>
          </table:table-cell>
          <table:table-cell table:style-name="ce456" office:value-type="float" office:value="74.6" calcext:value-type="float">
            <text:p>74,6</text:p>
          </table:table-cell>
          <table:table-cell table:style-name="ce461" office:value-type="float" office:value="71.6" calcext:value-type="float">
            <text:p>71,6</text:p>
          </table:table-cell>
          <table:table-cell table:style-name="ce582" office:value-type="float" office:value="71.1" calcext:value-type="float">
            <text:p>71,1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413" office:value-type="float" office:value="73" calcext:value-type="float">
            <text:p>73,0</text:p>
          </table:table-cell>
          <table:table-cell table:style-name="ce420" office:value-type="float" office:value="72.8" calcext:value-type="float">
            <text:p>72,8</text:p>
          </table:table-cell>
          <table:table-cell table:style-name="ce426" office:value-type="float" office:value="74.1" calcext:value-type="float">
            <text:p>74,1</text:p>
          </table:table-cell>
          <table:table-cell table:style-name="ce430" office:value-type="float" office:value="75.9" calcext:value-type="float">
            <text:p>75,9</text:p>
          </table:table-cell>
          <table:table-cell table:style-name="ce435" office:value-type="float" office:value="74.7" calcext:value-type="float">
            <text:p>74,7</text:p>
          </table:table-cell>
          <table:table-cell table:style-name="ce440" office:value-type="float" office:value="74.5" calcext:value-type="float">
            <text:p>74,5</text:p>
          </table:table-cell>
          <table:table-cell table:style-name="ce444"/>
          <table:table-cell table:style-name="ce448"/>
          <table:table-cell table:style-name="ce453" office:value-type="float" office:value="75.6" calcext:value-type="float">
            <text:p>75,6</text:p>
          </table:table-cell>
          <table:table-cell table:style-name="ce456" office:value-type="float" office:value="76" calcext:value-type="float">
            <text:p>76,0</text:p>
          </table:table-cell>
          <table:table-cell table:style-name="ce461" office:value-type="float" office:value="71.9" calcext:value-type="float">
            <text:p>71,9</text:p>
          </table:table-cell>
          <table:table-cell table:style-name="ce582" office:value-type="float" office:value="71.9" calcext:value-type="float">
            <text:p>71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414" office:value-type="float" office:value="72.5" calcext:value-type="float">
            <text:p>72,5</text:p>
          </table:table-cell>
          <table:table-cell table:style-name="ce421" office:value-type="float" office:value="72.8" calcext:value-type="float">
            <text:p>72,8</text:p>
          </table:table-cell>
          <table:table-cell table:style-name="ce427" office:value-type="float" office:value="74.7" calcext:value-type="float">
            <text:p>74,7</text:p>
          </table:table-cell>
          <table:table-cell table:style-name="ce431" office:value-type="float" office:value="75.2" calcext:value-type="float">
            <text:p>75,2</text:p>
          </table:table-cell>
          <table:table-cell table:style-name="ce436" office:value-type="float" office:value="75.5" calcext:value-type="float">
            <text:p>75,5</text:p>
          </table:table-cell>
          <table:table-cell table:style-name="ce441" office:value-type="float" office:value="75" calcext:value-type="float">
            <text:p>75,0</text:p>
          </table:table-cell>
          <table:table-cell table:style-name="ce445"/>
          <table:table-cell table:style-name="ce449" office:value-type="float" office:value="76" calcext:value-type="float">
            <text:p>76,0</text:p>
          </table:table-cell>
          <table:table-cell table:style-name="ce454" office:value-type="float" office:value="74.9" calcext:value-type="float">
            <text:p>74,9</text:p>
          </table:table-cell>
          <table:table-cell table:style-name="ce457" office:value-type="float" office:value="75.3" calcext:value-type="float">
            <text:p>75,3</text:p>
          </table:table-cell>
          <table:table-cell table:style-name="ce462" office:value-type="float" office:value="71.3" calcext:value-type="float">
            <text:p>71,3</text:p>
          </table:table-cell>
          <table:table-cell table:style-name="ce583" office:value-type="float" office:value="72.3" calcext:value-type="float">
            <text:p>72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0" office:value-type="float" office:value="11" calcext:value-type="float">
            <text:p>11</text:p>
          </table:table-cell>
          <table:table-cell table:style-name="ce411" office:value-type="float" office:value="72.7" calcext:value-type="float">
            <text:p>72,7</text:p>
          </table:table-cell>
          <table:table-cell table:style-name="ce419" office:value-type="float" office:value="72.4" calcext:value-type="float">
            <text:p>72,4</text:p>
          </table:table-cell>
          <table:table-cell table:style-name="ce425" office:value-type="float" office:value="74.7" calcext:value-type="float">
            <text:p>74,7</text:p>
          </table:table-cell>
          <table:table-cell table:style-name="ce429"/>
          <table:table-cell table:style-name="ce434" office:value-type="float" office:value="75.3" calcext:value-type="float">
            <text:p>75,3</text:p>
          </table:table-cell>
          <table:table-cell table:style-name="ce439" office:value-type="float" office:value="73.8" calcext:value-type="float">
            <text:p>73,8</text:p>
          </table:table-cell>
          <table:table-cell table:style-name="ce443"/>
          <table:table-cell table:style-name="ce448" office:value-type="float" office:value="76" calcext:value-type="float">
            <text:p>76,0</text:p>
          </table:table-cell>
          <table:table-cell table:style-name="ce452" office:value-type="float" office:value="75.1" calcext:value-type="float">
            <text:p>75,1</text:p>
          </table:table-cell>
          <table:table-cell table:style-name="ce455" office:value-type="float" office:value="75.2" calcext:value-type="float">
            <text:p>75,2</text:p>
          </table:table-cell>
          <table:table-cell table:style-name="ce460" office:value-type="float" office:value="72.4" calcext:value-type="float">
            <text:p>72,4</text:p>
          </table:table-cell>
          <table:table-cell table:style-name="ce463" office:value-type="float" office:value="72.3" calcext:value-type="float">
            <text:p>72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413" office:value-type="float" office:value="71.7" calcext:value-type="float">
            <text:p>71,7</text:p>
          </table:table-cell>
          <table:table-cell table:style-name="ce420" office:value-type="float" office:value="72.4" calcext:value-type="float">
            <text:p>72,4</text:p>
          </table:table-cell>
          <table:table-cell table:style-name="ce426" office:value-type="float" office:value="74.1" calcext:value-type="float">
            <text:p>74,1</text:p>
          </table:table-cell>
          <table:table-cell table:style-name="ce430"/>
          <table:table-cell table:style-name="ce435" office:value-type="float" office:value="74.6" calcext:value-type="float">
            <text:p>74,6</text:p>
          </table:table-cell>
          <table:table-cell table:style-name="ce440" office:value-type="float" office:value="74.2" calcext:value-type="float">
            <text:p>74,2</text:p>
          </table:table-cell>
          <table:table-cell table:style-name="ce444"/>
          <table:table-cell table:style-name="ce448" office:value-type="float" office:value="75.1" calcext:value-type="float">
            <text:p>75,1</text:p>
          </table:table-cell>
          <table:table-cell table:style-name="ce453" office:value-type="float" office:value="77.1" calcext:value-type="float">
            <text:p>77,1</text:p>
          </table:table-cell>
          <table:table-cell table:style-name="ce456" office:value-type="float" office:value="74.7" calcext:value-type="float">
            <text:p>74,7</text:p>
          </table:table-cell>
          <table:table-cell table:style-name="ce461" office:value-type="float" office:value="72" calcext:value-type="float">
            <text:p>72,0</text:p>
          </table:table-cell>
          <table:table-cell table:style-name="ce582" office:value-type="float" office:value="72.4" calcext:value-type="float">
            <text:p>72,4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413" office:value-type="float" office:value="71.4" calcext:value-type="float">
            <text:p>71,4</text:p>
          </table:table-cell>
          <table:table-cell table:style-name="ce420" office:value-type="float" office:value="73.1" calcext:value-type="float">
            <text:p>73,1</text:p>
          </table:table-cell>
          <table:table-cell table:style-name="ce426" office:value-type="float" office:value="74.1" calcext:value-type="float">
            <text:p>74,1</text:p>
          </table:table-cell>
          <table:table-cell table:style-name="ce430"/>
          <table:table-cell table:style-name="ce435" office:value-type="float" office:value="75.4" calcext:value-type="float">
            <text:p>75,4</text:p>
          </table:table-cell>
          <table:table-cell table:style-name="ce440" office:value-type="float" office:value="74.1" calcext:value-type="float">
            <text:p>74,1</text:p>
          </table:table-cell>
          <table:table-cell table:style-name="ce444"/>
          <table:table-cell table:style-name="ce448" office:value-type="float" office:value="75" calcext:value-type="float">
            <text:p>75,0</text:p>
          </table:table-cell>
          <table:table-cell table:style-name="ce453" office:value-type="float" office:value="76.2" calcext:value-type="float">
            <text:p>76,2</text:p>
          </table:table-cell>
          <table:table-cell table:style-name="ce456" office:value-type="float" office:value="75.4" calcext:value-type="float">
            <text:p>75,4</text:p>
          </table:table-cell>
          <table:table-cell table:style-name="ce461" office:value-type="float" office:value="73.3" calcext:value-type="float">
            <text:p>73,3</text:p>
          </table:table-cell>
          <table:table-cell table:style-name="ce582" office:value-type="float" office:value="73" calcext:value-type="float">
            <text:p>73,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413" office:value-type="float" office:value="71.4" calcext:value-type="float">
            <text:p>71,4</text:p>
          </table:table-cell>
          <table:table-cell table:style-name="ce420" office:value-type="float" office:value="73.1" calcext:value-type="float">
            <text:p>73,1</text:p>
          </table:table-cell>
          <table:table-cell table:style-name="ce426" office:value-type="float" office:value="74.1" calcext:value-type="float">
            <text:p>74,1</text:p>
          </table:table-cell>
          <table:table-cell table:style-name="ce430"/>
          <table:table-cell table:style-name="ce435" office:value-type="float" office:value="74.6" calcext:value-type="float">
            <text:p>74,6</text:p>
          </table:table-cell>
          <table:table-cell table:style-name="ce440" office:value-type="float" office:value="74.4" calcext:value-type="float">
            <text:p>74,4</text:p>
          </table:table-cell>
          <table:table-cell table:style-name="ce444"/>
          <table:table-cell table:style-name="ce450" office:value-type="float" office:value="74.4" calcext:value-type="float">
            <text:p>74,4</text:p>
          </table:table-cell>
          <table:table-cell table:style-name="ce453" office:value-type="float" office:value="75.8" calcext:value-type="float">
            <text:p>75,8</text:p>
          </table:table-cell>
          <table:table-cell table:style-name="ce456" office:value-type="float" office:value="75" calcext:value-type="float">
            <text:p>75,0</text:p>
          </table:table-cell>
          <table:table-cell table:style-name="ce461" office:value-type="float" office:value="72.5" calcext:value-type="float">
            <text:p>72,5</text:p>
          </table:table-cell>
          <table:table-cell table:style-name="ce582" office:value-type="float" office:value="73.3" calcext:value-type="float">
            <text:p>73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413" office:value-type="float" office:value="72.1" calcext:value-type="float">
            <text:p>72,1</text:p>
          </table:table-cell>
          <table:table-cell table:style-name="ce420" office:value-type="float" office:value="73.4" calcext:value-type="float">
            <text:p>73,4</text:p>
          </table:table-cell>
          <table:table-cell table:style-name="ce426" office:value-type="float" office:value="74.5" calcext:value-type="float">
            <text:p>74,5</text:p>
          </table:table-cell>
          <table:table-cell table:style-name="ce430"/>
          <table:table-cell table:style-name="ce435" office:value-type="float" office:value="74.4" calcext:value-type="float">
            <text:p>74,4</text:p>
          </table:table-cell>
          <table:table-cell table:style-name="ce440" office:value-type="float" office:value="73.8" calcext:value-type="float">
            <text:p>73,8</text:p>
          </table:table-cell>
          <table:table-cell table:style-name="ce444"/>
          <table:table-cell table:style-name="ce448" office:value-type="float" office:value="74.3" calcext:value-type="float">
            <text:p>74,3</text:p>
          </table:table-cell>
          <table:table-cell table:style-name="ce453" office:value-type="float" office:value="75.2" calcext:value-type="float">
            <text:p>75,2</text:p>
          </table:table-cell>
          <table:table-cell table:style-name="ce456" office:value-type="float" office:value="74.8" calcext:value-type="float">
            <text:p>74,8</text:p>
          </table:table-cell>
          <table:table-cell table:style-name="ce461" office:value-type="float" office:value="72.4" calcext:value-type="float">
            <text:p>72,4</text:p>
          </table:table-cell>
          <table:table-cell table:style-name="ce582" office:value-type="float" office:value="73.1" calcext:value-type="float">
            <text:p>73,1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413" office:value-type="float" office:value="73" calcext:value-type="float">
            <text:p>73,0</text:p>
          </table:table-cell>
          <table:table-cell table:style-name="ce420" office:value-type="float" office:value="73.4" calcext:value-type="float">
            <text:p>73,4</text:p>
          </table:table-cell>
          <table:table-cell table:style-name="ce426" office:value-type="float" office:value="74.2" calcext:value-type="float">
            <text:p>74,2</text:p>
          </table:table-cell>
          <table:table-cell table:style-name="ce430"/>
          <table:table-cell table:style-name="ce435" office:value-type="float" office:value="74.4" calcext:value-type="float">
            <text:p>74,4</text:p>
          </table:table-cell>
          <table:table-cell table:style-name="ce440" office:value-type="float" office:value="73.8" calcext:value-type="float">
            <text:p>73,8</text:p>
          </table:table-cell>
          <table:table-cell table:style-name="ce444"/>
          <table:table-cell table:style-name="ce448" office:value-type="float" office:value="74.3" calcext:value-type="float">
            <text:p>74,3</text:p>
          </table:table-cell>
          <table:table-cell table:style-name="ce453" office:value-type="float" office:value="75" calcext:value-type="float">
            <text:p>75,0</text:p>
          </table:table-cell>
          <table:table-cell table:style-name="ce456" office:value-type="float" office:value="75.3" calcext:value-type="float">
            <text:p>75,3</text:p>
          </table:table-cell>
          <table:table-cell table:style-name="ce461" office:value-type="float" office:value="72.1" calcext:value-type="float">
            <text:p>72,1</text:p>
          </table:table-cell>
          <table:table-cell table:style-name="ce582" office:value-type="float" office:value="73.9" calcext:value-type="float">
            <text:p>73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413" office:value-type="float" office:value="73" calcext:value-type="float">
            <text:p>73,0</text:p>
          </table:table-cell>
          <table:table-cell table:style-name="ce420" office:value-type="float" office:value="74.4" calcext:value-type="float">
            <text:p>74,4</text:p>
          </table:table-cell>
          <table:table-cell table:style-name="ce426" office:value-type="float" office:value="74.9" calcext:value-type="float">
            <text:p>74,9</text:p>
          </table:table-cell>
          <table:table-cell table:style-name="ce430" office:value-type="float" office:value="74.1" calcext:value-type="float">
            <text:p>74,1</text:p>
          </table:table-cell>
          <table:table-cell table:style-name="ce435" office:value-type="float" office:value="75.7" calcext:value-type="float">
            <text:p>75,7</text:p>
          </table:table-cell>
          <table:table-cell table:style-name="ce440" office:value-type="float" office:value="73.4" calcext:value-type="float">
            <text:p>73,4</text:p>
          </table:table-cell>
          <table:table-cell table:style-name="ce444"/>
          <table:table-cell table:style-name="ce448" office:value-type="float" office:value="74" calcext:value-type="float">
            <text:p>74,0</text:p>
          </table:table-cell>
          <table:table-cell table:style-name="ce453" office:value-type="float" office:value="75.4" calcext:value-type="float">
            <text:p>75,4</text:p>
          </table:table-cell>
          <table:table-cell table:style-name="ce456" office:value-type="float" office:value="75.2" calcext:value-type="float">
            <text:p>75,2</text:p>
          </table:table-cell>
          <table:table-cell table:style-name="ce461" office:value-type="float" office:value="72.5" calcext:value-type="float">
            <text:p>72,5</text:p>
          </table:table-cell>
          <table:table-cell table:style-name="ce582" office:value-type="float" office:value="73.4" calcext:value-type="float">
            <text:p>73,4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413" office:value-type="float" office:value="72.2" calcext:value-type="float">
            <text:p>72,2</text:p>
          </table:table-cell>
          <table:table-cell table:style-name="ce420" office:value-type="float" office:value="73.5" calcext:value-type="float">
            <text:p>73,5</text:p>
          </table:table-cell>
          <table:table-cell table:style-name="ce426" office:value-type="float" office:value="75.2" calcext:value-type="float">
            <text:p>75,2</text:p>
          </table:table-cell>
          <table:table-cell table:style-name="ce430" office:value-type="float" office:value="74.2" calcext:value-type="float">
            <text:p>74,2</text:p>
          </table:table-cell>
          <table:table-cell table:style-name="ce435" office:value-type="float" office:value="74.7" calcext:value-type="float">
            <text:p>74,7</text:p>
          </table:table-cell>
          <table:table-cell table:style-name="ce440" office:value-type="float" office:value="73.8" calcext:value-type="float">
            <text:p>73,8</text:p>
          </table:table-cell>
          <table:table-cell table:style-name="ce444" office:value-type="float" office:value="75" calcext:value-type="float">
            <text:p>75,0</text:p>
          </table:table-cell>
          <table:table-cell table:style-name="ce448" office:value-type="float" office:value="74.3" calcext:value-type="float">
            <text:p>74,3</text:p>
          </table:table-cell>
          <table:table-cell table:style-name="ce453" office:value-type="float" office:value="75.8" calcext:value-type="float">
            <text:p>75,8</text:p>
          </table:table-cell>
          <table:table-cell table:style-name="ce456" office:value-type="float" office:value="74.1" calcext:value-type="float">
            <text:p>74,1</text:p>
          </table:table-cell>
          <table:table-cell table:style-name="ce461" office:value-type="float" office:value="71.5" calcext:value-type="float">
            <text:p>71,5</text:p>
          </table:table-cell>
          <table:table-cell table:style-name="ce582" office:value-type="float" office:value="71.3" calcext:value-type="float">
            <text:p>71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413" office:value-type="string" calcext:value-type="string">
            <text:p>73,4</text:p>
          </table:table-cell>
          <table:table-cell table:style-name="ce420" office:value-type="float" office:value="74.1" calcext:value-type="float">
            <text:p>74,1</text:p>
          </table:table-cell>
          <table:table-cell table:style-name="ce426" office:value-type="float" office:value="75.2" calcext:value-type="float">
            <text:p>75,2</text:p>
          </table:table-cell>
          <table:table-cell table:style-name="ce430" office:value-type="float" office:value="73.1" calcext:value-type="float">
            <text:p>73,1</text:p>
          </table:table-cell>
          <table:table-cell table:style-name="ce435" office:value-type="float" office:value="74.6" calcext:value-type="float">
            <text:p>74,6</text:p>
          </table:table-cell>
          <table:table-cell table:style-name="ce440" office:value-type="float" office:value="74.1" calcext:value-type="float">
            <text:p>74,1</text:p>
          </table:table-cell>
          <table:table-cell table:style-name="ce444" office:value-type="float" office:value="74" calcext:value-type="float">
            <text:p>74,0</text:p>
          </table:table-cell>
          <table:table-cell table:style-name="ce448" office:value-type="float" office:value="74" calcext:value-type="float">
            <text:p>74,0</text:p>
          </table:table-cell>
          <table:table-cell table:style-name="ce453" office:value-type="float" office:value="75.1" calcext:value-type="float">
            <text:p>75,1</text:p>
          </table:table-cell>
          <table:table-cell table:style-name="ce456" office:value-type="float" office:value="74.8" calcext:value-type="float">
            <text:p>74,8</text:p>
          </table:table-cell>
          <table:table-cell table:style-name="ce461" office:value-type="float" office:value="72.1" calcext:value-type="float">
            <text:p>72,1</text:p>
          </table:table-cell>
          <table:table-cell table:style-name="ce582" office:value-type="float" office:value="70.9" calcext:value-type="float">
            <text:p>70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20" calcext:value-type="float">
            <text:p>20</text:p>
          </table:table-cell>
          <table:table-cell table:style-name="ce414" office:value-type="float" office:value="72.2" calcext:value-type="float">
            <text:p>72,2</text:p>
          </table:table-cell>
          <table:table-cell table:style-name="ce421" office:value-type="float" office:value="73.7" calcext:value-type="float">
            <text:p>73,7</text:p>
          </table:table-cell>
          <table:table-cell table:style-name="ce427" office:value-type="float" office:value="74.4" calcext:value-type="float">
            <text:p>74,4</text:p>
          </table:table-cell>
          <table:table-cell table:style-name="ce431" office:value-type="float" office:value="74.1" calcext:value-type="float">
            <text:p>74,1</text:p>
          </table:table-cell>
          <table:table-cell table:style-name="ce436" office:value-type="float" office:value="74.6" calcext:value-type="float">
            <text:p>74,6</text:p>
          </table:table-cell>
          <table:table-cell table:style-name="ce441" office:value-type="float" office:value="73.4" calcext:value-type="float">
            <text:p>73,4</text:p>
          </table:table-cell>
          <table:table-cell table:style-name="ce445" office:value-type="float" office:value="73.9" calcext:value-type="float">
            <text:p>73,9</text:p>
          </table:table-cell>
          <table:table-cell table:style-name="ce449" office:value-type="float" office:value="74.3" calcext:value-type="float">
            <text:p>74,3</text:p>
          </table:table-cell>
          <table:table-cell table:style-name="ce454" office:value-type="float" office:value="76.2" calcext:value-type="float">
            <text:p>76,2</text:p>
          </table:table-cell>
          <table:table-cell table:style-name="ce457" office:value-type="float" office:value="73.9" calcext:value-type="float">
            <text:p>73,9</text:p>
          </table:table-cell>
          <table:table-cell table:style-name="ce462" office:value-type="float" office:value="71.7" calcext:value-type="float">
            <text:p>71,7</text:p>
          </table:table-cell>
          <table:table-cell table:style-name="ce583" office:value-type="float" office:value="71.9" calcext:value-type="float">
            <text:p>71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411" office:value-type="float" office:value="72.5" calcext:value-type="float">
            <text:p>72,5</text:p>
          </table:table-cell>
          <table:table-cell table:style-name="ce419" office:value-type="float" office:value="73.4" calcext:value-type="float">
            <text:p>73,4</text:p>
          </table:table-cell>
          <table:table-cell table:style-name="ce425" office:value-type="float" office:value="74.8" calcext:value-type="float">
            <text:p>74,8</text:p>
          </table:table-cell>
          <table:table-cell table:style-name="ce430" office:value-type="float" office:value="74.3" calcext:value-type="float">
            <text:p>74,3</text:p>
          </table:table-cell>
          <table:table-cell table:style-name="ce437" office:value-type="float" office:value="75" calcext:value-type="float">
            <text:p>75</text:p>
          </table:table-cell>
          <table:table-cell table:style-name="ce439" office:value-type="float" office:value="73.4" calcext:value-type="float">
            <text:p>73,4</text:p>
          </table:table-cell>
          <table:table-cell table:style-name="ce444" office:value-type="float" office:value="73.2" calcext:value-type="float">
            <text:p>73,2</text:p>
          </table:table-cell>
          <table:table-cell table:style-name="ce447" office:value-type="float" office:value="75.5" calcext:value-type="float">
            <text:p>75,5</text:p>
          </table:table-cell>
          <table:table-cell table:style-name="ce452" office:value-type="float" office:value="75.4" calcext:value-type="float">
            <text:p>75,4</text:p>
          </table:table-cell>
          <table:table-cell table:style-name="ce455" office:value-type="float" office:value="74.5" calcext:value-type="float">
            <text:p>74,5</text:p>
          </table:table-cell>
          <table:table-cell table:style-name="ce460" office:value-type="float" office:value="71.4" calcext:value-type="float">
            <text:p>71,4</text:p>
          </table:table-cell>
          <table:table-cell table:style-name="ce463" office:value-type="float" office:value="71.5" calcext:value-type="float">
            <text:p>71,5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413" office:value-type="float" office:value="72.2" calcext:value-type="float">
            <text:p>72,2</text:p>
          </table:table-cell>
          <table:table-cell table:style-name="ce420" office:value-type="float" office:value="73.4" calcext:value-type="float">
            <text:p>73,4</text:p>
          </table:table-cell>
          <table:table-cell table:style-name="ce426" office:value-type="float" office:value="74.4" calcext:value-type="float">
            <text:p>74,4</text:p>
          </table:table-cell>
          <table:table-cell table:style-name="ce430"/>
          <table:table-cell table:style-name="ce435" office:value-type="float" office:value="75.2" calcext:value-type="float">
            <text:p>75,2</text:p>
          </table:table-cell>
          <table:table-cell table:style-name="ce440" office:value-type="float" office:value="72.9" calcext:value-type="float">
            <text:p>72,9</text:p>
          </table:table-cell>
          <table:table-cell table:style-name="ce444" office:value-type="float" office:value="73.6" calcext:value-type="float">
            <text:p>73,6</text:p>
          </table:table-cell>
          <table:table-cell table:style-name="ce448" office:value-type="float" office:value="74.6" calcext:value-type="float">
            <text:p>74,6</text:p>
          </table:table-cell>
          <table:table-cell table:style-name="ce453" office:value-type="float" office:value="74.9" calcext:value-type="float">
            <text:p>74,9</text:p>
          </table:table-cell>
          <table:table-cell table:style-name="ce456" office:value-type="float" office:value="73.6" calcext:value-type="float">
            <text:p>73,6</text:p>
          </table:table-cell>
          <table:table-cell table:style-name="ce461" office:value-type="float" office:value="71.6" calcext:value-type="float">
            <text:p>71,6</text:p>
          </table:table-cell>
          <table:table-cell table:style-name="ce582" office:value-type="float" office:value="72" calcext:value-type="float">
            <text:p>72,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413" office:value-type="float" office:value="72.2" calcext:value-type="float">
            <text:p>72,2</text:p>
          </table:table-cell>
          <table:table-cell table:style-name="ce420" office:value-type="float" office:value="73.4" calcext:value-type="float">
            <text:p>73,4</text:p>
          </table:table-cell>
          <table:table-cell table:style-name="ce426" office:value-type="float" office:value="74.9" calcext:value-type="float">
            <text:p>74,9</text:p>
          </table:table-cell>
          <table:table-cell table:style-name="ce430"/>
          <table:table-cell table:style-name="ce435" office:value-type="float" office:value="75.2" calcext:value-type="float">
            <text:p>75,2</text:p>
          </table:table-cell>
          <table:table-cell table:style-name="ce440" office:value-type="float" office:value="73.4" calcext:value-type="float">
            <text:p>73,4</text:p>
          </table:table-cell>
          <table:table-cell table:style-name="ce444" office:value-type="float" office:value="73.9" calcext:value-type="float">
            <text:p>73,9</text:p>
          </table:table-cell>
          <table:table-cell table:style-name="ce448" office:value-type="float" office:value="75.5" calcext:value-type="float">
            <text:p>75,5</text:p>
          </table:table-cell>
          <table:table-cell table:style-name="ce453" office:value-type="float" office:value="74.2" calcext:value-type="float">
            <text:p>74,2</text:p>
          </table:table-cell>
          <table:table-cell table:style-name="ce456" office:value-type="float" office:value="73.7" calcext:value-type="float">
            <text:p>73,7</text:p>
          </table:table-cell>
          <table:table-cell table:style-name="ce461" office:value-type="float" office:value="71.3" calcext:value-type="float">
            <text:p>71,3</text:p>
          </table:table-cell>
          <table:table-cell table:style-name="ce582" office:value-type="float" office:value="71.7" calcext:value-type="float">
            <text:p>71,7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413" office:value-type="float" office:value="73.4" calcext:value-type="float">
            <text:p>73,4</text:p>
          </table:table-cell>
          <table:table-cell table:style-name="ce420" office:value-type="float" office:value="74.1" calcext:value-type="float">
            <text:p>74,1</text:p>
          </table:table-cell>
          <table:table-cell table:style-name="ce426" office:value-type="float" office:value="74.4" calcext:value-type="float">
            <text:p>74,4</text:p>
          </table:table-cell>
          <table:table-cell table:style-name="ce430"/>
          <table:table-cell table:style-name="ce435" office:value-type="float" office:value="74.8" calcext:value-type="float">
            <text:p>74,8</text:p>
          </table:table-cell>
          <table:table-cell table:style-name="ce440" office:value-type="float" office:value="73.4" calcext:value-type="float">
            <text:p>73,4</text:p>
          </table:table-cell>
          <table:table-cell table:style-name="ce444" office:value-type="float" office:value="75.2" calcext:value-type="float">
            <text:p>75,2</text:p>
          </table:table-cell>
          <table:table-cell table:style-name="ce448" office:value-type="float" office:value="75.3" calcext:value-type="float">
            <text:p>75,3</text:p>
          </table:table-cell>
          <table:table-cell table:style-name="ce453" office:value-type="float" office:value="74.3" calcext:value-type="float">
            <text:p>74,3</text:p>
          </table:table-cell>
          <table:table-cell table:style-name="ce456" office:value-type="float" office:value="73.6" calcext:value-type="float">
            <text:p>73,6</text:p>
          </table:table-cell>
          <table:table-cell table:style-name="ce461" office:value-type="float" office:value="71.1" calcext:value-type="float">
            <text:p>71,1</text:p>
          </table:table-cell>
          <table:table-cell table:style-name="ce582" office:value-type="float" office:value="71.9" calcext:value-type="float">
            <text:p>71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style-name="ce413" office:value-type="float" office:value="73.7" calcext:value-type="float">
            <text:p>73,7</text:p>
          </table:table-cell>
          <table:table-cell table:style-name="ce420" office:value-type="float" office:value="75.1" calcext:value-type="float">
            <text:p>75,1</text:p>
          </table:table-cell>
          <table:table-cell table:style-name="ce426" office:value-type="float" office:value="74.9" calcext:value-type="float">
            <text:p>74,9</text:p>
          </table:table-cell>
          <table:table-cell table:style-name="ce433" office:value-type="float" office:value="75.2" calcext:value-type="float">
            <text:p>75,2</text:p>
          </table:table-cell>
          <table:table-cell table:style-name="ce435" office:value-type="float" office:value="73.7" calcext:value-type="float">
            <text:p>73,7</text:p>
          </table:table-cell>
          <table:table-cell table:style-name="ce440" office:value-type="float" office:value="73.7" calcext:value-type="float">
            <text:p>73,7</text:p>
          </table:table-cell>
          <table:table-cell table:style-name="ce444" office:value-type="float" office:value="75.5" calcext:value-type="float">
            <text:p>75,5</text:p>
          </table:table-cell>
          <table:table-cell table:style-name="ce448" office:value-type="float" office:value="75.5" calcext:value-type="float">
            <text:p>75,5</text:p>
          </table:table-cell>
          <table:table-cell table:style-name="ce453" office:value-type="float" office:value="75.1" calcext:value-type="float">
            <text:p>75,1</text:p>
          </table:table-cell>
          <table:table-cell table:style-name="ce456" office:value-type="float" office:value="73.1" calcext:value-type="float">
            <text:p>73,1</text:p>
          </table:table-cell>
          <table:table-cell table:style-name="ce461" office:value-type="float" office:value="71" calcext:value-type="float">
            <text:p>71,0</text:p>
          </table:table-cell>
          <table:table-cell table:style-name="ce582" office:value-type="float" office:value="72.9" calcext:value-type="float">
            <text:p>72,9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413" office:value-type="float" office:value="72" calcext:value-type="float">
            <text:p>72,0</text:p>
          </table:table-cell>
          <table:table-cell table:style-name="ce420" office:value-type="float" office:value="74.7" calcext:value-type="float">
            <text:p>74,7</text:p>
          </table:table-cell>
          <table:table-cell table:style-name="ce426" office:value-type="float" office:value="75.2" calcext:value-type="float">
            <text:p>75,2</text:p>
          </table:table-cell>
          <table:table-cell table:style-name="ce430" office:value-type="float" office:value="75.4" calcext:value-type="float">
            <text:p>75,4</text:p>
          </table:table-cell>
          <table:table-cell table:style-name="ce435" office:value-type="float" office:value="73.6" calcext:value-type="float">
            <text:p>73,6</text:p>
          </table:table-cell>
          <table:table-cell table:style-name="ce440" office:value-type="float" office:value="73.7" calcext:value-type="float">
            <text:p>73,7</text:p>
          </table:table-cell>
          <table:table-cell table:style-name="ce444" office:value-type="float" office:value="74.5" calcext:value-type="float">
            <text:p>74,5</text:p>
          </table:table-cell>
          <table:table-cell table:style-name="ce448" office:value-type="float" office:value="74.3" calcext:value-type="float">
            <text:p>74,3</text:p>
          </table:table-cell>
          <table:table-cell table:style-name="ce453" office:value-type="float" office:value="74.7" calcext:value-type="float">
            <text:p>74,7</text:p>
          </table:table-cell>
          <table:table-cell table:style-name="ce456" office:value-type="float" office:value="73.4" calcext:value-type="float">
            <text:p>73,4</text:p>
          </table:table-cell>
          <table:table-cell table:style-name="ce461" office:value-type="float" office:value="71.9" calcext:value-type="float">
            <text:p>71,9</text:p>
          </table:table-cell>
          <table:table-cell table:style-name="ce582" office:value-type="float" office:value="72.7" calcext:value-type="float">
            <text:p>72,7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413" office:value-type="float" office:value="72" calcext:value-type="float">
            <text:p>72,0</text:p>
          </table:table-cell>
          <table:table-cell table:style-name="ce420" office:value-type="float" office:value="74.1" calcext:value-type="float">
            <text:p>74,1</text:p>
          </table:table-cell>
          <table:table-cell table:style-name="ce426" office:value-type="float" office:value="75.2" calcext:value-type="float">
            <text:p>75,2</text:p>
          </table:table-cell>
          <table:table-cell table:style-name="ce430" office:value-type="float" office:value="75.4" calcext:value-type="float">
            <text:p>75,4</text:p>
          </table:table-cell>
          <table:table-cell table:style-name="ce435" office:value-type="float" office:value="73.6" calcext:value-type="float">
            <text:p>73,6</text:p>
          </table:table-cell>
          <table:table-cell table:style-name="ce440" office:value-type="float" office:value="74" calcext:value-type="float">
            <text:p>74,0</text:p>
          </table:table-cell>
          <table:table-cell table:style-name="ce444" office:value-type="float" office:value="75" calcext:value-type="float">
            <text:p>75,0</text:p>
          </table:table-cell>
          <table:table-cell table:style-name="ce448" office:value-type="float" office:value="74.9" calcext:value-type="float">
            <text:p>74,9</text:p>
          </table:table-cell>
          <table:table-cell table:style-name="ce453" office:value-type="float" office:value="74" calcext:value-type="float">
            <text:p>74,0</text:p>
          </table:table-cell>
          <table:table-cell table:style-name="ce456" office:value-type="float" office:value="72.7" calcext:value-type="float">
            <text:p>72,7</text:p>
          </table:table-cell>
          <table:table-cell table:style-name="ce461" office:value-type="float" office:value="72.3" calcext:value-type="float">
            <text:p>72,3</text:p>
          </table:table-cell>
          <table:table-cell table:style-name="ce582" office:value-type="float" office:value="73.2" calcext:value-type="float">
            <text:p>73,2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413" office:value-type="float" office:value="72.4" calcext:value-type="float">
            <text:p>72,4</text:p>
          </table:table-cell>
          <table:table-cell table:style-name="ce422" office:value-type="float" office:value="73.5" calcext:value-type="float">
            <text:p>73,5</text:p>
          </table:table-cell>
          <table:table-cell table:style-name="ce426" office:value-type="float" office:value="75.2" calcext:value-type="float">
            <text:p>75,2</text:p>
          </table:table-cell>
          <table:table-cell table:style-name="ce430" office:value-type="float" office:value="75.1" calcext:value-type="float">
            <text:p>75,1</text:p>
          </table:table-cell>
          <table:table-cell table:style-name="ce435" office:value-type="float" office:value="73.2" calcext:value-type="float">
            <text:p>73,2</text:p>
          </table:table-cell>
          <table:table-cell table:style-name="ce440" office:value-type="string" calcext:value-type="string">
            <text:p><text:s/></text:p>
          </table:table-cell>
          <table:table-cell table:style-name="ce444" office:value-type="float" office:value="75.4" calcext:value-type="float">
            <text:p>75,4</text:p>
          </table:table-cell>
          <table:table-cell table:style-name="ce448" office:value-type="float" office:value="74.9" calcext:value-type="float">
            <text:p>74,9</text:p>
          </table:table-cell>
          <table:table-cell table:style-name="ce453" office:value-type="float" office:value="74.7" calcext:value-type="float">
            <text:p>74,7</text:p>
          </table:table-cell>
          <table:table-cell table:style-name="ce456" office:value-type="float" office:value="72.1" calcext:value-type="float">
            <text:p>72,1</text:p>
          </table:table-cell>
          <table:table-cell table:style-name="ce461" office:value-type="float" office:value="73" calcext:value-type="float">
            <text:p>73,0</text:p>
          </table:table-cell>
          <table:table-cell table:style-name="ce582" office:value-type="float" office:value="74" calcext:value-type="float">
            <text:p>74,0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1" office:value-type="float" office:value="29" calcext:value-type="float">
            <text:p>29</text:p>
          </table:table-cell>
          <table:table-cell table:style-name="ce413" office:value-type="float" office:value="72.9" calcext:value-type="float">
            <text:p>72,9</text:p>
          </table:table-cell>
          <table:table-cell table:style-name="ce422"/>
          <table:table-cell table:style-name="ce426" office:value-type="float" office:value="74.4" calcext:value-type="float">
            <text:p>74,4</text:p>
          </table:table-cell>
          <table:table-cell table:style-name="ce430" office:value-type="float" office:value="75.4" calcext:value-type="float">
            <text:p>75,4</text:p>
          </table:table-cell>
          <table:table-cell table:style-name="ce435" office:value-type="float" office:value="73.7" calcext:value-type="float">
            <text:p>73,7</text:p>
          </table:table-cell>
          <table:table-cell table:style-name="ce440" office:value-type="string" calcext:value-type="string">
            <text:p><text:s/></text:p>
          </table:table-cell>
          <table:table-cell table:style-name="ce444" office:value-type="float" office:value="74.8" calcext:value-type="float">
            <text:p>74,8</text:p>
          </table:table-cell>
          <table:table-cell table:style-name="ce448" office:value-type="float" office:value="74.8" calcext:value-type="float">
            <text:p>74,8</text:p>
          </table:table-cell>
          <table:table-cell table:style-name="ce453" office:value-type="float" office:value="74.7" calcext:value-type="float">
            <text:p>74,7</text:p>
          </table:table-cell>
          <table:table-cell table:style-name="ce456" office:value-type="float" office:value="73.2" calcext:value-type="float">
            <text:p>73,2</text:p>
          </table:table-cell>
          <table:table-cell table:style-name="ce461" office:value-type="float" office:value="72.3" calcext:value-type="float">
            <text:p>72,3</text:p>
          </table:table-cell>
          <table:table-cell table:style-name="ce582" office:value-type="float" office:value="74.2" calcext:value-type="float">
            <text:p>74,2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413" office:value-type="float" office:value="72.9" calcext:value-type="float">
            <text:p>72,9</text:p>
          </table:table-cell>
          <table:table-cell table:style-name="ce423"/>
          <table:table-cell table:style-name="ce427" office:value-type="float" office:value="74.8" calcext:value-type="float">
            <text:p>74,8</text:p>
          </table:table-cell>
          <table:table-cell table:style-name="ce431" office:value-type="string" calcext:value-type="string">
            <text:p>75,4</text:p>
          </table:table-cell>
          <table:table-cell table:style-name="ce436" office:value-type="float" office:value="74.1" calcext:value-type="float">
            <text:p>74,1</text:p>
          </table:table-cell>
          <table:table-cell table:style-name="ce440" office:value-type="string" calcext:value-type="string">
            <text:p><text:s/></text:p>
          </table:table-cell>
          <table:table-cell table:style-name="ce445" office:value-type="float" office:value="74.8" calcext:value-type="float">
            <text:p>74,8</text:p>
          </table:table-cell>
          <table:table-cell table:style-name="ce449" office:value-type="float" office:value="75.4" calcext:value-type="float">
            <text:p>75,4</text:p>
          </table:table-cell>
          <table:table-cell table:style-name="ce454" office:value-type="string" calcext:value-type="string">
            <text:p><text:s/></text:p>
          </table:table-cell>
          <table:table-cell table:style-name="ce457" office:value-type="float" office:value="72.7" calcext:value-type="float">
            <text:p>72,7</text:p>
          </table:table-cell>
          <table:table-cell table:style-name="ce462" office:value-type="float" office:value="72.1" calcext:value-type="float">
            <text:p>72,1</text:p>
          </table:table-cell>
          <table:table-cell table:style-name="ce583"/>
          <table:table-cell table:style-name="ce406"/>
          <table:table-cell table:style-name="ce410" table:number-columns-repeated="2"/>
        </table:table-row>
        <table:table-row table:style-name="ro1">
          <table:table-cell table:style-name="ce266" office:value-type="float" office:value="31" calcext:value-type="float">
            <text:p>31</text:p>
          </table:table-cell>
          <table:table-cell table:style-name="ce415" office:value-type="float" office:value="73.3" calcext:value-type="float">
            <text:p>73,3</text:p>
          </table:table-cell>
          <table:table-cell table:style-name="ce424"/>
          <table:table-cell table:style-name="ce428" office:value-type="float" office:value="75.4" calcext:value-type="float">
            <text:p>75,4</text:p>
          </table:table-cell>
          <table:table-cell table:style-name="ce424"/>
          <table:table-cell table:style-name="ce438" office:value-type="float" office:value="73.9" calcext:value-type="float">
            <text:p>73,9</text:p>
          </table:table-cell>
          <table:table-cell table:style-name="ce442" office:value-type="string" calcext:value-type="string">
            <text:p><text:s/></text:p>
          </table:table-cell>
          <table:table-cell table:style-name="ce446" office:value-type="float" office:value="74.8" calcext:value-type="float">
            <text:p>74,8</text:p>
          </table:table-cell>
          <table:table-cell table:style-name="ce451" office:value-type="float" office:value="75" calcext:value-type="float">
            <text:p>75,0</text:p>
          </table:table-cell>
          <table:table-cell table:style-name="ce424"/>
          <table:table-cell table:style-name="ce458" office:value-type="float" office:value="72.6" calcext:value-type="float">
            <text:p>72,6</text:p>
          </table:table-cell>
          <table:table-cell table:style-name="ce424"/>
          <table:table-cell table:style-name="ce584" office:value-type="float" office:value="73.3" calcext:value-type="float">
            <text:p>73,3</text:p>
          </table:table-cell>
          <table:table-cell table:style-name="ce406"/>
          <table:table-cell table:style-name="ce410" table:number-columns-repeated="2"/>
        </table:table-row>
        <table:table-row table:style-name="ro1">
          <table:table-cell table:style-name="ce259" table:number-columns-repeated="13"/>
          <table:table-cell table:style-name="ce407"/>
          <table:table-cell table:number-columns-repeated="2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416" table:formula="of:=MAX([.B2:.B32])" office:value-type="float" office:value="73.7" calcext:value-type="float">
            <text:p>73,7</text:p>
          </table:table-cell>
          <table:table-cell table:style-name="ce416" table:formula="of:=MAX([.C2:.C32])" office:value-type="float" office:value="75.1" calcext:value-type="float">
            <text:p>75,1</text:p>
          </table:table-cell>
          <table:table-cell table:style-name="ce416" table:formula="of:=MAX([.D2:.D32])" office:value-type="float" office:value="75.4" calcext:value-type="float">
            <text:p>75,4</text:p>
          </table:table-cell>
          <table:table-cell table:style-name="ce416" table:formula="of:=MAX([.E2:.E32])" office:value-type="float" office:value="75.9" calcext:value-type="float">
            <text:p>75,9</text:p>
          </table:table-cell>
          <table:table-cell table:style-name="ce416" table:formula="of:=MAX([.F2:.F32])" office:value-type="float" office:value="75.7" calcext:value-type="float">
            <text:p>75,7</text:p>
          </table:table-cell>
          <table:table-cell table:style-name="ce416" table:formula="of:=MAX([.G2:.G32])" office:value-type="float" office:value="75" calcext:value-type="float">
            <text:p>75</text:p>
          </table:table-cell>
          <table:table-cell table:style-name="ce416" table:formula="of:=MAX([.H2:.H32])" office:value-type="float" office:value="75.5" calcext:value-type="float">
            <text:p>75,5</text:p>
          </table:table-cell>
          <table:table-cell table:style-name="ce416" table:formula="of:=MAX([.I2:.I32])" office:value-type="float" office:value="76" calcext:value-type="float">
            <text:p>76</text:p>
          </table:table-cell>
          <table:table-cell table:style-name="ce416" table:formula="of:=MAX([.J2:.J32])" office:value-type="float" office:value="77.1" calcext:value-type="float">
            <text:p>77,1</text:p>
          </table:table-cell>
          <table:table-cell table:style-name="ce293" table:formula="of:=MAX([.K2:.K32])" office:value-type="float" office:value="76" calcext:value-type="float">
            <text:p>76,0</text:p>
          </table:table-cell>
          <table:table-cell table:style-name="ce416" table:formula="of:=MAX([.L2:.L32])" office:value-type="float" office:value="73.4" calcext:value-type="float">
            <text:p>73,4</text:p>
          </table:table-cell>
          <table:table-cell table:style-name="ce585" table:formula="of:=MAX([.M2:.M32])" office:value-type="float" office:value="74.2" calcext:value-type="float">
            <text:p>74,2</text:p>
          </table:table-cell>
          <table:table-cell table:style-name="ce409" table:formula="of:=AVERAGE([.B34:.M34])" office:value-type="float" office:value="75.25" calcext:value-type="float">
            <text:p>75,3</text:p>
          </table:table-cell>
          <table:table-cell table:style-name="ce406" table:number-columns-repeated="2"/>
        </table:table-row>
        <table:table-row table:style-name="ro1">
          <table:table-cell table:style-name="ce261" office:value-type="string" calcext:value-type="string">
            <text:p>Srednia '22</text:p>
          </table:table-cell>
          <table:table-cell table:style-name="ce357" table:formula="of:=AVERAGE([.B2:.B32])" office:value-type="float" office:value="72.52" calcext:value-type="float">
            <text:p>72,5</text:p>
          </table:table-cell>
          <table:table-cell table:style-name="ce357" table:formula="of:=AVERAGE([.C2:.C32])" office:value-type="float" office:value="73.25" calcext:value-type="float">
            <text:p>73,3</text:p>
          </table:table-cell>
          <table:table-cell table:style-name="ce357" table:formula="of:=AVERAGE([.D2:.D32])" office:value-type="float" office:value="74.5032258064516" calcext:value-type="float">
            <text:p>74,5</text:p>
          </table:table-cell>
          <table:table-cell table:style-name="ce357" table:formula="of:=AVERAGE([.E2:.E32])" office:value-type="float" office:value="74.945" calcext:value-type="float">
            <text:p>74,9</text:p>
          </table:table-cell>
          <table:table-cell table:style-name="ce357" table:formula="of:=AVERAGE([.F2:.F32])" office:value-type="float" office:value="74.6" calcext:value-type="float">
            <text:p>74,6</text:p>
          </table:table-cell>
          <table:table-cell table:style-name="ce357" table:formula="of:=AVERAGE([.G2:.G32])" office:value-type="float" office:value="73.662962962963" calcext:value-type="float">
            <text:p>73,7</text:p>
          </table:table-cell>
          <table:table-cell table:style-name="ce357" table:formula="of:=AVERAGE([.H2:.H32])" office:value-type="float" office:value="74.5428571428571" calcext:value-type="float">
            <text:p>74,5</text:p>
          </table:table-cell>
          <table:table-cell table:style-name="ce357" table:formula="of:=AVERAGE([.I2:.I32])" office:value-type="float" office:value="74.888" calcext:value-type="float">
            <text:p>74,9</text:p>
          </table:table-cell>
          <table:table-cell table:style-name="ce357" table:formula="of:=AVERAGE([.J2:.J32])" office:value-type="float" office:value="75.1413793103448" calcext:value-type="float">
            <text:p>75,1</text:p>
          </table:table-cell>
          <table:table-cell table:style-name="ce357" table:formula="of:=AVERAGE([.K2:.K32])" office:value-type="float" office:value="74.3548387096774" calcext:value-type="float">
            <text:p>74,4</text:p>
          </table:table-cell>
          <table:table-cell table:style-name="ce357" table:formula="of:=AVERAGE([.L2:.L32])" office:value-type="float" office:value="72.0833333333333" calcext:value-type="float">
            <text:p>72,1</text:p>
          </table:table-cell>
          <table:table-cell table:style-name="ce586" table:formula="of:=AVERAGE([.M2:.M32])" office:value-type="float" office:value="72.4333333333333" calcext:value-type="float">
            <text:p>72,4</text:p>
          </table:table-cell>
          <table:table-cell table:style-name="ce409" table:formula="of:=AVERAGE([.B35:.M35])" office:value-type="float" office:value="73.9104108832467" calcext:value-type="float">
            <text:p>73,9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417" table:formula="of:=MIN([.B2:.B32])" office:value-type="float" office:value="71.4" calcext:value-type="float">
            <text:p>71,4</text:p>
          </table:table-cell>
          <table:table-cell table:style-name="ce417" table:formula="of:=MIN([.C2:.C32])" office:value-type="float" office:value="72.2" calcext:value-type="float">
            <text:p>72,2</text:p>
          </table:table-cell>
          <table:table-cell table:style-name="ce417" table:formula="of:=MIN([.D2:.D32])" office:value-type="float" office:value="73.1" calcext:value-type="float">
            <text:p>73,1</text:p>
          </table:table-cell>
          <table:table-cell table:style-name="ce417" table:formula="of:=MIN([.E2:.E32])" office:value-type="float" office:value="73.1" calcext:value-type="float">
            <text:p>73,1</text:p>
          </table:table-cell>
          <table:table-cell table:style-name="ce417" table:formula="of:=MIN([.F2:.F32])" office:value-type="float" office:value="73.2" calcext:value-type="float">
            <text:p>73,2</text:p>
          </table:table-cell>
          <table:table-cell table:style-name="ce417" table:formula="of:=MIN([.G2:.G32])" office:value-type="float" office:value="72.9" calcext:value-type="float">
            <text:p>72,9</text:p>
          </table:table-cell>
          <table:table-cell table:style-name="ce417" table:formula="of:=MIN([.H2:.H32])" office:value-type="float" office:value="73.2" calcext:value-type="float">
            <text:p>73,2</text:p>
          </table:table-cell>
          <table:table-cell table:style-name="ce417" table:formula="of:=MIN([.I2:.I32])" office:value-type="float" office:value="74" calcext:value-type="float">
            <text:p>74</text:p>
          </table:table-cell>
          <table:table-cell table:style-name="ce417" table:formula="of:=MIN([.J2:.J32])" office:value-type="float" office:value="74" calcext:value-type="float">
            <text:p>74</text:p>
          </table:table-cell>
          <table:table-cell table:style-name="ce417" table:formula="of:=MIN([.K2:.K32])" office:value-type="float" office:value="72.1" calcext:value-type="float">
            <text:p>72,1</text:p>
          </table:table-cell>
          <table:table-cell table:style-name="ce417" table:formula="of:=MIN([.L2:.L32])" office:value-type="float" office:value="71" calcext:value-type="float">
            <text:p>71</text:p>
          </table:table-cell>
          <table:table-cell table:style-name="ce587" table:formula="of:=MIN([.M2:.M32])" office:value-type="float" office:value="70.9" calcext:value-type="float">
            <text:p>70,9</text:p>
          </table:table-cell>
          <table:table-cell table:style-name="ce409" table:formula="of:=AVERAGE([.B36:.M36])" office:value-type="float" office:value="72.5916666666667" calcext:value-type="float">
            <text:p>72,6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418" table:formula="of:=COM.MICROSOFT.STDEV.P([.B2:.B32])" office:value-type="float" office:value="0.568858506133115" calcext:value-type="float">
            <text:p>0,57</text:p>
          </table:table-cell>
          <table:table-cell table:style-name="ce418" table:formula="of:=COM.MICROSOFT.STDEV.P([.C2:.C32])" office:value-type="float" office:value="0.760404027944542" calcext:value-type="float">
            <text:p>0,76</text:p>
          </table:table-cell>
          <table:table-cell table:style-name="ce418" table:formula="of:=COM.MICROSOFT.STDEV.P([.D2:.D32])" office:value-type="float" office:value="0.563104225136242" calcext:value-type="float">
            <text:p>0,56</text:p>
          </table:table-cell>
          <table:table-cell table:style-name="ce418" table:formula="of:=COM.MICROSOFT.STDEV.P([.E2:.E32])" office:value-type="float" office:value="0.658388183369055" calcext:value-type="float">
            <text:p>0,66</text:p>
          </table:table-cell>
          <table:table-cell table:style-name="ce418" table:formula="of:=COM.MICROSOFT.STDEV.P([.F2:.F32])" office:value-type="float" office:value="0.630412051628703" calcext:value-type="float">
            <text:p>0,63</text:p>
          </table:table-cell>
          <table:table-cell table:style-name="ce418" table:formula="of:=COM.MICROSOFT.STDEV.P([.G2:.G32])" office:value-type="float" office:value="0.51218352335" calcext:value-type="float">
            <text:p>0,51</text:p>
          </table:table-cell>
          <table:table-cell table:style-name="ce418" table:formula="of:=COM.MICROSOFT.STDEV.P([.H2:.H32])" office:value-type="float" office:value="0.682133507789332" calcext:value-type="float">
            <text:p>0,68</text:p>
          </table:table-cell>
          <table:table-cell table:style-name="ce418" table:formula="of:=COM.MICROSOFT.STDEV.P([.I2:.I32])" office:value-type="float" office:value="0.560228524800372" calcext:value-type="float">
            <text:p>0,56</text:p>
          </table:table-cell>
          <table:table-cell table:style-name="ce418" table:formula="of:=COM.MICROSOFT.STDEV.P([.J2:.J32])" office:value-type="float" office:value="0.657852955679364" calcext:value-type="float">
            <text:p>0,66</text:p>
          </table:table-cell>
          <table:table-cell table:style-name="ce418" table:formula="of:=COM.MICROSOFT.STDEV.P([.K2:.K32])" office:value-type="float" office:value="1.00702010412626" calcext:value-type="float">
            <text:p>1,01</text:p>
          </table:table-cell>
          <table:table-cell table:style-name="ce418" table:formula="of:=COM.MICROSOFT.STDEV.P([.L2:.L32])" office:value-type="float" office:value="0.606126132821288" calcext:value-type="float">
            <text:p>0,61</text:p>
          </table:table-cell>
          <table:table-cell table:style-name="ce588" table:formula="of:=COM.MICROSOFT.STDEV.P([.M2:.M32])" office:value-type="float" office:value="0.847873156131794" calcext:value-type="float">
            <text:p>0,85</text:p>
          </table:table-cell>
          <table:table-cell table:style-name="ce409" table:formula="of:=AVERAGE([.B37:.M37])" office:value-type="float" office:value="0.671215408242506" calcext:value-type="float">
            <text:p>0,7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418" table:formula="of:=[.B34]-[.B36]" office:value-type="float" office:value="2.3" calcext:value-type="float">
            <text:p>2,30</text:p>
          </table:table-cell>
          <table:table-cell table:style-name="ce418" table:formula="of:=[.C34]-[.C36]" office:value-type="float" office:value="2.89999999999999" calcext:value-type="float">
            <text:p>2,90</text:p>
          </table:table-cell>
          <table:table-cell table:style-name="ce418" table:formula="of:=[.D34]-[.D36]" office:value-type="float" office:value="2.30000000000001" calcext:value-type="float">
            <text:p>2,30</text:p>
          </table:table-cell>
          <table:table-cell table:style-name="ce418" table:formula="of:=[.E34]-[.E36]" office:value-type="float" office:value="2.80000000000001" calcext:value-type="float">
            <text:p>2,80</text:p>
          </table:table-cell>
          <table:table-cell table:style-name="ce418" table:formula="of:=[.F34]-[.F36]" office:value-type="float" office:value="2.5" calcext:value-type="float">
            <text:p>2,50</text:p>
          </table:table-cell>
          <table:table-cell table:style-name="ce418" table:formula="of:=[.G34]-[.G36]" office:value-type="float" office:value="2.09999999999999" calcext:value-type="float">
            <text:p>2,10</text:p>
          </table:table-cell>
          <table:table-cell table:style-name="ce418" table:formula="of:=[.H34]-[.H36]" office:value-type="float" office:value="2.3" calcext:value-type="float">
            <text:p>2,30</text:p>
          </table:table-cell>
          <table:table-cell table:style-name="ce418" table:formula="of:=[.I34]-[.I36]" office:value-type="float" office:value="2" calcext:value-type="float">
            <text:p>2,00</text:p>
          </table:table-cell>
          <table:table-cell table:style-name="ce418" table:formula="of:=[.J34]-[.J36]" office:value-type="float" office:value="3.09999999999999" calcext:value-type="float">
            <text:p>3,10</text:p>
          </table:table-cell>
          <table:table-cell table:style-name="ce418" table:formula="of:=[.K34]-[.K36]" office:value-type="float" office:value="3.90000000000001" calcext:value-type="float">
            <text:p>3,90</text:p>
          </table:table-cell>
          <table:table-cell table:style-name="ce418" table:formula="of:=[.L34]-[.L36]" office:value-type="float" office:value="2.40000000000001" calcext:value-type="float">
            <text:p>2,40</text:p>
          </table:table-cell>
          <table:table-cell table:style-name="ce589" table:formula="of:=[.M34]-[.M36]" office:value-type="float" office:value="3.3" calcext:value-type="float">
            <text:p>3,30</text:p>
          </table:table-cell>
          <table:table-cell table:style-name="ce409" table:formula="of:=AVERAGE([.B38:.M38])" office:value-type="float" office:value="2.65833333333333" calcext:value-type="float">
            <text:p>2,7</text:p>
          </table:table-cell>
          <table:table-cell table:style-name="ce406" table:number-columns-repeated="2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72.1" office:value-type="float" office:value="0.420000000000002" calcext:value-type="float">
            <text:p>0,4</text:p>
          </table:table-cell>
          <table:table-cell table:style-name="ce295" table:formula="of:=[.C35]-[.B35]" office:value-type="float" office:value="0.730000000000004" calcext:value-type="float">
            <text:p>0,7</text:p>
          </table:table-cell>
          <table:table-cell table:style-name="ce295" table:formula="of:=[.D35]-[.C35]" office:value-type="float" office:value="1.25322580645161" calcext:value-type="float">
            <text:p>1,3</text:p>
          </table:table-cell>
          <table:table-cell table:style-name="ce295" table:formula="of:=[.E35]-[.D35]" office:value-type="float" office:value="0.441774193548397" calcext:value-type="float">
            <text:p>0,4</text:p>
          </table:table-cell>
          <table:table-cell table:style-name="ce295" table:formula="of:=[.F35]-[.E35]" office:value-type="float" office:value="-0.345000000000013" calcext:value-type="float">
            <text:p>-0,3</text:p>
          </table:table-cell>
          <table:table-cell table:style-name="ce295" table:formula="of:=[.G35]-[.F35]" office:value-type="float" office:value="-0.93703703703703" calcext:value-type="float">
            <text:p>-0,9</text:p>
          </table:table-cell>
          <table:table-cell table:style-name="ce295" table:formula="of:=[.H35]-[.G35]" office:value-type="float" office:value="0.879894179894166" calcext:value-type="float">
            <text:p>0,9</text:p>
          </table:table-cell>
          <table:table-cell table:style-name="ce295" table:formula="of:=[.I35]-[.H35]" office:value-type="float" office:value="0.345142857142875" calcext:value-type="float">
            <text:p>0,3</text:p>
          </table:table-cell>
          <table:table-cell table:style-name="ce295" table:formula="of:=[.J35]-[.I35]" office:value-type="float" office:value="0.253379310344826" calcext:value-type="float">
            <text:p>0,3</text:p>
          </table:table-cell>
          <table:table-cell table:style-name="ce295" table:formula="of:=[.K35]-[.J35]" office:value-type="float" office:value="-0.786540600667408" calcext:value-type="float">
            <text:p>-0,8</text:p>
          </table:table-cell>
          <table:table-cell table:style-name="ce295" table:formula="of:=[.L35]-[.K35]" office:value-type="float" office:value="-2.27150537634409" calcext:value-type="float">
            <text:p>-2,3</text:p>
          </table:table-cell>
          <table:table-cell table:style-name="ce350" table:formula="of:=[.M35]-[.L35]" office:value-type="float" office:value="0.350000000000009" calcext:value-type="float">
            <text:p>0,4</text:p>
          </table:table-cell>
          <table:table-cell table:style-name="ce409" table:formula="of:=AVERAGE([.B39:.M39])" office:value-type="float" office:value="0.0277777777777786" calcext:value-type="float">
            <text:p>0,0</text:p>
          </table:table-cell>
          <table:table-cell table:style-name="ce406" table:number-columns-repeated="2"/>
        </table:table-row>
        <table:table-row table:style-name="ro1">
          <table:table-cell table:style-name="ce262" office:value-type="string" calcext:value-type="string">
            <text:p>BMI'22</text:p>
          </table:table-cell>
          <table:table-cell table:style-name="ce297" table:formula="of:=[.B35]/(1.69*1.69)" office:value-type="float" office:value="25.3912678127517" calcext:value-type="float">
            <text:p>25,4</text:p>
          </table:table-cell>
          <table:table-cell table:style-name="ce297" table:formula="of:=[.C35]/(1.69*1.69)" office:value-type="float" office:value="25.6468611043031" calcext:value-type="float">
            <text:p>25,6</text:p>
          </table:table-cell>
          <table:table-cell table:style-name="ce297" table:formula="of:=[.D35]/(1.69*1.69)" office:value-type="float" office:value="26.0856502946156" calcext:value-type="float">
            <text:p>26,1</text:p>
          </table:table-cell>
          <table:table-cell table:style-name="ce297" table:formula="of:=[.E35]/(1.69*1.69)" office:value-type="float" office:value="26.2403277196177" calcext:value-type="float">
            <text:p>26,2</text:p>
          </table:table-cell>
          <table:table-cell table:style-name="ce297" table:formula="of:=[.F35]/(1.69*1.69)" office:value-type="float" office:value="26.1195336297749" calcext:value-type="float">
            <text:p>26,1</text:p>
          </table:table-cell>
          <table:table-cell table:style-name="ce297" table:formula="of:=[.G35]/(1.69*1.69)" office:value-type="float" office:value="25.7914509166216" calcext:value-type="float">
            <text:p>25,8</text:p>
          </table:table-cell>
          <table:table-cell table:style-name="ce297" table:formula="of:=[.H35]/(1.69*1.69)" office:value-type="float" office:value="26.0995263271094" calcext:value-type="float">
            <text:p>26,1</text:p>
          </table:table-cell>
          <table:table-cell table:style-name="ce297" table:formula="of:=[.I35]/(1.69*1.69)" office:value-type="float" office:value="26.2203704352089" calcext:value-type="float">
            <text:p>26,2</text:p>
          </table:table-cell>
          <table:table-cell table:style-name="ce297" table:formula="of:=[.J35]/(1.69*1.69)" office:value-type="float" office:value="26.3090855748555" calcext:value-type="float">
            <text:p>26,3</text:p>
          </table:table-cell>
          <table:table-cell table:style-name="ce297" table:formula="of:=[.K35]/(1.69*1.69)" office:value-type="float" office:value="26.0336958473714" calcext:value-type="float">
            <text:p>26,0</text:p>
          </table:table-cell>
          <table:table-cell table:style-name="ce297" table:formula="of:=[.L35]/(1.69*1.69)" office:value-type="float" office:value="25.238378674883" calcext:value-type="float">
            <text:p>25,2</text:p>
          </table:table-cell>
          <table:table-cell table:style-name="ce352" table:formula="of:=[.M35]/(1.69*1.69)" office:value-type="float" office:value="25.360923403709" calcext:value-type="float">
            <text:p>25,4</text:p>
          </table:table-cell>
          <table:table-cell table:style-name="ce409" table:formula="of:=AVERAGE([.B40:.M40])" office:value-type="float" office:value="25.8780893117351" calcext:value-type="float">
            <text:p>25,9</text:p>
          </table:table-cell>
          <table:table-cell table:style-name="ce40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376"/>
          <table:table-cell table:number-columns-repeated="10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22'.F2:'2022'.F32">
            <calcext:condition calcext:apply-style-name="Bad" calcext:value="top-elements(1)" calcext:base-cell-address="'2022'.F2"/>
            <calcext:condition calcext:apply-style-name="Good" calcext:value="bottom-elements(1)" calcext:base-cell-address="'2022'.F2"/>
          </calcext:conditional-format>
          <calcext:conditional-format calcext:target-range-address="'2022'.B2:'2022'.B32">
            <calcext:condition calcext:apply-style-name="Bad" calcext:value="top-elements(1)" calcext:base-cell-address="'2022'.B2"/>
            <calcext:condition calcext:apply-style-name="Good" calcext:value="bottom-elements(1)" calcext:base-cell-address="'2022'.B2"/>
          </calcext:conditional-format>
          <calcext:conditional-format calcext:target-range-address="'2022'.C2:'2022'.C28">
            <calcext:condition calcext:apply-style-name="Bad" calcext:value="top-elements(1)" calcext:base-cell-address="'2022'.C2"/>
            <calcext:condition calcext:apply-style-name="Good" calcext:value="bottom-elements(1)" calcext:base-cell-address="'2022'.C2"/>
          </calcext:conditional-format>
          <calcext:conditional-format calcext:target-range-address="'2022'.D2:'2022'.D32">
            <calcext:condition calcext:apply-style-name="Bad" calcext:value="top-elements(1)" calcext:base-cell-address="'2022'.D2"/>
            <calcext:condition calcext:apply-style-name="Good" calcext:value="bottom-elements(1)" calcext:base-cell-address="'2022'.D2"/>
          </calcext:conditional-format>
          <calcext:conditional-format calcext:target-range-address="'2022'.E2:'2022'.E31">
            <calcext:condition calcext:apply-style-name="Bad" calcext:value="top-elements(1)" calcext:base-cell-address="'2022'.E2"/>
            <calcext:condition calcext:apply-style-name="Good" calcext:value="bottom-elements(1)" calcext:base-cell-address="'2022'.E2"/>
          </calcext:conditional-format>
          <calcext:conditional-format calcext:target-range-address="'2022'.G2:'2022'.G32">
            <calcext:condition calcext:apply-style-name="Bad" calcext:value="top-elements(1)" calcext:base-cell-address="'2022'.G2"/>
            <calcext:condition calcext:apply-style-name="Good" calcext:value="bottom-elements(1)" calcext:base-cell-address="'2022'.G2"/>
          </calcext:conditional-format>
          <calcext:conditional-format calcext:target-range-address="'2022'.H2:'2022'.H32">
            <calcext:condition calcext:apply-style-name="Bad" calcext:value="top-elements(1)" calcext:base-cell-address="'2022'.H2"/>
            <calcext:condition calcext:apply-style-name="Good" calcext:value="bottom-elements(1)" calcext:base-cell-address="'2022'.H2"/>
          </calcext:conditional-format>
          <calcext:conditional-format calcext:target-range-address="'2022'.I2:'2022'.I32">
            <calcext:condition calcext:apply-style-name="Bad" calcext:value="top-elements(1)" calcext:base-cell-address="'2022'.I2"/>
            <calcext:condition calcext:apply-style-name="Good" calcext:value="bottom-elements(1)" calcext:base-cell-address="'2022'.I2"/>
          </calcext:conditional-format>
          <calcext:conditional-format calcext:target-range-address="'2022'.J2:'2022'.J31">
            <calcext:condition calcext:apply-style-name="Bad" calcext:value="top-elements(1)" calcext:base-cell-address="'2022'.J2"/>
            <calcext:condition calcext:apply-style-name="Good" calcext:value="bottom-elements(1)" calcext:base-cell-address="'2022'.J2"/>
          </calcext:conditional-format>
          <calcext:conditional-format calcext:target-range-address="'2022'.K2:'2022'.K32">
            <calcext:condition calcext:apply-style-name="Bad" calcext:value="top-elements(1)" calcext:base-cell-address="'2022'.K2"/>
            <calcext:condition calcext:apply-style-name="Good" calcext:value="bottom-elements(1)" calcext:base-cell-address="'2022'.K2"/>
            <calcext:condition calcext:apply-style-name="Neutral" calcext:value="formula-is(ISBLANK([.$K$2]))" calcext:base-cell-address="'2022'.K2"/>
          </calcext:conditional-format>
          <calcext:conditional-format calcext:target-range-address="'2022'.L2:'2022'.L31">
            <calcext:condition calcext:apply-style-name="Bad" calcext:value="top-elements(1)" calcext:base-cell-address="'2022'.L2"/>
            <calcext:condition calcext:apply-style-name="Good" calcext:value="bottom-elements(1)" calcext:base-cell-address="'2022'.L2"/>
          </calcext:conditional-format>
          <calcext:conditional-format calcext:target-range-address="'2022'.M2:'2022'.M32">
            <calcext:condition calcext:apply-style-name="Bad" calcext:value="top-elements(1)" calcext:base-cell-address="'2022'.M2"/>
            <calcext:condition calcext:apply-style-name="Good" calcext:value="bottom-elements(1)" calcext:base-cell-address="'2022'.M2"/>
          </calcext:conditional-format>
        </calcext:conditional-formats>
      </table:table>
      <table:table table:name="2021" table:style-name="ta2">
        <table:shapes>
          <draw:frame draw:z-index="0" draw:name="Chart 1" draw:style-name="gr1" svg:width="260.87mm" svg:height="91.31mm" svg:x="53.83mm" svg:y="204.22mm">
            <draw:object draw:notify-on-update-of-ranges="'2020'.A35:'2020'.A35 '2020'.B35:'2020'.M35 '2019'.A35:'2019'.A35 '2019'.B35:'2019'.M35 '2018'.A35:'2018'.A35 '2018'.B35:'2018'.M35 '2017'.A35:'2017'.A35 '2017'.B35:'2017'.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13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/>
          <table:table-cell table:style-name="ce344" office:value-type="float" office:value="12" calcext:value-type="float">
            <text:p>12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322" office:value-type="float" office:value="71.7" calcext:value-type="float">
            <text:p>71,7</text:p>
          </table:table-cell>
          <table:table-cell table:style-name="ce322" office:value-type="float" office:value="72.2" calcext:value-type="float">
            <text:p>72,2</text:p>
          </table:table-cell>
          <table:table-cell table:style-name="ce322" office:value-type="float" office:value="72.1" calcext:value-type="float">
            <text:p>72,1</text:p>
          </table:table-cell>
          <table:table-cell table:style-name="ce322" office:value-type="float" office:value="72" calcext:value-type="float">
            <text:p>72,0</text:p>
          </table:table-cell>
          <table:table-cell table:style-name="ce322" office:value-type="float" office:value="71.6" calcext:value-type="float">
            <text:p>71,6</text:p>
          </table:table-cell>
          <table:table-cell table:style-name="ce322" office:value-type="float" office:value="70.3" calcext:value-type="float">
            <text:p>70,3</text:p>
          </table:table-cell>
          <table:table-cell table:style-name="ce322" office:value-type="float" office:value="69.8" calcext:value-type="float">
            <text:p>69,8</text:p>
          </table:table-cell>
          <table:table-cell table:style-name="ce322" office:value-type="float" office:value="68.6" calcext:value-type="float">
            <text:p>68,6</text:p>
          </table:table-cell>
          <table:table-cell table:style-name="ce322" office:value-type="float" office:value="68.4" calcext:value-type="float">
            <text:p>68,4</text:p>
          </table:table-cell>
          <table:table-cell table:style-name="ce322" office:value-type="float" office:value="69.7" calcext:value-type="float">
            <text:p>69,7</text:p>
          </table:table-cell>
          <table:table-cell table:style-name="ce322" office:value-type="float" office:value="70.6" calcext:value-type="float">
            <text:p>70,6</text:p>
          </table:table-cell>
          <table:table-cell table:style-name="ce329" office:value-type="float" office:value="70.5" calcext:value-type="float">
            <text:p>70,5</text:p>
          </table:table-cell>
          <table:table-cell table:style-name="ce6" table:formula="of:=[.L2]/(1.69*1.69)" office:value-type="float" office:value="24.7190224431918" calcext:value-type="float">
            <text:p>24,72</text:p>
          </table:table-cell>
          <table:table-cell table:number-columns-repeated="1010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2.5" calcext:value-type="float">
            <text:p>72,5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71.6" calcext:value-type="float">
            <text:p>71,6</text:p>
          </table:table-cell>
          <table:table-cell table:style-name="ce334" office:value-type="float" office:value="71.3" calcext:value-type="float">
            <text:p>71,3</text:p>
          </table:table-cell>
          <table:table-cell table:style-name="ce6" table:formula="of:=[.L3]/(1.69*1.69)" office:value-type="float" office:value="25.0691502398375" calcext:value-type="float">
            <text:p>25,07</text:p>
          </table:table-cell>
          <table:table-cell table:number-columns-repeated="1010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1.8" calcext:value-type="float">
            <text:p>71,8</text:p>
          </table:table-cell>
          <table:table-cell table:style-name="ce422" office:value-type="float" office:value="72.4" calcext:value-type="float">
            <text:p>72,4</text:p>
          </table:table-cell>
          <table:table-cell table:style-name="ce422" office:value-type="float" office:value="71.9" calcext:value-type="float">
            <text:p>71,9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71.1" calcext:value-type="float">
            <text:p>71,1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4]/(1.69*1.69)" office:value-type="float" office:value="24.8940863415147" calcext:value-type="float">
            <text:p>24,89</text:p>
          </table:table-cell>
          <table:table-cell table:number-columns-repeated="1010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70.3" calcext:value-type="float">
            <text:p>70,3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5]/(1.69*1.69)" office:value-type="float" office:value="24.613984104198" calcext:value-type="float">
            <text:p>24,61</text:p>
          </table:table-cell>
          <table:table-cell table:number-columns-repeated="1010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1.1" calcext:value-type="float">
            <text:p>71,1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1.1" calcext:value-type="float">
            <text:p>71,1</text:p>
          </table:table-cell>
          <table:table-cell table:style-name="ce422" office:value-type="float" office:value="70.3" calcext:value-type="float">
            <text:p>70,3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0.8" calcext:value-type="float">
            <text:p>70,8</text:p>
          </table:table-cell>
          <table:table-cell table:style-name="ce334" office:value-type="float" office:value="71.8" calcext:value-type="float">
            <text:p>71,8</text:p>
          </table:table-cell>
          <table:table-cell table:style-name="ce6" table:formula="of:=[.L6]/(1.69*1.69)" office:value-type="float" office:value="24.7890480025209" calcext:value-type="float">
            <text:p>24,79</text:p>
          </table:table-cell>
          <table:table-cell table:number-columns-repeated="1010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71.1" calcext:value-type="float">
            <text:p>71,1</text:p>
          </table:table-cell>
          <table:table-cell table:style-name="ce422" office:value-type="float" office:value="72.5" calcext:value-type="float">
            <text:p>72,5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1.1" calcext:value-type="float">
            <text:p>71,1</text:p>
          </table:table-cell>
          <table:table-cell table:style-name="ce334" office:value-type="float" office:value="72.3" calcext:value-type="float">
            <text:p>72,3</text:p>
          </table:table-cell>
          <table:table-cell table:style-name="ce6" table:formula="of:=[.L7]/(1.69*1.69)" office:value-type="float" office:value="24.8940863415147" calcext:value-type="float">
            <text:p>24,89</text:p>
          </table:table-cell>
          <table:table-cell table:number-columns-repeated="1010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2.8" calcext:value-type="float">
            <text:p>72,8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0.5" calcext:value-type="float">
            <text:p>70,5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9.5" calcext:value-type="float">
            <text:p>69,5</text:p>
          </table:table-cell>
          <table:table-cell table:style-name="ce422" office:value-type="float" office:value="71.3" calcext:value-type="float">
            <text:p>71,3</text:p>
          </table:table-cell>
          <table:table-cell table:style-name="ce334" office:value-type="float" office:value="72.4" calcext:value-type="float">
            <text:p>72,4</text:p>
          </table:table-cell>
          <table:table-cell table:style-name="ce6" table:formula="of:=[.L8]/(1.69*1.69)" office:value-type="float" office:value="24.9641119008438" calcext:value-type="float">
            <text:p>24,96</text:p>
          </table:table-cell>
          <table:table-cell table:number-columns-repeated="1010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72.4" calcext:value-type="float">
            <text:p>72,4</text:p>
          </table:table-cell>
          <table:table-cell table:style-name="ce422" office:value-type="float" office:value="71.9" calcext:value-type="float">
            <text:p>71,9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70.5" calcext:value-type="float">
            <text:p>70,5</text:p>
          </table:table-cell>
          <table:table-cell table:style-name="ce334" office:value-type="float" office:value="72.2" calcext:value-type="float">
            <text:p>72,2</text:p>
          </table:table-cell>
          <table:table-cell table:style-name="ce6" table:formula="of:=[.L9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2.3" calcext:value-type="float">
            <text:p>72,3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0.3" calcext:value-type="float">
            <text:p>70,3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71.4" calcext:value-type="float">
            <text:p>71,4</text:p>
          </table:table-cell>
          <table:table-cell table:style-name="ce334" office:value-type="float" office:value="73.3" calcext:value-type="float">
            <text:p>73,3</text:p>
          </table:table-cell>
          <table:table-cell table:style-name="ce6" table:formula="of:=[.L10]/(1.69*1.69)" office:value-type="float" office:value="24.9991246805084" calcext:value-type="float">
            <text:p>25,00</text:p>
          </table:table-cell>
          <table:table-cell table:number-columns-repeated="1010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423"/>
          <table:table-cell table:style-name="ce423" office:value-type="float" office:value="70.6" calcext:value-type="float">
            <text:p>70,6</text:p>
          </table:table-cell>
          <table:table-cell table:style-name="ce423" office:value-type="float" office:value="71.2" calcext:value-type="float">
            <text:p>71,2</text:p>
          </table:table-cell>
          <table:table-cell table:style-name="ce423" office:value-type="float" office:value="72.9" calcext:value-type="float">
            <text:p>72,9</text:p>
          </table:table-cell>
          <table:table-cell table:style-name="ce423" office:value-type="float" office:value="71" calcext:value-type="float">
            <text:p>71,0</text:p>
          </table:table-cell>
          <table:table-cell table:style-name="ce423" office:value-type="float" office:value="70.3" calcext:value-type="float">
            <text:p>70,3</text:p>
          </table:table-cell>
          <table:table-cell table:style-name="ce423" office:value-type="float" office:value="69.4" calcext:value-type="float">
            <text:p>69,4</text:p>
          </table:table-cell>
          <table:table-cell table:number-columns-repeated="2" table:style-name="ce423" office:value-type="float" office:value="68.8" calcext:value-type="float">
            <text:p>68,8</text:p>
          </table:table-cell>
          <table:table-cell table:style-name="ce423" office:value-type="float" office:value="69.5" calcext:value-type="float">
            <text:p>69,5</text:p>
          </table:table-cell>
          <table:table-cell table:style-name="ce423" office:value-type="float" office:value="71.7" calcext:value-type="float">
            <text:p>71,7</text:p>
          </table:table-cell>
          <table:table-cell table:style-name="ce335" office:value-type="float" office:value="73.3" calcext:value-type="float">
            <text:p>73,3</text:p>
          </table:table-cell>
          <table:table-cell table:style-name="ce6" table:formula="of:=[.L11]/(1.69*1.69)" office:value-type="float" office:value="25.1041630195021" calcext:value-type="float">
            <text:p>25,10</text:p>
          </table:table-cell>
          <table:table-cell table:number-columns-repeated="1010"/>
        </table:table-row>
        <table:table-row table:style-name="ro1">
          <table:table-cell table:style-name="ce260" office:value-type="float" office:value="11" calcext:value-type="float">
            <text:p>11</text:p>
          </table:table-cell>
          <table:table-cell table:style-name="ce322"/>
          <table:table-cell table:style-name="ce322" office:value-type="float" office:value="71" calcext:value-type="float">
            <text:p>71,0</text:p>
          </table:table-cell>
          <table:table-cell table:style-name="ce322" office:value-type="float" office:value="70.8" calcext:value-type="float">
            <text:p>70,8</text:p>
          </table:table-cell>
          <table:table-cell table:style-name="ce322" office:value-type="float" office:value="72.6" calcext:value-type="float">
            <text:p>72,6</text:p>
          </table:table-cell>
          <table:table-cell table:style-name="ce322" office:value-type="float" office:value="71.2" calcext:value-type="float">
            <text:p>71,2</text:p>
          </table:table-cell>
          <table:table-cell table:style-name="ce322" office:value-type="float" office:value="70" calcext:value-type="float">
            <text:p>70,0</text:p>
          </table:table-cell>
          <table:table-cell table:style-name="ce322" office:value-type="float" office:value="70.1" calcext:value-type="float">
            <text:p>70,1</text:p>
          </table:table-cell>
          <table:table-cell table:style-name="ce422" office:value-type="float" office:value="68.4" calcext:value-type="float">
            <text:p>68,4</text:p>
          </table:table-cell>
          <table:table-cell table:number-columns-repeated="2" table:style-name="ce322" office:value-type="float" office:value="69.2" calcext:value-type="float">
            <text:p>69,2</text:p>
          </table:table-cell>
          <table:table-cell table:style-name="ce322" office:value-type="float" office:value="70.7" calcext:value-type="float">
            <text:p>70,7</text:p>
          </table:table-cell>
          <table:table-cell table:style-name="ce329" office:value-type="float" office:value="72.2" calcext:value-type="float">
            <text:p>72,2</text:p>
          </table:table-cell>
          <table:table-cell table:style-name="ce6" table:formula="of:=[.L12]/(1.69*1.69)" office:value-type="float" office:value="24.7540352228563" calcext:value-type="float">
            <text:p>24,75</text:p>
          </table:table-cell>
          <table:table-cell table:number-columns-repeated="1010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422" office:value-type="float" office:value="71.9" calcext:value-type="float">
            <text:p>71,9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72.3" calcext:value-type="float">
            <text:p>72,3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70.9" calcext:value-type="float">
            <text:p>70,9</text:p>
          </table:table-cell>
          <table:table-cell table:style-name="ce334" office:value-type="float" office:value="72.6" calcext:value-type="float">
            <text:p>72,6</text:p>
          </table:table-cell>
          <table:table-cell table:style-name="ce6" table:formula="of:=[.L13]/(1.69*1.69)" office:value-type="float" office:value="24.8240607821855" calcext:value-type="float">
            <text:p>24,82</text:p>
          </table:table-cell>
          <table:table-cell table:number-columns-repeated="1010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422" office:value-type="float" office:value="71.3" calcext:value-type="float">
            <text:p>71,3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70.7" calcext:value-type="float">
            <text:p>70,7</text:p>
          </table:table-cell>
          <table:table-cell table:number-columns-repeated="2" table:style-name="ce422" office:value-type="float" office:value="72.1" calcext:value-type="float">
            <text:p>72,1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70.9" calcext:value-type="float">
            <text:p>70,9</text:p>
          </table:table-cell>
          <table:table-cell table:style-name="ce334" office:value-type="float" office:value="73.3" calcext:value-type="float">
            <text:p>73,3</text:p>
          </table:table-cell>
          <table:table-cell table:style-name="ce6" table:formula="of:=[.L14]/(1.69*1.69)" office:value-type="float" office:value="24.8240607821855" calcext:value-type="float">
            <text:p>24,82</text:p>
          </table:table-cell>
          <table:table-cell table:number-columns-repeated="1010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71.8" calcext:value-type="float">
            <text:p>71,8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72" calcext:value-type="float">
            <text:p>72,0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15]/(1.69*1.69)" office:value-type="float" office:value="25.2092013584959" calcext:value-type="float">
            <text:p>25,21</text:p>
          </table:table-cell>
          <table:table-cell table:number-columns-repeated="1010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2.3" calcext:value-type="float">
            <text:p>72,3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0.5" calcext:value-type="float">
            <text:p>70,5</text:p>
          </table:table-cell>
          <table:table-cell table:number-columns-repeated="2" table:style-name="ce422" office:value-type="float" office:value="69.4" calcext:value-type="float">
            <text:p>69,4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71.1" calcext:value-type="float">
            <text:p>71,1</text:p>
          </table:table-cell>
          <table:table-cell table:style-name="ce334" office:value-type="float" office:value="72.2" calcext:value-type="float">
            <text:p>72,2</text:p>
          </table:table-cell>
          <table:table-cell table:style-name="ce6" table:formula="of:=[.L16]/(1.69*1.69)" office:value-type="float" office:value="24.8940863415147" calcext:value-type="float">
            <text:p>24,89</text:p>
          </table:table-cell>
          <table:table-cell table:number-columns-repeated="1010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0.7" calcext:value-type="float">
            <text:p>70,7</text:p>
          </table:table-cell>
          <table:table-cell table:style-name="ce422" office:value-type="float" office:value="72.4" calcext:value-type="float">
            <text:p>72,4</text:p>
          </table:table-cell>
          <table:table-cell table:style-name="ce422" office:value-type="float" office:value="71.3" calcext:value-type="float">
            <text:p>71,3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69.4" calcext:value-type="float">
            <text:p>69,4</text:p>
          </table:table-cell>
          <table:table-cell table:number-columns-repeated="2" table:style-name="ce422" office:value-type="float" office:value="68.5" calcext:value-type="float">
            <text:p>68,5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71.1" calcext:value-type="float">
            <text:p>71,1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17]/(1.69*1.69)" office:value-type="float" office:value="24.8940863415147" calcext:value-type="float">
            <text:p>24,89</text:p>
          </table:table-cell>
          <table:table-cell table:number-columns-repeated="1010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71.9" calcext:value-type="float">
            <text:p>71,9</text:p>
          </table:table-cell>
          <table:table-cell table:style-name="ce422" office:value-type="float" office:value="71.2" calcext:value-type="float">
            <text:p>71,2</text:p>
          </table:table-cell>
          <table:table-cell table:number-columns-repeated="2" table:style-name="ce422" office:value-type="float" office:value="72.1" calcext:value-type="float">
            <text:p>72,1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70.9" calcext:value-type="float">
            <text:p>70,9</text:p>
          </table:table-cell>
          <table:table-cell table:style-name="ce334" office:value-type="float" office:value="72.6" calcext:value-type="float">
            <text:p>72,6</text:p>
          </table:table-cell>
          <table:table-cell table:style-name="ce6" table:formula="of:=[.L18]/(1.69*1.69)" office:value-type="float" office:value="24.8240607821855" calcext:value-type="float">
            <text:p>24,82</text:p>
          </table:table-cell>
          <table:table-cell table:number-columns-repeated="1010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1.3" calcext:value-type="float">
            <text:p>71,3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71.8" calcext:value-type="float">
            <text:p>71,8</text:p>
          </table:table-cell>
          <table:table-cell table:style-name="ce422" office:value-type="float" office:value="71.4" calcext:value-type="float">
            <text:p>71,4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19]/(1.69*1.69)" office:value-type="float" office:value="24.9991246805084" calcext:value-type="float">
            <text:p>25,00</text:p>
          </table:table-cell>
          <table:table-cell table:number-columns-repeated="1010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422" office:value-type="float" office:value="71.3" calcext:value-type="float">
            <text:p>71,3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1.3" calcext:value-type="float">
            <text:p>71,3</text:p>
          </table:table-cell>
          <table:table-cell table:style-name="ce422" office:value-type="float" office:value="72.4" calcext:value-type="float">
            <text:p>72,4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9.6" calcext:value-type="float">
            <text:p>69,6</text:p>
          </table:table-cell>
          <table:table-cell table:style-name="ce422" office:value-type="float" office:value="71.8" calcext:value-type="float">
            <text:p>71,8</text:p>
          </table:table-cell>
          <table:table-cell table:style-name="ce422" office:value-type="float" office:value="70.2" calcext:value-type="float">
            <text:p>70,2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20]/(1.69*1.69)" office:value-type="float" office:value="24.5789713245335" calcext:value-type="float">
            <text:p>24,58</text:p>
          </table:table-cell>
          <table:table-cell table:number-columns-repeated="1010"/>
        </table:table-row>
        <table:table-row table:style-name="ro1">
          <table:table-cell table:style-name="ce262" office:value-type="float" office:value="20" calcext:value-type="float">
            <text:p>20</text:p>
          </table:table-cell>
          <table:table-cell table:style-name="ce423" office:value-type="float" office:value="70.8" calcext:value-type="float">
            <text:p>70,8</text:p>
          </table:table-cell>
          <table:table-cell table:style-name="ce423" office:value-type="float" office:value="71.4" calcext:value-type="float">
            <text:p>71,4</text:p>
          </table:table-cell>
          <table:table-cell table:style-name="ce423" office:value-type="float" office:value="71.8" calcext:value-type="float">
            <text:p>71,8</text:p>
          </table:table-cell>
          <table:table-cell table:style-name="ce423" office:value-type="float" office:value="72.6" calcext:value-type="float">
            <text:p>72,6</text:p>
          </table:table-cell>
          <table:table-cell table:style-name="ce423" office:value-type="float" office:value="71.5" calcext:value-type="float">
            <text:p>71,5</text:p>
          </table:table-cell>
          <table:table-cell table:style-name="ce423" office:value-type="float" office:value="70.4" calcext:value-type="float">
            <text:p>70,4</text:p>
          </table:table-cell>
          <table:table-cell table:style-name="ce423" office:value-type="float" office:value="69.4" calcext:value-type="float">
            <text:p>69,4</text:p>
          </table:table-cell>
          <table:table-cell table:style-name="ce423" office:value-type="float" office:value="68.2" calcext:value-type="float">
            <text:p>68,2</text:p>
          </table:table-cell>
          <table:table-cell table:style-name="ce423" office:value-type="float" office:value="69" calcext:value-type="float">
            <text:p>69,0</text:p>
          </table:table-cell>
          <table:table-cell table:style-name="ce423" office:value-type="float" office:value="70.8" calcext:value-type="float">
            <text:p>70,8</text:p>
          </table:table-cell>
          <table:table-cell table:style-name="ce423" office:value-type="float" office:value="70.6" calcext:value-type="float">
            <text:p>70,6</text:p>
          </table:table-cell>
          <table:table-cell table:style-name="ce335" office:value-type="float" office:value="71.9" calcext:value-type="float">
            <text:p>71,9</text:p>
          </table:table-cell>
          <table:table-cell table:style-name="ce6" table:formula="of:=[.L21]/(1.69*1.69)" office:value-type="float" office:value="24.7190224431918" calcext:value-type="float">
            <text:p>24,72</text:p>
          </table:table-cell>
          <table:table-cell table:number-columns-repeated="1010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322" office:value-type="float" office:value="70.6" calcext:value-type="float">
            <text:p>70,6</text:p>
          </table:table-cell>
          <table:table-cell table:style-name="ce322" office:value-type="float" office:value="71.7" calcext:value-type="float">
            <text:p>71,7</text:p>
          </table:table-cell>
          <table:table-cell table:style-name="ce322" office:value-type="float" office:value="71.3" calcext:value-type="float">
            <text:p>71,3</text:p>
          </table:table-cell>
          <table:table-cell table:style-name="ce422" office:value-type="float" office:value="72.4" calcext:value-type="float">
            <text:p>72,4</text:p>
          </table:table-cell>
          <table:table-cell table:style-name="ce337" office:value-type="float" office:value="71.2" calcext:value-type="float">
            <text:p>71,2</text:p>
          </table:table-cell>
          <table:table-cell table:style-name="ce322" office:value-type="float" office:value="70.1" calcext:value-type="float">
            <text:p>70,1</text:p>
          </table:table-cell>
          <table:table-cell table:style-name="ce422" office:value-type="float" office:value="69.7" calcext:value-type="float">
            <text:p>69,7</text:p>
          </table:table-cell>
          <table:table-cell table:style-name="ce322" office:value-type="float" office:value="67.5" calcext:value-type="float">
            <text:p>67,5</text:p>
          </table:table-cell>
          <table:table-cell table:style-name="ce322" office:value-type="float" office:value="69" calcext:value-type="float">
            <text:p>69,0</text:p>
          </table:table-cell>
          <table:table-cell table:style-name="ce322" office:value-type="float" office:value="70.8" calcext:value-type="float">
            <text:p>70,8</text:p>
          </table:table-cell>
          <table:table-cell table:style-name="ce322" office:value-type="float" office:value="70.1" calcext:value-type="float">
            <text:p>70,1</text:p>
          </table:table-cell>
          <table:table-cell table:style-name="ce329" office:value-type="float" office:value="72.1" calcext:value-type="float">
            <text:p>72,1</text:p>
          </table:table-cell>
          <table:table-cell table:style-name="ce6" table:formula="of:=[.L22]/(1.69*1.69)" office:value-type="float" office:value="24.5439585448689" calcext:value-type="float">
            <text:p>24,54</text:p>
          </table:table-cell>
          <table:table-cell table:number-columns-repeated="1010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1.8" calcext:value-type="float">
            <text:p>71,8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 office:value-type="float" office:value="70.5" calcext:value-type="float">
            <text:p>70,5</text:p>
          </table:table-cell>
          <table:table-cell table:style-name="ce334" office:value-type="float" office:value="71.2" calcext:value-type="float">
            <text:p>71,2</text:p>
          </table:table-cell>
          <table:table-cell table:style-name="ce6" table:formula="of:=[.L23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1" calcext:value-type="float">
            <text:p>70,1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70.3" calcext:value-type="float">
            <text:p>70,3</text:p>
          </table:table-cell>
          <table:table-cell table:style-name="ce422" office:value-type="float" office:value="70.5" calcext:value-type="float">
            <text:p>70,5</text:p>
          </table:table-cell>
          <table:table-cell table:style-name="ce334" office:value-type="float" office:value="71.5" calcext:value-type="float">
            <text:p>71,5</text:p>
          </table:table-cell>
          <table:table-cell table:style-name="ce6" table:formula="of:=[.L24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422" office:value-type="float" office:value="70.8" calcext:value-type="float">
            <text:p>70,8</text:p>
          </table:table-cell>
          <table:table-cell table:number-columns-repeated="4" table:style-name="ce422" office:value-type="float" office:value="71.8" calcext:value-type="float">
            <text:p>71,8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71.1" calcext:value-type="float">
            <text:p>71,1</text:p>
          </table:table-cell>
          <table:table-cell table:style-name="ce334" office:value-type="float" office:value="71.3" calcext:value-type="float">
            <text:p>71,3</text:p>
          </table:table-cell>
          <table:table-cell table:style-name="ce6" table:formula="of:=[.L25]/(1.69*1.69)" office:value-type="float" office:value="24.8940863415147" calcext:value-type="float">
            <text:p>24,89</text:p>
          </table:table-cell>
          <table:table-cell table:number-columns-repeated="1010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number-columns-repeated="2" table:style-name="ce422" office:value-type="float" office:value="71.8" calcext:value-type="float">
            <text:p>71,8</text:p>
          </table:table-cell>
          <table:table-cell table:style-name="ce422" office:value-type="float" office:value="71.3" calcext:value-type="float">
            <text:p>71,3</text:p>
          </table:table-cell>
          <table:table-cell table:style-name="ce296" office:value-type="float" office:value="72.2" calcext:value-type="float">
            <text:p>72,2</text:p>
          </table:table-cell>
          <table:table-cell table:style-name="ce422" office:value-type="float" office:value="72.3" calcext:value-type="float">
            <text:p>72,3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70.3" calcext:value-type="float">
            <text:p>70,3</text:p>
          </table:table-cell>
          <table:table-cell table:style-name="ce422" office:value-type="float" office:value="70.5" calcext:value-type="float">
            <text:p>70,5</text:p>
          </table:table-cell>
          <table:table-cell table:style-name="ce334" office:value-type="float" office:value="71.7" calcext:value-type="float">
            <text:p>71,7</text:p>
          </table:table-cell>
          <table:table-cell table:style-name="ce6" table:formula="of:=[.L26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1.4" calcext:value-type="float">
            <text:p>71,4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2.2" calcext:value-type="float">
            <text:p>72,2</text:p>
          </table:table-cell>
          <table:table-cell table:style-name="ce422" office:value-type="float" office:value="71.5" calcext:value-type="float">
            <text:p>71,5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70.5" calcext:value-type="float">
            <text:p>70,5</text:p>
          </table:table-cell>
          <table:table-cell table:style-name="ce334" office:value-type="float" office:value="72.4" calcext:value-type="float">
            <text:p>72,4</text:p>
          </table:table-cell>
          <table:table-cell table:style-name="ce6" table:formula="of:=[.L27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70.8" calcext:value-type="float">
            <text:p>70,8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1" calcext:value-type="float">
            <text:p>71,1</text:p>
          </table:table-cell>
          <table:table-cell table:style-name="ce422" office:value-type="float" office:value="70.9" calcext:value-type="float">
            <text:p>70,9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69.6" calcext:value-type="float">
            <text:p>69,6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1.8" calcext:value-type="float">
            <text:p>71,8</text:p>
          </table:table-cell>
          <table:table-cell table:style-name="ce334" office:value-type="float" office:value="72.8" calcext:value-type="float">
            <text:p>72,8</text:p>
          </table:table-cell>
          <table:table-cell table:style-name="ce6" table:formula="of:=[.L28]/(1.69*1.69)" office:value-type="float" office:value="25.1391757991667" calcext:value-type="float">
            <text:p>25,14</text:p>
          </table:table-cell>
          <table:table-cell table:number-columns-repeated="1010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2.1" calcext:value-type="float">
            <text:p>72,1</text:p>
          </table:table-cell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2" calcext:value-type="float">
            <text:p>71,2</text:p>
          </table:table-cell>
          <table:table-cell table:number-columns-repeated="2" table:style-name="ce422" office:value-type="float" office:value="71" calcext:value-type="float">
            <text:p>71,0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0.6" calcext:value-type="float">
            <text:p>70,6</text:p>
          </table:table-cell>
          <table:table-cell table:style-name="ce422" office:value-type="float" office:value="72.2" calcext:value-type="float">
            <text:p>72,2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29]/(1.69*1.69)" office:value-type="float" office:value="25.279226917825" calcext:value-type="float">
            <text:p>25,28</text:p>
          </table:table-cell>
          <table:table-cell table:number-columns-repeated="1010"/>
        </table:table-row>
        <table:table-row table:style-name="ro4">
          <table:table-cell table:style-name="ce261" office:value-type="float" office:value="29" calcext:value-type="float">
            <text:p>29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2"/>
          <table:table-cell table:style-name="ce422" office:value-type="float" office:value="71.7" calcext:value-type="float">
            <text:p>71,7</text:p>
          </table:table-cell>
          <table:table-cell table:style-name="ce422" office:value-type="float" office:value="71.6" calcext:value-type="float">
            <text:p>71,6</text:p>
          </table:table-cell>
          <table:table-cell table:style-name="ce422" office:value-type="float" office:value="70.3" calcext:value-type="float">
            <text:p>70,3</text:p>
          </table:table-cell>
          <table:table-cell table:style-name="ce422" office:value-type="float" office:value="71" calcext:value-type="float">
            <text:p>71,0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71.2" calcext:value-type="float">
            <text:p>71,2</text:p>
          </table:table-cell>
          <table:table-cell table:style-name="ce422" office:value-type="float" office:value="70.2" calcext:value-type="float">
            <text:p>70,2</text:p>
          </table:table-cell>
          <table:table-cell table:style-name="ce422" office:value-type="float" office:value="71.3" calcext:value-type="float">
            <text:p>71,3</text:p>
          </table:table-cell>
          <table:table-cell table:style-name="ce334" office:value-type="float" office:value="72.1" calcext:value-type="float">
            <text:p>72,1</text:p>
          </table:table-cell>
          <table:table-cell table:style-name="ce6" table:formula="of:=[.L30]/(1.69*1.69)" office:value-type="float" office:value="24.9641119008438" calcext:value-type="float">
            <text:p>24,96</text:p>
          </table:table-cell>
          <table:table-cell table:number-columns-repeated="1010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422" office:value-type="float" office:value="71.9" calcext:value-type="float">
            <text:p>71,9</text:p>
          </table:table-cell>
          <table:table-cell table:style-name="ce423"/>
          <table:table-cell table:style-name="ce423" office:value-type="float" office:value="71.7" calcext:value-type="float">
            <text:p>71,7</text:p>
          </table:table-cell>
          <table:table-cell table:style-name="ce423" office:value-type="float" office:value="71.6" calcext:value-type="float">
            <text:p>71,6</text:p>
          </table:table-cell>
          <table:table-cell table:style-name="ce423" office:value-type="float" office:value="70.2" calcext:value-type="float">
            <text:p>70,2</text:p>
          </table:table-cell>
          <table:table-cell table:style-name="ce422" office:value-type="float" office:value="70.4" calcext:value-type="float">
            <text:p>70,4</text:p>
          </table:table-cell>
          <table:table-cell table:style-name="ce423" office:value-type="float" office:value="68.9" calcext:value-type="float">
            <text:p>68,9</text:p>
          </table:table-cell>
          <table:table-cell table:style-name="ce423" office:value-type="float" office:value="68.4" calcext:value-type="float">
            <text:p>68,4</text:p>
          </table:table-cell>
          <table:table-cell table:style-name="ce423" office:value-type="float" office:value="70.1" calcext:value-type="float">
            <text:p>70,1</text:p>
          </table:table-cell>
          <table:table-cell table:style-name="ce423" office:value-type="float" office:value="69.9" calcext:value-type="float">
            <text:p>69,9</text:p>
          </table:table-cell>
          <table:table-cell table:style-name="ce423" office:value-type="float" office:value="70.9" calcext:value-type="float">
            <text:p>70,9</text:p>
          </table:table-cell>
          <table:table-cell table:style-name="ce335" office:value-type="float" office:value="72.4" calcext:value-type="float">
            <text:p>72,4</text:p>
          </table:table-cell>
          <table:table-cell table:style-name="ce6" table:formula="of:=[.L31]/(1.69*1.69)" office:value-type="float" office:value="24.8240607821855" calcext:value-type="float">
            <text:p>24,82</text:p>
          </table:table-cell>
          <table:table-cell table:number-columns-repeated="1010"/>
        </table:table-row>
        <table:table-row table:style-name="ro1">
          <table:table-cell table:style-name="ce266" office:value-type="float" office:value="31" calcext:value-type="float">
            <text:p>31</text:p>
          </table:table-cell>
          <table:table-cell table:style-name="ce198" office:value-type="float" office:value="71.9" calcext:value-type="float">
            <text:p>71,9</text:p>
          </table:table-cell>
          <table:table-cell table:style-name="ce424"/>
          <table:table-cell table:style-name="ce424" office:value-type="float" office:value="71.7" calcext:value-type="float">
            <text:p>71,7</text:p>
          </table:table-cell>
          <table:table-cell table:style-name="ce424"/>
          <table:table-cell table:style-name="ce424" office:value-type="float" office:value="70.2" calcext:value-type="float">
            <text:p>70,2</text:p>
          </table:table-cell>
          <table:table-cell table:style-name="ce424"/>
          <table:table-cell table:style-name="ce424" office:value-type="float" office:value="68.9" calcext:value-type="float">
            <text:p>68,9</text:p>
          </table:table-cell>
          <table:table-cell table:style-name="ce424" table:number-columns-repeated="2"/>
          <table:table-cell table:style-name="ce424" office:value-type="float" office:value="70.6" calcext:value-type="float">
            <text:p>70,6</text:p>
          </table:table-cell>
          <table:table-cell table:style-name="ce424"/>
          <table:table-cell table:style-name="ce336" office:value-type="float" office:value="71.8" calcext:value-type="float">
            <text:p>71,8</text:p>
          </table:table-cell>
          <table:table-cell table:style-name="ce6" table:formula="of:=[.L32]/(1.69*1.69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59" table:number-columns-repeated="13"/>
          <table:table-cell table:style-name="ce115" office:value-type="string" calcext:value-type="string">
            <text:p>srednia za rok</text:p>
          </table:table-cell>
          <table:table-cell table:number-columns-repeated="1010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416" table:formula="of:=MAX([.B2:.B32])" office:value-type="float" office:value="72.2" calcext:value-type="float">
            <text:p>72,2</text:p>
          </table:table-cell>
          <table:table-cell table:style-name="ce416" table:formula="of:=MAX([.C2:.C32])" office:value-type="float" office:value="72.5" calcext:value-type="float">
            <text:p>72,5</text:p>
          </table:table-cell>
          <table:table-cell table:style-name="ce416" table:formula="of:=MAX([.D2:.D32])" office:value-type="float" office:value="72.4" calcext:value-type="float">
            <text:p>72,4</text:p>
          </table:table-cell>
          <table:table-cell table:style-name="ce416" table:formula="of:=MAX([.E2:.E32])" office:value-type="float" office:value="72.9" calcext:value-type="float">
            <text:p>72,9</text:p>
          </table:table-cell>
          <table:table-cell table:style-name="ce416" table:formula="of:=MAX([.F2:.F32])" office:value-type="float" office:value="72.3" calcext:value-type="float">
            <text:p>72,3</text:p>
          </table:table-cell>
          <table:table-cell table:style-name="ce416" table:formula="of:=MAX([.G2:.G32])" office:value-type="float" office:value="71.5" calcext:value-type="float">
            <text:p>71,5</text:p>
          </table:table-cell>
          <table:table-cell table:style-name="ce416" table:formula="of:=MAX([.H2:.H32])" office:value-type="float" office:value="71.2" calcext:value-type="float">
            <text:p>71,2</text:p>
          </table:table-cell>
          <table:table-cell table:style-name="ce416" table:formula="of:=MAX([.I2:.I32])" office:value-type="float" office:value="69.4" calcext:value-type="float">
            <text:p>69,4</text:p>
          </table:table-cell>
          <table:table-cell table:style-name="ce416" table:formula="of:=MAX([.J2:.J32])" office:value-type="float" office:value="71.2" calcext:value-type="float">
            <text:p>71,2</text:p>
          </table:table-cell>
          <table:table-cell table:style-name="ce416" table:formula="of:=MAX([.K2:.K32])" office:value-type="float" office:value="71.8" calcext:value-type="float">
            <text:p>71,8</text:p>
          </table:table-cell>
          <table:table-cell table:style-name="ce416" table:formula="of:=MAX([.L2:.L32])" office:value-type="float" office:value="72.2" calcext:value-type="float">
            <text:p>72,2</text:p>
          </table:table-cell>
          <table:table-cell table:style-name="ce585" table:formula="of:=MAX([.M2:.M32])" office:value-type="float" office:value="73.3" calcext:value-type="float">
            <text:p>73,3</text:p>
          </table:table-cell>
          <table:table-cell table:style-name="ce408" table:formula="of:=AVERAGE([.B34:.M34])" office:value-type="float" office:value="71.9083333333333" calcext:value-type="float">
            <text:p>71,9</text:p>
          </table:table-cell>
          <table:table-cell table:number-columns-repeated="1010"/>
        </table:table-row>
        <table:table-row table:style-name="ro1">
          <table:table-cell table:style-name="ce261" office:value-type="string" calcext:value-type="string">
            <text:p>Srednia '21</text:p>
          </table:table-cell>
          <table:table-cell table:style-name="ce357" table:formula="of:=AVERAGE([.B2:.B32])" office:value-type="float" office:value="71.1724137931035" calcext:value-type="float">
            <text:p>71,2</text:p>
          </table:table-cell>
          <table:table-cell table:style-name="ce357" table:formula="of:=AVERAGE([.C2:.C32])" office:value-type="float" office:value="71.3392857142857" calcext:value-type="float">
            <text:p>71,3</text:p>
          </table:table-cell>
          <table:table-cell table:style-name="ce357" table:formula="of:=AVERAGE([.D2:.D32])" office:value-type="float" office:value="71.4322580645161" calcext:value-type="float">
            <text:p>71,4</text:p>
          </table:table-cell>
          <table:table-cell table:style-name="ce357" table:formula="of:=AVERAGE([.E2:.E32])" office:value-type="float" office:value="72.1" calcext:value-type="float">
            <text:p>72,1</text:p>
          </table:table-cell>
          <table:table-cell table:style-name="ce357" table:formula="of:=AVERAGE([.F2:.F32])" office:value-type="float" office:value="71.4032258064516" calcext:value-type="float">
            <text:p>71,4</text:p>
          </table:table-cell>
          <table:table-cell table:style-name="ce357" table:formula="of:=AVERAGE([.G2:.G32])" office:value-type="float" office:value="70.5633333333333" calcext:value-type="float">
            <text:p>70,6</text:p>
          </table:table-cell>
          <table:table-cell table:style-name="ce357" table:formula="of:=AVERAGE([.H2:.H32])" office:value-type="float" office:value="69.7709677419355" calcext:value-type="float">
            <text:p>69,8</text:p>
          </table:table-cell>
          <table:table-cell table:style-name="ce357" table:formula="of:=AVERAGE([.I2:.I32])" office:value-type="float" office:value="68.5733333333333" calcext:value-type="float">
            <text:p>68,6</text:p>
          </table:table-cell>
          <table:table-cell table:style-name="ce357" table:formula="of:=AVERAGE([.J2:.J32])" office:value-type="float" office:value="68.9766666666667" calcext:value-type="float">
            <text:p>69,0</text:p>
          </table:table-cell>
          <table:table-cell table:style-name="ce357" table:formula="of:=AVERAGE([.K2:.K32])" office:value-type="float" office:value="70.158064516129" calcext:value-type="float">
            <text:p>70,2</text:p>
          </table:table-cell>
          <table:table-cell table:style-name="ce357" table:formula="of:=AVERAGE([.L2:.L32])" office:value-type="float" office:value="70.9866666666667" calcext:value-type="float">
            <text:p>71,0</text:p>
          </table:table-cell>
          <table:table-cell table:style-name="ce586" table:formula="of:=AVERAGE([.M2:.M32])" office:value-type="float" office:value="72.1258064516129" calcext:value-type="float">
            <text:p>72,1</text:p>
          </table:table-cell>
          <table:table-cell table:style-name="ce408" table:formula="of:=AVERAGE([.B35:.M35])" office:value-type="float" office:value="70.7168351740029" calcext:value-type="float">
            <text:p>70,7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417" table:formula="of:=MIN([.B2:.B32])" office:value-type="float" office:value="70" calcext:value-type="float">
            <text:p>70</text:p>
          </table:table-cell>
          <table:table-cell table:style-name="ce417" table:formula="of:=MIN([.C2:.C32])" office:value-type="float" office:value="69.9" calcext:value-type="float">
            <text:p>69,9</text:p>
          </table:table-cell>
          <table:table-cell table:style-name="ce417" table:formula="of:=MIN([.D2:.D32])" office:value-type="float" office:value="70.6" calcext:value-type="float">
            <text:p>70,6</text:p>
          </table:table-cell>
          <table:table-cell table:style-name="ce417" table:formula="of:=MIN([.E2:.E32])" office:value-type="float" office:value="71.1" calcext:value-type="float">
            <text:p>71,1</text:p>
          </table:table-cell>
          <table:table-cell table:style-name="ce417" table:formula="of:=MIN([.F2:.F32])" office:value-type="float" office:value="70.2" calcext:value-type="float">
            <text:p>70,2</text:p>
          </table:table-cell>
          <table:table-cell table:style-name="ce417" table:formula="of:=MIN([.G2:.G32])" office:value-type="float" office:value="70" calcext:value-type="float">
            <text:p>70</text:p>
          </table:table-cell>
          <table:table-cell table:style-name="ce417" table:formula="of:=MIN([.H2:.H32])" office:value-type="float" office:value="68.6" calcext:value-type="float">
            <text:p>68,6</text:p>
          </table:table-cell>
          <table:table-cell table:style-name="ce417" table:formula="of:=MIN([.I2:.I32])" office:value-type="float" office:value="67.5" calcext:value-type="float">
            <text:p>67,5</text:p>
          </table:table-cell>
          <table:table-cell table:style-name="ce417" table:formula="of:=MIN([.J2:.J32])" office:value-type="float" office:value="67.9" calcext:value-type="float">
            <text:p>67,9</text:p>
          </table:table-cell>
          <table:table-cell table:style-name="ce417" table:formula="of:=MIN([.K2:.K32])" office:value-type="float" office:value="69.2" calcext:value-type="float">
            <text:p>69,2</text:p>
          </table:table-cell>
          <table:table-cell table:style-name="ce417" table:formula="of:=MIN([.L2:.L32])" office:value-type="float" office:value="70.1" calcext:value-type="float">
            <text:p>70,1</text:p>
          </table:table-cell>
          <table:table-cell table:style-name="ce587" table:formula="of:=MIN([.M2:.M32])" office:value-type="float" office:value="70.5" calcext:value-type="float">
            <text:p>70,5</text:p>
          </table:table-cell>
          <table:table-cell table:style-name="ce408" table:formula="of:=AVERAGE([.B36:.M36])" office:value-type="float" office:value="69.6333333333333" calcext:value-type="float">
            <text:p>69,6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418" table:formula="of:=COM.MICROSOFT.STDEV.P([.B2:.B32])" office:value-type="float" office:value="0.610198696708641" calcext:value-type="float">
            <text:p>0,61</text:p>
          </table:table-cell>
          <table:table-cell table:style-name="ce418" table:formula="of:=COM.MICROSOFT.STDEV.P([.C2:.C32])" office:value-type="float" office:value="0.625265249836468" calcext:value-type="float">
            <text:p>0,63</text:p>
          </table:table-cell>
          <table:table-cell table:style-name="ce418" table:formula="of:=COM.MICROSOFT.STDEV.P([.D2:.D32])" office:value-type="float" office:value="0.486188000790212" calcext:value-type="float">
            <text:p>0,49</text:p>
          </table:table-cell>
          <table:table-cell table:style-name="ce418" table:formula="of:=COM.MICROSOFT.STDEV.P([.E2:.E32])" office:value-type="float" office:value="0.420317340430617" calcext:value-type="float">
            <text:p>0,42</text:p>
          </table:table-cell>
          <table:table-cell table:style-name="ce418" table:formula="of:=COM.MICROSOFT.STDEV.P([.F2:.F32])" office:value-type="float" office:value="0.540897623708984" calcext:value-type="float">
            <text:p>0,54</text:p>
          </table:table-cell>
          <table:table-cell table:style-name="ce418" table:formula="of:=COM.MICROSOFT.STDEV.P([.G2:.G32])" office:value-type="float" office:value="0.344947661086271" calcext:value-type="float">
            <text:p>0,34</text:p>
          </table:table-cell>
          <table:table-cell table:style-name="ce418" table:formula="of:=COM.MICROSOFT.STDEV.P([.H2:.H32])" office:value-type="float" office:value="0.617588206257053" calcext:value-type="float">
            <text:p>0,62</text:p>
          </table:table-cell>
          <table:table-cell table:style-name="ce418" table:formula="of:=COM.MICROSOFT.STDEV.P([.I2:.I32])" office:value-type="float" office:value="0.401607879515441" calcext:value-type="float">
            <text:p>0,40</text:p>
          </table:table-cell>
          <table:table-cell table:style-name="ce418" table:formula="of:=COM.MICROSOFT.STDEV.P([.J2:.J32])" office:value-type="float" office:value="0.695549343245243" calcext:value-type="float">
            <text:p>0,70</text:p>
          </table:table-cell>
          <table:table-cell table:style-name="ce418" table:formula="of:=COM.MICROSOFT.STDEV.P([.K2:.K32])" office:value-type="float" office:value="0.734308625257792" calcext:value-type="float">
            <text:p>0,73</text:p>
          </table:table-cell>
          <table:table-cell table:style-name="ce418" table:formula="of:=COM.MICROSOFT.STDEV.P([.L2:.L32])" office:value-type="float" office:value="0.521365727893791" calcext:value-type="float">
            <text:p>0,52</text:p>
          </table:table-cell>
          <table:table-cell table:style-name="ce588" table:formula="of:=COM.MICROSOFT.STDEV.P([.M2:.M32])" office:value-type="float" office:value="0.596207228497957" calcext:value-type="float">
            <text:p>0,60</text:p>
          </table:table-cell>
          <table:table-cell table:style-name="ce408" table:formula="of:=AVERAGE([.B37:.M37])" office:value-type="float" office:value="0.549536798602372" calcext:value-type="float">
            <text:p>0,5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418" table:formula="of:=[.B34]-[.B36]" office:value-type="float" office:value="2.2" calcext:value-type="float">
            <text:p>2,20</text:p>
          </table:table-cell>
          <table:table-cell table:style-name="ce418" table:formula="of:=[.C34]-[.C36]" office:value-type="float" office:value="2.59999999999999" calcext:value-type="float">
            <text:p>2,60</text:p>
          </table:table-cell>
          <table:table-cell table:style-name="ce418" table:formula="of:=[.D34]-[.D36]" office:value-type="float" office:value="1.80000000000001" calcext:value-type="float">
            <text:p>1,80</text:p>
          </table:table-cell>
          <table:table-cell table:style-name="ce418" table:formula="of:=[.E34]-[.E36]" office:value-type="float" office:value="1.80000000000001" calcext:value-type="float">
            <text:p>1,80</text:p>
          </table:table-cell>
          <table:table-cell table:style-name="ce418" table:formula="of:=[.F34]-[.F36]" office:value-type="float" office:value="2.09999999999999" calcext:value-type="float">
            <text:p>2,10</text:p>
          </table:table-cell>
          <table:table-cell table:style-name="ce418" table:formula="of:=[.G34]-[.G36]" office:value-type="float" office:value="1.5" calcext:value-type="float">
            <text:p>1,50</text:p>
          </table:table-cell>
          <table:table-cell table:style-name="ce418" table:formula="of:=[.H34]-[.H36]" office:value-type="float" office:value="2.60000000000001" calcext:value-type="float">
            <text:p>2,60</text:p>
          </table:table-cell>
          <table:table-cell table:style-name="ce418" table:formula="of:=[.I34]-[.I36]" office:value-type="float" office:value="1.90000000000001" calcext:value-type="float">
            <text:p>1,90</text:p>
          </table:table-cell>
          <table:table-cell table:style-name="ce418" table:formula="of:=[.J34]-[.J36]" office:value-type="float" office:value="3.3" calcext:value-type="float">
            <text:p>3,30</text:p>
          </table:table-cell>
          <table:table-cell table:style-name="ce418" table:formula="of:=[.K34]-[.K36]" office:value-type="float" office:value="2.59999999999999" calcext:value-type="float">
            <text:p>2,60</text:p>
          </table:table-cell>
          <table:table-cell table:style-name="ce418" table:formula="of:=[.L34]-[.L36]" office:value-type="float" office:value="2.10000000000001" calcext:value-type="float">
            <text:p>2,10</text:p>
          </table:table-cell>
          <table:table-cell table:style-name="ce589" table:formula="of:=[.M34]-[.M36]" office:value-type="float" office:value="2.8" calcext:value-type="float">
            <text:p>2,80</text:p>
          </table:table-cell>
          <table:table-cell table:style-name="ce408" table:formula="of:=AVERAGE([.B38:.M38])" office:value-type="float" office:value="2.275" calcext:value-type="float">
            <text:p>2,3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70.3" office:value-type="float" office:value="0.872413793103448" calcext:value-type="float">
            <text:p>0,9</text:p>
          </table:table-cell>
          <table:table-cell table:style-name="ce295" table:formula="of:=[.C35]-[.B35]" office:value-type="float" office:value="0.166871921182263" calcext:value-type="float">
            <text:p>0,2</text:p>
          </table:table-cell>
          <table:table-cell table:style-name="ce295" table:formula="of:=[.D35]-[.C35]" office:value-type="float" office:value="0.0929723502304256" calcext:value-type="float">
            <text:p>0,1</text:p>
          </table:table-cell>
          <table:table-cell table:style-name="ce295" table:formula="of:=[.E35]-[.D35]" office:value-type="float" office:value="0.667741935483861" calcext:value-type="float">
            <text:p>0,7</text:p>
          </table:table-cell>
          <table:table-cell table:style-name="ce295" table:formula="of:=[.F35]-[.E35]" office:value-type="float" office:value="-0.696774193548379" calcext:value-type="float">
            <text:p>-0,7</text:p>
          </table:table-cell>
          <table:table-cell table:style-name="ce295" table:formula="of:=[.G35]-[.F35]" office:value-type="float" office:value="-0.839892473118283" calcext:value-type="float">
            <text:p>-0,8</text:p>
          </table:table-cell>
          <table:table-cell table:style-name="ce295" table:formula="of:=[.H35]-[.G35]" office:value-type="float" office:value="-0.792365591397839" calcext:value-type="float">
            <text:p>-0,8</text:p>
          </table:table-cell>
          <table:table-cell table:style-name="ce295" table:formula="of:=[.I35]-[.H35]" office:value-type="float" office:value="-1.19763440860217" calcext:value-type="float">
            <text:p>-1,2</text:p>
          </table:table-cell>
          <table:table-cell table:style-name="ce295" table:formula="of:=[.J35]-[.I35]" office:value-type="float" office:value="0.40333333333335" calcext:value-type="float">
            <text:p>0,4</text:p>
          </table:table-cell>
          <table:table-cell table:style-name="ce295" table:formula="of:=[.K35]-[.J35]" office:value-type="float" office:value="1.18139784946236" calcext:value-type="float">
            <text:p>1,2</text:p>
          </table:table-cell>
          <table:table-cell table:style-name="ce295" table:formula="of:=[.L35]-[.K35]" office:value-type="float" office:value="0.828602150537634" calcext:value-type="float">
            <text:p>0,8</text:p>
          </table:table-cell>
          <table:table-cell table:style-name="ce350" table:formula="of:=[.M35]-[.L35]" office:value-type="float" office:value="1.13913978494624" calcext:value-type="float">
            <text:p>1,1</text:p>
          </table:table-cell>
          <table:table-cell table:style-name="ce408" table:formula="of:=AVERAGE([.B39:.M39])" office:value-type="float" office:value="0.152150537634409" calcext:value-type="float">
            <text:p>0,2</text:p>
          </table:table-cell>
          <table:table-cell table:number-columns-repeated="1010"/>
        </table:table-row>
        <table:table-row table:style-name="ro1">
          <table:table-cell table:style-name="ce262" office:value-type="string" calcext:value-type="string">
            <text:p>BMI'21</text:p>
          </table:table-cell>
          <table:table-cell table:style-name="ce297" table:formula="of:=[.B35]/(1.69*1.69)" office:value-type="float" office:value="24.9194404233407" calcext:value-type="float">
            <text:p>24,9</text:p>
          </table:table-cell>
          <table:table-cell table:style-name="ce297" table:formula="of:=[.C35]/(1.69*1.69)" office:value-type="float" office:value="24.9778669214263" calcext:value-type="float">
            <text:p>25,0</text:p>
          </table:table-cell>
          <table:table-cell table:style-name="ce297" table:formula="of:=[.D35]/(1.69*1.69)" office:value-type="float" office:value="25.0104191255615" calcext:value-type="float">
            <text:p>25,0</text:p>
          </table:table-cell>
          <table:table-cell table:style-name="ce297" table:formula="of:=[.E35]/(1.69*1.69)" office:value-type="float" office:value="25.2442141381604" calcext:value-type="float">
            <text:p>25,2</text:p>
          </table:table-cell>
          <table:table-cell table:style-name="ce297" table:formula="of:=[.F35]/(1.69*1.69)" office:value-type="float" office:value="25.0002541250137" calcext:value-type="float">
            <text:p>25,0</text:p>
          </table:table-cell>
          <table:table-cell table:style-name="ce297" table:formula="of:=[.G35]/(1.69*1.69)" office:value-type="float" office:value="24.7061844239814" calcext:value-type="float">
            <text:p>24,7</text:p>
          </table:table-cell>
          <table:table-cell table:style-name="ce297" table:formula="of:=[.H35]/(1.69*1.69)" office:value-type="float" office:value="24.4287552053274" calcext:value-type="float">
            <text:p>24,4</text:p>
          </table:table-cell>
          <table:table-cell table:style-name="ce297" table:formula="of:=[.I35]/(1.69*1.69)" office:value-type="float" office:value="24.0094301086563" calcext:value-type="float">
            <text:p>24,0</text:p>
          </table:table-cell>
          <table:table-cell table:style-name="ce297" table:formula="of:=[.J35]/(1.69*1.69)" office:value-type="float" office:value="24.1506483199701" calcext:value-type="float">
            <text:p>24,2</text:p>
          </table:table-cell>
          <table:table-cell table:style-name="ce297" table:formula="of:=[.K35]/(1.69*1.69)" office:value-type="float" office:value="24.5642885459644" calcext:value-type="float">
            <text:p>24,6</text:p>
          </table:table-cell>
          <table:table-cell table:style-name="ce297" table:formula="of:=[.L35]/(1.69*1.69)" office:value-type="float" office:value="24.8544051912281" calcext:value-type="float">
            <text:p>24,9</text:p>
          </table:table-cell>
          <table:table-cell table:style-name="ce352" table:formula="of:=[.M35]/(1.69*1.69)" office:value-type="float" office:value="25.2532496942029" calcext:value-type="float">
            <text:p>25,3</text:p>
          </table:table-cell>
          <table:table-cell table:style-name="ce408" table:formula="of:=AVERAGE([.B40:.M40])" office:value-type="float" office:value="24.7599296852361" calcext:value-type="float">
            <text:p>24,8</text:p>
          </table:table-cell>
          <table:table-cell table:number-columns-repeated="1010"/>
        </table:table-row>
        <table:table-row table:style-name="ro1" table:number-rows-repeated="19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3">
        <table:shapes>
          <draw:frame draw:z-index="0" draw:name="Chart 1" draw:style-name="gr1" svg:width="260.87mm" svg:height="91.31mm" svg:x="46.38mm" svg:y="300.59mm">
            <draw:object draw:notify-on-update-of-ranges="'2020'.A40:'2020'.A40 '2020'.B40:'2020'.M40 '2019'.A40:'2019'.A40 '2019'.B40:'2019'.M40 '2018'.A40:'2018'.A40 '2018'.B40:'2018'.M40 '2017'.A38:'2017'.A38 '2017'.B38:'2017'.M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2" draw:style-name="gr1" svg:width="260.87mm" svg:height="91.31mm" svg:x="46.84mm" svg:y="200.96mm">
            <draw:object draw:notify-on-update-of-ranges="'2020'.A35:'2020'.A35 '2020'.B35:'2020'.M35 '2019'.A35:'2019'.A35 '2019'.B35:'2019'.M35 '2018'.A35:'2018'.A35 '2018'.B35:'2018'.M35 '2017'.A35:'2017'.A35 '2017'.B35:'2017'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13" table:default-cell-style-name="ce1"/>
        <table:table-column table:style-name="co9" table:default-cell-style-name="ce6"/>
        <table:table-column table:style-name="co7" table:number-columns-repeated="1010" table:default-cell-style-name="ce1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 office:value-type="float" office:value="11" calcext:value-type="float">
            <text:p>11</text:p>
          </table:table-cell>
          <table:table-cell table:style-name="ce344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322" office:value-type="float" office:value="68.8" calcext:value-type="float">
            <text:p>68,8</text:p>
          </table:table-cell>
          <table:table-cell table:style-name="ce37" office:value-type="float" office:value="67.6" calcext:value-type="float">
            <text:p>67,6</text:p>
          </table:table-cell>
          <table:table-cell table:style-name="ce38" office:value-type="float" office:value="67.1" calcext:value-type="float">
            <text:p>67,1</text:p>
          </table:table-cell>
          <table:table-cell table:style-name="ce322" office:value-type="float" office:value="67.3" calcext:value-type="float">
            <text:p>67,3</text:p>
          </table:table-cell>
          <table:table-cell table:style-name="ce322" office:value-type="float" office:value="66.5" calcext:value-type="float">
            <text:p>66,5</text:p>
          </table:table-cell>
          <table:table-cell table:style-name="ce322" office:value-type="float" office:value="68.2" calcext:value-type="float">
            <text:p>68,2</text:p>
          </table:table-cell>
          <table:table-cell table:style-name="ce322" office:value-type="float" office:value="69" calcext:value-type="float">
            <text:p>69,0</text:p>
          </table:table-cell>
          <table:table-cell table:style-name="ce322" office:value-type="float" office:value="68.6" calcext:value-type="float">
            <text:p>68,6</text:p>
          </table:table-cell>
          <table:table-cell table:style-name="ce322" office:value-type="float" office:value="68.5" calcext:value-type="float">
            <text:p>68,5</text:p>
          </table:table-cell>
          <table:table-cell table:style-name="ce322" office:value-type="float" office:value="69.2" calcext:value-type="float">
            <text:p>69,2</text:p>
          </table:table-cell>
          <table:table-cell table:style-name="ce322" office:value-type="float" office:value="70" calcext:value-type="float">
            <text:p>70,0</text:p>
          </table:table-cell>
          <table:table-cell table:style-name="ce329" office:value-type="float" office:value="69.5" calcext:value-type="float">
            <text:p>69,5</text:p>
          </table:table-cell>
          <table:table-cell table:formula="of:=[.M2]/(1.69*1.69)" office:value-type="float" office:value="24.3338818668814" calcext:value-type="float">
            <text:p>24,33</text:p>
          </table:table-cell>
          <table:table-cell table:number-columns-repeated="1010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422" office:value-type="float" office:value="69.2" calcext:value-type="float">
            <text:p>69,2</text:p>
          </table:table-cell>
          <table:table-cell table:style-name="ce39" office:value-type="float" office:value="67.6" calcext:value-type="float">
            <text:p>67,6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6.5" calcext:value-type="float">
            <text:p>66,5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4" calcext:value-type="float">
            <text:p>69,4</text:p>
          </table:table-cell>
          <table:table-cell table:style-name="ce334" office:value-type="float" office:value="69.8" calcext:value-type="float">
            <text:p>69,8</text:p>
          </table:table-cell>
          <table:table-cell table:formula="of:=[.M3]/(1.69*1.69)" office:value-type="float" office:value="24.4389202058751" calcext:value-type="float">
            <text:p>24,44</text:p>
          </table:table-cell>
          <table:table-cell table:number-columns-repeated="1010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422"/>
          <table:table-cell table:style-name="ce422" office:value-type="float" office:value="67.1" calcext:value-type="float">
            <text:p>67,1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6.8" calcext:value-type="float">
            <text:p>66,8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9.7" calcext:value-type="float">
            <text:p>69,7</text:p>
          </table:table-cell>
          <table:table-cell table:style-name="ce334" office:value-type="float" office:value="70.1" calcext:value-type="float">
            <text:p>70,1</text:p>
          </table:table-cell>
          <table:table-cell table:formula="of:=[.M4]/(1.69*1.69)" office:value-type="float" office:value="24.5439585448689" calcext:value-type="float">
            <text:p>24,54</text:p>
          </table:table-cell>
          <table:table-cell table:number-columns-repeated="1010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40" office:value-type="float" office:value="68.2" calcext:value-type="float">
            <text:p>68,2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0" office:value-type="float" office:value="66.5" calcext:value-type="float">
            <text:p>66,5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9.5" calcext:value-type="float">
            <text:p>69,5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70.1" calcext:value-type="float">
            <text:p>70,1</text:p>
          </table:table-cell>
          <table:table-cell table:style-name="ce334" office:value-type="float" office:value="70" calcext:value-type="float">
            <text:p>70,0</text:p>
          </table:table-cell>
          <table:table-cell table:formula="of:=[.M5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41" office:value-type="float" office:value="67.9" calcext:value-type="float">
            <text:p>67,9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7.6" calcext:value-type="float">
            <text:p>67,6</text:p>
          </table:table-cell>
          <table:table-cell table:style-name="ce39" office:value-type="float" office:value="66.4" calcext:value-type="float">
            <text:p>66,4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70.1" calcext:value-type="float">
            <text:p>70,1</text:p>
          </table:table-cell>
          <table:table-cell table:style-name="ce334" office:value-type="float" office:value="69.5" calcext:value-type="float">
            <text:p>69,5</text:p>
          </table:table-cell>
          <table:table-cell table:formula="of:=[.M6]/(1.69*1.69)" office:value-type="float" office:value="24.3338818668814" calcext:value-type="float">
            <text:p>24,33</text:p>
          </table:table-cell>
          <table:table-cell table:number-columns-repeated="1010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6.2" calcext:value-type="float">
            <text:p>66,2</text:p>
          </table:table-cell>
          <table:table-cell table:style-name="ce422" office:value-type="float" office:value="66.9" calcext:value-type="float">
            <text:p>66,9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9.6" calcext:value-type="float">
            <text:p>69,6</text:p>
          </table:table-cell>
          <table:table-cell table:style-name="ce334" office:value-type="float" office:value="69.7" calcext:value-type="float">
            <text:p>69,7</text:p>
          </table:table-cell>
          <table:table-cell table:formula="of:=[.M7]/(1.69*1.69)" office:value-type="float" office:value="24.4039074262106" calcext:value-type="float">
            <text:p>24,40</text:p>
          </table:table-cell>
          <table:table-cell table:number-columns-repeated="1010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0" office:value-type="float" office:value="67.5" calcext:value-type="float">
            <text:p>67,5</text:p>
          </table:table-cell>
          <table:table-cell table:style-name="ce422" office:value-type="float" office:value="66.7" calcext:value-type="float">
            <text:p>66,7</text:p>
          </table:table-cell>
          <table:table-cell table:style-name="ce422" office:value-type="float" office:value="66.9" calcext:value-type="float">
            <text:p>66,9</text:p>
          </table:table-cell>
          <table:table-cell table:style-name="ce422" office:value-type="float" office:value="68.2" calcext:value-type="float">
            <text:p>68,2</text:p>
          </table:table-cell>
          <table:table-cell table:number-columns-repeated="2" table:style-name="ce422" office:value-type="float" office:value="68.9" calcext:value-type="float">
            <text:p>68,9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9.3" calcext:value-type="float">
            <text:p>69,3</text:p>
          </table:table-cell>
          <table:table-cell table:style-name="ce334" office:value-type="float" office:value="70.1" calcext:value-type="float">
            <text:p>70,1</text:p>
          </table:table-cell>
          <table:table-cell table:formula="of:=[.M8]/(1.69*1.69)" office:value-type="float" office:value="24.5439585448689" calcext:value-type="float">
            <text:p>24,54</text:p>
          </table:table-cell>
          <table:table-cell table:number-columns-repeated="1010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422" office:value-type="float" office:value="68" calcext:value-type="float">
            <text:p>68,0</text:p>
          </table:table-cell>
          <table:table-cell table:style-name="ce40" office:value-type="float" office:value="67" calcext:value-type="float">
            <text:p>67,0</text:p>
          </table:table-cell>
          <table:table-cell table:style-name="ce39" office:value-type="float" office:value="67.5" calcext:value-type="float">
            <text:p>67,5</text:p>
          </table:table-cell>
          <table:table-cell table:style-name="ce422" office:value-type="float" office:value="66.7" calcext:value-type="float">
            <text:p>66,7</text:p>
          </table:table-cell>
          <table:table-cell table:style-name="ce422" office:value-type="float" office:value="66.4" calcext:value-type="float">
            <text:p>66,4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8.6" calcext:value-type="float">
            <text:p>68,6</text:p>
          </table:table-cell>
          <table:table-cell table:number-columns-repeated="2" table:style-name="ce422" office:value-type="float" office:value="69.4" calcext:value-type="float">
            <text:p>69,4</text:p>
          </table:table-cell>
          <table:table-cell table:style-name="ce334" office:value-type="float" office:value="70.1" calcext:value-type="float">
            <text:p>70,1</text:p>
          </table:table-cell>
          <table:table-cell table:formula="of:=[.M9]/(1.69*1.69)" office:value-type="float" office:value="24.5439585448689" calcext:value-type="float">
            <text:p>24,54</text:p>
          </table:table-cell>
          <table:table-cell table:number-columns-repeated="1010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422" office:value-type="float" office:value="68.1" calcext:value-type="float">
            <text:p>68,1</text:p>
          </table:table-cell>
          <table:table-cell table:style-name="ce39" office:value-type="float" office:value="67.5" calcext:value-type="float">
            <text:p>67,5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6.5" calcext:value-type="float">
            <text:p>66,5</text:p>
          </table:table-cell>
          <table:table-cell table:style-name="ce422" office:value-type="float" office:value="66" calcext:value-type="float">
            <text:p>66,0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70" calcext:value-type="float">
            <text:p>70,0</text:p>
          </table:table-cell>
          <table:table-cell table:style-name="ce334" office:value-type="float" office:value="69.8" calcext:value-type="float">
            <text:p>69,8</text:p>
          </table:table-cell>
          <table:table-cell table:formula="of:=[.M10]/(1.69*1.69)" office:value-type="float" office:value="24.4389202058751" calcext:value-type="float">
            <text:p>24,44</text:p>
          </table:table-cell>
          <table:table-cell table:number-columns-repeated="1010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423" office:value-type="float" office:value="68.3" calcext:value-type="float">
            <text:p>68,3</text:p>
          </table:table-cell>
          <table:table-cell table:style-name="ce423" office:value-type="float" office:value="67.7" calcext:value-type="float">
            <text:p>67,7</text:p>
          </table:table-cell>
          <table:table-cell table:style-name="ce423" office:value-type="float" office:value="68.2" calcext:value-type="float">
            <text:p>68,2</text:p>
          </table:table-cell>
          <table:table-cell table:style-name="ce423" office:value-type="float" office:value="66.8" calcext:value-type="float">
            <text:p>66,8</text:p>
          </table:table-cell>
          <table:table-cell table:style-name="ce423" office:value-type="float" office:value="67.3" calcext:value-type="float">
            <text:p>67,3</text:p>
          </table:table-cell>
          <table:table-cell table:style-name="ce423" office:value-type="float" office:value="67.9" calcext:value-type="float">
            <text:p>67,9</text:p>
          </table:table-cell>
          <table:table-cell table:style-name="ce423" office:value-type="float" office:value="68.6" calcext:value-type="float">
            <text:p>68,6</text:p>
          </table:table-cell>
          <table:table-cell table:style-name="ce423" office:value-type="float" office:value="68.7" calcext:value-type="float">
            <text:p>68,7</text:p>
          </table:table-cell>
          <table:table-cell table:style-name="ce423" office:value-type="float" office:value="68.8" calcext:value-type="float">
            <text:p>68,8</text:p>
          </table:table-cell>
          <table:table-cell table:style-name="ce423" office:value-type="float" office:value="68.9" calcext:value-type="float">
            <text:p>68,9</text:p>
          </table:table-cell>
          <table:table-cell table:style-name="ce423" office:value-type="float" office:value="70.1" calcext:value-type="float">
            <text:p>70,1</text:p>
          </table:table-cell>
          <table:table-cell table:style-name="ce335" office:value-type="float" office:value="69.8" calcext:value-type="float">
            <text:p>69,8</text:p>
          </table:table-cell>
          <table:table-cell table:formula="of:=[.M11]/(1.69*1.69)" office:value-type="float" office:value="24.4389202058751" calcext:value-type="float">
            <text:p>24,44</text:p>
          </table:table-cell>
          <table:table-cell table:number-columns-repeated="1010"/>
        </table:table-row>
        <table:table-row table:style-name="ro1">
          <table:table-cell table:style-name="ce260" office:value-type="float" office:value="11" calcext:value-type="float">
            <text:p>11</text:p>
          </table:table-cell>
          <table:table-cell table:style-name="ce37" office:value-type="float" office:value="67.7" calcext:value-type="float">
            <text:p>67,7</text:p>
          </table:table-cell>
          <table:table-cell table:style-name="ce322" office:value-type="float" office:value="68.3" calcext:value-type="float">
            <text:p>68,3</text:p>
          </table:table-cell>
          <table:table-cell table:style-name="ce322" office:value-type="float" office:value="68.9" calcext:value-type="float">
            <text:p>68,9</text:p>
          </table:table-cell>
          <table:table-cell table:style-name="ce37" office:value-type="float" office:value="67.4" calcext:value-type="float">
            <text:p>67,4</text:p>
          </table:table-cell>
          <table:table-cell table:style-name="ce322" office:value-type="float" office:value="66.9" calcext:value-type="float">
            <text:p>66,9</text:p>
          </table:table-cell>
          <table:table-cell table:style-name="ce322" office:value-type="float" office:value="68.2" calcext:value-type="float">
            <text:p>68,2</text:p>
          </table:table-cell>
          <table:table-cell table:style-name="ce322" office:value-type="float" office:value="68.4" calcext:value-type="float">
            <text:p>68,4</text:p>
          </table:table-cell>
          <table:table-cell table:style-name="ce423" office:value-type="float" office:value="68.7" calcext:value-type="float">
            <text:p>68,7</text:p>
          </table:table-cell>
          <table:table-cell table:style-name="ce322" office:value-type="float" office:value="68.6" calcext:value-type="float">
            <text:p>68,6</text:p>
          </table:table-cell>
          <table:table-cell table:style-name="ce322" office:value-type="float" office:value="69.1" calcext:value-type="float">
            <text:p>69,1</text:p>
          </table:table-cell>
          <table:table-cell table:style-name="ce322" office:value-type="float" office:value="70.4" calcext:value-type="float">
            <text:p>70,4</text:p>
          </table:table-cell>
          <table:table-cell table:style-name="ce329" office:value-type="float" office:value="69.8" calcext:value-type="float">
            <text:p>69,8</text:p>
          </table:table-cell>
          <table:table-cell table:formula="of:=[.M12]/(1.69*1.69)" office:value-type="float" office:value="24.4389202058751" calcext:value-type="float">
            <text:p>24,44</text:p>
          </table:table-cell>
          <table:table-cell table:number-columns-repeated="1010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41" office:value-type="float" office:value="67.7" calcext:value-type="float">
            <text:p>67,7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22" office:value-type="float" office:value="67.6" calcext:value-type="float">
            <text:p>67,6</text:p>
          </table:table-cell>
          <table:table-cell table:style-name="ce39" office:value-type="float" office:value="66.6" calcext:value-type="float">
            <text:p>66,6</text:p>
          </table:table-cell>
          <table:table-cell table:style-name="ce422" office:value-type="float" office:value="66.9" calcext:value-type="float">
            <text:p>66,9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.1" calcext:value-type="float">
            <text:p>69,1</text:p>
          </table:table-cell>
          <table:table-cell table:style-name="ce422" office:value-type="float" office:value="70" calcext:value-type="float">
            <text:p>70,0</text:p>
          </table:table-cell>
          <table:table-cell table:style-name="ce334" office:value-type="float" office:value="70.2" calcext:value-type="float">
            <text:p>70,2</text:p>
          </table:table-cell>
          <table:table-cell table:formula="of:=[.M13]/(1.69*1.69)" office:value-type="float" office:value="24.5789713245335" calcext:value-type="float">
            <text:p>24,58</text:p>
          </table:table-cell>
          <table:table-cell table:number-columns-repeated="1010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.5" calcext:value-type="float">
            <text:p>69,5</text:p>
          </table:table-cell>
          <table:table-cell table:style-name="ce422" office:value-type="float" office:value="69.4" calcext:value-type="float">
            <text:p>69,4</text:p>
          </table:table-cell>
          <table:table-cell table:style-name="ce334" office:value-type="float" office:value="70.2" calcext:value-type="float">
            <text:p>70,2</text:p>
          </table:table-cell>
          <table:table-cell table:formula="of:=[.M14]/(1.69*1.69)" office:value-type="float" office:value="24.5789713245335" calcext:value-type="float">
            <text:p>24,58</text:p>
          </table:table-cell>
          <table:table-cell table:number-columns-repeated="1010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0" office:value-type="float" office:value="67.7" calcext:value-type="float">
            <text:p>67,7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9.5" calcext:value-type="float">
            <text:p>69,5</text:p>
          </table:table-cell>
          <table:table-cell table:style-name="ce422" office:value-type="float" office:value="69.4" calcext:value-type="float">
            <text:p>69,4</text:p>
          </table:table-cell>
          <table:table-cell table:style-name="ce334" office:value-type="float" office:value="70.5" calcext:value-type="float">
            <text:p>70,5</text:p>
          </table:table-cell>
          <table:table-cell table:formula="of:=[.M15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0" office:value-type="float" office:value="67.2" calcext:value-type="float">
            <text:p>67,2</text:p>
          </table:table-cell>
          <table:table-cell table:style-name="ce39" office:value-type="float" office:value="68" calcext:value-type="float">
            <text:p>68,0</text:p>
          </table:table-cell>
          <table:table-cell table:style-name="ce422" office:value-type="float" office:value="67.1" calcext:value-type="float">
            <text:p>67,1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9.8" calcext:value-type="float">
            <text:p>69,8</text:p>
          </table:table-cell>
          <table:table-cell table:style-name="ce334" office:value-type="float" office:value="70" calcext:value-type="float">
            <text:p>70,0</text:p>
          </table:table-cell>
          <table:table-cell table:formula="of:=[.M16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422" office:value-type="float" office:value="68.3" calcext:value-type="float">
            <text:p>68,3</text:p>
          </table:table-cell>
          <table:table-cell table:style-name="ce39" office:value-type="float" office:value="67.6" calcext:value-type="float">
            <text:p>67,6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7.1" calcext:value-type="float">
            <text:p>67,1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8.8" calcext:value-type="float">
            <text:p>68,8</text:p>
          </table:table-cell>
          <table:table-cell table:number-columns-repeated="3" table:style-name="ce422" office:value-type="float" office:value="69.2" calcext:value-type="float">
            <text:p>69,2</text:p>
          </table:table-cell>
          <table:table-cell table:style-name="ce422" office:value-type="float" office:value="69.8" calcext:value-type="float">
            <text:p>69,8</text:p>
          </table:table-cell>
          <table:table-cell table:style-name="ce334" office:value-type="float" office:value="69.8" calcext:value-type="float">
            <text:p>69,8</text:p>
          </table:table-cell>
          <table:table-cell table:formula="of:=[.M17]/(1.69*1.69)" office:value-type="float" office:value="24.4389202058751" calcext:value-type="float">
            <text:p>24,44</text:p>
          </table:table-cell>
          <table:table-cell table:number-columns-repeated="1010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422" office:value-type="float" office:value="67.6" calcext:value-type="float">
            <text:p>67,6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22" office:value-type="float" office:value="67.9" calcext:value-type="float">
            <text:p>67,9</text:p>
          </table:table-cell>
          <table:table-cell table:number-columns-repeated="2" table:style-name="ce422" office:value-type="float" office:value="67.1" calcext:value-type="float">
            <text:p>67,1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9.5" calcext:value-type="float">
            <text:p>69,5</text:p>
          </table:table-cell>
          <table:table-cell table:number-columns-repeated="2" table:style-name="ce422" office:value-type="float" office:value="69.2" calcext:value-type="float">
            <text:p>69,2</text:p>
          </table:table-cell>
          <table:table-cell table:style-name="ce422" office:value-type="float" office:value="70.3" calcext:value-type="float">
            <text:p>70,3</text:p>
          </table:table-cell>
          <table:table-cell table:style-name="ce334" office:value-type="float" office:value="70" calcext:value-type="float">
            <text:p>70,0</text:p>
          </table:table-cell>
          <table:table-cell table:formula="of:=[.M18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40" office:value-type="float" office:value="67.9" calcext:value-type="float">
            <text:p>67,9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0" office:value-type="float" office:value="67.1" calcext:value-type="float">
            <text:p>67,1</text:p>
          </table:table-cell>
          <table:table-cell table:style-name="ce422" office:value-type="float" office:value="67.4" calcext:value-type="float">
            <text:p>67,4</text:p>
          </table:table-cell>
          <table:table-cell table:style-name="ce422" office:value-type="float" office:value="69.1" calcext:value-type="float">
            <text:p>69,1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9.4" calcext:value-type="float">
            <text:p>69,4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69.6" calcext:value-type="float">
            <text:p>69,6</text:p>
          </table:table-cell>
          <table:table-cell table:style-name="ce334" office:value-type="float" office:value="70" calcext:value-type="float">
            <text:p>70,0</text:p>
          </table:table-cell>
          <table:table-cell table:formula="of:=[.M19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41" office:value-type="float" office:value="67.5" calcext:value-type="float">
            <text:p>67,5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7.3" calcext:value-type="float">
            <text:p>67,3</text:p>
          </table:table-cell>
          <table:table-cell table:style-name="ce39" office:value-type="float" office:value="67.1" calcext:value-type="float">
            <text:p>67,1</text:p>
          </table:table-cell>
          <table:table-cell table:style-name="ce422" office:value-type="float" office:value="67.4" calcext:value-type="float">
            <text:p>67,4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8.4" calcext:value-type="float">
            <text:p>68,4</text:p>
          </table:table-cell>
          <table:table-cell table:style-name="ce422" office:value-type="float" office:value="69.6" calcext:value-type="float">
            <text:p>69,6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69.5" calcext:value-type="float">
            <text:p>69,5</text:p>
          </table:table-cell>
          <table:table-cell table:style-name="ce334" office:value-type="float" office:value="70" calcext:value-type="float">
            <text:p>70,0</text:p>
          </table:table-cell>
          <table:table-cell table:formula="of:=[.M20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2" office:value-type="float" office:value="20" calcext:value-type="float">
            <text:p>20</text:p>
          </table:table-cell>
          <table:table-cell table:style-name="ce423" office:value-type="float" office:value="68.5" calcext:value-type="float">
            <text:p>68,5</text:p>
          </table:table-cell>
          <table:table-cell table:number-columns-repeated="2" table:style-name="ce423" office:value-type="float" office:value="67.3" calcext:value-type="float">
            <text:p>67,3</text:p>
          </table:table-cell>
          <table:table-cell table:style-name="ce423" office:value-type="float" office:value="67.1" calcext:value-type="float">
            <text:p>67,1</text:p>
          </table:table-cell>
          <table:table-cell table:style-name="ce423" office:value-type="float" office:value="68.4" calcext:value-type="float">
            <text:p>68,4</text:p>
          </table:table-cell>
          <table:table-cell table:style-name="ce423" office:value-type="float" office:value="68.3" calcext:value-type="float">
            <text:p>68,3</text:p>
          </table:table-cell>
          <table:table-cell table:style-name="ce423" office:value-type="float" office:value="69" calcext:value-type="float">
            <text:p>69,0</text:p>
          </table:table-cell>
          <table:table-cell table:style-name="ce423" office:value-type="float" office:value="68.1" calcext:value-type="float">
            <text:p>68,1</text:p>
          </table:table-cell>
          <table:table-cell table:style-name="ce423" office:value-type="float" office:value="70" calcext:value-type="float">
            <text:p>70,0</text:p>
          </table:table-cell>
          <table:table-cell table:style-name="ce423" office:value-type="float" office:value="69" calcext:value-type="float">
            <text:p>69,0</text:p>
          </table:table-cell>
          <table:table-cell table:style-name="ce423" office:value-type="float" office:value="69.7" calcext:value-type="float">
            <text:p>69,7</text:p>
          </table:table-cell>
          <table:table-cell table:style-name="ce335" office:value-type="float" office:value="70" calcext:value-type="float">
            <text:p>70,0</text:p>
          </table:table-cell>
          <table:table-cell table:formula="of:=[.M21]/(1.69*1.69)" office:value-type="float" office:value="24.5089457652043" calcext:value-type="float">
            <text:p>24,51</text:p>
          </table:table-cell>
          <table:table-cell table:number-columns-repeated="1010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322" office:value-type="float" office:value="68" calcext:value-type="float">
            <text:p>68,0</text:p>
          </table:table-cell>
          <table:table-cell table:style-name="ce322" office:value-type="float" office:value="67.3" calcext:value-type="float">
            <text:p>67,3</text:p>
          </table:table-cell>
          <table:table-cell table:style-name="ce37" office:value-type="float" office:value="68.6" calcext:value-type="float">
            <text:p>68,6</text:p>
          </table:table-cell>
          <table:table-cell table:style-name="ce422" office:value-type="float" office:value="67.1" calcext:value-type="float">
            <text:p>67,1</text:p>
          </table:table-cell>
          <table:table-cell table:style-name="ce259" office:value-type="float" office:value="68.4" calcext:value-type="float">
            <text:p>68,4</text:p>
          </table:table-cell>
          <table:table-cell table:style-name="ce322" office:value-type="float" office:value="68.8" calcext:value-type="float">
            <text:p>68,8</text:p>
          </table:table-cell>
          <table:table-cell table:style-name="ce422" office:value-type="float" office:value="69" calcext:value-type="float">
            <text:p>69,0</text:p>
          </table:table-cell>
          <table:table-cell table:style-name="ce322" office:value-type="float" office:value="68.6" calcext:value-type="float">
            <text:p>68,6</text:p>
          </table:table-cell>
          <table:table-cell table:style-name="ce322" office:value-type="float" office:value="70" calcext:value-type="float">
            <text:p>70,0</text:p>
          </table:table-cell>
          <table:table-cell table:style-name="ce322" office:value-type="float" office:value="69" calcext:value-type="float">
            <text:p>69,0</text:p>
          </table:table-cell>
          <table:table-cell table:style-name="ce322" office:value-type="float" office:value="69.7" calcext:value-type="float">
            <text:p>69,7</text:p>
          </table:table-cell>
          <table:table-cell table:style-name="ce329" office:value-type="float" office:value="70.7" calcext:value-type="float">
            <text:p>70,7</text:p>
          </table:table-cell>
          <table:table-cell table:formula="of:=[.M22]/(1.69*1.69)" office:value-type="float" office:value="24.7540352228563" calcext:value-type="float">
            <text:p>24,75</text:p>
          </table:table-cell>
          <table:table-cell table:number-columns-repeated="1010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0" office:value-type="float" office:value="66.8" calcext:value-type="float">
            <text:p>66,8</text:p>
          </table:table-cell>
          <table:table-cell table:style-name="ce39" office:value-type="float" office:value="68.1" calcext:value-type="float">
            <text:p>68,1</text:p>
          </table:table-cell>
          <table:table-cell table:style-name="ce422" office:value-type="float" office:value="67.1" calcext:value-type="float">
            <text:p>67,1</text:p>
          </table:table-cell>
          <table:table-cell table:style-name="ce322" office:value-type="float" office:value="67.9" calcext:value-type="float">
            <text:p>67,9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9.7" calcext:value-type="float">
            <text:p>69,7</text:p>
          </table:table-cell>
          <table:table-cell table:style-name="ce334" office:value-type="float" office:value="71.4" calcext:value-type="float">
            <text:p>71,4</text:p>
          </table:table-cell>
          <table:table-cell table:formula="of:=[.M23]/(1.69*1.69)" office:value-type="float" office:value="24.9991246805084" calcext:value-type="float">
            <text:p>25,00</text:p>
          </table:table-cell>
          <table:table-cell table:number-columns-repeated="1010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422" office:value-type="float" office:value="67.5" calcext:value-type="float">
            <text:p>67,5</text:p>
          </table:table-cell>
          <table:table-cell table:style-name="ce39" office:value-type="float" office:value="67.1" calcext:value-type="float">
            <text:p>67,1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7.1" calcext:value-type="float">
            <text:p>67,1</text:p>
          </table:table-cell>
          <table:table-cell table:style-name="ce422" office:value-type="float" office:value="67.5" calcext:value-type="float">
            <text:p>67,5</text:p>
          </table:table-cell>
          <table:table-cell table:style-name="ce422" office:value-type="float" office:value="67.9" calcext:value-type="float">
            <text:p>67,9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9.6" calcext:value-type="float">
            <text:p>69,6</text:p>
          </table:table-cell>
          <table:table-cell table:style-name="ce422" office:value-type="float" office:value="70" calcext:value-type="float">
            <text:p>70,0</text:p>
          </table:table-cell>
          <table:table-cell table:style-name="ce334" office:value-type="float" office:value="70.8" calcext:value-type="float">
            <text:p>70,8</text:p>
          </table:table-cell>
          <table:table-cell table:formula="of:=[.M24]/(1.69*1.69)" office:value-type="float" office:value="24.7890480025209" calcext:value-type="float">
            <text:p>24,79</text:p>
          </table:table-cell>
          <table:table-cell table:number-columns-repeated="1010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422" office:value-type="float" office:value="67.6" calcext:value-type="float">
            <text:p>67,6</text:p>
          </table:table-cell>
          <table:table-cell table:number-columns-repeated="2" table:style-name="ce422" office:value-type="float" office:value="67.8" calcext:value-type="float">
            <text:p>67,8</text:p>
          </table:table-cell>
          <table:table-cell table:style-name="ce422" office:value-type="float" office:value="66.6" calcext:value-type="float">
            <text:p>66,6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7" calcext:value-type="float">
            <text:p>68,7</text:p>
          </table:table-cell>
          <table:table-cell table:style-name="ce422" office:value-type="float" office:value="69.7" calcext:value-type="float">
            <text:p>69,7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70" calcext:value-type="float">
            <text:p>70,0</text:p>
          </table:table-cell>
          <table:table-cell table:style-name="ce422" office:value-type="float" office:value="69.6" calcext:value-type="float">
            <text:p>69,6</text:p>
          </table:table-cell>
          <table:table-cell table:style-name="ce334" office:value-type="float" office:value="70.9" calcext:value-type="float">
            <text:p>70,9</text:p>
          </table:table-cell>
          <table:table-cell table:formula="of:=[.M25]/(1.69*1.69)" office:value-type="float" office:value="24.8240607821855" calcext:value-type="float">
            <text:p>24,82</text:p>
          </table:table-cell>
          <table:table-cell table:number-columns-repeated="1010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style-name="ce40" office:value-type="float" office:value="67.9" calcext:value-type="float">
            <text:p>67,9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7.1" calcext:value-type="float">
            <text:p>67,1</text:p>
          </table:table-cell>
          <table:table-cell table:style-name="ce42" office:value-type="float" office:value="67" calcext:value-type="float">
            <text:p>67</text:p>
          </table:table-cell>
          <table:table-cell table:style-name="ce422" office:value-type="float" office:value="67.8" calcext:value-type="float">
            <text:p>67,8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5" calcext:value-type="float">
            <text:p>68,5</text:p>
          </table:table-cell>
          <table:table-cell table:style-name="ce422" office:value-type="float" office:value="69.2" calcext:value-type="float">
            <text:p>69,2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9.1" calcext:value-type="float">
            <text:p>69,1</text:p>
          </table:table-cell>
          <table:table-cell table:style-name="ce422" office:value-type="float" office:value="69.6" calcext:value-type="float">
            <text:p>69,6</text:p>
          </table:table-cell>
          <table:table-cell table:style-name="ce334" office:value-type="float" office:value="70.2" calcext:value-type="float">
            <text:p>70,2</text:p>
          </table:table-cell>
          <table:table-cell table:formula="of:=[.M26]/(1.69*1.69)" office:value-type="float" office:value="24.5789713245335" calcext:value-type="float">
            <text:p>24,58</text:p>
          </table:table-cell>
          <table:table-cell table:number-columns-repeated="1010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41" office:value-type="float" office:value="67.4" calcext:value-type="float">
            <text:p>67,4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7.7" calcext:value-type="float">
            <text:p>67,7</text:p>
          </table:table-cell>
          <table:table-cell table:style-name="ce39" office:value-type="float" office:value="67.2" calcext:value-type="float">
            <text:p>67,2</text:p>
          </table:table-cell>
          <table:table-cell table:style-name="ce422" office:value-type="float" office:value="67.4" calcext:value-type="float">
            <text:p>67,4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69.6" calcext:value-type="float">
            <text:p>69,6</text:p>
          </table:table-cell>
          <table:table-cell table:style-name="ce334" office:value-type="float" office:value="70.7" calcext:value-type="float">
            <text:p>70,7</text:p>
          </table:table-cell>
          <table:table-cell table:formula="of:=[.M27]/(1.69*1.69)" office:value-type="float" office:value="24.7540352228563" calcext:value-type="float">
            <text:p>24,75</text:p>
          </table:table-cell>
          <table:table-cell table:number-columns-repeated="1010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422" office:value-type="float" office:value="67.3" calcext:value-type="float">
            <text:p>67,3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22" office:value-type="float" office:value="67.1" calcext:value-type="float">
            <text:p>67,1</text:p>
          </table:table-cell>
          <table:table-cell table:style-name="ce422" office:value-type="float" office:value="67.6" calcext:value-type="float">
            <text:p>67,6</text:p>
          </table:table-cell>
          <table:table-cell table:style-name="ce422" office:value-type="float" office:value="68" calcext:value-type="float">
            <text:p>68,0</text:p>
          </table:table-cell>
          <table:table-cell table:style-name="ce422" office:value-type="float" office:value="68.8" calcext:value-type="float">
            <text:p>68,8</text:p>
          </table:table-cell>
          <table:table-cell table:style-name="ce422" office:value-type="float" office:value="69" calcext:value-type="float">
            <text:p>69,0</text:p>
          </table:table-cell>
          <table:table-cell table:style-name="ce422" office:value-type="float" office:value="67.6" calcext:value-type="float">
            <text:p>67,6</text:p>
          </table:table-cell>
          <table:table-cell table:style-name="ce422" office:value-type="float" office:value="68.9" calcext:value-type="float">
            <text:p>68,9</text:p>
          </table:table-cell>
          <table:table-cell table:style-name="ce422" office:value-type="float" office:value="69.9" calcext:value-type="float">
            <text:p>69,9</text:p>
          </table:table-cell>
          <table:table-cell table:style-name="ce422" office:value-type="float" office:value="70" calcext:value-type="float">
            <text:p>70,0</text:p>
          </table:table-cell>
          <table:table-cell table:style-name="ce334" office:value-type="float" office:value="70.7" calcext:value-type="float">
            <text:p>70,7</text:p>
          </table:table-cell>
          <table:table-cell table:formula="of:=[.M28]/(1.69*1.69)" office:value-type="float" office:value="24.7540352228563" calcext:value-type="float">
            <text:p>24,75</text:p>
          </table:table-cell>
          <table:table-cell table:number-columns-repeated="1010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422" office:value-type="float" office:value="67.6" calcext:value-type="float">
            <text:p>67,6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0" office:value-type="float" office:value="67.2" calcext:value-type="float">
            <text:p>67,2</text:p>
          </table:table-cell>
          <table:table-cell table:style-name="ce422" office:value-type="float" office:value="67" calcext:value-type="float">
            <text:p>67,0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8.6" calcext:value-type="float">
            <text:p>68,6</text:p>
          </table:table-cell>
          <table:table-cell table:style-name="ce422" office:value-type="float" office:value="67.4" calcext:value-type="float">
            <text:p>67,4</text:p>
          </table:table-cell>
          <table:table-cell table:style-name="ce422" office:value-type="float" office:value="69.3" calcext:value-type="float">
            <text:p>69,3</text:p>
          </table:table-cell>
          <table:table-cell table:style-name="ce422" office:value-type="float" office:value="69.1" calcext:value-type="float">
            <text:p>69,1</text:p>
          </table:table-cell>
          <table:table-cell table:style-name="ce422" office:value-type="float" office:value="70" calcext:value-type="float">
            <text:p>70,0</text:p>
          </table:table-cell>
          <table:table-cell table:style-name="ce334" office:value-type="float" office:value="71.4" calcext:value-type="float">
            <text:p>71,4</text:p>
          </table:table-cell>
          <table:table-cell table:formula="of:=[.M29]/(1.69*1.69)" office:value-type="float" office:value="24.9991246805084" calcext:value-type="float">
            <text:p>25,00</text:p>
          </table:table-cell>
          <table:table-cell table:number-columns-repeated="1010"/>
        </table:table-row>
        <table:table-row table:style-name="ro1">
          <table:table-cell table:style-name="ce261" office:value-type="float" office:value="29" calcext:value-type="float">
            <text:p>29</text:p>
          </table:table-cell>
          <table:table-cell table:style-name="ce422" office:value-type="float" office:value="67.2" calcext:value-type="float">
            <text:p>67,2</text:p>
          </table:table-cell>
          <table:table-cell table:style-name="ce40" office:value-type="float" office:value="67.1" calcext:value-type="float">
            <text:p>67,1</text:p>
          </table:table-cell>
          <table:table-cell table:style-name="ce39" office:value-type="float" office:value="68" calcext:value-type="float">
            <text:p>68,0</text:p>
          </table:table-cell>
          <table:table-cell table:style-name="ce422" office:value-type="float" office:value="67" calcext:value-type="float">
            <text:p>67,0</text:p>
          </table:table-cell>
          <table:table-cell table:style-name="ce422" office:value-type="float" office:value="67.7" calcext:value-type="float">
            <text:p>67,7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2" office:value-type="float" office:value="68.2" calcext:value-type="float">
            <text:p>68,2</text:p>
          </table:table-cell>
          <table:table-cell table:style-name="ce422" office:value-type="float" office:value="68.1" calcext:value-type="float">
            <text:p>68,1</text:p>
          </table:table-cell>
          <table:table-cell table:style-name="ce422" office:value-type="float" office:value="69.8" calcext:value-type="float">
            <text:p>69,8</text:p>
          </table:table-cell>
          <table:table-cell table:style-name="ce422" office:value-type="float" office:value="69.6" calcext:value-type="float">
            <text:p>69,6</text:p>
          </table:table-cell>
          <table:table-cell table:style-name="ce422" office:value-type="float" office:value="70.1" calcext:value-type="float">
            <text:p>70,1</text:p>
          </table:table-cell>
          <table:table-cell table:style-name="ce334" office:value-type="float" office:value="71.4" calcext:value-type="float">
            <text:p>71,4</text:p>
          </table:table-cell>
          <table:table-cell table:formula="of:=[.M30]/(1.69*1.69)" office:value-type="float" office:value="24.9991246805084" calcext:value-type="float">
            <text:p>25,00</text:p>
          </table:table-cell>
          <table:table-cell table:number-columns-repeated="1010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423" office:value-type="float" office:value="66.9" calcext:value-type="float">
            <text:p>66,9</text:p>
          </table:table-cell>
          <table:table-cell table:style-name="ce43"/>
          <table:table-cell table:style-name="ce423" office:value-type="float" office:value="68" calcext:value-type="float">
            <text:p>68,0</text:p>
          </table:table-cell>
          <table:table-cell table:style-name="ce423" office:value-type="float" office:value="67" calcext:value-type="float">
            <text:p>67,0</text:p>
          </table:table-cell>
          <table:table-cell table:style-name="ce423" office:value-type="float" office:value="67.7" calcext:value-type="float">
            <text:p>67,7</text:p>
          </table:table-cell>
          <table:table-cell table:style-name="ce422" office:value-type="float" office:value="68.3" calcext:value-type="float">
            <text:p>68,3</text:p>
          </table:table-cell>
          <table:table-cell table:style-name="ce423" office:value-type="float" office:value="68.6" calcext:value-type="float">
            <text:p>68,6</text:p>
          </table:table-cell>
          <table:table-cell table:style-name="ce423" office:value-type="float" office:value="68.4" calcext:value-type="float">
            <text:p>68,4</text:p>
          </table:table-cell>
          <table:table-cell table:style-name="ce423" office:value-type="float" office:value="69.2" calcext:value-type="float">
            <text:p>69,2</text:p>
          </table:table-cell>
          <table:table-cell table:style-name="ce423" office:value-type="float" office:value="69.6" calcext:value-type="float">
            <text:p>69,6</text:p>
          </table:table-cell>
          <table:table-cell table:style-name="ce423" office:value-type="float" office:value="69.3" calcext:value-type="float">
            <text:p>69,3</text:p>
          </table:table-cell>
          <table:table-cell table:style-name="ce335" office:value-type="float" office:value="70.8" calcext:value-type="float">
            <text:p>70,8</text:p>
          </table:table-cell>
          <table:table-cell table:formula="of:=[.M31]/(1.69*1.69)" office:value-type="float" office:value="24.7890480025209" calcext:value-type="float">
            <text:p>24,79</text:p>
          </table:table-cell>
          <table:table-cell table:number-columns-repeated="1010"/>
        </table:table-row>
        <table:table-row table:style-name="ro1">
          <table:table-cell table:style-name="ce266" office:value-type="float" office:value="31" calcext:value-type="float">
            <text:p>31</text:p>
          </table:table-cell>
          <table:table-cell table:style-name="ce198" office:value-type="float" office:value="67.3" calcext:value-type="float">
            <text:p>67,3</text:p>
          </table:table-cell>
          <table:table-cell table:style-name="ce424"/>
          <table:table-cell table:style-name="ce424" office:value-type="float" office:value="67.3" calcext:value-type="float">
            <text:p>67,3</text:p>
          </table:table-cell>
          <table:table-cell table:style-name="ce424"/>
          <table:table-cell table:style-name="ce424" office:value-type="float" office:value="68.2" calcext:value-type="float">
            <text:p>68,2</text:p>
          </table:table-cell>
          <table:table-cell table:style-name="ce424"/>
          <table:table-cell table:style-name="ce424" office:value-type="float" office:value="68.6" calcext:value-type="float">
            <text:p>68,6</text:p>
          </table:table-cell>
          <table:table-cell table:style-name="ce424" office:value-type="float" office:value="68.2" calcext:value-type="float">
            <text:p>68,2</text:p>
          </table:table-cell>
          <table:table-cell table:style-name="ce424"/>
          <table:table-cell table:style-name="ce424" office:value-type="float" office:value="69.6" calcext:value-type="float">
            <text:p>69,6</text:p>
          </table:table-cell>
          <table:table-cell table:style-name="ce424"/>
          <table:table-cell table:style-name="ce336" office:value-type="float" office:value="70.5" calcext:value-type="float">
            <text:p>70,5</text:p>
          </table:table-cell>
          <table:table-cell table:formula="of:=[.M32]/(1.69*1.69)" office:value-type="float" office:value="24.6840096635272" calcext:value-type="float">
            <text:p>24,68</text:p>
          </table:table-cell>
          <table:table-cell table:number-columns-repeated="1010"/>
        </table:table-row>
        <table:table-row table:style-name="ro1">
          <table:table-cell table:style-name="ce259" table:number-columns-repeated="13"/>
          <table:table-cell table:style-name="ce115" office:value-type="string" calcext:value-type="string">
            <text:p>srednia za rok</text:p>
          </table:table-cell>
          <table:table-cell table:number-columns-repeated="1010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416" table:formula="of:=MAX([.B2:.B32])" office:value-type="float" office:value="69.2" calcext:value-type="float">
            <text:p>69,2</text:p>
          </table:table-cell>
          <table:table-cell table:style-name="ce416" table:formula="of:=MAX([.C2:.C32])" office:value-type="float" office:value="68.6" calcext:value-type="float">
            <text:p>68,6</text:p>
          </table:table-cell>
          <table:table-cell table:style-name="ce416" table:formula="of:=MAX([.D2:.D32])" office:value-type="float" office:value="68.9" calcext:value-type="float">
            <text:p>68,9</text:p>
          </table:table-cell>
          <table:table-cell table:style-name="ce416" table:formula="of:=MAX([.E2:.E32])" office:value-type="float" office:value="67.6" calcext:value-type="float">
            <text:p>67,6</text:p>
          </table:table-cell>
          <table:table-cell table:style-name="ce416" table:formula="of:=MAX([.F2:.F32])" office:value-type="float" office:value="68.4" calcext:value-type="float">
            <text:p>68,4</text:p>
          </table:table-cell>
          <table:table-cell table:style-name="ce416" table:formula="of:=MAX([.G2:.G32])" office:value-type="float" office:value="69.2" calcext:value-type="float">
            <text:p>69,2</text:p>
          </table:table-cell>
          <table:table-cell table:style-name="ce416" table:formula="of:=MAX([.H2:.H32])" office:value-type="float" office:value="69.5" calcext:value-type="float">
            <text:p>69,5</text:p>
          </table:table-cell>
          <table:table-cell table:style-name="ce416" table:formula="of:=MAX([.I2:.I32])" office:value-type="float" office:value="69.7" calcext:value-type="float">
            <text:p>69,7</text:p>
          </table:table-cell>
          <table:table-cell table:style-name="ce416" table:formula="of:=MAX([.J2:.J32])" office:value-type="float" office:value="70" calcext:value-type="float">
            <text:p>70</text:p>
          </table:table-cell>
          <table:table-cell table:style-name="ce416" table:formula="of:=MAX([.K2:.K32])" office:value-type="float" office:value="70" calcext:value-type="float">
            <text:p>70</text:p>
          </table:table-cell>
          <table:table-cell table:style-name="ce416" table:formula="of:=MAX([.L2:.L32])" office:value-type="float" office:value="70.4" calcext:value-type="float">
            <text:p>70,4</text:p>
          </table:table-cell>
          <table:table-cell table:style-name="ce585" table:formula="of:=MAX([.M2:.M32])" office:value-type="float" office:value="71.4" calcext:value-type="float">
            <text:p>71,4</text:p>
          </table:table-cell>
          <table:table-cell table:style-name="ce408" table:formula="of:=AVERAGE([.B34:.M34])" office:value-type="float" office:value="69.4083333333333" calcext:value-type="float">
            <text:p>69,4</text:p>
          </table:table-cell>
          <table:table-cell table:number-columns-repeated="1010"/>
        </table:table-row>
        <table:table-row table:style-name="ro1">
          <table:table-cell table:style-name="ce261" office:value-type="string" calcext:value-type="string">
            <text:p>Srednia '20</text:p>
          </table:table-cell>
          <table:table-cell table:style-name="ce357" table:formula="of:=AVERAGE([.B2:.B32])" office:value-type="float" office:value="67.9233333333333" calcext:value-type="float">
            <text:p>67,9</text:p>
          </table:table-cell>
          <table:table-cell table:style-name="ce357" table:formula="of:=AVERAGE([.C2:.C32])" office:value-type="float" office:value="67.5724137931035" calcext:value-type="float">
            <text:p>67,6</text:p>
          </table:table-cell>
          <table:table-cell table:style-name="ce357" table:formula="of:=AVERAGE([.D2:.D32])" office:value-type="float" office:value="67.7677419354839" calcext:value-type="float">
            <text:p>67,8</text:p>
          </table:table-cell>
          <table:table-cell table:style-name="ce357" table:formula="of:=AVERAGE([.E2:.E32])" office:value-type="float" office:value="66.93" calcext:value-type="float">
            <text:p>66,9</text:p>
          </table:table-cell>
          <table:table-cell table:style-name="ce357" table:formula="of:=AVERAGE([.F2:.F32])" office:value-type="float" office:value="67.3258064516129" calcext:value-type="float">
            <text:p>67,3</text:p>
          </table:table-cell>
          <table:table-cell table:style-name="ce357" table:formula="of:=AVERAGE([.G2:.G32])" office:value-type="float" office:value="68.32" calcext:value-type="float">
            <text:p>68,3</text:p>
          </table:table-cell>
          <table:table-cell table:style-name="ce357" table:formula="of:=AVERAGE([.H2:.H32])" office:value-type="float" office:value="68.7677419354839" calcext:value-type="float">
            <text:p>68,8</text:p>
          </table:table-cell>
          <table:table-cell table:style-name="ce357" table:formula="of:=AVERAGE([.I2:.I32])" office:value-type="float" office:value="68.5935483870968" calcext:value-type="float">
            <text:p>68,6</text:p>
          </table:table-cell>
          <table:table-cell table:style-name="ce357" table:formula="of:=AVERAGE([.J2:.J32])" office:value-type="float" office:value="69.04" calcext:value-type="float">
            <text:p>69,0</text:p>
          </table:table-cell>
          <table:table-cell table:style-name="ce357" table:formula="of:=AVERAGE([.K2:.K32])" office:value-type="float" office:value="69.2935483870968" calcext:value-type="float">
            <text:p>69,3</text:p>
          </table:table-cell>
          <table:table-cell table:style-name="ce357" table:formula="of:=AVERAGE([.L2:.L32])" office:value-type="float" office:value="69.7733333333333" calcext:value-type="float">
            <text:p>69,8</text:p>
          </table:table-cell>
          <table:table-cell table:style-name="ce586" table:formula="of:=AVERAGE([.M2:.M32])" office:value-type="float" office:value="70.2709677419355" calcext:value-type="float">
            <text:p>70,3</text:p>
          </table:table-cell>
          <table:table-cell table:style-name="ce408" table:formula="of:=AVERAGE([.B35:.M35])" office:value-type="float" office:value="68.4648696082067" calcext:value-type="float">
            <text:p>68,5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417" table:formula="of:=MIN([.B2:.B32])" office:value-type="float" office:value="66.9" calcext:value-type="float">
            <text:p>66,9</text:p>
          </table:table-cell>
          <table:table-cell table:style-name="ce417" table:formula="of:=MIN([.C2:.C32])" office:value-type="float" office:value="66.8" calcext:value-type="float">
            <text:p>66,8</text:p>
          </table:table-cell>
          <table:table-cell table:style-name="ce417" table:formula="of:=MIN([.D2:.D32])" office:value-type="float" office:value="67.1" calcext:value-type="float">
            <text:p>67,1</text:p>
          </table:table-cell>
          <table:table-cell table:style-name="ce417" table:formula="of:=MIN([.E2:.E32])" office:value-type="float" office:value="66.2" calcext:value-type="float">
            <text:p>66,2</text:p>
          </table:table-cell>
          <table:table-cell table:style-name="ce417" table:formula="of:=MIN([.F2:.F32])" office:value-type="float" office:value="66" calcext:value-type="float">
            <text:p>66</text:p>
          </table:table-cell>
          <table:table-cell table:style-name="ce417" table:formula="of:=MIN([.G2:.G32])" office:value-type="float" office:value="67.8" calcext:value-type="float">
            <text:p>67,8</text:p>
          </table:table-cell>
          <table:table-cell table:style-name="ce417" table:formula="of:=MIN([.H2:.H32])" office:value-type="float" office:value="68" calcext:value-type="float">
            <text:p>68</text:p>
          </table:table-cell>
          <table:table-cell table:style-name="ce417" table:formula="of:=MIN([.I2:.I32])" office:value-type="float" office:value="67.4" calcext:value-type="float">
            <text:p>67,4</text:p>
          </table:table-cell>
          <table:table-cell table:style-name="ce417" table:formula="of:=MIN([.J2:.J32])" office:value-type="float" office:value="68" calcext:value-type="float">
            <text:p>68</text:p>
          </table:table-cell>
          <table:table-cell table:style-name="ce417" table:formula="of:=MIN([.K2:.K32])" office:value-type="float" office:value="68.6" calcext:value-type="float">
            <text:p>68,6</text:p>
          </table:table-cell>
          <table:table-cell table:style-name="ce417" table:formula="of:=MIN([.L2:.L32])" office:value-type="float" office:value="69.3" calcext:value-type="float">
            <text:p>69,3</text:p>
          </table:table-cell>
          <table:table-cell table:style-name="ce587" table:formula="of:=MIN([.M2:.M32])" office:value-type="float" office:value="69.5" calcext:value-type="float">
            <text:p>69,5</text:p>
          </table:table-cell>
          <table:table-cell table:style-name="ce408" table:formula="of:=AVERAGE([.B36:.M36])" office:value-type="float" office:value="67.6333333333333" calcext:value-type="float">
            <text:p>67,6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418" table:formula="of:=COM.MICROSOFT.STDEV.P([.B2:.B32])" office:value-type="float" office:value="0.507729149142422" calcext:value-type="float">
            <text:p>0,51</text:p>
          </table:table-cell>
          <table:table-cell table:style-name="ce418" table:formula="of:=COM.MICROSOFT.STDEV.P([.C2:.C32])" office:value-type="float" office:value="0.410967363184541" calcext:value-type="float">
            <text:p>0,41</text:p>
          </table:table-cell>
          <table:table-cell table:style-name="ce418" table:formula="of:=COM.MICROSOFT.STDEV.P([.D2:.D32])" office:value-type="float" office:value="0.425317412228375" calcext:value-type="float">
            <text:p>0,43</text:p>
          </table:table-cell>
          <table:table-cell table:style-name="ce418" table:formula="of:=COM.MICROSOFT.STDEV.P([.E2:.E32])" office:value-type="float" office:value="0.324704994315352" calcext:value-type="float">
            <text:p>0,32</text:p>
          </table:table-cell>
          <table:table-cell table:style-name="ce418" table:formula="of:=COM.MICROSOFT.STDEV.P([.F2:.F32])" office:value-type="float" office:value="0.624741361677483" calcext:value-type="float">
            <text:p>0,62</text:p>
          </table:table-cell>
          <table:table-cell table:style-name="ce418" table:formula="of:=COM.MICROSOFT.STDEV.P([.G2:.G32])" office:value-type="float" office:value="0.361847113202984" calcext:value-type="float">
            <text:p>0,36</text:p>
          </table:table-cell>
          <table:table-cell table:style-name="ce418" table:formula="of:=COM.MICROSOFT.STDEV.P([.H2:.H32])" office:value-type="float" office:value="0.300952355862983" calcext:value-type="float">
            <text:p>0,30</text:p>
          </table:table-cell>
          <table:table-cell table:style-name="ce418" table:formula="of:=COM.MICROSOFT.STDEV.P([.I2:.I32])" office:value-type="float" office:value="0.504134828273196" calcext:value-type="float">
            <text:p>0,50</text:p>
          </table:table-cell>
          <table:table-cell table:style-name="ce418" table:formula="of:=COM.MICROSOFT.STDEV.P([.J2:.J32])" office:value-type="float" office:value="0.525103164467073" calcext:value-type="float">
            <text:p>0,53</text:p>
          </table:table-cell>
          <table:table-cell table:style-name="ce418" table:formula="of:=COM.MICROSOFT.STDEV.P([.K2:.K32])" office:value-type="float" office:value="0.390149255038473" calcext:value-type="float">
            <text:p>0,39</text:p>
          </table:table-cell>
          <table:table-cell table:style-name="ce418" table:formula="of:=COM.MICROSOFT.STDEV.P([.L2:.L32])" office:value-type="float" office:value="0.297694847490214" calcext:value-type="float">
            <text:p>0,30</text:p>
          </table:table-cell>
          <table:table-cell table:style-name="ce588" table:formula="of:=COM.MICROSOFT.STDEV.P([.M2:.M32])" office:value-type="float" office:value="0.526824662260482" calcext:value-type="float">
            <text:p>0,53</text:p>
          </table:table-cell>
          <table:table-cell table:style-name="ce408" table:formula="of:=AVERAGE([.B37:.M37])" office:value-type="float" office:value="0.433347208928631" calcext:value-type="float">
            <text:p>0,4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418" table:formula="of:=[.B34]-[.B36]" office:value-type="float" office:value="2.3" calcext:value-type="float">
            <text:p>2,30</text:p>
          </table:table-cell>
          <table:table-cell table:style-name="ce418" table:formula="of:=[.C34]-[.C36]" office:value-type="float" office:value="1.8" calcext:value-type="float">
            <text:p>1,80</text:p>
          </table:table-cell>
          <table:table-cell table:style-name="ce418" table:formula="of:=[.D34]-[.D36]" office:value-type="float" office:value="1.80000000000001" calcext:value-type="float">
            <text:p>1,80</text:p>
          </table:table-cell>
          <table:table-cell table:style-name="ce418" table:formula="of:=[.E34]-[.E36]" office:value-type="float" office:value="1.39999999999999" calcext:value-type="float">
            <text:p>1,40</text:p>
          </table:table-cell>
          <table:table-cell table:style-name="ce418" table:formula="of:=[.F34]-[.F36]" office:value-type="float" office:value="2.40000000000001" calcext:value-type="float">
            <text:p>2,40</text:p>
          </table:table-cell>
          <table:table-cell table:style-name="ce418" table:formula="of:=[.G34]-[.G36]" office:value-type="float" office:value="1.40000000000001" calcext:value-type="float">
            <text:p>1,40</text:p>
          </table:table-cell>
          <table:table-cell table:style-name="ce418" table:formula="of:=[.H34]-[.H36]" office:value-type="float" office:value="1.5" calcext:value-type="float">
            <text:p>1,50</text:p>
          </table:table-cell>
          <table:table-cell table:style-name="ce418" table:formula="of:=[.I34]-[.I36]" office:value-type="float" office:value="2.3" calcext:value-type="float">
            <text:p>2,30</text:p>
          </table:table-cell>
          <table:table-cell table:style-name="ce418" table:formula="of:=[.J34]-[.J36]" office:value-type="float" office:value="2" calcext:value-type="float">
            <text:p>2,00</text:p>
          </table:table-cell>
          <table:table-cell table:style-name="ce418" table:formula="of:=[.K34]-[.K36]" office:value-type="float" office:value="1.40000000000001" calcext:value-type="float">
            <text:p>1,40</text:p>
          </table:table-cell>
          <table:table-cell table:style-name="ce418" table:formula="of:=[.L34]-[.L36]" office:value-type="float" office:value="1.10000000000001" calcext:value-type="float">
            <text:p>1,10</text:p>
          </table:table-cell>
          <table:table-cell table:style-name="ce589" table:formula="of:=[.M34]-[.M36]" office:value-type="float" office:value="1.90000000000001" calcext:value-type="float">
            <text:p>1,90</text:p>
          </table:table-cell>
          <table:table-cell table:style-name="ce408" table:formula="of:=AVERAGE([.B38:.M38])" office:value-type="float" office:value="1.775" calcext:value-type="float">
            <text:p>1,8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67.8" office:value-type="float" office:value="0.123333333333335" calcext:value-type="float">
            <text:p>0,1</text:p>
          </table:table-cell>
          <table:table-cell table:style-name="ce295" table:formula="of:=[.C35]-[.B35]" office:value-type="float" office:value="-0.350919540229881" calcext:value-type="float">
            <text:p>-0,4</text:p>
          </table:table-cell>
          <table:table-cell table:style-name="ce295" table:formula="of:=[.D35]-[.C35]" office:value-type="float" office:value="0.195328142380433" calcext:value-type="float">
            <text:p>0,2</text:p>
          </table:table-cell>
          <table:table-cell table:style-name="ce295" table:formula="of:=[.E35]-[.D35]" office:value-type="float" office:value="-0.837741935483891" calcext:value-type="float">
            <text:p>-0,8</text:p>
          </table:table-cell>
          <table:table-cell table:style-name="ce295" table:formula="of:=[.F35]-[.E35]" office:value-type="float" office:value="0.395806451612913" calcext:value-type="float">
            <text:p>0,4</text:p>
          </table:table-cell>
          <table:table-cell table:style-name="ce295" table:formula="of:=[.G35]-[.F35]" office:value-type="float" office:value="0.994193548387088" calcext:value-type="float">
            <text:p>1,0</text:p>
          </table:table-cell>
          <table:table-cell table:style-name="ce295" table:formula="of:=[.H35]-[.G35]" office:value-type="float" office:value="0.44774193548389" calcext:value-type="float">
            <text:p>0,4</text:p>
          </table:table-cell>
          <table:table-cell table:style-name="ce295" table:formula="of:=[.I35]-[.H35]" office:value-type="float" office:value="-0.174193548387109" calcext:value-type="float">
            <text:p>-0,2</text:p>
          </table:table-cell>
          <table:table-cell table:style-name="ce295" table:formula="of:=[.J35]-[.I35]" office:value-type="float" office:value="0.446451612903218" calcext:value-type="float">
            <text:p>0,4</text:p>
          </table:table-cell>
          <table:table-cell table:style-name="ce295" table:formula="of:=[.K35]-[.J35]" office:value-type="float" office:value="0.253548387096785" calcext:value-type="float">
            <text:p>0,3</text:p>
          </table:table-cell>
          <table:table-cell table:style-name="ce295" table:formula="of:=[.L35]-[.K35]" office:value-type="float" office:value="0.479784946236549" calcext:value-type="float">
            <text:p>0,5</text:p>
          </table:table-cell>
          <table:table-cell table:style-name="ce350" table:formula="of:=[.M35]-[.L35]" office:value-type="float" office:value="0.497634408602167" calcext:value-type="float">
            <text:p>0,5</text:p>
          </table:table-cell>
          <table:table-cell table:style-name="ce408" table:formula="of:=AVERAGE([.B39:.M39])" office:value-type="float" office:value="0.205913978494625" calcext:value-type="float">
            <text:p>0,2</text:p>
          </table:table-cell>
          <table:table-cell table:number-columns-repeated="1010"/>
        </table:table-row>
        <table:table-row table:style-name="ro1">
          <table:table-cell table:style-name="ce262" office:value-type="string" calcext:value-type="string">
            <text:p>BMI'20</text:p>
          </table:table-cell>
          <table:table-cell table:style-name="ce297" table:formula="of:=[.B35]/(1.69*1.69)" office:value-type="float" office:value="23.7818470408366" calcext:value-type="float">
            <text:p>23,8</text:p>
          </table:table-cell>
          <table:table-cell table:style-name="ce297" table:formula="of:=[.C35]/(1.69*1.69)" office:value-type="float" office:value="23.6589803554159" calcext:value-type="float">
            <text:p>23,7</text:p>
          </table:table-cell>
          <table:table-cell table:style-name="ce297" table:formula="of:=[.D35]/(1.69*1.69)" office:value-type="float" office:value="23.7273701675305" calcext:value-type="float">
            <text:p>23,7</text:p>
          </table:table-cell>
          <table:table-cell table:style-name="ce297" table:formula="of:=[.E35]/(1.69*1.69)" office:value-type="float" office:value="23.4340534295018" calcext:value-type="float">
            <text:p>23,4</text:p>
          </table:table-cell>
          <table:table-cell table:style-name="ce297" table:formula="of:=[.F35]/(1.69*1.69)" office:value-type="float" office:value="23.5726362703032" calcext:value-type="float">
            <text:p>23,6</text:p>
          </table:table-cell>
          <table:table-cell table:style-name="ce297" table:formula="of:=[.G35]/(1.69*1.69)" office:value-type="float" office:value="23.9207310668394" calcext:value-type="float">
            <text:p>23,9</text:p>
          </table:table-cell>
          <table:table-cell table:style-name="ce297" table:formula="of:=[.H35]/(1.69*1.69)" office:value-type="float" office:value="24.0774979641763" calcext:value-type="float">
            <text:p>24,1</text:p>
          </table:table-cell>
          <table:table-cell table:style-name="ce297" table:formula="of:=[.I35]/(1.69*1.69)" office:value-type="float" office:value="24.0165079608896" calcext:value-type="float">
            <text:p>24,0</text:p>
          </table:table-cell>
          <table:table-cell table:style-name="ce297" table:formula="of:=[.J35]/(1.69*1.69)" office:value-type="float" office:value="24.1728230804244" calcext:value-type="float">
            <text:p>24,2</text:p>
          </table:table-cell>
          <table:table-cell table:style-name="ce297" table:formula="of:=[.K35]/(1.69*1.69)" office:value-type="float" office:value="24.2615974185416" calcext:value-type="float">
            <text:p>24,3</text:p>
          </table:table-cell>
          <table:table-cell table:style-name="ce297" table:formula="of:=[.L35]/(1.69*1.69)" office:value-type="float" office:value="24.4295834646313" calcext:value-type="float">
            <text:p>24,4</text:p>
          </table:table-cell>
          <table:table-cell table:style-name="ce352" table:formula="of:=[.M35]/(1.69*1.69)" office:value-type="float" office:value="24.6038191036503" calcext:value-type="float">
            <text:p>24,6</text:p>
          </table:table-cell>
          <table:table-cell table:style-name="ce408" table:formula="of:=AVERAGE([.B40:.M40])" office:value-type="float" office:value="23.9714539435617" calcext:value-type="float">
            <text:p>24,0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3">
        <table:shapes>
          <draw:frame draw:z-index="0" draw:name="Chart 1" draw:style-name="gr1" svg:width="274.41mm" svg:height="83.31mm" svg:x="47.73mm" svg:y="209.9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Chart 2" draw:style-name="gr1" svg:width="260.87mm" svg:height="91.31mm" svg:x="54.25mm" svg:y="297.17mm">
            <draw:object draw:notify-on-update-of-ranges="'2019'.A40:'2019'.A40 '2019'.B40:'2019'.M40 '2018'.A40:'2018'.A40 '2018'.B40:'2018'.M40 '2017'.A38:'2017'.A38 '2017'.B38:'2017'.M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ce1"/>
        <table:table-column table:style-name="co8" table:number-columns-repeated="12" table:default-cell-style-name="ce1"/>
        <table:table-column table:style-name="co11" table:default-cell-style-name="ce6"/>
        <table:table-column table:style-name="co7" table:number-columns-repeated="1010" table:default-cell-style-name="ce1"/>
        <table:table-row table:style-name="ro1">
          <table:table-cell table:style-name="ce259"/>
          <table:table-cell table:style-name="ce274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style-name="ce298" office:value-type="float" office:value="11" calcext:value-type="float">
            <text:p>11</text:p>
          </table:table-cell>
          <table:table-cell table:style-name="ce344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44" office:value-type="float" office:value="78.9" calcext:value-type="float">
            <text:p>78,9</text:p>
          </table:table-cell>
          <table:table-cell table:style-name="ce44" office:value-type="float" office:value="76.5" calcext:value-type="float">
            <text:p>76,5</text:p>
          </table:table-cell>
          <table:table-cell table:style-name="ce44" office:value-type="float" office:value="75.6" calcext:value-type="float">
            <text:p>75,6</text:p>
          </table:table-cell>
          <table:table-cell table:style-name="ce44" office:value-type="float" office:value="76.2" calcext:value-type="float">
            <text:p>76,2</text:p>
          </table:table-cell>
          <table:table-cell table:style-name="ce44" office:value-type="float" office:value="74.6" calcext:value-type="float">
            <text:p>74,6</text:p>
          </table:table-cell>
          <table:table-cell table:style-name="ce45" office:value-type="float" office:value="73.4" calcext:value-type="float">
            <text:p>73,4</text:p>
          </table:table-cell>
          <table:table-cell table:style-name="ce44" office:value-type="float" office:value="71" calcext:value-type="float">
            <text:p>71,0</text:p>
          </table:table-cell>
          <table:table-cell table:style-name="ce44" office:value-type="float" office:value="70.1" calcext:value-type="float">
            <text:p>70,1</text:p>
          </table:table-cell>
          <table:table-cell table:style-name="ce37" office:value-type="float" office:value="70" calcext:value-type="float">
            <text:p>70,0</text:p>
          </table:table-cell>
          <table:table-cell table:style-name="ce44" office:value-type="float" office:value="70.1" calcext:value-type="float">
            <text:p>70,1</text:p>
          </table:table-cell>
          <table:table-cell table:style-name="ce44" office:value-type="float" office:value="68.4" calcext:value-type="float">
            <text:p>68,4</text:p>
          </table:table-cell>
          <table:table-cell table:style-name="ce46" office:value-type="float" office:value="67.5" calcext:value-type="float">
            <text:p>67,5</text:p>
          </table:table-cell>
          <table:table-cell table:formula="of:=[.B2]/(1.69*1.69)" office:value-type="float" office:value="27.6250831553517" calcext:value-type="float">
            <text:p>27,63</text:p>
          </table:table-cell>
          <table:table-cell table:number-columns-repeated="1010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47" office:value-type="float" office:value="78.9" calcext:value-type="float">
            <text:p>78,9</text:p>
          </table:table-cell>
          <table:table-cell table:style-name="ce41" office:value-type="float" office:value="76.6" calcext:value-type="float">
            <text:p>76,6</text:p>
          </table:table-cell>
          <table:table-cell table:style-name="ce41" office:value-type="float" office:value="75.5" calcext:value-type="float">
            <text:p>75,5</text:p>
          </table:table-cell>
          <table:table-cell table:style-name="ce47" office:value-type="float" office:value="75.8" calcext:value-type="float">
            <text:p>75,8</text:p>
          </table:table-cell>
          <table:table-cell table:style-name="ce47" office:value-type="float" office:value="74.5" calcext:value-type="float">
            <text:p>74,5</text:p>
          </table:table-cell>
          <table:table-cell table:style-name="ce48" office:value-type="float" office:value="74" calcext:value-type="float">
            <text:p>74,0</text:p>
          </table:table-cell>
          <table:table-cell table:style-name="ce47" office:value-type="float" office:value="71.3" calcext:value-type="float">
            <text:p>71,3</text:p>
          </table:table-cell>
          <table:table-cell table:style-name="ce47" office:value-type="float" office:value="70.4" calcext:value-type="float">
            <text:p>70,4</text:p>
          </table:table-cell>
          <table:table-cell table:style-name="ce41"/>
          <table:table-cell table:style-name="ce47" office:value-type="float" office:value="70.5" calcext:value-type="float">
            <text:p>70,5</text:p>
          </table:table-cell>
          <table:table-cell table:style-name="ce40" office:value-type="float" office:value="68.4" calcext:value-type="float">
            <text:p>68,4</text:p>
          </table:table-cell>
          <table:table-cell table:style-name="ce49" office:value-type="float" office:value="67.5" calcext:value-type="float">
            <text:p>67,5</text:p>
          </table:table-cell>
          <table:table-cell table:formula="of:=[.M3]/(1.69*1.69)" office:value-type="float" office:value="23.6336262735899" calcext:value-type="float">
            <text:p>23,63</text:p>
          </table:table-cell>
          <table:table-cell table:number-columns-repeated="1010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47" office:value-type="float" office:value="78.5" calcext:value-type="float">
            <text:p>78,5</text:p>
          </table:table-cell>
          <table:table-cell table:style-name="ce48" office:value-type="float" office:value="76.4" calcext:value-type="float">
            <text:p>76,4</text:p>
          </table:table-cell>
          <table:table-cell table:style-name="ce48" office:value-type="float" office:value="76.1" calcext:value-type="float">
            <text:p>76,1</text:p>
          </table:table-cell>
          <table:table-cell table:style-name="ce47" office:value-type="float" office:value="74.9" calcext:value-type="float">
            <text:p>74,9</text:p>
          </table:table-cell>
          <table:table-cell table:style-name="ce47"/>
          <table:table-cell table:style-name="ce47" office:value-type="float" office:value="73.7" calcext:value-type="float">
            <text:p>73,7</text:p>
          </table:table-cell>
          <table:table-cell table:style-name="ce47" office:value-type="float" office:value="71.4" calcext:value-type="float">
            <text:p>71,4</text:p>
          </table:table-cell>
          <table:table-cell table:style-name="ce41" office:value-type="float" office:value="70.6" calcext:value-type="float">
            <text:p>70,6</text:p>
          </table:table-cell>
          <table:table-cell table:style-name="ce47"/>
          <table:table-cell table:style-name="ce47" office:value-type="float" office:value="69.8" calcext:value-type="float">
            <text:p>69,8</text:p>
          </table:table-cell>
          <table:table-cell table:style-name="ce50" office:value-type="float" office:value="68.4" calcext:value-type="float">
            <text:p>68,4</text:p>
          </table:table-cell>
          <table:table-cell table:style-name="ce49" office:value-type="float" office:value="67.5" calcext:value-type="float">
            <text:p>67,5</text:p>
          </table:table-cell>
          <table:table-cell table:formula="of:=[.M4]/(1.69*1.69)" office:value-type="float" office:value="23.6336262735899" calcext:value-type="float">
            <text:p>23,63</text:p>
          </table:table-cell>
          <table:table-cell table:number-columns-repeated="1010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47" office:value-type="float" office:value="78.2" calcext:value-type="float">
            <text:p>78,2</text:p>
          </table:table-cell>
          <table:table-cell table:style-name="ce422" office:value-type="float" office:value="76.9" calcext:value-type="float">
            <text:p>76,9</text:p>
          </table:table-cell>
          <table:table-cell table:style-name="ce47" office:value-type="float" office:value="76" calcext:value-type="float">
            <text:p>76,0</text:p>
          </table:table-cell>
          <table:table-cell table:style-name="ce47" office:value-type="float" office:value="74.6" calcext:value-type="float">
            <text:p>74,6</text:p>
          </table:table-cell>
          <table:table-cell table:style-name="ce41"/>
          <table:table-cell table:style-name="ce47" office:value-type="float" office:value="73.1" calcext:value-type="float">
            <text:p>73,1</text:p>
          </table:table-cell>
          <table:table-cell table:style-name="ce47" office:value-type="float" office:value="71" calcext:value-type="float">
            <text:p>71,0</text:p>
          </table:table-cell>
          <table:table-cell table:style-name="ce40" office:value-type="float" office:value="70.4" calcext:value-type="float">
            <text:p>70,4</text:p>
          </table:table-cell>
          <table:table-cell table:style-name="ce47"/>
          <table:table-cell table:style-name="ce47" office:value-type="float" office:value="69.6" calcext:value-type="float">
            <text:p>69,6</text:p>
          </table:table-cell>
          <table:table-cell table:style-name="ce47" office:value-type="float" office:value="68.9" calcext:value-type="float">
            <text:p>68,9</text:p>
          </table:table-cell>
          <table:table-cell table:style-name="ce49" office:value-type="float" office:value="67.9" calcext:value-type="float">
            <text:p>67,9</text:p>
          </table:table-cell>
          <table:table-cell table:formula="of:=[.M5]/(1.69*1.69)" office:value-type="float" office:value="23.7736773922482" calcext:value-type="float">
            <text:p>23,77</text:p>
          </table:table-cell>
          <table:table-cell table:number-columns-repeated="1010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39" office:value-type="float" office:value="78" calcext:value-type="float">
            <text:p>78,0</text:p>
          </table:table-cell>
          <table:table-cell table:style-name="ce47" office:value-type="float" office:value="75.7" calcext:value-type="float">
            <text:p>75,7</text:p>
          </table:table-cell>
          <table:table-cell table:style-name="ce47" office:value-type="float" office:value="75.6" calcext:value-type="float">
            <text:p>75,6</text:p>
          </table:table-cell>
          <table:table-cell table:style-name="ce47" office:value-type="float" office:value="75" calcext:value-type="float">
            <text:p>75,0</text:p>
          </table:table-cell>
          <table:table-cell table:style-name="ce48" office:value-type="float" office:value="73.9" calcext:value-type="float">
            <text:p>73,9</text:p>
          </table:table-cell>
          <table:table-cell table:style-name="ce47" office:value-type="float" office:value="72.5" calcext:value-type="float">
            <text:p>72,5</text:p>
          </table:table-cell>
          <table:table-cell table:style-name="ce47" office:value-type="float" office:value="70.7" calcext:value-type="float">
            <text:p>70,7</text:p>
          </table:table-cell>
          <table:table-cell table:style-name="ce47" office:value-type="float" office:value="71.1" calcext:value-type="float">
            <text:p>71,1</text:p>
          </table:table-cell>
          <table:table-cell table:style-name="ce47"/>
          <table:table-cell table:style-name="ce40" office:value-type="float" office:value="69.7" calcext:value-type="float">
            <text:p>69,7</text:p>
          </table:table-cell>
          <table:table-cell table:style-name="ce47" office:value-type="float" office:value="68.7" calcext:value-type="float">
            <text:p>68,7</text:p>
          </table:table-cell>
          <table:table-cell table:style-name="ce49" office:value-type="float" office:value="67.3" calcext:value-type="float">
            <text:p>67,3</text:p>
          </table:table-cell>
          <table:table-cell table:formula="of:=[.M6]/(1.69*1.69)" office:value-type="float" office:value="23.5636007142607" calcext:value-type="float">
            <text:p>23,56</text:p>
          </table:table-cell>
          <table:table-cell table:number-columns-repeated="1010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48" office:value-type="float" office:value="77.1" calcext:value-type="float">
            <text:p>77,1</text:p>
          </table:table-cell>
          <table:table-cell table:style-name="ce47" office:value-type="float" office:value="76.3" calcext:value-type="float">
            <text:p>76,3</text:p>
          </table:table-cell>
          <table:table-cell table:style-name="ce47" office:value-type="float" office:value="75.7" calcext:value-type="float">
            <text:p>75,7</text:p>
          </table:table-cell>
          <table:table-cell table:style-name="ce41" office:value-type="float" office:value="74.8" calcext:value-type="float">
            <text:p>74,8</text:p>
          </table:table-cell>
          <table:table-cell table:style-name="ce47" office:value-type="float" office:value="73.6" calcext:value-type="float">
            <text:p>73,6</text:p>
          </table:table-cell>
          <table:table-cell table:style-name="ce47" office:value-type="float" office:value="72.5" calcext:value-type="float">
            <text:p>72,5</text:p>
          </table:table-cell>
          <table:table-cell table:style-name="ce41" office:value-type="float" office:value="71.4" calcext:value-type="float">
            <text:p>71,4</text:p>
          </table:table-cell>
          <table:table-cell table:style-name="ce47" office:value-type="float" office:value="72" calcext:value-type="float">
            <text:p>72,0</text:p>
          </table:table-cell>
          <table:table-cell table:style-name="ce47"/>
          <table:table-cell table:style-name="ce41" office:value-type="float" office:value="70.5" calcext:value-type="float">
            <text:p>70,5</text:p>
          </table:table-cell>
          <table:table-cell table:style-name="ce47" office:value-type="float" office:value="68" calcext:value-type="float">
            <text:p>68,0</text:p>
          </table:table-cell>
          <table:table-cell table:style-name="ce49" office:value-type="float" office:value="67" calcext:value-type="float">
            <text:p>67,0</text:p>
          </table:table-cell>
          <table:table-cell table:formula="of:=[.M7]/(1.69*1.69)" office:value-type="float" office:value="23.458562375267" calcext:value-type="float">
            <text:p>23,46</text:p>
          </table:table-cell>
          <table:table-cell table:number-columns-repeated="1010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47" office:value-type="float" office:value="78.2" calcext:value-type="float">
            <text:p>78,2</text:p>
          </table:table-cell>
          <table:table-cell table:style-name="ce47" office:value-type="float" office:value="76.2" calcext:value-type="float">
            <text:p>76,2</text:p>
          </table:table-cell>
          <table:table-cell table:style-name="ce47" office:value-type="float" office:value="75" calcext:value-type="float">
            <text:p>75,0</text:p>
          </table:table-cell>
          <table:table-cell table:style-name="ce48" office:value-type="float" office:value="75.3" calcext:value-type="float">
            <text:p>75,3</text:p>
          </table:table-cell>
          <table:table-cell table:style-name="ce47" office:value-type="float" office:value="73.5" calcext:value-type="float">
            <text:p>73,5</text:p>
          </table:table-cell>
          <table:table-cell table:style-name="ce47" office:value-type="float" office:value="73.1" calcext:value-type="float">
            <text:p>73,1</text:p>
          </table:table-cell>
          <table:table-cell table:style-name="ce48" office:value-type="float" office:value="71.1" calcext:value-type="float">
            <text:p>71,1</text:p>
          </table:table-cell>
          <table:table-cell table:style-name="ce47" office:value-type="float" office:value="71.4" calcext:value-type="float">
            <text:p>71,4</text:p>
          </table:table-cell>
          <table:table-cell table:style-name="ce48"/>
          <table:table-cell table:style-name="ce47" office:value-type="float" office:value="71.3" calcext:value-type="float">
            <text:p>71,3</text:p>
          </table:table-cell>
          <table:table-cell table:style-name="ce47" office:value-type="float" office:value="67.6" calcext:value-type="float">
            <text:p>67,6</text:p>
          </table:table-cell>
          <table:table-cell table:style-name="ce51" office:value-type="float" office:value="67.3" calcext:value-type="float">
            <text:p>67,3</text:p>
          </table:table-cell>
          <table:table-cell table:formula="of:=[.M8]/(1.69*1.69)" office:value-type="float" office:value="23.5636007142607" calcext:value-type="float">
            <text:p>23,56</text:p>
          </table:table-cell>
          <table:table-cell table:number-columns-repeated="1010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47" office:value-type="float" office:value="77.6" calcext:value-type="float">
            <text:p>77,6</text:p>
          </table:table-cell>
          <table:table-cell table:style-name="ce47" office:value-type="float" office:value="76" calcext:value-type="float">
            <text:p>76,0</text:p>
          </table:table-cell>
          <table:table-cell table:style-name="ce47" office:value-type="float" office:value="75.2" calcext:value-type="float">
            <text:p>75,2</text:p>
          </table:table-cell>
          <table:table-cell table:style-name="ce47" office:value-type="float" office:value="75.8" calcext:value-type="float">
            <text:p>75,8</text:p>
          </table:table-cell>
          <table:table-cell table:style-name="ce47" office:value-type="float" office:value="73.7" calcext:value-type="float">
            <text:p>73,7</text:p>
          </table:table-cell>
          <table:table-cell table:style-name="ce41" office:value-type="float" office:value="72.2" calcext:value-type="float">
            <text:p>72,2</text:p>
          </table:table-cell>
          <table:table-cell table:style-name="ce47" office:value-type="float" office:value="70.9" calcext:value-type="float">
            <text:p>70,9</text:p>
          </table:table-cell>
          <table:table-cell table:style-name="ce47" office:value-type="float" office:value="70.6" calcext:value-type="float">
            <text:p>70,6</text:p>
          </table:table-cell>
          <table:table-cell table:style-name="ce41"/>
          <table:table-cell table:style-name="ce47" office:value-type="float" office:value="70.2" calcext:value-type="float">
            <text:p>70,2</text:p>
          </table:table-cell>
          <table:table-cell table:style-name="ce47" office:value-type="float" office:value="67.6" calcext:value-type="float">
            <text:p>67,6</text:p>
          </table:table-cell>
          <table:table-cell table:style-name="ce52" office:value-type="float" office:value="67.6" calcext:value-type="float">
            <text:p>67,6</text:p>
          </table:table-cell>
          <table:table-cell table:formula="of:=[.M9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47" office:value-type="float" office:value="77.5" calcext:value-type="float">
            <text:p>77,5</text:p>
          </table:table-cell>
          <table:table-cell table:style-name="ce41" office:value-type="float" office:value="75.8" calcext:value-type="float">
            <text:p>75,8</text:p>
          </table:table-cell>
          <table:table-cell table:style-name="ce41" office:value-type="float" office:value="75" calcext:value-type="float">
            <text:p>75,0</text:p>
          </table:table-cell>
          <table:table-cell table:style-name="ce47" office:value-type="float" office:value="74.7" calcext:value-type="float">
            <text:p>74,7</text:p>
          </table:table-cell>
          <table:table-cell table:style-name="ce47" office:value-type="float" office:value="74" calcext:value-type="float">
            <text:p>74,0</text:p>
          </table:table-cell>
          <table:table-cell table:style-name="ce48" office:value-type="float" office:value="72.7" calcext:value-type="float">
            <text:p>72,7</text:p>
          </table:table-cell>
          <table:table-cell table:style-name="ce47" office:value-type="float" office:value="70.1" calcext:value-type="float">
            <text:p>70,1</text:p>
          </table:table-cell>
          <table:table-cell table:style-name="ce47" office:value-type="float" office:value="70.2" calcext:value-type="float">
            <text:p>70,2</text:p>
          </table:table-cell>
          <table:table-cell table:style-name="ce47" office:value-type="float" office:value="70.1" calcext:value-type="float">
            <text:p>70,1</text:p>
          </table:table-cell>
          <table:table-cell table:style-name="ce47" office:value-type="float" office:value="70" calcext:value-type="float">
            <text:p>70,0</text:p>
          </table:table-cell>
          <table:table-cell table:style-name="ce40" office:value-type="float" office:value="67.6" calcext:value-type="float">
            <text:p>67,6</text:p>
          </table:table-cell>
          <table:table-cell table:style-name="ce49" office:value-type="float" office:value="67.6" calcext:value-type="float">
            <text:p>67,6</text:p>
          </table:table-cell>
          <table:table-cell table:formula="of:=[.M10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53" office:value-type="float" office:value="77.5" calcext:value-type="float">
            <text:p>77,5</text:p>
          </table:table-cell>
          <table:table-cell table:number-columns-repeated="2" table:style-name="ce54" office:value-type="float" office:value="76.2" calcext:value-type="float">
            <text:p>76,2</text:p>
          </table:table-cell>
          <table:table-cell table:style-name="ce53" office:value-type="float" office:value="74.6" calcext:value-type="float">
            <text:p>74,6</text:p>
          </table:table-cell>
          <table:table-cell table:style-name="ce53" office:value-type="float" office:value="73.9" calcext:value-type="float">
            <text:p>73,9</text:p>
          </table:table-cell>
          <table:table-cell table:style-name="ce53" office:value-type="float" office:value="73" calcext:value-type="float">
            <text:p>73,0</text:p>
          </table:table-cell>
          <table:table-cell table:style-name="ce53" office:value-type="float" office:value="70.1" calcext:value-type="float">
            <text:p>70,1</text:p>
          </table:table-cell>
          <table:table-cell table:style-name="ce55" office:value-type="float" office:value="70.1" calcext:value-type="float">
            <text:p>70,1</text:p>
          </table:table-cell>
          <table:table-cell table:style-name="ce53" office:value-type="float" office:value="70.3" calcext:value-type="float">
            <text:p>70,3</text:p>
          </table:table-cell>
          <table:table-cell table:style-name="ce53" office:value-type="float" office:value="70.1" calcext:value-type="float">
            <text:p>70,1</text:p>
          </table:table-cell>
          <table:table-cell table:style-name="ce56" office:value-type="float" office:value="67.6" calcext:value-type="float">
            <text:p>67,6</text:p>
          </table:table-cell>
          <table:table-cell table:style-name="ce57" office:value-type="float" office:value="67.6" calcext:value-type="float">
            <text:p>67,6</text:p>
          </table:table-cell>
          <table:table-cell table:formula="of:=[.M11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0" office:value-type="float" office:value="11" calcext:value-type="float">
            <text:p>11</text:p>
          </table:table-cell>
          <table:table-cell table:style-name="ce44" office:value-type="float" office:value="77.7" calcext:value-type="float">
            <text:p>77,7</text:p>
          </table:table-cell>
          <table:table-cell table:style-name="ce322" office:value-type="float" office:value="76" calcext:value-type="float">
            <text:p>76,0</text:p>
          </table:table-cell>
          <table:table-cell table:style-name="ce44"/>
          <table:table-cell table:style-name="ce44" office:value-type="float" office:value="74.5" calcext:value-type="float">
            <text:p>74,5</text:p>
          </table:table-cell>
          <table:table-cell table:style-name="ce45" office:value-type="float" office:value="74" calcext:value-type="float">
            <text:p>74,0</text:p>
          </table:table-cell>
          <table:table-cell table:style-name="ce44" office:value-type="float" office:value="72.1" calcext:value-type="float">
            <text:p>72,1</text:p>
          </table:table-cell>
          <table:table-cell table:style-name="ce44" office:value-type="float" office:value="69.9" calcext:value-type="float">
            <text:p>69,9</text:p>
          </table:table-cell>
          <table:table-cell table:style-name="ce37" office:value-type="float" office:value="70.8" calcext:value-type="float">
            <text:p>70,8</text:p>
          </table:table-cell>
          <table:table-cell table:number-columns-repeated="2" table:style-name="ce44" office:value-type="float" office:value="70" calcext:value-type="float">
            <text:p>70,0</text:p>
          </table:table-cell>
          <table:table-cell table:style-name="ce44" office:value-type="float" office:value="67.9" calcext:value-type="float">
            <text:p>67,9</text:p>
          </table:table-cell>
          <table:table-cell table:style-name="ce58" office:value-type="float" office:value="67.6" calcext:value-type="float">
            <text:p>67,6</text:p>
          </table:table-cell>
          <table:table-cell table:formula="of:=[.M12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39" office:value-type="float" office:value="77.5" calcext:value-type="float">
            <text:p>77,5</text:p>
          </table:table-cell>
          <table:table-cell table:style-name="ce47" office:value-type="float" office:value="75.4" calcext:value-type="float">
            <text:p>75,4</text:p>
          </table:table-cell>
          <table:table-cell table:style-name="ce47"/>
          <table:table-cell table:style-name="ce47" office:value-type="float" office:value="74.1" calcext:value-type="float">
            <text:p>74,1</text:p>
          </table:table-cell>
          <table:table-cell table:style-name="ce48" office:value-type="float" office:value="74" calcext:value-type="float">
            <text:p>74,0</text:p>
          </table:table-cell>
          <table:table-cell table:style-name="ce47" office:value-type="float" office:value="72.3" calcext:value-type="float">
            <text:p>72,3</text:p>
          </table:table-cell>
          <table:table-cell table:style-name="ce47" office:value-type="float" office:value="70.3" calcext:value-type="float">
            <text:p>70,3</text:p>
          </table:table-cell>
          <table:table-cell table:style-name="ce47" office:value-type="float" office:value="71.2" calcext:value-type="float">
            <text:p>71,2</text:p>
          </table:table-cell>
          <table:table-cell table:style-name="ce47" office:value-type="float" office:value="69.9" calcext:value-type="float">
            <text:p>69,9</text:p>
          </table:table-cell>
          <table:table-cell table:style-name="ce40" office:value-type="float" office:value="70.1" calcext:value-type="float">
            <text:p>70,1</text:p>
          </table:table-cell>
          <table:table-cell table:style-name="ce47" office:value-type="float" office:value="67.6" calcext:value-type="float">
            <text:p>67,6</text:p>
          </table:table-cell>
          <table:table-cell table:style-name="ce49" office:value-type="float" office:value="67.3" calcext:value-type="float">
            <text:p>67,3</text:p>
          </table:table-cell>
          <table:table-cell table:formula="of:=[.M13]/(1.69*1.69)" office:value-type="float" office:value="23.5636007142607" calcext:value-type="float">
            <text:p>23,56</text:p>
          </table:table-cell>
          <table:table-cell table:number-columns-repeated="1010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48" office:value-type="float" office:value="78.5" calcext:value-type="float">
            <text:p>78,5</text:p>
          </table:table-cell>
          <table:table-cell table:style-name="ce47" office:value-type="float" office:value="76" calcext:value-type="float">
            <text:p>76,0</text:p>
          </table:table-cell>
          <table:table-cell table:style-name="ce47"/>
          <table:table-cell table:style-name="ce41" office:value-type="float" office:value="73.8" calcext:value-type="float">
            <text:p>73,8</text:p>
          </table:table-cell>
          <table:table-cell table:style-name="ce47" office:value-type="float" office:value="74.8" calcext:value-type="float">
            <text:p>74,8</text:p>
          </table:table-cell>
          <table:table-cell table:style-name="ce47" office:value-type="float" office:value="71.6" calcext:value-type="float">
            <text:p>71,6</text:p>
          </table:table-cell>
          <table:table-cell table:style-name="ce41" office:value-type="float" office:value="70.1" calcext:value-type="float">
            <text:p>70,1</text:p>
          </table:table-cell>
          <table:table-cell table:style-name="ce47" office:value-type="float" office:value="70.7" calcext:value-type="float">
            <text:p>70,7</text:p>
          </table:table-cell>
          <table:table-cell table:style-name="ce47" office:value-type="float" office:value="70.2" calcext:value-type="float">
            <text:p>70,2</text:p>
          </table:table-cell>
          <table:table-cell table:style-name="ce41" office:value-type="float" office:value="70.4" calcext:value-type="float">
            <text:p>70,4</text:p>
          </table:table-cell>
          <table:table-cell table:style-name="ce47" office:value-type="float" office:value="67.6" calcext:value-type="float">
            <text:p>67,6</text:p>
          </table:table-cell>
          <table:table-cell table:style-name="ce49" office:value-type="float" office:value="67.3" calcext:value-type="float">
            <text:p>67,3</text:p>
          </table:table-cell>
          <table:table-cell table:formula="of:=[.M14]/(1.69*1.69)" office:value-type="float" office:value="23.5636007142607" calcext:value-type="float">
            <text:p>23,56</text:p>
          </table:table-cell>
          <table:table-cell table:number-columns-repeated="1010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47" office:value-type="float" office:value="78.6" calcext:value-type="float">
            <text:p>78,6</text:p>
          </table:table-cell>
          <table:table-cell table:style-name="ce47" office:value-type="float" office:value="75.6" calcext:value-type="float">
            <text:p>75,6</text:p>
          </table:table-cell>
          <table:table-cell table:style-name="ce47"/>
          <table:table-cell table:style-name="ce48" office:value-type="float" office:value="75" calcext:value-type="float">
            <text:p>75,0</text:p>
          </table:table-cell>
          <table:table-cell table:style-name="ce47" office:value-type="float" office:value="74.2" calcext:value-type="float">
            <text:p>74,2</text:p>
          </table:table-cell>
          <table:table-cell table:style-name="ce47" office:value-type="float" office:value="71.8" calcext:value-type="float">
            <text:p>71,8</text:p>
          </table:table-cell>
          <table:table-cell table:style-name="ce48" office:value-type="float" office:value="70.4" calcext:value-type="float">
            <text:p>70,4</text:p>
          </table:table-cell>
          <table:table-cell table:style-name="ce47" office:value-type="float" office:value="70.7" calcext:value-type="float">
            <text:p>70,7</text:p>
          </table:table-cell>
          <table:table-cell table:style-name="ce48" office:value-type="float" office:value="70.3" calcext:value-type="float">
            <text:p>70,3</text:p>
          </table:table-cell>
          <table:table-cell table:style-name="ce59" office:value-type="string" calcext:value-type="string">
            <text:p>Bergen</text:p>
          </table:table-cell>
          <table:table-cell table:style-name="ce47" office:value-type="float" office:value="67.5" calcext:value-type="float">
            <text:p>67,5</text:p>
          </table:table-cell>
          <table:table-cell table:style-name="ce51" office:value-type="float" office:value="67.3" calcext:value-type="float">
            <text:p>67,3</text:p>
          </table:table-cell>
          <table:table-cell table:formula="of:=[.M15]/(1.69*1.69)" office:value-type="float" office:value="23.5636007142607" calcext:value-type="float">
            <text:p>23,56</text:p>
          </table:table-cell>
          <table:table-cell table:number-columns-repeated="1010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47" office:value-type="float" office:value="77.7" calcext:value-type="float">
            <text:p>77,7</text:p>
          </table:table-cell>
          <table:table-cell table:style-name="ce47" office:value-type="float" office:value="75.7" calcext:value-type="float">
            <text:p>75,7</text:p>
          </table:table-cell>
          <table:table-cell table:style-name="ce47" office:value-type="float" office:value="75.8" calcext:value-type="float">
            <text:p>75,8</text:p>
          </table:table-cell>
          <table:table-cell table:style-name="ce47" office:value-type="float" office:value="75.4" calcext:value-type="float">
            <text:p>75,4</text:p>
          </table:table-cell>
          <table:table-cell table:style-name="ce47" office:value-type="float" office:value="74.1" calcext:value-type="float">
            <text:p>74,1</text:p>
          </table:table-cell>
          <table:table-cell table:style-name="ce41" office:value-type="float" office:value="71.8" calcext:value-type="float">
            <text:p>71,8</text:p>
          </table:table-cell>
          <table:table-cell table:style-name="ce47" office:value-type="float" office:value="70.8" calcext:value-type="float">
            <text:p>70,8</text:p>
          </table:table-cell>
          <table:table-cell table:style-name="ce47" office:value-type="float" office:value="70.9" calcext:value-type="float">
            <text:p>70,9</text:p>
          </table:table-cell>
          <table:table-cell table:style-name="ce41" office:value-type="float" office:value="71.1" calcext:value-type="float">
            <text:p>71,1</text:p>
          </table:table-cell>
          <table:table-cell table:style-name="ce47"/>
          <table:table-cell table:style-name="ce47" office:value-type="float" office:value="67.2" calcext:value-type="float">
            <text:p>67,2</text:p>
          </table:table-cell>
          <table:table-cell table:style-name="ce52" office:value-type="float" office:value="67.8" calcext:value-type="float">
            <text:p>67,8</text:p>
          </table:table-cell>
          <table:table-cell table:formula="of:=[.M16]/(1.69*1.69)" office:value-type="float" office:value="23.7386646125836" calcext:value-type="float">
            <text:p>23,74</text:p>
          </table:table-cell>
          <table:table-cell table:number-columns-repeated="1010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47" office:value-type="float" office:value="77.4" calcext:value-type="float">
            <text:p>77,4</text:p>
          </table:table-cell>
          <table:table-cell table:style-name="ce41" office:value-type="float" office:value="76.6" calcext:value-type="float">
            <text:p>76,6</text:p>
          </table:table-cell>
          <table:table-cell table:style-name="ce41" office:value-type="float" office:value="75" calcext:value-type="float">
            <text:p>75,0</text:p>
          </table:table-cell>
          <table:table-cell table:style-name="ce47" office:value-type="float" office:value="74.8" calcext:value-type="float">
            <text:p>74,8</text:p>
          </table:table-cell>
          <table:table-cell table:style-name="ce47" office:value-type="float" office:value="73.8" calcext:value-type="float">
            <text:p>73,8</text:p>
          </table:table-cell>
          <table:table-cell table:style-name="ce48" office:value-type="float" office:value="72.5" calcext:value-type="float">
            <text:p>72,5</text:p>
          </table:table-cell>
          <table:table-cell table:style-name="ce47" office:value-type="float" office:value="70.3" calcext:value-type="float">
            <text:p>70,3</text:p>
          </table:table-cell>
          <table:table-cell table:number-columns-repeated="2" table:style-name="ce47" office:value-type="float" office:value="70.7" calcext:value-type="float">
            <text:p>70,7</text:p>
          </table:table-cell>
          <table:table-cell table:style-name="ce47"/>
          <table:table-cell table:style-name="ce40" office:value-type="float" office:value="67.2" calcext:value-type="float">
            <text:p>67,2</text:p>
          </table:table-cell>
          <table:table-cell table:style-name="ce49" office:value-type="float" office:value="67.8" calcext:value-type="float">
            <text:p>67,8</text:p>
          </table:table-cell>
          <table:table-cell table:formula="of:=[.M17]/(1.69*1.69)" office:value-type="float" office:value="23.7386646125836" calcext:value-type="float">
            <text:p>23,74</text:p>
          </table:table-cell>
          <table:table-cell table:number-columns-repeated="1010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47" office:value-type="float" office:value="76.9" calcext:value-type="float">
            <text:p>76,9</text:p>
          </table:table-cell>
          <table:table-cell table:style-name="ce48" office:value-type="float" office:value="76.6" calcext:value-type="float">
            <text:p>76,6</text:p>
          </table:table-cell>
          <table:table-cell table:style-name="ce48" office:value-type="float" office:value="75.8" calcext:value-type="float">
            <text:p>75,8</text:p>
          </table:table-cell>
          <table:table-cell table:style-name="ce47" office:value-type="float" office:value="74.2" calcext:value-type="float">
            <text:p>74,2</text:p>
          </table:table-cell>
          <table:table-cell table:style-name="ce47" office:value-type="float" office:value="73.3" calcext:value-type="float">
            <text:p>73,3</text:p>
          </table:table-cell>
          <table:table-cell table:style-name="ce47" office:value-type="float" office:value="72.5" calcext:value-type="float">
            <text:p>72,5</text:p>
          </table:table-cell>
          <table:table-cell table:style-name="ce47" office:value-type="float" office:value="70.2" calcext:value-type="float">
            <text:p>70,2</text:p>
          </table:table-cell>
          <table:table-cell table:style-name="ce41" office:value-type="float" office:value="70.5" calcext:value-type="float">
            <text:p>70,5</text:p>
          </table:table-cell>
          <table:table-cell table:style-name="ce47" office:value-type="float" office:value="70" calcext:value-type="float">
            <text:p>70,0</text:p>
          </table:table-cell>
          <table:table-cell table:style-name="ce47"/>
          <table:table-cell table:style-name="ce50" office:value-type="float" office:value="68" calcext:value-type="float">
            <text:p>68,0</text:p>
          </table:table-cell>
          <table:table-cell table:style-name="ce49" office:value-type="float" office:value="67.1" calcext:value-type="float">
            <text:p>67,1</text:p>
          </table:table-cell>
          <table:table-cell table:formula="of:=[.M18]/(1.69*1.69)" office:value-type="float" office:value="23.4935751549316" calcext:value-type="float">
            <text:p>23,49</text:p>
          </table:table-cell>
          <table:table-cell table:number-columns-repeated="1010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47" office:value-type="float" office:value="77.7" calcext:value-type="float">
            <text:p>77,7</text:p>
          </table:table-cell>
          <table:table-cell table:style-name="ce47" office:value-type="float" office:value="76.4" calcext:value-type="float">
            <text:p>76,4</text:p>
          </table:table-cell>
          <table:table-cell table:style-name="ce47" office:value-type="float" office:value="75" calcext:value-type="float">
            <text:p>75,0</text:p>
          </table:table-cell>
          <table:table-cell table:style-name="ce47" office:value-type="float" office:value="74" calcext:value-type="float">
            <text:p>74,0</text:p>
          </table:table-cell>
          <table:table-cell table:style-name="ce41" office:value-type="float" office:value="73.8" calcext:value-type="float">
            <text:p>73,8</text:p>
          </table:table-cell>
          <table:table-cell table:style-name="ce47" office:value-type="float" office:value="71.8" calcext:value-type="float">
            <text:p>71,8</text:p>
          </table:table-cell>
          <table:table-cell table:style-name="ce47" office:value-type="float" office:value="70.4" calcext:value-type="float">
            <text:p>70,4</text:p>
          </table:table-cell>
          <table:table-cell table:style-name="ce40" office:value-type="float" office:value="71.1" calcext:value-type="float">
            <text:p>71,1</text:p>
          </table:table-cell>
          <table:table-cell table:style-name="ce47" office:value-type="float" office:value="69.8" calcext:value-type="float">
            <text:p>69,8</text:p>
          </table:table-cell>
          <table:table-cell table:style-name="ce47" office:value-type="float" office:value="69" calcext:value-type="float">
            <text:p>69,0</text:p>
          </table:table-cell>
          <table:table-cell table:style-name="ce47" office:value-type="float" office:value="67.8" calcext:value-type="float">
            <text:p>67,8</text:p>
          </table:table-cell>
          <table:table-cell table:style-name="ce49" office:value-type="float" office:value="67.1" calcext:value-type="float">
            <text:p>67,1</text:p>
          </table:table-cell>
          <table:table-cell table:formula="of:=[.M19]/(1.69*1.69)" office:value-type="float" office:value="23.4935751549316" calcext:value-type="float">
            <text:p>23,49</text:p>
          </table:table-cell>
          <table:table-cell table:number-columns-repeated="1010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39" office:value-type="float" office:value="77.3" calcext:value-type="float">
            <text:p>77,3</text:p>
          </table:table-cell>
          <table:table-cell table:number-columns-repeated="2" table:style-name="ce47" office:value-type="float" office:value="75.3" calcext:value-type="float">
            <text:p>75,3</text:p>
          </table:table-cell>
          <table:table-cell table:style-name="ce47" office:value-type="float" office:value="73.8" calcext:value-type="float">
            <text:p>73,8</text:p>
          </table:table-cell>
          <table:table-cell table:style-name="ce48" office:value-type="float" office:value="73.7" calcext:value-type="float">
            <text:p>73,7</text:p>
          </table:table-cell>
          <table:table-cell table:style-name="ce47" office:value-type="float" office:value="71.5" calcext:value-type="float">
            <text:p>71,5</text:p>
          </table:table-cell>
          <table:table-cell table:style-name="ce47" office:value-type="float" office:value="70.2" calcext:value-type="float">
            <text:p>70,2</text:p>
          </table:table-cell>
          <table:table-cell table:style-name="ce47" office:value-type="float" office:value="72" calcext:value-type="float">
            <text:p>72,0</text:p>
          </table:table-cell>
          <table:table-cell table:style-name="ce47" office:value-type="float" office:value="70.2" calcext:value-type="float">
            <text:p>70,2</text:p>
          </table:table-cell>
          <table:table-cell table:style-name="ce40" office:value-type="float" office:value="68.8" calcext:value-type="float">
            <text:p>68,8</text:p>
          </table:table-cell>
          <table:table-cell table:style-name="ce47" office:value-type="float" office:value="67.8" calcext:value-type="float">
            <text:p>67,8</text:p>
          </table:table-cell>
          <table:table-cell table:style-name="ce49" office:value-type="float" office:value="67.6" calcext:value-type="float">
            <text:p>67,6</text:p>
          </table:table-cell>
          <table:table-cell table:formula="of:=[.M20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2" office:value-type="float" office:value="20" calcext:value-type="float">
            <text:p>20</text:p>
          </table:table-cell>
          <table:table-cell table:style-name="ce54" office:value-type="float" office:value="76.8" calcext:value-type="float">
            <text:p>76,8</text:p>
          </table:table-cell>
          <table:table-cell table:style-name="ce53" office:value-type="float" office:value="75.4" calcext:value-type="float">
            <text:p>75,4</text:p>
          </table:table-cell>
          <table:table-cell table:style-name="ce53" office:value-type="float" office:value="75.2" calcext:value-type="float">
            <text:p>75,2</text:p>
          </table:table-cell>
          <table:table-cell table:style-name="ce55" office:value-type="float" office:value="74" calcext:value-type="float">
            <text:p>74,0</text:p>
          </table:table-cell>
          <table:table-cell table:style-name="ce53" office:value-type="float" office:value="73.1" calcext:value-type="float">
            <text:p>73,1</text:p>
          </table:table-cell>
          <table:table-cell table:style-name="ce53" office:value-type="float" office:value="71.4" calcext:value-type="float">
            <text:p>71,4</text:p>
          </table:table-cell>
          <table:table-cell table:style-name="ce41" office:value-type="float" office:value="70.4" calcext:value-type="float">
            <text:p>70,4</text:p>
          </table:table-cell>
          <table:table-cell table:style-name="ce53" office:value-type="float" office:value="70.7" calcext:value-type="float">
            <text:p>70,7</text:p>
          </table:table-cell>
          <table:table-cell table:style-name="ce53" office:value-type="float" office:value="70" calcext:value-type="float">
            <text:p>70,0</text:p>
          </table:table-cell>
          <table:table-cell table:style-name="ce55" office:value-type="float" office:value="69.5" calcext:value-type="float">
            <text:p>69,5</text:p>
          </table:table-cell>
          <table:table-cell table:style-name="ce53" office:value-type="float" office:value="68.2" calcext:value-type="float">
            <text:p>68,2</text:p>
          </table:table-cell>
          <table:table-cell table:style-name="ce57" office:value-type="float" office:value="67.6" calcext:value-type="float">
            <text:p>67,6</text:p>
          </table:table-cell>
          <table:table-cell table:formula="of:=[.M21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44" office:value-type="float" office:value="76.8" calcext:value-type="float">
            <text:p>76,8</text:p>
          </table:table-cell>
          <table:table-cell table:style-name="ce44" office:value-type="float" office:value="76.1" calcext:value-type="float">
            <text:p>76,1</text:p>
          </table:table-cell>
          <table:table-cell table:style-name="ce44" office:value-type="float" office:value="74.6" calcext:value-type="float">
            <text:p>74,6</text:p>
          </table:table-cell>
          <table:table-cell table:style-name="ce48" office:value-type="float" office:value="75.8" calcext:value-type="float">
            <text:p>75,8</text:p>
          </table:table-cell>
          <table:table-cell table:style-name="ce44" office:value-type="float" office:value="73.1" calcext:value-type="float">
            <text:p>73,1</text:p>
          </table:table-cell>
          <table:table-cell table:style-name="ce44" office:value-type="float" office:value="71.8" calcext:value-type="float">
            <text:p>71,8</text:p>
          </table:table-cell>
          <table:table-cell table:style-name="ce48" office:value-type="float" office:value="71.1" calcext:value-type="float">
            <text:p>71,1</text:p>
          </table:table-cell>
          <table:table-cell table:style-name="ce44" office:value-type="float" office:value="70.7" calcext:value-type="float">
            <text:p>70,7</text:p>
          </table:table-cell>
          <table:table-cell table:style-name="ce60" office:value-type="float" office:value="69.9" calcext:value-type="float">
            <text:p>69,9</text:p>
          </table:table-cell>
          <table:table-cell table:style-name="ce44" office:value-type="float" office:value="70.3" calcext:value-type="float">
            <text:p>70,3</text:p>
          </table:table-cell>
          <table:table-cell table:style-name="ce44" office:value-type="float" office:value="67.4" calcext:value-type="float">
            <text:p>67,4</text:p>
          </table:table-cell>
          <table:table-cell table:style-name="ce61" office:value-type="float" office:value="67.6" calcext:value-type="float">
            <text:p>67,6</text:p>
          </table:table-cell>
          <table:table-cell table:formula="of:=[.M22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47" office:value-type="float" office:value="76.5" calcext:value-type="float">
            <text:p>76,5</text:p>
          </table:table-cell>
          <table:table-cell table:style-name="ce47" office:value-type="float" office:value="76.2" calcext:value-type="float">
            <text:p>76,2</text:p>
          </table:table-cell>
          <table:table-cell table:style-name="ce47" office:value-type="float" office:value="74.7" calcext:value-type="float">
            <text:p>74,7</text:p>
          </table:table-cell>
          <table:table-cell table:style-name="ce47" office:value-type="float" office:value="74" calcext:value-type="float">
            <text:p>74,0</text:p>
          </table:table-cell>
          <table:table-cell table:style-name="ce47" office:value-type="float" office:value="73.5" calcext:value-type="float">
            <text:p>73,5</text:p>
          </table:table-cell>
          <table:table-cell table:style-name="ce41" office:value-type="float" office:value="71.5" calcext:value-type="float">
            <text:p>71,5</text:p>
          </table:table-cell>
          <table:table-cell table:style-name="ce47" office:value-type="float" office:value="70.9" calcext:value-type="float">
            <text:p>70,9</text:p>
          </table:table-cell>
          <table:table-cell table:style-name="ce47" office:value-type="float" office:value="70.3" calcext:value-type="float">
            <text:p>70,3</text:p>
          </table:table-cell>
          <table:table-cell table:style-name="ce41" office:value-type="float" office:value="71.3" calcext:value-type="float">
            <text:p>71,3</text:p>
          </table:table-cell>
          <table:table-cell table:style-name="ce47" office:value-type="float" office:value="70.3" calcext:value-type="float">
            <text:p>70,3</text:p>
          </table:table-cell>
          <table:table-cell table:style-name="ce47" office:value-type="float" office:value="67.2" calcext:value-type="float">
            <text:p>67,2</text:p>
          </table:table-cell>
          <table:table-cell table:style-name="ce52" office:value-type="float" office:value="67.6" calcext:value-type="float">
            <text:p>67,6</text:p>
          </table:table-cell>
          <table:table-cell table:formula="of:=[.M23]/(1.69*1.69)" office:value-type="float" office:value="23.6686390532544" calcext:value-type="float">
            <text:p>23,67</text:p>
          </table:table-cell>
          <table:table-cell table:number-columns-repeated="1010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47" office:value-type="float" office:value="76.4" calcext:value-type="float">
            <text:p>76,4</text:p>
          </table:table-cell>
          <table:table-cell table:style-name="ce41" office:value-type="float" office:value="75.6" calcext:value-type="float">
            <text:p>75,6</text:p>
          </table:table-cell>
          <table:table-cell table:style-name="ce41" office:value-type="float" office:value="74.6" calcext:value-type="float">
            <text:p>74,6</text:p>
          </table:table-cell>
          <table:table-cell table:style-name="ce47" office:value-type="float" office:value="74.3" calcext:value-type="float">
            <text:p>74,3</text:p>
          </table:table-cell>
          <table:table-cell table:style-name="ce47" office:value-type="float" office:value="72.9" calcext:value-type="float">
            <text:p>72,9</text:p>
          </table:table-cell>
          <table:table-cell table:style-name="ce48" office:value-type="float" office:value="72" calcext:value-type="float">
            <text:p>72,0</text:p>
          </table:table-cell>
          <table:table-cell table:style-name="ce47" office:value-type="float" office:value="70.5" calcext:value-type="float">
            <text:p>70,5</text:p>
          </table:table-cell>
          <table:table-cell table:style-name="ce47" office:value-type="float" office:value="70.6" calcext:value-type="float">
            <text:p>70,6</text:p>
          </table:table-cell>
          <table:table-cell table:style-name="ce47" office:value-type="float" office:value="71.2" calcext:value-type="float">
            <text:p>71,2</text:p>
          </table:table-cell>
          <table:table-cell table:style-name="ce47" office:value-type="float" office:value="69.3" calcext:value-type="float">
            <text:p>69,3</text:p>
          </table:table-cell>
          <table:table-cell table:style-name="ce40" office:value-type="float" office:value="67.2" calcext:value-type="float">
            <text:p>67,2</text:p>
          </table:table-cell>
          <table:table-cell table:style-name="ce49" office:value-type="float" office:value="67.9" calcext:value-type="float">
            <text:p>67,9</text:p>
          </table:table-cell>
          <table:table-cell table:formula="of:=[.M24]/(1.69*1.69)" office:value-type="float" office:value="23.7736773922482" calcext:value-type="float">
            <text:p>23,77</text:p>
          </table:table-cell>
          <table:table-cell table:number-columns-repeated="1010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47" office:value-type="float" office:value="75.8" calcext:value-type="float">
            <text:p>75,8</text:p>
          </table:table-cell>
          <table:table-cell table:style-name="ce48" office:value-type="float" office:value="75.7" calcext:value-type="float">
            <text:p>75,7</text:p>
          </table:table-cell>
          <table:table-cell table:style-name="ce48" office:value-type="float" office:value="75.5" calcext:value-type="float">
            <text:p>75,5</text:p>
          </table:table-cell>
          <table:table-cell table:style-name="ce47" office:value-type="float" office:value="73.5" calcext:value-type="float">
            <text:p>73,5</text:p>
          </table:table-cell>
          <table:table-cell table:style-name="ce47" office:value-type="float" office:value="72.9" calcext:value-type="float">
            <text:p>72,9</text:p>
          </table:table-cell>
          <table:table-cell table:style-name="ce47" office:value-type="float" office:value="72" calcext:value-type="float">
            <text:p>72,0</text:p>
          </table:table-cell>
          <table:table-cell table:style-name="ce47" office:value-type="float" office:value="70.3" calcext:value-type="float">
            <text:p>70,3</text:p>
          </table:table-cell>
          <table:table-cell table:style-name="ce41" office:value-type="float" office:value="70.4" calcext:value-type="float">
            <text:p>70,4</text:p>
          </table:table-cell>
          <table:table-cell table:style-name="ce47" office:value-type="float" office:value="70.6" calcext:value-type="float">
            <text:p>70,6</text:p>
          </table:table-cell>
          <table:table-cell table:style-name="ce47" office:value-type="float" office:value="68.7" calcext:value-type="float">
            <text:p>68,7</text:p>
          </table:table-cell>
          <table:table-cell table:style-name="ce50" office:value-type="float" office:value="68.2" calcext:value-type="float">
            <text:p>68,2</text:p>
          </table:table-cell>
          <table:table-cell table:style-name="ce49" office:value-type="float" office:value="68" calcext:value-type="float">
            <text:p>68,0</text:p>
          </table:table-cell>
          <table:table-cell table:formula="of:=[.M25]/(1.69*1.69)" office:value-type="float" office:value="23.8086901719128" calcext:value-type="float">
            <text:p>23,81</text:p>
          </table:table-cell>
          <table:table-cell table:number-columns-repeated="1010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style-name="ce47" office:value-type="float" office:value="75.9" calcext:value-type="float">
            <text:p>75,9</text:p>
          </table:table-cell>
          <table:table-cell table:style-name="ce47" office:value-type="float" office:value="75.8" calcext:value-type="float">
            <text:p>75,8</text:p>
          </table:table-cell>
          <table:table-cell table:style-name="ce47" office:value-type="float" office:value="76.3" calcext:value-type="float">
            <text:p>76,3</text:p>
          </table:table-cell>
          <table:table-cell table:style-name="ce417" office:value-type="float" office:value="74.6" calcext:value-type="float">
            <text:p>74,6</text:p>
          </table:table-cell>
          <table:table-cell table:style-name="ce41" office:value-type="float" office:value="73" calcext:value-type="float">
            <text:p>73,0</text:p>
          </table:table-cell>
          <table:table-cell table:style-name="ce47" office:value-type="float" office:value="71.4" calcext:value-type="float">
            <text:p>71,4</text:p>
          </table:table-cell>
          <table:table-cell table:style-name="ce47" office:value-type="float" office:value="69.9" calcext:value-type="float">
            <text:p>69,9</text:p>
          </table:table-cell>
          <table:table-cell table:style-name="ce40" office:value-type="float" office:value="70.2" calcext:value-type="float">
            <text:p>70,2</text:p>
          </table:table-cell>
          <table:table-cell table:style-name="ce47" office:value-type="float" office:value="70.5" calcext:value-type="float">
            <text:p>70,5</text:p>
          </table:table-cell>
          <table:table-cell table:style-name="ce47" office:value-type="float" office:value="68.7" calcext:value-type="float">
            <text:p>68,7</text:p>
          </table:table-cell>
          <table:table-cell table:style-name="ce47" office:value-type="float" office:value="67.8" calcext:value-type="float">
            <text:p>67,8</text:p>
          </table:table-cell>
          <table:table-cell table:style-name="ce49" office:value-type="float" office:value="68.6" calcext:value-type="float">
            <text:p>68,6</text:p>
          </table:table-cell>
          <table:table-cell table:formula="of:=[.M26]/(1.69*1.69)" office:value-type="float" office:value="24.0187668499002" calcext:value-type="float">
            <text:p>24,02</text:p>
          </table:table-cell>
          <table:table-cell table:number-columns-repeated="1010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39" office:value-type="float" office:value="76.7" calcext:value-type="float">
            <text:p>76,7</text:p>
          </table:table-cell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74.6" calcext:value-type="float">
            <text:p>74,6</text:p>
          </table:table-cell>
          <table:table-cell table:style-name="ce47" office:value-type="float" office:value="74.7" calcext:value-type="float">
            <text:p>74,7</text:p>
          </table:table-cell>
          <table:table-cell table:style-name="ce48" office:value-type="float" office:value="74.2" calcext:value-type="float">
            <text:p>74,2</text:p>
          </table:table-cell>
          <table:table-cell table:style-name="ce47" office:value-type="float" office:value="71.1" calcext:value-type="float">
            <text:p>71,1</text:p>
          </table:table-cell>
          <table:table-cell table:style-name="ce47" office:value-type="float" office:value="70.8" calcext:value-type="float">
            <text:p>70,8</text:p>
          </table:table-cell>
          <table:table-cell table:style-name="ce47" office:value-type="float" office:value="71.2" calcext:value-type="float">
            <text:p>71,2</text:p>
          </table:table-cell>
          <table:table-cell table:style-name="ce47" office:value-type="float" office:value="70.6" calcext:value-type="float">
            <text:p>70,6</text:p>
          </table:table-cell>
          <table:table-cell table:style-name="ce40" office:value-type="float" office:value="68.7" calcext:value-type="float">
            <text:p>68,7</text:p>
          </table:table-cell>
          <table:table-cell table:style-name="ce47" office:value-type="float" office:value="68.1" calcext:value-type="float">
            <text:p>68,1</text:p>
          </table:table-cell>
          <table:table-cell table:style-name="ce49" office:value-type="float" office:value="69.1" calcext:value-type="float">
            <text:p>69,1</text:p>
          </table:table-cell>
          <table:table-cell table:formula="of:=[.M27]/(1.69*1.69)" office:value-type="float" office:value="24.1938307482231" calcext:value-type="float">
            <text:p>24,19</text:p>
          </table:table-cell>
          <table:table-cell table:number-columns-repeated="1010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48" office:value-type="float" office:value="77.6" calcext:value-type="float">
            <text:p>77,6</text:p>
          </table:table-cell>
          <table:table-cell table:style-name="ce47" office:value-type="float" office:value="75.6" calcext:value-type="float">
            <text:p>75,6</text:p>
          </table:table-cell>
          <table:table-cell table:style-name="ce47" office:value-type="float" office:value="74.3" calcext:value-type="float">
            <text:p>74,3</text:p>
          </table:table-cell>
          <table:table-cell table:style-name="ce41" office:value-type="float" office:value="76" calcext:value-type="float">
            <text:p>76,0</text:p>
          </table:table-cell>
          <table:table-cell table:style-name="ce47" office:value-type="float" office:value="73.5" calcext:value-type="float">
            <text:p>73,5</text:p>
          </table:table-cell>
          <table:table-cell table:style-name="ce47" office:value-type="float" office:value="70.9" calcext:value-type="float">
            <text:p>70,9</text:p>
          </table:table-cell>
          <table:table-cell table:style-name="ce41" office:value-type="float" office:value="70.8" calcext:value-type="float">
            <text:p>70,8</text:p>
          </table:table-cell>
          <table:table-cell table:style-name="ce47" office:value-type="float" office:value="70.7" calcext:value-type="float">
            <text:p>70,7</text:p>
          </table:table-cell>
          <table:table-cell table:style-name="ce47" office:value-type="float" office:value="70.5" calcext:value-type="float">
            <text:p>70,5</text:p>
          </table:table-cell>
          <table:table-cell table:style-name="ce41" office:value-type="float" office:value="68.7" calcext:value-type="float">
            <text:p>68,7</text:p>
          </table:table-cell>
          <table:table-cell table:style-name="ce47" office:value-type="float" office:value="67.1" calcext:value-type="float">
            <text:p>67,1</text:p>
          </table:table-cell>
          <table:table-cell table:style-name="ce49" office:value-type="float" office:value="68.7" calcext:value-type="float">
            <text:p>68,7</text:p>
          </table:table-cell>
          <table:table-cell table:formula="of:=[.M28]/(1.69*1.69)" office:value-type="float" office:value="24.0537796295648" calcext:value-type="float">
            <text:p>24,05</text:p>
          </table:table-cell>
          <table:table-cell table:number-columns-repeated="1010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47" office:value-type="float" office:value="77.4" calcext:value-type="float">
            <text:p>77,4</text:p>
          </table:table-cell>
          <table:table-cell table:style-name="ce47" office:value-type="float" office:value="75.4" calcext:value-type="float">
            <text:p>75,4</text:p>
          </table:table-cell>
          <table:table-cell table:style-name="ce47" office:value-type="float" office:value="74.2" calcext:value-type="float">
            <text:p>74,2</text:p>
          </table:table-cell>
          <table:table-cell table:style-name="ce48" office:value-type="float" office:value="75.8" calcext:value-type="float">
            <text:p>75,8</text:p>
          </table:table-cell>
          <table:table-cell table:style-name="ce47" office:value-type="float" office:value="72.8" calcext:value-type="float">
            <text:p>72,8</text:p>
          </table:table-cell>
          <table:table-cell table:style-name="ce47" office:value-type="float" office:value="71.4" calcext:value-type="float">
            <text:p>71,4</text:p>
          </table:table-cell>
          <table:table-cell table:style-name="ce48" office:value-type="float" office:value="70.8" calcext:value-type="float">
            <text:p>70,8</text:p>
          </table:table-cell>
          <table:table-cell table:style-name="ce47" office:value-type="float" office:value="70.1" calcext:value-type="float">
            <text:p>70,1</text:p>
          </table:table-cell>
          <table:table-cell table:style-name="ce48" office:value-type="float" office:value="70.3" calcext:value-type="float">
            <text:p>70,3</text:p>
          </table:table-cell>
          <table:table-cell table:style-name="ce47" office:value-type="float" office:value="69.3" calcext:value-type="float">
            <text:p>69,3</text:p>
          </table:table-cell>
          <table:table-cell table:style-name="ce47" office:value-type="float" office:value="66.7" calcext:value-type="float">
            <text:p>66,7</text:p>
          </table:table-cell>
          <table:table-cell table:style-name="ce51" office:value-type="float" office:value="68" calcext:value-type="float">
            <text:p>68,0</text:p>
          </table:table-cell>
          <table:table-cell table:formula="of:=[.M29]/(1.69*1.69)" office:value-type="float" office:value="23.8086901719128" calcext:value-type="float">
            <text:p>23,81</text:p>
          </table:table-cell>
          <table:table-cell table:number-columns-repeated="1010"/>
        </table:table-row>
        <table:table-row table:style-name="ro1">
          <table:table-cell table:style-name="ce261" office:value-type="float" office:value="29" calcext:value-type="float">
            <text:p>29</text:p>
          </table:table-cell>
          <table:table-cell table:style-name="ce47" office:value-type="float" office:value="76.4" calcext:value-type="float">
            <text:p>76,4</text:p>
          </table:table-cell>
          <table:table-cell table:style-name="ce47"/>
          <table:table-cell table:style-name="ce47" office:value-type="float" office:value="74.3" calcext:value-type="float">
            <text:p>74,3</text:p>
          </table:table-cell>
          <table:table-cell table:style-name="ce47" office:value-type="float" office:value="75.7" calcext:value-type="float">
            <text:p>75,7</text:p>
          </table:table-cell>
          <table:table-cell table:style-name="ce47" office:value-type="float" office:value="72.6" calcext:value-type="float">
            <text:p>72,6</text:p>
          </table:table-cell>
          <table:table-cell table:style-name="ce41" office:value-type="float" office:value="71.4" calcext:value-type="float">
            <text:p>71,4</text:p>
          </table:table-cell>
          <table:table-cell table:style-name="ce47" office:value-type="float" office:value="70.8" calcext:value-type="float">
            <text:p>70,8</text:p>
          </table:table-cell>
          <table:table-cell table:style-name="ce47" office:value-type="float" office:value="69.9" calcext:value-type="float">
            <text:p>69,9</text:p>
          </table:table-cell>
          <table:table-cell table:style-name="ce41" office:value-type="float" office:value="70.9" calcext:value-type="float">
            <text:p>70,9</text:p>
          </table:table-cell>
          <table:table-cell table:style-name="ce47" office:value-type="float" office:value="69.3" calcext:value-type="float">
            <text:p>69,3</text:p>
          </table:table-cell>
          <table:table-cell table:style-name="ce47" office:value-type="float" office:value="66.7" calcext:value-type="float">
            <text:p>66,7</text:p>
          </table:table-cell>
          <table:table-cell table:style-name="ce52" office:value-type="float" office:value="68.7" calcext:value-type="float">
            <text:p>68,7</text:p>
          </table:table-cell>
          <table:table-cell table:formula="of:=[.M30]/(1.69*1.69)" office:value-type="float" office:value="24.0537796295648" calcext:value-type="float">
            <text:p>24,05</text:p>
          </table:table-cell>
          <table:table-cell table:number-columns-repeated="1010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53" office:value-type="float" office:value="76" calcext:value-type="float">
            <text:p>76,0</text:p>
          </table:table-cell>
          <table:table-cell table:style-name="ce53"/>
          <table:table-cell table:style-name="ce55" office:value-type="float" office:value="74.3" calcext:value-type="float">
            <text:p>74,3</text:p>
          </table:table-cell>
          <table:table-cell table:style-name="ce53" office:value-type="float" office:value="75.2" calcext:value-type="float">
            <text:p>75,2</text:p>
          </table:table-cell>
          <table:table-cell table:style-name="ce53" office:value-type="float" office:value="72.6" calcext:value-type="float">
            <text:p>72,6</text:p>
          </table:table-cell>
          <table:table-cell table:style-name="ce48" office:value-type="float" office:value="71" calcext:value-type="float">
            <text:p>71,0</text:p>
          </table:table-cell>
          <table:table-cell table:style-name="ce53" office:value-type="float" office:value="70.2" calcext:value-type="float">
            <text:p>70,2</text:p>
          </table:table-cell>
          <table:table-cell table:style-name="ce53" office:value-type="float" office:value="69.9" calcext:value-type="float">
            <text:p>69,9</text:p>
          </table:table-cell>
          <table:table-cell table:style-name="ce53" office:value-type="float" office:value="71.1" calcext:value-type="float">
            <text:p>71,1</text:p>
          </table:table-cell>
          <table:table-cell table:style-name="ce53" office:value-type="float" office:value="69.3" calcext:value-type="float">
            <text:p>69,3</text:p>
          </table:table-cell>
          <table:table-cell table:style-name="ce62" office:value-type="float" office:value="67.5" calcext:value-type="float">
            <text:p>67,5</text:p>
          </table:table-cell>
          <table:table-cell table:style-name="ce57" office:value-type="float" office:value="68.7" calcext:value-type="float">
            <text:p>68,7</text:p>
          </table:table-cell>
          <table:table-cell table:formula="of:=[.M31]/(1.69*1.69)" office:value-type="float" office:value="24.0537796295648" calcext:value-type="float">
            <text:p>24,05</text:p>
          </table:table-cell>
          <table:table-cell table:number-columns-repeated="1010"/>
        </table:table-row>
        <table:table-row table:style-name="ro1">
          <table:table-cell table:style-name="ce266" office:value-type="float" office:value="31" calcext:value-type="float">
            <text:p>31</text:p>
          </table:table-cell>
          <table:table-cell table:style-name="ce63" office:value-type="float" office:value="76.4" calcext:value-type="float">
            <text:p>76,4</text:p>
          </table:table-cell>
          <table:table-cell table:style-name="ce64"/>
          <table:table-cell table:style-name="ce65" office:value-type="float" office:value="76.2" calcext:value-type="float">
            <text:p>76,2</text:p>
          </table:table-cell>
          <table:table-cell table:style-name="ce64"/>
          <table:table-cell table:style-name="ce64" office:value-type="float" office:value="72.7" calcext:value-type="float">
            <text:p>72,7</text:p>
          </table:table-cell>
          <table:table-cell table:style-name="ce64"/>
          <table:table-cell table:style-name="ce64" office:value-type="float" office:value="70" calcext:value-type="float">
            <text:p>70,0</text:p>
          </table:table-cell>
          <table:table-cell table:style-name="ce66" office:value-type="float" office:value="69.7" calcext:value-type="float">
            <text:p>69,7</text:p>
          </table:table-cell>
          <table:table-cell table:style-name="ce64"/>
          <table:table-cell table:style-name="ce64" office:value-type="float" office:value="68.9" calcext:value-type="float">
            <text:p>68,9</text:p>
          </table:table-cell>
          <table:table-cell table:style-name="ce424"/>
          <table:table-cell table:style-name="ce67" office:value-type="float" office:value="68.8" calcext:value-type="float">
            <text:p>68,8</text:p>
          </table:table-cell>
          <table:table-cell table:formula="of:=[.M32]/(1.69*1.69)" office:value-type="float" office:value="24.0887924092294" calcext:value-type="float">
            <text:p>24,09</text:p>
          </table:table-cell>
          <table:table-cell table:number-columns-repeated="1010"/>
        </table:table-row>
        <table:table-row table:style-name="ro1">
          <table:table-cell table:style-name="ce259" table:number-columns-repeated="13"/>
          <table:table-cell table:style-name="ce115" office:value-type="string" calcext:value-type="string">
            <text:p>srednia za rok</text:p>
          </table:table-cell>
          <table:table-cell table:number-columns-repeated="1010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416" table:formula="of:=MAX([.B2:.B32])" office:value-type="float" office:value="78.9" calcext:value-type="float">
            <text:p>78,9</text:p>
          </table:table-cell>
          <table:table-cell table:style-name="ce416" table:formula="of:=MAX([.C2:.C32])" office:value-type="float" office:value="76.9" calcext:value-type="float">
            <text:p>76,9</text:p>
          </table:table-cell>
          <table:table-cell table:style-name="ce416" table:formula="of:=MAX([.D2:.D32])" office:value-type="float" office:value="76.3" calcext:value-type="float">
            <text:p>76,3</text:p>
          </table:table-cell>
          <table:table-cell table:style-name="ce416" table:formula="of:=MAX([.E2:.E32])" office:value-type="float" office:value="76.2" calcext:value-type="float">
            <text:p>76,2</text:p>
          </table:table-cell>
          <table:table-cell table:style-name="ce416" table:formula="of:=MAX([.F2:.F32])" office:value-type="float" office:value="74.8" calcext:value-type="float">
            <text:p>74,8</text:p>
          </table:table-cell>
          <table:table-cell table:style-name="ce416" table:formula="of:=MAX([.G2:.G32])" office:value-type="float" office:value="74" calcext:value-type="float">
            <text:p>74</text:p>
          </table:table-cell>
          <table:table-cell table:style-name="ce416" table:formula="of:=MAX([.H2:.H32])" office:value-type="float" office:value="71.4" calcext:value-type="float">
            <text:p>71,4</text:p>
          </table:table-cell>
          <table:table-cell table:style-name="ce416" table:formula="of:=MAX([.I2:.I32])" office:value-type="float" office:value="72" calcext:value-type="float">
            <text:p>72</text:p>
          </table:table-cell>
          <table:table-cell table:style-name="ce416" table:formula="of:=MAX([.J2:.J32])" office:value-type="float" office:value="71.3" calcext:value-type="float">
            <text:p>71,3</text:p>
          </table:table-cell>
          <table:table-cell table:style-name="ce416" table:formula="of:=MAX([.K2:.K32])" office:value-type="float" office:value="71.3" calcext:value-type="float">
            <text:p>71,3</text:p>
          </table:table-cell>
          <table:table-cell table:style-name="ce416" table:formula="of:=MAX([.L2:.L32])" office:value-type="float" office:value="68.9" calcext:value-type="float">
            <text:p>68,9</text:p>
          </table:table-cell>
          <table:table-cell table:style-name="ce585" table:formula="of:=MAX([.M2:.M32])" office:value-type="float" office:value="69.1" calcext:value-type="float">
            <text:p>69,1</text:p>
          </table:table-cell>
          <table:table-cell table:style-name="ce408" table:formula="of:=AVERAGE([.B34:.M34])" office:value-type="float" office:value="73.425" calcext:value-type="float">
            <text:p>73,4</text:p>
          </table:table-cell>
          <table:table-cell table:number-columns-repeated="1010"/>
        </table:table-row>
        <table:table-row table:style-name="ro1">
          <table:table-cell table:style-name="ce261" office:value-type="string" calcext:value-type="string">
            <text:p>srednia '19</text:p>
          </table:table-cell>
          <table:table-cell table:style-name="ce357" table:formula="of:=AVERAGE([.B2:.B32])" office:value-type="float" office:value="77.3677419354839" calcext:value-type="float">
            <text:p>77,4</text:p>
          </table:table-cell>
          <table:table-cell table:style-name="ce357" table:formula="of:=AVERAGE([.C2:.C32])" office:value-type="float" office:value="75.975" calcext:value-type="float">
            <text:p>76,0</text:p>
          </table:table-cell>
          <table:table-cell table:style-name="ce357" table:formula="of:=AVERAGE([.D2:.D32])" office:value-type="float" office:value="75.2444444444444" calcext:value-type="float">
            <text:p>75,2</text:p>
          </table:table-cell>
          <table:table-cell table:style-name="ce357" table:formula="of:=AVERAGE([.E2:.E32])" office:value-type="float" office:value="74.83" calcext:value-type="float">
            <text:p>74,8</text:p>
          </table:table-cell>
          <table:table-cell table:style-name="ce357" table:formula="of:=AVERAGE([.F2:.F32])" office:value-type="float" office:value="73.5965517241379" calcext:value-type="float">
            <text:p>73,6</text:p>
          </table:table-cell>
          <table:table-cell table:style-name="ce357" table:formula="of:=AVERAGE([.G2:.G32])" office:value-type="float" office:value="72.1333333333333" calcext:value-type="float">
            <text:p>72,1</text:p>
          </table:table-cell>
          <table:table-cell table:style-name="ce357" table:formula="of:=AVERAGE([.H2:.H32])" office:value-type="float" office:value="70.5838709677419" calcext:value-type="float">
            <text:p>70,6</text:p>
          </table:table-cell>
          <table:table-cell table:style-name="ce357" table:formula="of:=AVERAGE([.I2:.I32])" office:value-type="float" office:value="70.641935483871" calcext:value-type="float">
            <text:p>70,6</text:p>
          </table:table-cell>
          <table:table-cell table:style-name="ce357" table:formula="of:=AVERAGE([.J2:.J32])" office:value-type="float" office:value="70.4130434782609" calcext:value-type="float">
            <text:p>70,4</text:p>
          </table:table-cell>
          <table:table-cell table:style-name="ce357" table:formula="of:=AVERAGE([.K2:.K32])" office:value-type="float" office:value="69.6703703703704" calcext:value-type="float">
            <text:p>69,7</text:p>
          </table:table-cell>
          <table:table-cell table:style-name="ce357" table:formula="of:=AVERAGE([.L2:.L32])" office:value-type="float" office:value="67.73" calcext:value-type="float">
            <text:p>67,7</text:p>
          </table:table-cell>
          <table:table-cell table:style-name="ce586" table:formula="of:=AVERAGE([.M2:.M32])" office:value-type="float" office:value="67.7741935483871" calcext:value-type="float">
            <text:p>67,8</text:p>
          </table:table-cell>
          <table:table-cell table:style-name="ce408" table:formula="of:=AVERAGE([.B35:.M35])" office:value-type="float" office:value="72.1633737738359" calcext:value-type="float">
            <text:p>72,2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417" table:formula="of:=MIN([.B2:.B32])" office:value-type="float" office:value="75.8" calcext:value-type="float">
            <text:p>75,8</text:p>
          </table:table-cell>
          <table:table-cell table:style-name="ce417" table:formula="of:=MIN([.C2:.C32])" office:value-type="float" office:value="75.3" calcext:value-type="float">
            <text:p>75,3</text:p>
          </table:table-cell>
          <table:table-cell table:style-name="ce417" table:formula="of:=MIN([.D2:.D32])" office:value-type="float" office:value="74.2" calcext:value-type="float">
            <text:p>74,2</text:p>
          </table:table-cell>
          <table:table-cell table:style-name="ce417" table:formula="of:=MIN([.E2:.E32])" office:value-type="float" office:value="73.5" calcext:value-type="float">
            <text:p>73,5</text:p>
          </table:table-cell>
          <table:table-cell table:style-name="ce417" table:formula="of:=MIN([.F2:.F32])" office:value-type="float" office:value="72.6" calcext:value-type="float">
            <text:p>72,6</text:p>
          </table:table-cell>
          <table:table-cell table:style-name="ce417" table:formula="of:=MIN([.G2:.G32])" office:value-type="float" office:value="70.9" calcext:value-type="float">
            <text:p>70,9</text:p>
          </table:table-cell>
          <table:table-cell table:style-name="ce417" table:formula="of:=MIN([.H2:.H32])" office:value-type="float" office:value="69.9" calcext:value-type="float">
            <text:p>69,9</text:p>
          </table:table-cell>
          <table:table-cell table:style-name="ce417" table:formula="of:=MIN([.I2:.I32])" office:value-type="float" office:value="69.7" calcext:value-type="float">
            <text:p>69,7</text:p>
          </table:table-cell>
          <table:table-cell table:style-name="ce417" table:formula="of:=MIN([.J2:.J32])" office:value-type="float" office:value="69.8" calcext:value-type="float">
            <text:p>69,8</text:p>
          </table:table-cell>
          <table:table-cell table:style-name="ce417" table:formula="of:=MIN([.K2:.K32])" office:value-type="float" office:value="68.7" calcext:value-type="float">
            <text:p>68,7</text:p>
          </table:table-cell>
          <table:table-cell table:style-name="ce417" table:formula="of:=MIN([.L2:.L32])" office:value-type="float" office:value="66.7" calcext:value-type="float">
            <text:p>66,7</text:p>
          </table:table-cell>
          <table:table-cell table:style-name="ce587" table:formula="of:=MIN([.M2:.M32])" office:value-type="float" office:value="67" calcext:value-type="float">
            <text:p>67</text:p>
          </table:table-cell>
          <table:table-cell table:style-name="ce408" table:formula="of:=AVERAGE([.B36:.M36])" office:value-type="float" office:value="71.175" calcext:value-type="float">
            <text:p>71,2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418" table:formula="of:=COM.MICROSOFT.STDEV.P([.B2:.B32])" office:value-type="float" office:value="0.851710649326929" calcext:value-type="float">
            <text:p>0,85</text:p>
          </table:table-cell>
          <table:table-cell table:style-name="ce418" table:formula="of:=COM.MICROSOFT.STDEV.P([.C2:.C32])" office:value-type="float" office:value="0.445312891603838" calcext:value-type="float">
            <text:p>0,45</text:p>
          </table:table-cell>
          <table:table-cell table:style-name="ce418" table:formula="of:=COM.MICROSOFT.STDEV.P([.D2:.D32])" office:value-type="float" office:value="0.638478128824829" calcext:value-type="float">
            <text:p>0,64</text:p>
          </table:table-cell>
          <table:table-cell table:style-name="ce418" table:formula="of:=COM.MICROSOFT.STDEV.P([.E2:.E32])" office:value-type="float" office:value="0.729908670085969" calcext:value-type="float">
            <text:p>0,73</text:p>
          </table:table-cell>
          <table:table-cell table:style-name="ce418" table:formula="of:=COM.MICROSOFT.STDEV.P([.F2:.F32])" office:value-type="float" office:value="0.598551561239752" calcext:value-type="float">
            <text:p>0,60</text:p>
          </table:table-cell>
          <table:table-cell table:style-name="ce418" table:formula="of:=COM.MICROSOFT.STDEV.P([.G2:.G32])" office:value-type="float" office:value="0.78838794736827" calcext:value-type="float">
            <text:p>0,79</text:p>
          </table:table-cell>
          <table:table-cell table:style-name="ce418" table:formula="of:=COM.MICROSOFT.STDEV.P([.H2:.H32])" office:value-type="float" office:value="0.437807421350285" calcext:value-type="float">
            <text:p>0,44</text:p>
          </table:table-cell>
          <table:table-cell table:style-name="ce418" table:formula="of:=COM.MICROSOFT.STDEV.P([.I2:.I32])" office:value-type="float" office:value="0.538680702330681" calcext:value-type="float">
            <text:p>0,54</text:p>
          </table:table-cell>
          <table:table-cell table:style-name="ce418" table:formula="of:=COM.MICROSOFT.STDEV.P([.J2:.J32])" office:value-type="float" office:value="0.445562026937631" calcext:value-type="float">
            <text:p>0,45</text:p>
          </table:table-cell>
          <table:table-cell table:style-name="ce418" table:formula="of:=COM.MICROSOFT.STDEV.P([.K2:.K32])" office:value-type="float" office:value="0.68248718062296" calcext:value-type="float">
            <text:p>0,68</text:p>
          </table:table-cell>
          <table:table-cell table:style-name="ce418" table:formula="of:=COM.MICROSOFT.STDEV.P([.L2:.L32])" office:value-type="float" office:value="0.528614541356303" calcext:value-type="float">
            <text:p>0,53</text:p>
          </table:table-cell>
          <table:table-cell table:style-name="ce418" table:formula="of:=COM.MICROSOFT.STDEV.P([.M2:.M32])" office:value-type="float" office:value="0.547703558821261" calcext:value-type="float">
            <text:p>0,55</text:p>
          </table:table-cell>
          <table:table-cell table:style-name="ce408" table:formula="of:=AVERAGE([.B37:.M37])" office:value-type="float" office:value="0.602767106655725" calcext:value-type="float">
            <text:p>0,6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418" table:formula="of:=[.B34]-[.B36]" office:value-type="float" office:value="3.10000000000001" calcext:value-type="float">
            <text:p>3,10</text:p>
          </table:table-cell>
          <table:table-cell table:style-name="ce418" table:formula="of:=[.C34]-[.C36]" office:value-type="float" office:value="1.60000000000001" calcext:value-type="float">
            <text:p>1,60</text:p>
          </table:table-cell>
          <table:table-cell table:style-name="ce418" table:formula="of:=[.D34]-[.D36]" office:value-type="float" office:value="2.09999999999999" calcext:value-type="float">
            <text:p>2,10</text:p>
          </table:table-cell>
          <table:table-cell table:style-name="ce418" table:formula="of:=[.E34]-[.E36]" office:value-type="float" office:value="2.7" calcext:value-type="float">
            <text:p>2,70</text:p>
          </table:table-cell>
          <table:table-cell table:style-name="ce418" table:formula="of:=[.F34]-[.F36]" office:value-type="float" office:value="2.2" calcext:value-type="float">
            <text:p>2,20</text:p>
          </table:table-cell>
          <table:table-cell table:style-name="ce418" table:formula="of:=[.G34]-[.G36]" office:value-type="float" office:value="3.09999999999999" calcext:value-type="float">
            <text:p>3,10</text:p>
          </table:table-cell>
          <table:table-cell table:style-name="ce418" table:formula="of:=[.H34]-[.H36]" office:value-type="float" office:value="1.5" calcext:value-type="float">
            <text:p>1,50</text:p>
          </table:table-cell>
          <table:table-cell table:style-name="ce418" table:formula="of:=[.I34]-[.I36]" office:value-type="float" office:value="2.3" calcext:value-type="float">
            <text:p>2,30</text:p>
          </table:table-cell>
          <table:table-cell table:style-name="ce418" table:formula="of:=[.J34]-[.J36]" office:value-type="float" office:value="1.5" calcext:value-type="float">
            <text:p>1,50</text:p>
          </table:table-cell>
          <table:table-cell table:style-name="ce418" table:formula="of:=[.K34]-[.K36]" office:value-type="float" office:value="2.59999999999999" calcext:value-type="float">
            <text:p>2,60</text:p>
          </table:table-cell>
          <table:table-cell table:style-name="ce418" table:formula="of:=[.L34]-[.L36]" office:value-type="float" office:value="2.2" calcext:value-type="float">
            <text:p>2,20</text:p>
          </table:table-cell>
          <table:table-cell table:style-name="ce589" table:formula="of:=[.M34]-[.M36]" office:value-type="float" office:value="2.09999999999999" calcext:value-type="float">
            <text:p>2,10</text:p>
          </table:table-cell>
          <table:table-cell table:style-name="ce408" table:formula="of:=AVERAGE([.B38:.M38])" office:value-type="float" office:value="2.25" calcext:value-type="float">
            <text:p>2,3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[.B35]-78.8" office:value-type="float" office:value="-1.43225806451612" calcext:value-type="float">
            <text:p>-1,4</text:p>
          </table:table-cell>
          <table:table-cell table:style-name="ce295" table:formula="of:=[.C35]-[.B35]" office:value-type="float" office:value="-1.39274193548387" calcext:value-type="float">
            <text:p>-1,4</text:p>
          </table:table-cell>
          <table:table-cell table:style-name="ce295" table:formula="of:=[.D35]-[.C35]" office:value-type="float" office:value="-0.730555555555569" calcext:value-type="float">
            <text:p>-0,7</text:p>
          </table:table-cell>
          <table:table-cell table:style-name="ce295" table:formula="of:=[.E35]-[.D35]" office:value-type="float" office:value="-0.414444444444442" calcext:value-type="float">
            <text:p>-0,4</text:p>
          </table:table-cell>
          <table:table-cell table:style-name="ce295" table:formula="of:=[.F35]-[.E35]" office:value-type="float" office:value="-1.23344827586206" calcext:value-type="float">
            <text:p>-1,2</text:p>
          </table:table-cell>
          <table:table-cell table:style-name="ce295" table:formula="of:=[.G35]-[.F35]" office:value-type="float" office:value="-1.4632183908046" calcext:value-type="float">
            <text:p>-1,5</text:p>
          </table:table-cell>
          <table:table-cell table:style-name="ce295" table:formula="of:=[.H35]-[.G35]" office:value-type="float" office:value="-1.54946236559141" calcext:value-type="float">
            <text:p>-1,5</text:p>
          </table:table-cell>
          <table:table-cell table:style-name="ce295" table:formula="of:=[.I35]-[.H35]" office:value-type="float" office:value="0.0580645161290363" calcext:value-type="float">
            <text:p>0,1</text:p>
          </table:table-cell>
          <table:table-cell table:style-name="ce295" table:formula="of:=[.J35]-[.I35]" office:value-type="float" office:value="-0.228892005610092" calcext:value-type="float">
            <text:p>-0,2</text:p>
          </table:table-cell>
          <table:table-cell table:style-name="ce295" table:formula="of:=[.K35]-[.J35]" office:value-type="float" office:value="-0.742673107890511" calcext:value-type="float">
            <text:p>-0,7</text:p>
          </table:table-cell>
          <table:table-cell table:style-name="ce295" table:formula="of:=[.L35]-[.K35]" office:value-type="float" office:value="-1.94037037037036" calcext:value-type="float">
            <text:p>-1,9</text:p>
          </table:table-cell>
          <table:table-cell table:style-name="ce350" table:formula="of:=[.M35]-[.L35]" office:value-type="float" office:value="0.0441935483870992" calcext:value-type="float">
            <text:p>0,0</text:p>
          </table:table-cell>
          <table:table-cell table:style-name="ce408" table:formula="of:=AVERAGE([.B39:.M39])" office:value-type="float" office:value="-0.918817204301075" calcext:value-type="float">
            <text:p>-0,9</text:p>
          </table:table-cell>
          <table:table-cell table:number-columns-repeated="1010"/>
        </table:table-row>
        <table:table-row table:style-name="ro1">
          <table:table-cell table:style-name="ce262" office:value-type="string" calcext:value-type="string">
            <text:p>BMI'19</text:p>
          </table:table-cell>
          <table:table-cell table:style-name="ce297" table:formula="of:=[.B35]/(1.69*1.69)" office:value-type="float" office:value="27.08859701533" calcext:value-type="float">
            <text:p>27,1</text:p>
          </table:table-cell>
          <table:table-cell table:style-name="ce297" table:formula="of:=[.C35]/(1.69*1.69)" office:value-type="float" office:value="26.6009593501628" calcext:value-type="float">
            <text:p>26,6</text:p>
          </table:table-cell>
          <table:table-cell table:style-name="ce297" table:formula="of:=[.D35]/(1.69*1.69)" office:value-type="float" office:value="26.3451715431688" calcext:value-type="float">
            <text:p>26,3</text:p>
          </table:table-cell>
          <table:table-cell table:style-name="ce297" table:formula="of:=[.E35]/(1.69*1.69)" office:value-type="float" office:value="26.2000630230034" calcext:value-type="float">
            <text:p>26,2</text:p>
          </table:table-cell>
          <table:table-cell table:style-name="ce297" table:formula="of:=[.F35]/(1.69*1.69)" office:value-type="float" office:value="25.7681984958993" calcext:value-type="float">
            <text:p>25,8</text:p>
          </table:table-cell>
          <table:table-cell table:style-name="ce297" table:formula="of:=[.G35]/(1.69*1.69)" office:value-type="float" office:value="25.2558850647153" calcext:value-type="float">
            <text:p>25,3</text:p>
          </table:table-cell>
          <table:table-cell table:style-name="ce297" table:formula="of:=[.H35]/(1.69*1.69)" office:value-type="float" office:value="24.7133752206652" calcext:value-type="float">
            <text:p>24,7</text:p>
          </table:table-cell>
          <table:table-cell table:style-name="ce297" table:formula="of:=[.I35]/(1.69*1.69)" office:value-type="float" office:value="24.7337052217608" calcext:value-type="float">
            <text:p>24,7</text:p>
          </table:table-cell>
          <table:table-cell table:style-name="ce297" table:formula="of:=[.J35]/(1.69*1.69)" office:value-type="float" office:value="24.6535637681667" calcext:value-type="float">
            <text:p>24,7</text:p>
          </table:table-cell>
          <table:table-cell table:style-name="ce297" table:formula="of:=[.K35]/(1.69*1.69)" office:value-type="float" office:value="24.3935332692729" calcext:value-type="float">
            <text:p>24,4</text:p>
          </table:table-cell>
          <table:table-cell table:style-name="ce297" table:formula="of:=[.L35]/(1.69*1.69)" office:value-type="float" office:value="23.7141556668184" calcext:value-type="float">
            <text:p>23,7</text:p>
          </table:table-cell>
          <table:table-cell table:style-name="ce352" table:formula="of:=[.M35]/(1.69*1.69)" office:value-type="float" office:value="23.7296290565411" calcext:value-type="float">
            <text:p>23,7</text:p>
          </table:table-cell>
          <table:table-cell table:style-name="ce408" table:formula="of:=AVERAGE([.B40:.M40])" office:value-type="float" office:value="25.2664030579587" calcext:value-type="float">
            <text:p>25,3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3">
        <table:shapes>
          <draw:frame draw:z-index="0" draw:name="Chart 1" draw:style-name="gr1" svg:width="271.33mm" svg:height="53.01mm" svg:x="42.92mm" svg:y="222.25mm">
            <draw:object draw:notify-on-update-of-ranges="'2018'.A35:'2018'.A35 '2018'.B35:'2018'.M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13" table:default-cell-style-name="ce1"/>
        <table:table-column table:style-name="co12" table:default-cell-style-name="ce1"/>
        <table:table-column table:style-name="co8" table:default-cell-style-name="ce1"/>
        <table:table-column table:style-name="co7" table:number-columns-repeated="1009" table:default-cell-style-name="ce1"/>
        <table:table-row table:style-name="ro1">
          <table:table-cell table:style-name="ce259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60" office:value-type="float" office:value="1" calcext:value-type="float">
            <text:p>1</text:p>
          </table:table-cell>
          <table:table-cell table:style-name="ce44" office:value-type="float" office:value="83.1" calcext:value-type="float">
            <text:p>83,1</text:p>
          </table:table-cell>
          <table:table-cell table:style-name="ce44" office:value-type="float" office:value="82.3" calcext:value-type="float">
            <text:p>82,3</text:p>
          </table:table-cell>
          <table:table-cell table:style-name="ce44" office:value-type="float" office:value="82.8" calcext:value-type="float">
            <text:p>82,8</text:p>
          </table:table-cell>
          <table:table-cell table:style-name="ce44" office:value-type="float" office:value="83.8" calcext:value-type="float">
            <text:p>83,8</text:p>
          </table:table-cell>
          <table:table-cell table:style-name="ce44" office:value-type="float" office:value="84.5" calcext:value-type="float">
            <text:p>84,5</text:p>
          </table:table-cell>
          <table:table-cell table:style-name="ce44" office:value-type="float" office:value="84.7" calcext:value-type="float">
            <text:p>84,7</text:p>
          </table:table-cell>
          <table:table-cell table:style-name="ce44" office:value-type="float" office:value="85.1" calcext:value-type="float">
            <text:p>85,1</text:p>
          </table:table-cell>
          <table:table-cell table:style-name="ce44"/>
          <table:table-cell table:style-name="ce44" office:value-type="float" office:value="83.8" calcext:value-type="float">
            <text:p>83,8</text:p>
          </table:table-cell>
          <table:table-cell table:style-name="ce44" office:value-type="float" office:value="81.7" calcext:value-type="float">
            <text:p>81,7</text:p>
          </table:table-cell>
          <table:table-cell table:style-name="ce44" office:value-type="float" office:value="80.4" calcext:value-type="float">
            <text:p>80,4</text:p>
          </table:table-cell>
          <table:table-cell table:style-name="ce58" office:value-type="float" office:value="78.9" calcext:value-type="float">
            <text:p>78,9</text:p>
          </table:table-cell>
          <table:table-cell table:number-columns-repeated="1011"/>
        </table:table-row>
        <table:table-row table:style-name="ro1">
          <table:table-cell table:style-name="ce261" office:value-type="float" office:value="2" calcext:value-type="float">
            <text:p>2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2" calcext:value-type="float">
            <text:p>82,0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5.1" calcext:value-type="float">
            <text:p>85,1</text:p>
          </table:table-cell>
          <table:table-cell table:style-name="ce47" office:value-type="float" office:value="85" calcext:value-type="float">
            <text:p>85,0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1.7" calcext:value-type="float">
            <text:p>81,7</text:p>
          </table:table-cell>
          <table:table-cell table:style-name="ce47" office:value-type="float" office:value="80.6" calcext:value-type="float">
            <text:p>80,6</text:p>
          </table:table-cell>
          <table:table-cell table:style-name="ce49" office:value-type="float" office:value="79.2" calcext:value-type="float">
            <text:p>79,2</text:p>
          </table:table-cell>
          <table:table-cell table:number-columns-repeated="1011"/>
        </table:table-row>
        <table:table-row table:style-name="ro1">
          <table:table-cell table:style-name="ce261" office:value-type="float" office:value="3" calcext:value-type="float">
            <text:p>3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/>
          <table:table-cell table:style-name="ce47" office:value-type="float" office:value="81.4" calcext:value-type="float">
            <text:p>81,4</text:p>
          </table:table-cell>
          <table:table-cell table:style-name="ce47" office:value-type="float" office:value="80.5" calcext:value-type="float">
            <text:p>80,5</text:p>
          </table:table-cell>
          <table:table-cell table:style-name="ce49" office:value-type="float" office:value="79.7" calcext:value-type="float">
            <text:p>79,7</text:p>
          </table:table-cell>
          <table:table-cell table:number-columns-repeated="1011"/>
        </table:table-row>
        <table:table-row table:style-name="ro1">
          <table:table-cell table:style-name="ce261" office:value-type="float" office:value="4" calcext:value-type="float">
            <text:p>4</text:p>
          </table:table-cell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5.2" calcext:value-type="float">
            <text:p>85,2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47" office:value-type="float" office:value="80.8" calcext:value-type="float">
            <text:p>80,8</text:p>
          </table:table-cell>
          <table:table-cell table:style-name="ce49" office:value-type="float" office:value="79.8" calcext:value-type="float">
            <text:p>79,8</text:p>
          </table:table-cell>
          <table:table-cell table:number-columns-repeated="1011"/>
        </table:table-row>
        <table:table-row table:style-name="ro1">
          <table:table-cell table:style-name="ce261" office:value-type="float" office:value="5" calcext:value-type="float">
            <text:p>5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5.2" calcext:value-type="float">
            <text:p>85,2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table:number-columns-repeated="2"/>
          <table:table-cell table:style-name="ce47" office:value-type="float" office:value="80.6" calcext:value-type="float">
            <text:p>80,6</text:p>
          </table:table-cell>
          <table:table-cell table:style-name="ce49" office:value-type="float" office:value="78.7" calcext:value-type="float">
            <text:p>78,7</text:p>
          </table:table-cell>
          <table:table-cell table:number-columns-repeated="1011"/>
        </table:table-row>
        <table:table-row table:style-name="ro1">
          <table:table-cell table:style-name="ce261" office:value-type="float" office:value="6" calcext:value-type="float">
            <text:p>6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5.2" calcext:value-type="float">
            <text:p>85,2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/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0.5" calcext:value-type="float">
            <text:p>80,5</text:p>
          </table:table-cell>
          <table:table-cell table:style-name="ce49" office:value-type="float" office:value="79" calcext:value-type="float">
            <text:p>79,0</text:p>
          </table:table-cell>
          <table:table-cell table:number-columns-repeated="1011"/>
        </table:table-row>
        <table:table-row table:style-name="ro1">
          <table:table-cell table:style-name="ce261" office:value-type="float" office:value="7" calcext:value-type="float">
            <text:p>7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/>
          <table:table-cell table:style-name="ce47" office:value-type="float" office:value="81.6" calcext:value-type="float">
            <text:p>81,6</text:p>
          </table:table-cell>
          <table:table-cell table:style-name="ce47" office:value-type="float" office:value="80.5" calcext:value-type="float">
            <text:p>80,5</text:p>
          </table:table-cell>
          <table:table-cell table:style-name="ce49" office:value-type="float" office:value="78.9" calcext:value-type="float">
            <text:p>78,9</text:p>
          </table:table-cell>
          <table:table-cell table:number-columns-repeated="1011"/>
        </table:table-row>
        <table:table-row table:style-name="ro1">
          <table:table-cell table:style-name="ce261" office:value-type="float" office:value="8" calcext:value-type="float">
            <text:p>8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2.4" calcext:value-type="float">
            <text:p>82,4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5.9" calcext:value-type="float">
            <text:p>85,9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2.5" calcext:value-type="float">
            <text:p>82,5</text:p>
          </table:table-cell>
          <table:table-cell table:style-name="ce47"/>
          <table:table-cell table:style-name="ce47" office:value-type="float" office:value="81.4" calcext:value-type="float">
            <text:p>81,4</text:p>
          </table:table-cell>
          <table:table-cell table:style-name="ce47" office:value-type="float" office:value="80.5" calcext:value-type="float">
            <text:p>80,5</text:p>
          </table:table-cell>
          <table:table-cell table:style-name="ce49" office:value-type="float" office:value="78.3" calcext:value-type="float">
            <text:p>78,3</text:p>
          </table:table-cell>
          <table:table-cell table:number-columns-repeated="1011"/>
        </table:table-row>
        <table:table-row table:style-name="ro1">
          <table:table-cell table:style-name="ce261" office:value-type="float" office:value="9" calcext:value-type="float">
            <text:p>9</text:p>
          </table:table-cell>
          <table:table-cell table:style-name="ce47" office:value-type="float" office:value="82.1" calcext:value-type="float">
            <text:p>82,1</text:p>
          </table:table-cell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5.6" calcext:value-type="float">
            <text:p>85,6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/>
          <table:table-cell table:style-name="ce47" office:value-type="float" office:value="82.6" calcext:value-type="float">
            <text:p>82,6</text:p>
          </table:table-cell>
          <table:table-cell table:style-name="ce47"/>
          <table:table-cell table:style-name="ce47" office:value-type="float" office:value="81.3" calcext:value-type="float">
            <text:p>81,3</text:p>
          </table:table-cell>
          <table:table-cell table:style-name="ce47" office:value-type="float" office:value="81" calcext:value-type="float">
            <text:p>81,0</text:p>
          </table:table-cell>
          <table:table-cell table:style-name="ce49" office:value-type="float" office:value="79.3" calcext:value-type="float">
            <text:p>79,3</text:p>
          </table:table-cell>
          <table:table-cell table:number-columns-repeated="1011"/>
        </table:table-row>
        <table:table-row table:style-name="ro1">
          <table:table-cell table:style-name="ce262" office:value-type="float" office:value="10" calcext:value-type="float">
            <text:p>10</text:p>
          </table:table-cell>
          <table:table-cell table:style-name="ce53" office:value-type="float" office:value="82.9" calcext:value-type="float">
            <text:p>82,9</text:p>
          </table:table-cell>
          <table:table-cell table:style-name="ce53" office:value-type="float" office:value="82.1" calcext:value-type="float">
            <text:p>82,1</text:p>
          </table:table-cell>
          <table:table-cell table:style-name="ce53" office:value-type="float" office:value="84" calcext:value-type="float">
            <text:p>84,0</text:p>
          </table:table-cell>
          <table:table-cell table:style-name="ce53" office:value-type="float" office:value="84.4" calcext:value-type="float">
            <text:p>84,4</text:p>
          </table:table-cell>
          <table:table-cell table:style-name="ce53" office:value-type="float" office:value="84.8" calcext:value-type="float">
            <text:p>84,8</text:p>
          </table:table-cell>
          <table:table-cell table:style-name="ce53" office:value-type="float" office:value="84" calcext:value-type="float">
            <text:p>84,0</text:p>
          </table:table-cell>
          <table:table-cell table:style-name="ce53"/>
          <table:table-cell table:style-name="ce53" office:value-type="float" office:value="82.8" calcext:value-type="float">
            <text:p>82,8</text:p>
          </table:table-cell>
          <table:table-cell table:style-name="ce53"/>
          <table:table-cell table:style-name="ce53" office:value-type="float" office:value="80.8" calcext:value-type="float">
            <text:p>80,8</text:p>
          </table:table-cell>
          <table:table-cell table:style-name="ce53" office:value-type="float" office:value="80.9" calcext:value-type="float">
            <text:p>80,9</text:p>
          </table:table-cell>
          <table:table-cell table:style-name="ce57" office:value-type="float" office:value="79.6" calcext:value-type="float">
            <text:p>79,6</text:p>
          </table:table-cell>
          <table:table-cell table:number-columns-repeated="1011"/>
        </table:table-row>
        <table:table-row table:style-name="ro1">
          <table:table-cell table:style-name="ce261" office:value-type="float" office:value="11" calcext:value-type="float">
            <text:p>11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3" calcext:value-type="float">
            <text:p>83,0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/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0.9" calcext:value-type="float">
            <text:p>80,9</text:p>
          </table:table-cell>
          <table:table-cell table:style-name="ce47" office:value-type="float" office:value="80.5" calcext:value-type="float">
            <text:p>80,5</text:p>
          </table:table-cell>
          <table:table-cell table:style-name="ce49" office:value-type="float" office:value="78.7" calcext:value-type="float">
            <text:p>78,7</text:p>
          </table:table-cell>
          <table:table-cell table:number-columns-repeated="1011"/>
        </table:table-row>
        <table:table-row table:style-name="ro1">
          <table:table-cell table:style-name="ce261" office:value-type="float" office:value="12" calcext:value-type="float">
            <text:p>12</text:p>
          </table:table-cell>
          <table:table-cell table:style-name="ce47" office:value-type="float" office:value="82" calcext:value-type="float">
            <text:p>82,0</text:p>
          </table:table-cell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/>
          <table:table-cell table:number-columns-repeated="2" table:style-name="ce47" office:value-type="float" office:value="82.5" calcext:value-type="float">
            <text:p>82,5</text:p>
          </table:table-cell>
          <table:table-cell table:style-name="ce47" office:value-type="float" office:value="81.3" calcext:value-type="float">
            <text:p>81,3</text:p>
          </table:table-cell>
          <table:table-cell table:style-name="ce47" office:value-type="float" office:value="80.7" calcext:value-type="float">
            <text:p>80,7</text:p>
          </table:table-cell>
          <table:table-cell table:style-name="ce49" office:value-type="float" office:value="78.8" calcext:value-type="float">
            <text:p>78,8</text:p>
          </table:table-cell>
          <table:table-cell table:number-columns-repeated="1011"/>
        </table:table-row>
        <table:table-row table:style-name="ro1">
          <table:table-cell table:style-name="ce261" office:value-type="float" office:value="13" calcext:value-type="float">
            <text:p>13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4" calcext:value-type="float">
            <text:p>84,0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/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2.4" calcext:value-type="float">
            <text:p>82,4</text:p>
          </table:table-cell>
          <table:table-cell table:style-name="ce47" office:value-type="float" office:value="80.9" calcext:value-type="float">
            <text:p>80,9</text:p>
          </table:table-cell>
          <table:table-cell table:style-name="ce47" office:value-type="float" office:value="80.8" calcext:value-type="float">
            <text:p>80,8</text:p>
          </table:table-cell>
          <table:table-cell table:style-name="ce49" office:value-type="float" office:value="78.6" calcext:value-type="float">
            <text:p>78,6</text:p>
          </table:table-cell>
          <table:table-cell table:number-columns-repeated="1011"/>
        </table:table-row>
        <table:table-row table:style-name="ro1">
          <table:table-cell table:style-name="ce261" office:value-type="float" office:value="14" calcext:value-type="float">
            <text:p>14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5.3" calcext:value-type="float">
            <text:p>85,3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/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2.5" calcext:value-type="float">
            <text:p>82,5</text:p>
          </table:table-cell>
          <table:table-cell table:style-name="ce47" office:value-type="float" office:value="80.6" calcext:value-type="float">
            <text:p>80,6</text:p>
          </table:table-cell>
          <table:table-cell table:style-name="ce47" office:value-type="float" office:value="80.4" calcext:value-type="float">
            <text:p>80,4</text:p>
          </table:table-cell>
          <table:table-cell table:style-name="ce49" office:value-type="float" office:value="78.5" calcext:value-type="float">
            <text:p>78,5</text:p>
          </table:table-cell>
          <table:table-cell table:number-columns-repeated="1011"/>
        </table:table-row>
        <table:table-row table:style-name="ro1">
          <table:table-cell table:style-name="ce261" office:value-type="float" office:value="15" calcext:value-type="float">
            <text:p>15</text:p>
          </table:table-cell>
          <table:table-cell table:style-name="ce47" office:value-type="float" office:value="83" calcext:value-type="float">
            <text:p>83,0</text:p>
          </table:table-cell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4" calcext:value-type="float">
            <text:p>84,0</text:p>
          </table:table-cell>
          <table:table-cell table:style-name="ce47"/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0.9" calcext:value-type="float">
            <text:p>80,9</text:p>
          </table:table-cell>
          <table:table-cell table:style-name="ce47" office:value-type="float" office:value="80.1" calcext:value-type="float">
            <text:p>80,1</text:p>
          </table:table-cell>
          <table:table-cell table:style-name="ce49" office:value-type="float" office:value="78.4" calcext:value-type="float">
            <text:p>78,4</text:p>
          </table:table-cell>
          <table:table-cell table:number-columns-repeated="1011"/>
        </table:table-row>
        <table:table-row table:style-name="ro1">
          <table:table-cell table:style-name="ce261" office:value-type="float" office:value="16" calcext:value-type="float">
            <text:p>16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/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0.9" calcext:value-type="float">
            <text:p>80,9</text:p>
          </table:table-cell>
          <table:table-cell table:style-name="ce47" office:value-type="float" office:value="80.6" calcext:value-type="float">
            <text:p>80,6</text:p>
          </table:table-cell>
          <table:table-cell table:style-name="ce49" office:value-type="float" office:value="78" calcext:value-type="float">
            <text:p>78,0</text:p>
          </table:table-cell>
          <table:table-cell table:number-columns-repeated="1011"/>
        </table:table-row>
        <table:table-row table:style-name="ro1">
          <table:table-cell table:style-name="ce261" office:value-type="float" office:value="17" calcext:value-type="float">
            <text:p>17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/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1.1" calcext:value-type="float">
            <text:p>81,1</text:p>
          </table:table-cell>
          <table:table-cell table:style-name="ce47" office:value-type="float" office:value="80.1" calcext:value-type="float">
            <text:p>80,1</text:p>
          </table:table-cell>
          <table:table-cell table:style-name="ce49" office:value-type="float" office:value="79" calcext:value-type="float">
            <text:p>79,0</text:p>
          </table:table-cell>
          <table:table-cell table:number-columns-repeated="1011"/>
        </table:table-row>
        <table:table-row table:style-name="ro1">
          <table:table-cell table:style-name="ce261" office:value-type="float" office:value="18" calcext:value-type="float">
            <text:p>18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5.5" calcext:value-type="float">
            <text:p>85,5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3" calcext:value-type="float">
            <text:p>83,0</text:p>
          </table:table-cell>
          <table:table-cell table:style-name="ce47" office:value-type="float" office:value="81.8" calcext:value-type="float">
            <text:p>81,8</text:p>
          </table:table-cell>
          <table:table-cell table:style-name="ce47" office:value-type="float" office:value="80.9" calcext:value-type="float">
            <text:p>80,9</text:p>
          </table:table-cell>
          <table:table-cell table:style-name="ce47" office:value-type="float" office:value="80.7" calcext:value-type="float">
            <text:p>80,7</text:p>
          </table:table-cell>
          <table:table-cell table:style-name="ce49" office:value-type="float" office:value="78.6" calcext:value-type="float">
            <text:p>78,6</text:p>
          </table:table-cell>
          <table:table-cell table:number-columns-repeated="1011"/>
        </table:table-row>
        <table:table-row table:style-name="ro1">
          <table:table-cell table:style-name="ce261" office:value-type="float" office:value="19" calcext:value-type="float">
            <text:p>19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4" calcext:value-type="float">
            <text:p>84,0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2.2" calcext:value-type="float">
            <text:p>82,2</text:p>
          </table:table-cell>
          <table:table-cell table:style-name="ce47" office:value-type="float" office:value="80.8" calcext:value-type="float">
            <text:p>80,8</text:p>
          </table:table-cell>
          <table:table-cell table:style-name="ce47" office:value-type="float" office:value="81" calcext:value-type="float">
            <text:p>81,0</text:p>
          </table:table-cell>
          <table:table-cell table:style-name="ce49" office:value-type="float" office:value="78.2" calcext:value-type="float">
            <text:p>78,2</text:p>
          </table:table-cell>
          <table:table-cell table:number-columns-repeated="1011"/>
        </table:table-row>
        <table:table-row table:style-name="ro1">
          <table:table-cell table:style-name="ce261" office:value-type="float" office:value="20" calcext:value-type="float">
            <text:p>20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5.5" calcext:value-type="float">
            <text:p>85,5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2" calcext:value-type="float">
            <text:p>82,0</text:p>
          </table:table-cell>
          <table:table-cell table:style-name="ce47" office:value-type="float" office:value="80.8" calcext:value-type="float">
            <text:p>80,8</text:p>
          </table:table-cell>
          <table:table-cell table:style-name="ce47" office:value-type="float" office:value="80.7" calcext:value-type="float">
            <text:p>80,7</text:p>
          </table:table-cell>
          <table:table-cell table:style-name="ce49" office:value-type="float" office:value="78.2" calcext:value-type="float">
            <text:p>78,2</text:p>
          </table:table-cell>
          <table:table-cell table:number-columns-repeated="1011"/>
        </table:table-row>
        <table:table-row table:style-name="ro1">
          <table:table-cell table:style-name="ce260" office:value-type="float" office:value="21" calcext:value-type="float">
            <text:p>21</text:p>
          </table:table-cell>
          <table:table-cell table:style-name="ce44" office:value-type="float" office:value="82.8" calcext:value-type="float">
            <text:p>82,8</text:p>
          </table:table-cell>
          <table:table-cell table:style-name="ce44" office:value-type="float" office:value="83.6" calcext:value-type="float">
            <text:p>83,6</text:p>
          </table:table-cell>
          <table:table-cell table:style-name="ce44" office:value-type="float" office:value="83.7" calcext:value-type="float">
            <text:p>83,7</text:p>
          </table:table-cell>
          <table:table-cell table:style-name="ce44" office:value-type="float" office:value="84" calcext:value-type="float">
            <text:p>84,0</text:p>
          </table:table-cell>
          <table:table-cell table:style-name="ce44" office:value-type="float" office:value="85.5" calcext:value-type="float">
            <text:p>85,5</text:p>
          </table:table-cell>
          <table:table-cell table:style-name="ce44" office:value-type="float" office:value="84.6" calcext:value-type="float">
            <text:p>84,6</text:p>
          </table:table-cell>
          <table:table-cell table:style-name="ce44" office:value-type="float" office:value="83.2" calcext:value-type="float">
            <text:p>83,2</text:p>
          </table:table-cell>
          <table:table-cell table:style-name="ce44" office:value-type="float" office:value="83.4" calcext:value-type="float">
            <text:p>83,4</text:p>
          </table:table-cell>
          <table:table-cell table:style-name="ce44" office:value-type="float" office:value="82.4" calcext:value-type="float">
            <text:p>82,4</text:p>
          </table:table-cell>
          <table:table-cell table:style-name="ce44" office:value-type="float" office:value="80.5" calcext:value-type="float">
            <text:p>80,5</text:p>
          </table:table-cell>
          <table:table-cell table:style-name="ce44" office:value-type="float" office:value="80.1" calcext:value-type="float">
            <text:p>80,1</text:p>
          </table:table-cell>
          <table:table-cell table:style-name="ce58" office:value-type="float" office:value="78.1" calcext:value-type="float">
            <text:p>78,1</text:p>
          </table:table-cell>
          <table:table-cell table:number-columns-repeated="1011"/>
        </table:table-row>
        <table:table-row table:style-name="ro1">
          <table:table-cell table:style-name="ce261" office:value-type="float" office:value="22" calcext:value-type="float">
            <text:p>22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5.5" calcext:value-type="float">
            <text:p>85,5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2.1" calcext:value-type="float">
            <text:p>82,1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80.2" calcext:value-type="float">
            <text:p>80,2</text:p>
          </table:table-cell>
          <table:table-cell table:style-name="ce49" office:value-type="float" office:value="78" calcext:value-type="float">
            <text:p>78,0</text:p>
          </table:table-cell>
          <table:table-cell table:number-columns-repeated="1011"/>
        </table:table-row>
        <table:table-row table:style-name="ro1">
          <table:table-cell table:style-name="ce261" office:value-type="float" office:value="23" calcext:value-type="float">
            <text:p>23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5.6" calcext:value-type="float">
            <text:p>85,6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/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80" calcext:value-type="float">
            <text:p>80,0</text:p>
          </table:table-cell>
          <table:table-cell table:style-name="ce49" office:value-type="float" office:value="78.1" calcext:value-type="float">
            <text:p>78,1</text:p>
          </table:table-cell>
          <table:table-cell table:number-columns-repeated="1011"/>
        </table:table-row>
        <table:table-row table:style-name="ro1">
          <table:table-cell table:style-name="ce261" office:value-type="float" office:value="24" calcext:value-type="float">
            <text:p>24</text:p>
          </table:table-cell>
          <table:table-cell table:style-name="ce47" office:value-type="float" office:value="82" calcext:value-type="float">
            <text:p>82,0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5" calcext:value-type="float">
            <text:p>85,0</text:p>
          </table:table-cell>
          <table:table-cell table:number-columns-repeated="2" table:style-name="ce47" office:value-type="float" office:value="84.5" calcext:value-type="float">
            <text:p>84,5</text:p>
          </table:table-cell>
          <table:table-cell table:style-name="ce47"/>
          <table:table-cell table:style-name="ce47" office:value-type="float" office:value="82.6" calcext:value-type="float">
            <text:p>82,6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0.8" calcext:value-type="float">
            <text:p>80,8</text:p>
          </table:table-cell>
          <table:table-cell table:style-name="ce47" office:value-type="float" office:value="79.7" calcext:value-type="float">
            <text:p>79,7</text:p>
          </table:table-cell>
          <table:table-cell table:style-name="ce49" office:value-type="float" office:value="78.3" calcext:value-type="float">
            <text:p>78,3</text:p>
          </table:table-cell>
          <table:table-cell table:number-columns-repeated="1011"/>
        </table:table-row>
        <table:table-row table:style-name="ro1">
          <table:table-cell table:style-name="ce261" office:value-type="float" office:value="25" calcext:value-type="float">
            <text:p>25</text:p>
          </table:table-cell>
          <table:table-cell table:style-name="ce47" office:value-type="float" office:value="82.1" calcext:value-type="float">
            <text:p>82,1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4.9" calcext:value-type="float">
            <text:p>84,9</text:p>
          </table:table-cell>
          <table:table-cell table:style-name="ce417" office:value-type="float" office:value="84.4" calcext:value-type="float">
            <text:p>84,4</text:p>
          </table:table-cell>
          <table:table-cell table:number-columns-repeated="2" table:style-name="ce47" office:value-type="float" office:value="84.8" calcext:value-type="float">
            <text:p>84,8</text:p>
          </table:table-cell>
          <table:table-cell table:style-name="ce47"/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80.3" calcext:value-type="float">
            <text:p>80,3</text:p>
          </table:table-cell>
          <table:table-cell table:style-name="ce49" office:value-type="float" office:value="78.9" calcext:value-type="float">
            <text:p>78,9</text:p>
          </table:table-cell>
          <table:table-cell table:number-columns-repeated="1011"/>
        </table:table-row>
        <table:table-row table:style-name="ro1">
          <table:table-cell table:style-name="ce261" office:value-type="float" office:value="26" calcext:value-type="float">
            <text:p>26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4.6" calcext:value-type="float">
            <text:p>84,6</text:p>
          </table:table-cell>
          <table:table-cell table:style-name="ce47"/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2.5" calcext:value-type="float">
            <text:p>82,5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0.2" calcext:value-type="float">
            <text:p>80,2</text:p>
          </table:table-cell>
          <table:table-cell table:style-name="ce49" office:value-type="float" office:value="79.3" calcext:value-type="float">
            <text:p>79,3</text:p>
          </table:table-cell>
          <table:table-cell table:number-columns-repeated="1011"/>
        </table:table-row>
        <table:table-row table:style-name="ro1">
          <table:table-cell table:style-name="ce261" office:value-type="float" office:value="27" calcext:value-type="float">
            <text:p>27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4" calcext:value-type="float">
            <text:p>84,0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/>
          <table:table-cell table:style-name="ce47" office:value-type="float" office:value="83.2" calcext:value-type="float">
            <text:p>83,2</text:p>
          </table:table-cell>
          <table:table-cell table:style-name="ce47" office:value-type="float" office:value="82.4" calcext:value-type="float">
            <text:p>82,4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79.8" calcext:value-type="float">
            <text:p>79,8</text:p>
          </table:table-cell>
          <table:table-cell table:style-name="ce49" office:value-type="float" office:value="78.5" calcext:value-type="float">
            <text:p>78,5</text:p>
          </table:table-cell>
          <table:table-cell table:number-columns-repeated="1011"/>
        </table:table-row>
        <table:table-row table:style-name="ro1">
          <table:table-cell table:style-name="ce261" office:value-type="float" office:value="28" calcext:value-type="float">
            <text:p>28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3" calcext:value-type="float">
            <text:p>83,0</text:p>
          </table:table-cell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5.7" calcext:value-type="float">
            <text:p>85,7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/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0.2" calcext:value-type="float">
            <text:p>80,2</text:p>
          </table:table-cell>
          <table:table-cell table:style-name="ce47" office:value-type="float" office:value="79.4" calcext:value-type="float">
            <text:p>79,4</text:p>
          </table:table-cell>
          <table:table-cell table:style-name="ce49" office:value-type="float" office:value="78.9" calcext:value-type="float">
            <text:p>78,9</text:p>
          </table:table-cell>
          <table:table-cell table:number-columns-repeated="1011"/>
        </table:table-row>
        <table:table-row table:style-name="ro1">
          <table:table-cell table:style-name="ce261" office:value-type="float" office:value="29" calcext:value-type="float">
            <text:p>29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5.1" calcext:value-type="float">
            <text:p>85,1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/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2" calcext:value-type="float">
            <text:p>82,0</text:p>
          </table:table-cell>
          <table:table-cell table:style-name="ce47" office:value-type="float" office:value="80.2" calcext:value-type="float">
            <text:p>80,2</text:p>
          </table:table-cell>
          <table:table-cell table:style-name="ce47" office:value-type="float" office:value="79.4" calcext:value-type="float">
            <text:p>79,4</text:p>
          </table:table-cell>
          <table:table-cell table:style-name="ce49" office:value-type="float" office:value="79.5" calcext:value-type="float">
            <text:p>79,5</text:p>
          </table:table-cell>
          <table:table-cell table:number-columns-repeated="1011"/>
        </table:table-row>
        <table:table-row table:style-name="ro1">
          <table:table-cell table:style-name="ce262" office:value-type="float" office:value="30" calcext:value-type="float">
            <text:p>30</text:p>
          </table:table-cell>
          <table:table-cell table:style-name="ce53" office:value-type="float" office:value="82.8" calcext:value-type="float">
            <text:p>82,8</text:p>
          </table:table-cell>
          <table:table-cell table:style-name="ce53"/>
          <table:table-cell table:style-name="ce53" office:value-type="float" office:value="83.8" calcext:value-type="float">
            <text:p>83,8</text:p>
          </table:table-cell>
          <table:table-cell table:style-name="ce53" office:value-type="float" office:value="84.5" calcext:value-type="float">
            <text:p>84,5</text:p>
          </table:table-cell>
          <table:table-cell table:number-columns-repeated="2" table:style-name="ce53" office:value-type="float" office:value="84.4" calcext:value-type="float">
            <text:p>84,4</text:p>
          </table:table-cell>
          <table:table-cell table:style-name="ce53"/>
          <table:table-cell table:style-name="ce53" office:value-type="float" office:value="83.7" calcext:value-type="float">
            <text:p>83,7</text:p>
          </table:table-cell>
          <table:table-cell table:style-name="ce53" office:value-type="float" office:value="81.6" calcext:value-type="float">
            <text:p>81,6</text:p>
          </table:table-cell>
          <table:table-cell table:style-name="ce53" office:value-type="float" office:value="80" calcext:value-type="float">
            <text:p>80,0</text:p>
          </table:table-cell>
          <table:table-cell table:style-name="ce53" office:value-type="float" office:value="79.4" calcext:value-type="float">
            <text:p>79,4</text:p>
          </table:table-cell>
          <table:table-cell table:style-name="ce57" office:value-type="float" office:value="79.1" calcext:value-type="float">
            <text:p>79,1</text:p>
          </table:table-cell>
          <table:table-cell table:number-columns-repeated="1011"/>
        </table:table-row>
        <table:table-row table:style-name="ro1">
          <table:table-cell table:style-name="ce262" office:value-type="float" office:value="31" calcext:value-type="float">
            <text:p>31</text:p>
          </table:table-cell>
          <table:table-cell table:style-name="ce53" office:value-type="float" office:value="82.8" calcext:value-type="float">
            <text:p>82,8</text:p>
          </table:table-cell>
          <table:table-cell table:style-name="ce53"/>
          <table:table-cell table:style-name="ce53" office:value-type="float" office:value="83.8" calcext:value-type="float">
            <text:p>83,8</text:p>
          </table:table-cell>
          <table:table-cell table:style-name="ce53"/>
          <table:table-cell table:style-name="ce53" office:value-type="float" office:value="84.3" calcext:value-type="float">
            <text:p>84,3</text:p>
          </table:table-cell>
          <table:table-cell table:style-name="ce53" table:number-columns-repeated="4"/>
          <table:table-cell table:style-name="ce53" office:value-type="float" office:value="80.7" calcext:value-type="float">
            <text:p>80,7</text:p>
          </table:table-cell>
          <table:table-cell table:style-name="ce53"/>
          <table:table-cell table:style-name="ce57" office:value-type="float" office:value="79.4" calcext:value-type="float">
            <text:p>79,4</text:p>
          </table:table-cell>
          <table:table-cell table:number-columns-repeated="1011"/>
        </table:table-row>
        <table:table-row table:style-name="ro1">
          <table:table-cell table:style-name="ce259" table:number-columns-repeated="13"/>
          <table:table-cell table:style-name="ce181" office:value-type="string" calcext:value-type="string">
            <text:p>srednia za rok</text:p>
          </table:table-cell>
          <table:table-cell table:number-columns-repeated="1010"/>
        </table:table-row>
        <table:table-row table:style-name="ro1">
          <table:table-cell table:style-name="ce272" office:value-type="string" calcext:value-type="string">
            <text:p>max</text:p>
          </table:table-cell>
          <table:table-cell table:style-name="ce416" table:formula="of:=MAX([.B2:.B32])" office:value-type="float" office:value="83.7" calcext:value-type="float">
            <text:p>83,7</text:p>
          </table:table-cell>
          <table:table-cell table:style-name="ce416" table:formula="of:=MAX([.C2:.C32])" office:value-type="float" office:value="84.2" calcext:value-type="float">
            <text:p>84,2</text:p>
          </table:table-cell>
          <table:table-cell table:style-name="ce416" table:formula="of:=MAX([.D2:.D32])" office:value-type="float" office:value="84.9" calcext:value-type="float">
            <text:p>84,9</text:p>
          </table:table-cell>
          <table:table-cell table:style-name="ce416" table:formula="of:=MAX([.E2:.E32])" office:value-type="float" office:value="85" calcext:value-type="float">
            <text:p>85</text:p>
          </table:table-cell>
          <table:table-cell table:style-name="ce416" table:formula="of:=MAX([.F2:.F32])" office:value-type="float" office:value="85.9" calcext:value-type="float">
            <text:p>85,9</text:p>
          </table:table-cell>
          <table:table-cell table:style-name="ce416" table:formula="of:=MAX([.G2:.G32])" office:value-type="float" office:value="85.5" calcext:value-type="float">
            <text:p>85,5</text:p>
          </table:table-cell>
          <table:table-cell table:style-name="ce416" table:formula="of:=MAX([.H2:.H32])" office:value-type="float" office:value="85.1" calcext:value-type="float">
            <text:p>85,1</text:p>
          </table:table-cell>
          <table:table-cell table:style-name="ce416" table:formula="of:=MAX([.I2:.I32])" office:value-type="float" office:value="84.4" calcext:value-type="float">
            <text:p>84,4</text:p>
          </table:table-cell>
          <table:table-cell table:style-name="ce416" table:formula="of:=MAX([.J2:.J32])" office:value-type="float" office:value="83.8" calcext:value-type="float">
            <text:p>83,8</text:p>
          </table:table-cell>
          <table:table-cell table:style-name="ce416" table:formula="of:=MAX([.K2:.K32])" office:value-type="float" office:value="82.2" calcext:value-type="float">
            <text:p>82,2</text:p>
          </table:table-cell>
          <table:table-cell table:style-name="ce416" table:formula="of:=MAX([.L2:.L32])" office:value-type="float" office:value="81" calcext:value-type="float">
            <text:p>81</text:p>
          </table:table-cell>
          <table:table-cell table:style-name="ce585" table:formula="of:=MAX([.M2:.M32])" office:value-type="float" office:value="79.8" calcext:value-type="float">
            <text:p>79,8</text:p>
          </table:table-cell>
          <table:table-cell table:style-name="ce408" table:formula="of:=AVERAGE([.B34:.M34])" office:value-type="float" office:value="83.7916666666667" calcext:value-type="float">
            <text:p>83,8</text:p>
          </table:table-cell>
          <table:table-cell table:number-columns-repeated="1010"/>
        </table:table-row>
        <table:table-row table:style-name="ro1">
          <table:table-cell table:style-name="ce261" office:value-type="string" calcext:value-type="string">
            <text:p>srednia '18</text:p>
          </table:table-cell>
          <table:table-cell table:style-name="ce357" table:formula="of:=AVERAGE([.B2:.B32])" office:value-type="float" office:value="82.758064516129" calcext:value-type="float">
            <text:p>82,8</text:p>
          </table:table-cell>
          <table:table-cell table:style-name="ce357" table:formula="of:=AVERAGE([.C2:.C32])" office:value-type="float" office:value="83.1071428571429" calcext:value-type="float">
            <text:p>83,1</text:p>
          </table:table-cell>
          <table:table-cell table:style-name="ce357" table:formula="of:=AVERAGE([.D2:.D32])" office:value-type="float" office:value="83.9967741935484" calcext:value-type="float">
            <text:p>84,0</text:p>
          </table:table-cell>
          <table:table-cell table:style-name="ce357" table:formula="of:=AVERAGE([.E2:.E32])" office:value-type="float" office:value="84.3633333333333" calcext:value-type="float">
            <text:p>84,4</text:p>
          </table:table-cell>
          <table:table-cell table:style-name="ce357" table:formula="of:=AVERAGE([.F2:.F32])" office:value-type="float" office:value="84.9483870967742" calcext:value-type="float">
            <text:p>84,9</text:p>
          </table:table-cell>
          <table:table-cell table:style-name="ce357" table:formula="of:=AVERAGE([.G2:.G32])" office:value-type="float" office:value="84.4566666666667" calcext:value-type="float">
            <text:p>84,5</text:p>
          </table:table-cell>
          <table:table-cell table:style-name="ce357" table:formula="of:=AVERAGE([.H2:.H32])" office:value-type="float" office:value="83.7846153846154" calcext:value-type="float">
            <text:p>83,8</text:p>
          </table:table-cell>
          <table:table-cell table:style-name="ce357" table:formula="of:=AVERAGE([.I2:.I32])" office:value-type="float" office:value="82.9793103448276" calcext:value-type="float">
            <text:p>83,0</text:p>
          </table:table-cell>
          <table:table-cell table:style-name="ce357" table:formula="of:=AVERAGE([.J2:.J32])" office:value-type="float" office:value="82.4545454545455" calcext:value-type="float">
            <text:p>82,5</text:p>
          </table:table-cell>
          <table:table-cell table:style-name="ce357" table:formula="of:=AVERAGE([.K2:.K32])" office:value-type="float" office:value="80.8965517241379" calcext:value-type="float">
            <text:p>80,9</text:p>
          </table:table-cell>
          <table:table-cell table:style-name="ce357" table:formula="of:=AVERAGE([.L2:.L32])" office:value-type="float" office:value="80.3466666666667" calcext:value-type="float">
            <text:p>80,3</text:p>
          </table:table-cell>
          <table:table-cell table:style-name="ce586" table:formula="of:=AVERAGE([.M2:.M32])" office:value-type="float" office:value="78.7903225806452" calcext:value-type="float">
            <text:p>78,8</text:p>
          </table:table-cell>
          <table:table-cell table:style-name="ce408" table:formula="of:=AVERAGE([.B35:.M35])" office:value-type="float" office:value="82.7401984015861" calcext:value-type="float">
            <text:p>82,7</text:p>
          </table:table-cell>
          <table:table-cell table:style-name="ce410"/>
          <table:table-cell table:number-columns-repeated="1009"/>
        </table:table-row>
        <table:table-row table:style-name="ro1">
          <table:table-cell table:style-name="ce273" office:value-type="string" calcext:value-type="string">
            <text:p>min</text:p>
          </table:table-cell>
          <table:table-cell table:style-name="ce417" table:formula="of:=MIN([.B2:.B32])" office:value-type="float" office:value="82" calcext:value-type="float">
            <text:p>82</text:p>
          </table:table-cell>
          <table:table-cell table:style-name="ce417" table:formula="of:=MIN([.C2:.C32])" office:value-type="float" office:value="82" calcext:value-type="float">
            <text:p>82</text:p>
          </table:table-cell>
          <table:table-cell table:style-name="ce417" table:formula="of:=MIN([.D2:.D32])" office:value-type="float" office:value="82.8" calcext:value-type="float">
            <text:p>82,8</text:p>
          </table:table-cell>
          <table:table-cell table:style-name="ce417" table:formula="of:=MIN([.E2:.E32])" office:value-type="float" office:value="83.6" calcext:value-type="float">
            <text:p>83,6</text:p>
          </table:table-cell>
          <table:table-cell table:style-name="ce417" table:formula="of:=MIN([.F2:.F32])" office:value-type="float" office:value="84.1" calcext:value-type="float">
            <text:p>84,1</text:p>
          </table:table-cell>
          <table:table-cell table:style-name="ce417" table:formula="of:=MIN([.G2:.G32])" office:value-type="float" office:value="83.9" calcext:value-type="float">
            <text:p>83,9</text:p>
          </table:table-cell>
          <table:table-cell table:style-name="ce417" table:formula="of:=MIN([.H2:.H32])" office:value-type="float" office:value="82.8" calcext:value-type="float">
            <text:p>82,8</text:p>
          </table:table-cell>
          <table:table-cell table:style-name="ce417" table:formula="of:=MIN([.I2:.I32])" office:value-type="float" office:value="82.2" calcext:value-type="float">
            <text:p>82,2</text:p>
          </table:table-cell>
          <table:table-cell table:style-name="ce417" table:formula="of:=MIN([.J2:.J32])" office:value-type="float" office:value="81.6" calcext:value-type="float">
            <text:p>81,6</text:p>
          </table:table-cell>
          <table:table-cell table:style-name="ce417" table:formula="of:=MIN([.K2:.K32])" office:value-type="float" office:value="80" calcext:value-type="float">
            <text:p>80</text:p>
          </table:table-cell>
          <table:table-cell table:style-name="ce417" table:formula="of:=MIN([.L2:.L32])" office:value-type="float" office:value="79.4" calcext:value-type="float">
            <text:p>79,4</text:p>
          </table:table-cell>
          <table:table-cell table:style-name="ce587" table:formula="of:=MIN([.M2:.M32])" office:value-type="float" office:value="78" calcext:value-type="float">
            <text:p>78</text:p>
          </table:table-cell>
          <table:table-cell table:style-name="ce408" table:formula="of:=AVERAGE([.B36:.M36])" office:value-type="float" office:value="81.8666666666667" calcext:value-type="float">
            <text:p>81,9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std</text:p>
          </table:table-cell>
          <table:table-cell table:style-name="ce418" table:formula="of:=COM.MICROSOFT.STDEV.P([.B2:.B32])" office:value-type="float" office:value="0.414086007544473" calcext:value-type="float">
            <text:p>0,41</text:p>
          </table:table-cell>
          <table:table-cell table:style-name="ce418" table:formula="of:=COM.MICROSOFT.STDEV.P([.C2:.C32])" office:value-type="float" office:value="0.570669138210683" calcext:value-type="float">
            <text:p>0,57</text:p>
          </table:table-cell>
          <table:table-cell table:style-name="ce418" table:formula="of:=COM.MICROSOFT.STDEV.P([.D2:.D32])" office:value-type="float" office:value="0.481586002748943" calcext:value-type="float">
            <text:p>0,48</text:p>
          </table:table-cell>
          <table:table-cell table:style-name="ce418" table:formula="of:=COM.MICROSOFT.STDEV.P([.E2:.E32])" office:value-type="float" office:value="0.370120100628012" calcext:value-type="float">
            <text:p>0,37</text:p>
          </table:table-cell>
          <table:table-cell table:style-name="ce418" table:formula="of:=COM.MICROSOFT.STDEV.P([.F2:.F32])" office:value-type="float" office:value="0.466193209110347" calcext:value-type="float">
            <text:p>0,47</text:p>
          </table:table-cell>
          <table:table-cell table:style-name="ce418" table:formula="of:=COM.MICROSOFT.STDEV.P([.G2:.G32])" office:value-type="float" office:value="0.33234854528876" calcext:value-type="float">
            <text:p>0,33</text:p>
          </table:table-cell>
          <table:table-cell table:style-name="ce418" table:formula="of:=COM.MICROSOFT.STDEV.P([.H2:.H32])" office:value-type="float" office:value="0.676923076923077" calcext:value-type="float">
            <text:p>0,68</text:p>
          </table:table-cell>
          <table:table-cell table:style-name="ce418" table:formula="of:=COM.MICROSOFT.STDEV.P([.I2:.I32])" office:value-type="float" office:value="0.533291219106169" calcext:value-type="float">
            <text:p>0,53</text:p>
          </table:table-cell>
          <table:table-cell table:style-name="ce418" table:formula="of:=COM.MICROSOFT.STDEV.P([.J2:.J32])" office:value-type="float" office:value="0.521124023562419" calcext:value-type="float">
            <text:p>0,52</text:p>
          </table:table-cell>
          <table:table-cell table:style-name="ce418" table:formula="of:=COM.MICROSOFT.STDEV.P([.K2:.K32])" office:value-type="float" office:value="0.508196784191463" calcext:value-type="float">
            <text:p>0,51</text:p>
          </table:table-cell>
          <table:table-cell table:style-name="ce418" table:formula="of:=COM.MICROSOFT.STDEV.P([.L2:.L32])" office:value-type="float" office:value="0.447759856272185" calcext:value-type="float">
            <text:p>0,45</text:p>
          </table:table-cell>
          <table:table-cell table:style-name="ce418" table:formula="of:=COM.MICROSOFT.STDEV.P([.M2:.M32])" office:value-type="float" office:value="0.510758347450254" calcext:value-type="float">
            <text:p>0,51</text:p>
          </table:table-cell>
          <table:table-cell table:style-name="ce408" table:formula="of:=AVERAGE([.B37:.M37])" office:value-type="float" office:value="0.486088025919732" calcext:value-type="float">
            <text:p>0,5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Max-min</text:p>
          </table:table-cell>
          <table:table-cell table:style-name="ce418" table:formula="of:=[.B34]-[.B36]" office:value-type="float" office:value="1.7" calcext:value-type="float">
            <text:p>1,70</text:p>
          </table:table-cell>
          <table:table-cell table:style-name="ce418" table:formula="of:=[.C34]-[.C36]" office:value-type="float" office:value="2.2" calcext:value-type="float">
            <text:p>2,20</text:p>
          </table:table-cell>
          <table:table-cell table:style-name="ce418" table:formula="of:=[.D34]-[.D36]" office:value-type="float" office:value="2.10000000000001" calcext:value-type="float">
            <text:p>2,10</text:p>
          </table:table-cell>
          <table:table-cell table:style-name="ce418" table:formula="of:=[.E34]-[.E36]" office:value-type="float" office:value="1.40000000000001" calcext:value-type="float">
            <text:p>1,40</text:p>
          </table:table-cell>
          <table:table-cell table:style-name="ce418" table:formula="of:=[.F34]-[.F36]" office:value-type="float" office:value="1.80000000000001" calcext:value-type="float">
            <text:p>1,80</text:p>
          </table:table-cell>
          <table:table-cell table:style-name="ce418" table:formula="of:=[.G34]-[.G36]" office:value-type="float" office:value="1.59999999999999" calcext:value-type="float">
            <text:p>1,60</text:p>
          </table:table-cell>
          <table:table-cell table:style-name="ce418" table:formula="of:=[.H34]-[.H36]" office:value-type="float" office:value="2.3" calcext:value-type="float">
            <text:p>2,30</text:p>
          </table:table-cell>
          <table:table-cell table:style-name="ce418" table:formula="of:=[.I34]-[.I36]" office:value-type="float" office:value="2.2" calcext:value-type="float">
            <text:p>2,20</text:p>
          </table:table-cell>
          <table:table-cell table:style-name="ce418" table:formula="of:=[.J34]-[.J36]" office:value-type="float" office:value="2.2" calcext:value-type="float">
            <text:p>2,20</text:p>
          </table:table-cell>
          <table:table-cell table:style-name="ce418" table:formula="of:=[.K34]-[.K36]" office:value-type="float" office:value="2.2" calcext:value-type="float">
            <text:p>2,20</text:p>
          </table:table-cell>
          <table:table-cell table:style-name="ce418" table:formula="of:=[.L34]-[.L36]" office:value-type="float" office:value="1.59999999999999" calcext:value-type="float">
            <text:p>1,60</text:p>
          </table:table-cell>
          <table:table-cell table:style-name="ce589" table:formula="of:=[.M34]-[.M36]" office:value-type="float" office:value="1.8" calcext:value-type="float">
            <text:p>1,80</text:p>
          </table:table-cell>
          <table:table-cell table:style-name="ce408" table:formula="of:=AVERAGE([.B38:.M38])" office:value-type="float" office:value="1.925" calcext:value-type="float">
            <text:p>1,9</text:p>
          </table:table-cell>
          <table:table-cell table:number-columns-repeated="1010"/>
        </table:table-row>
        <table:table-row table:style-name="ro1">
          <table:table-cell table:style-name="ce273" office:value-type="string" calcext:value-type="string">
            <text:p>delta z poprz.</text:p>
          </table:table-cell>
          <table:table-cell table:style-name="ce295" table:formula="of:=81.8-[.B35]" office:value-type="float" office:value="-0.958064516129042" calcext:value-type="float">
            <text:p>-1,0</text:p>
          </table:table-cell>
          <table:table-cell table:style-name="ce295" table:formula="of:=[.C35]-[.B35]" office:value-type="float" office:value="0.349078341013822" calcext:value-type="float">
            <text:p>0,3</text:p>
          </table:table-cell>
          <table:table-cell table:style-name="ce295" table:formula="of:=[.D35]-[.C35]" office:value-type="float" office:value="0.889631336405529" calcext:value-type="float">
            <text:p>0,9</text:p>
          </table:table-cell>
          <table:table-cell table:style-name="ce295" table:formula="of:=[.E35]-[.D35]" office:value-type="float" office:value="0.36655913978494" calcext:value-type="float">
            <text:p>0,4</text:p>
          </table:table-cell>
          <table:table-cell table:style-name="ce295" table:formula="of:=[.F35]-[.E35]" office:value-type="float" office:value="0.585053763440868" calcext:value-type="float">
            <text:p>0,6</text:p>
          </table:table-cell>
          <table:table-cell table:style-name="ce295" table:formula="of:=[.G35]-[.F35]" office:value-type="float" office:value="-0.491720430107534" calcext:value-type="float">
            <text:p>-0,5</text:p>
          </table:table-cell>
          <table:table-cell table:style-name="ce295" table:formula="of:=[.H35]-[.G35]" office:value-type="float" office:value="-0.672051282051271" calcext:value-type="float">
            <text:p>-0,7</text:p>
          </table:table-cell>
          <table:table-cell table:style-name="ce295" table:formula="of:=[.I35]-[.H35]" office:value-type="float" office:value="-0.805305039787797" calcext:value-type="float">
            <text:p>-0,8</text:p>
          </table:table-cell>
          <table:table-cell table:style-name="ce295" table:formula="of:=[.J35]-[.I35]" office:value-type="float" office:value="-0.524764890282142" calcext:value-type="float">
            <text:p>-0,5</text:p>
          </table:table-cell>
          <table:table-cell table:style-name="ce295" table:formula="of:=[.K35]-[.J35]" office:value-type="float" office:value="-1.55799373040752" calcext:value-type="float">
            <text:p>-1,6</text:p>
          </table:table-cell>
          <table:table-cell table:style-name="ce295" table:formula="of:=[.L35]-[.K35]" office:value-type="float" office:value="-0.549885057471272" calcext:value-type="float">
            <text:p>-0,5</text:p>
          </table:table-cell>
          <table:table-cell table:style-name="ce350" table:formula="of:=[.M35]-[.L35]" office:value-type="float" office:value="-1.5563440860215" calcext:value-type="float">
            <text:p>-1,6</text:p>
          </table:table-cell>
          <table:table-cell table:style-name="ce408" table:formula="of:=AVERAGE([.B39:.M39])" office:value-type="float" office:value="-0.410483870967743" calcext:value-type="float">
            <text:p>-0,4</text:p>
          </table:table-cell>
          <table:table-cell table:number-columns-repeated="1010"/>
        </table:table-row>
        <table:table-row table:style-name="ro1">
          <table:table-cell table:style-name="ce262" office:value-type="string" calcext:value-type="string">
            <text:p>BMI'18</text:p>
          </table:table-cell>
          <table:table-cell table:style-name="ce297" table:formula="of:=[.B35]/(1.69*1.69)" office:value-type="float" office:value="28.9758987837012" calcext:value-type="float">
            <text:p>29,0</text:p>
          </table:table-cell>
          <table:table-cell table:style-name="ce297" table:formula="of:=[.C35]/(1.69*1.69)" office:value-type="float" office:value="29.0981208140972" calcext:value-type="float">
            <text:p>29,1</text:p>
          </table:table-cell>
          <table:table-cell table:style-name="ce297" table:formula="of:=[.D35]/(1.69*1.69)" office:value-type="float" office:value="29.4096054737399" calcext:value-type="float">
            <text:p>29,4</text:p>
          </table:table-cell>
          <table:table-cell table:style-name="ce297" table:formula="of:=[.E35]/(1.69*1.69)" office:value-type="float" office:value="29.5379480176931" calcext:value-type="float">
            <text:p>29,5</text:p>
          </table:table-cell>
          <table:table-cell table:style-name="ce297" table:formula="of:=[.F35]/(1.69*1.69)" office:value-type="float" office:value="29.742791602806" calcext:value-type="float">
            <text:p>29,7</text:p>
          </table:table-cell>
          <table:table-cell table:style-name="ce297" table:formula="of:=[.G35]/(1.69*1.69)" office:value-type="float" office:value="29.5706266120467" calcext:value-type="float">
            <text:p>29,6</text:p>
          </table:table-cell>
          <table:table-cell table:style-name="ce297" table:formula="of:=[.H35]/(1.69*1.69)" office:value-type="float" office:value="29.3353227774292" calcext:value-type="float">
            <text:p>29,3</text:p>
          </table:table-cell>
          <table:table-cell table:style-name="ce297" table:formula="of:=[.I35]/(1.69*1.69)" office:value-type="float" office:value="29.0533630982205" calcext:value-type="float">
            <text:p>29,1</text:p>
          </table:table-cell>
          <table:table-cell table:style-name="ce297" table:formula="of:=[.J35]/(1.69*1.69)" office:value-type="float" office:value="28.869628323429" calcext:value-type="float">
            <text:p>28,9</text:p>
          </table:table-cell>
          <table:table-cell table:style-name="ce297" table:formula="of:=[.K35]/(1.69*1.69)" office:value-type="float" office:value="28.3241314114134" calcext:value-type="float">
            <text:p>28,3</text:p>
          </table:table-cell>
          <table:table-cell table:style-name="ce297" table:formula="of:=[.L35]/(1.69*1.69)" office:value-type="float" office:value="28.1316013678326" calcext:value-type="float">
            <text:p>28,1</text:p>
          </table:table-cell>
          <table:table-cell table:style-name="ce352" table:formula="of:=[.M35]/(1.69*1.69)" office:value-type="float" office:value="27.5866820421712" calcext:value-type="float">
            <text:p>27,6</text:p>
          </table:table-cell>
          <table:table-cell table:style-name="ce408" table:formula="of:=AVERAGE([.B40:.M40])" office:value-type="float" office:value="28.9696433603817" calcext:value-type="float">
            <text:p>29,0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3">
        <table:shapes>
          <draw:frame draw:z-index="0" draw:name="Chart 1" draw:style-name="gr1" svg:width="256.2mm" svg:height="84.13mm" svg:x="12.05mm" svg:y="208.19mm">
            <draw:object draw:notify-on-update-of-ranges="'2017'.A35:'2017'.A35 '2017'.B35:'2017'.M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ce259"/>
        <table:table-column table:style-name="co13" table:number-columns-repeated="9" table:default-cell-style-name="ce259"/>
        <table:table-column table:style-name="co14" table:default-cell-style-name="ce259"/>
        <table:table-column table:style-name="co13" table:number-columns-repeated="2" table:default-cell-style-name="ce259"/>
        <table:table-column table:style-name="co15" table:default-cell-style-name="ce259"/>
        <table:table-column table:style-name="co8" table:number-columns-repeated="49" table:default-cell-style-name="ce259"/>
        <table:table-column table:style-name="co7" table:number-columns-repeated="961" table:default-cell-style-name="ce1"/>
        <table:table-row table:style-name="ro1">
          <table:table-cell table:style-name="ce417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office:value-type="float" office:value="11" calcext:value-type="float">
            <text:p>11</text:p>
          </table:table-cell>
          <table:table-cell table:style-name="ce18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47" office:value-type="float" office:value="0" calcext:value-type="float">
            <text:p>,0</text:p>
          </table:table-cell>
          <table:table-cell table:style-name="ce47" table:number-columns-repeated="4"/>
          <table:table-cell table:style-name="ce47" office:value-type="float" office:value="85" calcext:value-type="float">
            <text:p>85,0</text:p>
          </table:table-cell>
          <table:table-cell table:style-name="ce47"/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1.7" calcext:value-type="float">
            <text:p>81,7</text:p>
          </table:table-cell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79.9" calcext:value-type="float">
            <text:p>79,9</text:p>
          </table:table-cell>
          <table:table-cell table:style-name="ce47" office:value-type="float" office:value="80.6" calcext:value-type="float">
            <text:p>80,6</text:p>
          </table:table-cell>
          <table:table-cell table:number-columns-repeated="1011"/>
        </table:table-row>
        <table:table-row table:style-name="ro1">
          <table:table-cell table:style-name="ce183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2.4" calcext:value-type="float">
            <text:p>82,4</text:p>
          </table:table-cell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80.4" calcext:value-type="float">
            <text:p>80,4</text:p>
          </table:table-cell>
          <table:table-cell table:number-columns-repeated="1011"/>
        </table:table-row>
        <table:table-row table:style-name="ro1">
          <table:table-cell table:style-name="ce183" office:value-type="float" office:value="3" calcext:value-type="float">
            <text:p>3</text:p>
          </table:table-cell>
          <table:table-cell table:style-name="ce47" table:number-columns-repeated="5"/>
          <table:table-cell table:style-name="ce47" office:value-type="float" office:value="85" calcext:value-type="float">
            <text:p>85,0</text:p>
          </table:table-cell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1.9" calcext:value-type="float">
            <text:p>81,9</text:p>
          </table:table-cell>
          <table:table-cell table:style-name="ce47" office:value-type="float" office:value="79.7" calcext:value-type="float">
            <text:p>79,7</text:p>
          </table:table-cell>
          <table:table-cell table:style-name="ce47" office:value-type="float" office:value="79.9" calcext:value-type="float">
            <text:p>79,9</text:p>
          </table:table-cell>
          <table:table-cell table:style-name="ce47" office:value-type="float" office:value="81.2" calcext:value-type="float">
            <text:p>81,2</text:p>
          </table:table-cell>
          <table:table-cell table:number-columns-repeated="1011"/>
        </table:table-row>
        <table:table-row table:style-name="ro1">
          <table:table-cell table:style-name="ce183" office:value-type="float" office:value="4" calcext:value-type="float">
            <text:p>4</text:p>
          </table:table-cell>
          <table:table-cell table:style-name="ce47" table:number-columns-repeated="5"/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1.7" calcext:value-type="float">
            <text:p>81,7</text:p>
          </table:table-cell>
          <table:table-cell table:style-name="ce47" office:value-type="float" office:value="79.4" calcext:value-type="float">
            <text:p>79,4</text:p>
          </table:table-cell>
          <table:table-cell table:style-name="ce47" office:value-type="float" office:value="79.6" calcext:value-type="float">
            <text:p>79,6</text:p>
          </table:table-cell>
          <table:table-cell table:style-name="ce47" office:value-type="float" office:value="81.4" calcext:value-type="float">
            <text:p>81,4</text:p>
          </table:table-cell>
          <table:table-cell table:number-columns-repeated="1011"/>
        </table:table-row>
        <table:table-row table:style-name="ro1">
          <table:table-cell table:style-name="ce183" office:value-type="float" office:value="5" calcext:value-type="float">
            <text:p>5</text:p>
          </table:table-cell>
          <table:table-cell table:style-name="ce47" table:number-columns-repeated="5"/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1.5" calcext:value-type="float">
            <text:p>81,5</text:p>
          </table:table-cell>
          <table:table-cell table:style-name="ce47" office:value-type="float" office:value="79" calcext:value-type="float">
            <text:p>79,0</text:p>
          </table:table-cell>
          <table:table-cell table:style-name="ce47" office:value-type="float" office:value="79.1" calcext:value-type="float">
            <text:p>79,1</text:p>
          </table:table-cell>
          <table:table-cell table:style-name="ce47" office:value-type="float" office:value="80.8" calcext:value-type="float">
            <text:p>80,8</text:p>
          </table:table-cell>
          <table:table-cell table:number-columns-repeated="1011"/>
        </table:table-row>
        <table:table-row table:style-name="ro1">
          <table:table-cell table:style-name="ce183" office:value-type="float" office:value="6" calcext:value-type="float">
            <text:p>6</text:p>
          </table:table-cell>
          <table:table-cell table:style-name="ce47" table:number-columns-repeated="5"/>
          <table:table-cell table:style-name="ce47" office:value-type="float" office:value="84.6" calcext:value-type="float">
            <text:p>84,6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1.2" calcext:value-type="float">
            <text:p>81,2</text:p>
          </table:table-cell>
          <table:table-cell table:style-name="ce47" office:value-type="float" office:value="79.5" calcext:value-type="float">
            <text:p>79,5</text:p>
          </table:table-cell>
          <table:table-cell table:style-name="ce47" office:value-type="float" office:value="79" calcext:value-type="float">
            <text:p>79,0</text:p>
          </table:table-cell>
          <table:table-cell table:style-name="ce47" office:value-type="float" office:value="81.9" calcext:value-type="float">
            <text:p>81,9</text:p>
          </table:table-cell>
          <table:table-cell table:number-columns-repeated="1011"/>
        </table:table-row>
        <table:table-row table:style-name="ro1">
          <table:table-cell table:style-name="ce183" office:value-type="float" office:value="7" calcext:value-type="float">
            <text:p>7</text:p>
          </table:table-cell>
          <table:table-cell table:style-name="ce47" table:number-columns-repeated="5"/>
          <table:table-cell table:style-name="ce47" office:value-type="float" office:value="85.2" calcext:value-type="float">
            <text:p>85,2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1.1" calcext:value-type="float">
            <text:p>81,1</text:p>
          </table:table-cell>
          <table:table-cell table:style-name="ce47" office:value-type="float" office:value="79.6" calcext:value-type="float">
            <text:p>79,6</text:p>
          </table:table-cell>
          <table:table-cell table:style-name="ce47" office:value-type="float" office:value="79.1" calcext:value-type="float">
            <text:p>79,1</text:p>
          </table:table-cell>
          <table:table-cell table:style-name="ce47" office:value-type="float" office:value="81.6" calcext:value-type="float">
            <text:p>81,6</text:p>
          </table:table-cell>
          <table:table-cell table:number-columns-repeated="1011"/>
        </table:table-row>
        <table:table-row table:style-name="ro1">
          <table:table-cell table:style-name="ce183" office:value-type="float" office:value="8" calcext:value-type="float">
            <text:p>8</text:p>
          </table:table-cell>
          <table:table-cell table:style-name="ce47" table:number-columns-repeated="5"/>
          <table:table-cell table:style-name="ce47" office:value-type="float" office:value="85.1" calcext:value-type="float">
            <text:p>85,1</text:p>
          </table:table-cell>
          <table:table-cell table:style-name="ce47"/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0.8" calcext:value-type="float">
            <text:p>80,8</text:p>
          </table:table-cell>
          <table:table-cell table:style-name="ce47" office:value-type="float" office:value="80" calcext:value-type="float">
            <text:p>80,0</text:p>
          </table:table-cell>
          <table:table-cell table:style-name="ce47" office:value-type="float" office:value="79.6" calcext:value-type="float">
            <text:p>79,6</text:p>
          </table:table-cell>
          <table:table-cell table:style-name="ce47" office:value-type="float" office:value="81.7" calcext:value-type="float">
            <text:p>81,7</text:p>
          </table:table-cell>
          <table:table-cell table:number-columns-repeated="1011"/>
        </table:table-row>
        <table:table-row table:style-name="ro1">
          <table:table-cell table:style-name="ce183" office:value-type="float" office:value="9" calcext:value-type="float">
            <text:p>9</text:p>
          </table:table-cell>
          <table:table-cell table:style-name="ce47" table:number-columns-repeated="5"/>
          <table:table-cell table:style-name="ce47" office:value-type="float" office:value="85" calcext:value-type="float">
            <text:p>85,0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1" calcext:value-type="float">
            <text:p>81,0</text:p>
          </table:table-cell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79.5" calcext:value-type="float">
            <text:p>79,5</text:p>
          </table:table-cell>
          <table:table-cell table:style-name="ce47" office:value-type="float" office:value="81.1" calcext:value-type="float">
            <text:p>81,1</text:p>
          </table:table-cell>
          <table:table-cell table:number-columns-repeated="1011"/>
        </table:table-row>
        <table:table-row table:style-name="ro1">
          <table:table-cell table:style-name="ce183" office:value-type="float" office:value="10" calcext:value-type="float">
            <text:p>10</text:p>
          </table:table-cell>
          <table:table-cell table:style-name="ce47" table:number-columns-repeated="6"/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1.1" calcext:value-type="float">
            <text:p>81,1</text:p>
          </table:table-cell>
          <table:table-cell table:style-name="ce47" office:value-type="float" office:value="80" calcext:value-type="float">
            <text:p>80,0</text:p>
          </table:table-cell>
          <table:table-cell table:style-name="ce47" office:value-type="float" office:value="79.1" calcext:value-type="float">
            <text:p>79,1</text:p>
          </table:table-cell>
          <table:table-cell table:style-name="ce47" office:value-type="float" office:value="81.1" calcext:value-type="float">
            <text:p>81,1</text:p>
          </table:table-cell>
          <table:table-cell table:number-columns-repeated="1011"/>
        </table:table-row>
        <table:table-row table:style-name="ro1">
          <table:table-cell table:style-name="ce183" office:value-type="float" office:value="11" calcext:value-type="float">
            <text:p>11</text:p>
          </table:table-cell>
          <table:table-cell table:style-name="ce47" table:number-columns-repeated="5"/>
          <table:table-cell table:style-name="ce47" office:value-type="float" office:value="85.6" calcext:value-type="float">
            <text:p>85,6</text:p>
          </table:table-cell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1.2" calcext:value-type="float">
            <text:p>81,2</text:p>
          </table:table-cell>
          <table:table-cell table:style-name="ce47"/>
          <table:table-cell table:style-name="ce47" office:value-type="float" office:value="79.1" calcext:value-type="float">
            <text:p>79,1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83" office:value-type="float" office:value="12" calcext:value-type="float">
            <text:p>12</text:p>
          </table:table-cell>
          <table:table-cell table:style-name="ce47" table:number-columns-repeated="5"/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1.5" calcext:value-type="float">
            <text:p>81,5</text:p>
          </table:table-cell>
          <table:table-cell table:style-name="ce47"/>
          <table:table-cell table:style-name="ce47" office:value-type="float" office:value="79.5" calcext:value-type="float">
            <text:p>79,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83" office:value-type="float" office:value="13" calcext:value-type="float">
            <text:p>13</text:p>
          </table:table-cell>
          <table:table-cell table:style-name="ce47" table:number-columns-repeated="5"/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3.1" calcext:value-type="float">
            <text:p>83,1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0.8" calcext:value-type="float">
            <text:p>80,8</text:p>
          </table:table-cell>
          <table:table-cell table:style-name="ce47"/>
          <table:table-cell table:style-name="ce47" office:value-type="float" office:value="80.5" calcext:value-type="float">
            <text:p>80,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83" office:value-type="float" office:value="14" calcext:value-type="float">
            <text:p>14</text:p>
          </table:table-cell>
          <table:table-cell table:style-name="ce47" table:number-columns-repeated="5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1" calcext:value-type="float">
            <text:p>81,0</text:p>
          </table:table-cell>
          <table:table-cell table:style-name="ce47"/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1.6" calcext:value-type="float">
            <text:p>81,6</text:p>
          </table:table-cell>
          <table:table-cell table:number-columns-repeated="1011"/>
        </table:table-row>
        <table:table-row table:style-name="ro1">
          <table:table-cell table:style-name="ce183" office:value-type="float" office:value="15" calcext:value-type="float">
            <text:p>15</text:p>
          </table:table-cell>
          <table:table-cell table:style-name="ce47" table:number-columns-repeated="5"/>
          <table:table-cell table:style-name="ce47" office:value-type="float" office:value="84.1" calcext:value-type="float">
            <text:p>84,1</text:p>
          </table:table-cell>
          <table:table-cell table:style-name="ce47" office:value-type="float" office:value="83.6" calcext:value-type="float">
            <text:p>83,6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79.4" calcext:value-type="float">
            <text:p>79,4</text:p>
          </table:table-cell>
          <table:table-cell table:style-name="ce47" office:value-type="float" office:value="80.2" calcext:value-type="float">
            <text:p>80,2</text:p>
          </table:table-cell>
          <table:table-cell table:style-name="ce47" office:value-type="float" office:value="82.3" calcext:value-type="float">
            <text:p>82,3</text:p>
          </table:table-cell>
          <table:table-cell table:number-columns-repeated="1011"/>
        </table:table-row>
        <table:table-row table:style-name="ro1">
          <table:table-cell table:style-name="ce183" office:value-type="float" office:value="16" calcext:value-type="float">
            <text:p>16</text:p>
          </table:table-cell>
          <table:table-cell table:style-name="ce47" table:number-columns-repeated="5"/>
          <table:table-cell table:style-name="ce47" office:value-type="float" office:value="84" calcext:value-type="float">
            <text:p>84,0</text:p>
          </table:table-cell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/>
          <table:table-cell table:style-name="ce47" office:value-type="float" office:value="79.3" calcext:value-type="float">
            <text:p>79,3</text:p>
          </table:table-cell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81.7" calcext:value-type="float">
            <text:p>81,7</text:p>
          </table:table-cell>
          <table:table-cell table:number-columns-repeated="1011"/>
        </table:table-row>
        <table:table-row table:style-name="ro1">
          <table:table-cell table:style-name="ce183" office:value-type="float" office:value="17" calcext:value-type="float">
            <text:p>17</text:p>
          </table:table-cell>
          <table:table-cell table:style-name="ce47" table:number-columns-repeated="5"/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table:number-columns-repeated="2"/>
          <table:table-cell table:style-name="ce47" office:value-type="float" office:value="79.2" calcext:value-type="float">
            <text:p>79,2</text:p>
          </table:table-cell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81.9" calcext:value-type="float">
            <text:p>81,9</text:p>
          </table:table-cell>
          <table:table-cell table:number-columns-repeated="1011"/>
        </table:table-row>
        <table:table-row table:style-name="ro1">
          <table:table-cell table:style-name="ce183" office:value-type="float" office:value="18" calcext:value-type="float">
            <text:p>18</text:p>
          </table:table-cell>
          <table:table-cell table:style-name="ce47" table:number-columns-repeated="5"/>
          <table:table-cell table:style-name="ce47" office:value-type="float" office:value="84.4" calcext:value-type="float">
            <text:p>84,4</text:p>
          </table:table-cell>
          <table:table-cell table:style-name="ce47" office:value-type="float" office:value="83.2" calcext:value-type="float">
            <text:p>83,2</text:p>
          </table:table-cell>
          <table:table-cell table:style-name="ce47"/>
          <table:table-cell table:style-name="ce47" office:value-type="float" office:value="80.6" calcext:value-type="float">
            <text:p>80,6</text:p>
          </table:table-cell>
          <table:table-cell table:style-name="ce47" office:value-type="float" office:value="79.8" calcext:value-type="float">
            <text:p>79,8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2.2" calcext:value-type="float">
            <text:p>82,2</text:p>
          </table:table-cell>
          <table:table-cell table:number-columns-repeated="1011"/>
        </table:table-row>
        <table:table-row table:style-name="ro1">
          <table:table-cell table:style-name="ce183" office:value-type="float" office:value="19" calcext:value-type="float">
            <text:p>19</text:p>
          </table:table-cell>
          <table:table-cell table:style-name="ce47" table:number-columns-repeated="5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/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79.3" calcext:value-type="float">
            <text:p>79,3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81.4" calcext:value-type="float">
            <text:p>81,4</text:p>
          </table:table-cell>
          <table:table-cell table:number-columns-repeated="1011"/>
        </table:table-row>
        <table:table-row table:style-name="ro1">
          <table:table-cell table:style-name="ce183" office:value-type="float" office:value="20" calcext:value-type="float">
            <text:p>20</text:p>
          </table:table-cell>
          <table:table-cell table:style-name="ce47" table:number-columns-repeated="5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0.1" calcext:value-type="float">
            <text:p>80,1</text:p>
          </table:table-cell>
          <table:table-cell table:style-name="ce47" office:value-type="float" office:value="79" calcext:value-type="float">
            <text:p>79,0</text:p>
          </table:table-cell>
          <table:table-cell table:style-name="ce47" office:value-type="float" office:value="81.4" calcext:value-type="float">
            <text:p>81,4</text:p>
          </table:table-cell>
          <table:table-cell table:style-name="ce47" office:value-type="float" office:value="81.7" calcext:value-type="float">
            <text:p>81,7</text:p>
          </table:table-cell>
          <table:table-cell table:number-columns-repeated="1011"/>
        </table:table-row>
        <table:table-row table:style-name="ro1">
          <table:table-cell table:style-name="ce183" office:value-type="float" office:value="21" calcext:value-type="float">
            <text:p>21</text:p>
          </table:table-cell>
          <table:table-cell table:style-name="ce47" table:number-columns-repeated="4"/>
          <table:table-cell table:style-name="ce47" office:value-type="float" office:value="85.1" calcext:value-type="float">
            <text:p>85,1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2.8" calcext:value-type="float">
            <text:p>82,8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78.9" calcext:value-type="float">
            <text:p>78,9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1.6" calcext:value-type="float">
            <text:p>81,6</text:p>
          </table:table-cell>
          <table:table-cell table:number-columns-repeated="1011"/>
        </table:table-row>
        <table:table-row table:style-name="ro1">
          <table:table-cell table:style-name="ce183" office:value-type="float" office:value="22" calcext:value-type="float">
            <text:p>22</text:p>
          </table:table-cell>
          <table:table-cell table:style-name="ce47" table:number-columns-repeated="4"/>
          <table:table-cell table:style-name="ce47" office:value-type="float" office:value="84.9" calcext:value-type="float">
            <text:p>84,9</text:p>
          </table:table-cell>
          <table:table-cell table:style-name="ce47" office:value-type="float" office:value="83.9" calcext:value-type="float">
            <text:p>83,9</text:p>
          </table:table-cell>
          <table:table-cell table:number-columns-repeated="2" table:style-name="ce47" office:value-type="float" office:value="82.8" calcext:value-type="float">
            <text:p>82,8</text:p>
          </table:table-cell>
          <table:table-cell table:style-name="ce47" office:value-type="float" office:value="81" calcext:value-type="float">
            <text:p>81,0</text:p>
          </table:table-cell>
          <table:table-cell table:style-name="ce47" office:value-type="float" office:value="79.6" calcext:value-type="float">
            <text:p>79,6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81.7" calcext:value-type="float">
            <text:p>81,7</text:p>
          </table:table-cell>
          <table:table-cell table:number-columns-repeated="1011"/>
        </table:table-row>
        <table:table-row table:style-name="ro1">
          <table:table-cell table:style-name="ce183" office:value-type="float" office:value="23" calcext:value-type="float">
            <text:p>23</text:p>
          </table:table-cell>
          <table:table-cell table:style-name="ce47" table:number-columns-repeated="4"/>
          <table:table-cell table:style-name="ce47" office:value-type="float" office:value="84.8" calcext:value-type="float">
            <text:p>84,8</text:p>
          </table:table-cell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3" calcext:value-type="float">
            <text:p>83,0</text:p>
          </table:table-cell>
          <table:table-cell table:style-name="ce47" office:value-type="float" office:value="82.7" calcext:value-type="float">
            <text:p>82,7</text:p>
          </table:table-cell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1.5" calcext:value-type="float">
            <text:p>81,5</text:p>
          </table:table-cell>
          <table:table-cell table:number-columns-repeated="1011"/>
        </table:table-row>
        <table:table-row table:style-name="ro1">
          <table:table-cell table:style-name="ce183" office:value-type="float" office:value="24" calcext:value-type="float">
            <text:p>24</text:p>
          </table:table-cell>
          <table:table-cell table:style-name="ce47" table:number-columns-repeated="4"/>
          <table:table-cell table:style-name="ce47" office:value-type="float" office:value="85.1" calcext:value-type="float">
            <text:p>85,1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2.9" calcext:value-type="float">
            <text:p>82,9</text:p>
          </table:table-cell>
          <table:table-cell table:style-name="ce47" office:value-type="float" office:value="81.8" calcext:value-type="float">
            <text:p>81,8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79.4" calcext:value-type="float">
            <text:p>79,4</text:p>
          </table:table-cell>
          <table:table-cell table:style-name="ce47" office:value-type="float" office:value="80.2" calcext:value-type="float">
            <text:p>80,2</text:p>
          </table:table-cell>
          <table:table-cell table:style-name="ce47" office:value-type="float" office:value="82.3" calcext:value-type="float">
            <text:p>82,3</text:p>
          </table:table-cell>
          <table:table-cell table:number-columns-repeated="1011"/>
        </table:table-row>
        <table:table-row table:style-name="ro1">
          <table:table-cell table:style-name="ce183" office:value-type="float" office:value="25" calcext:value-type="float">
            <text:p>25</text:p>
          </table:table-cell>
          <table:table-cell table:style-name="ce47" table:number-columns-repeated="4"/>
          <table:table-cell table:style-name="ce47" office:value-type="float" office:value="85.2" calcext:value-type="float">
            <text:p>85,2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/>
          <table:table-cell table:style-name="ce47" office:value-type="float" office:value="82.3" calcext:value-type="float">
            <text:p>82,3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79.8" calcext:value-type="float">
            <text:p>79,8</text:p>
          </table:table-cell>
          <table:table-cell table:style-name="ce47" office:value-type="float" office:value="80" calcext:value-type="float">
            <text:p>80,0</text:p>
          </table:table-cell>
          <table:table-cell table:style-name="ce47" office:value-type="float" office:value="82.8" calcext:value-type="float">
            <text:p>82,8</text:p>
          </table:table-cell>
          <table:table-cell table:number-columns-repeated="1011"/>
        </table:table-row>
        <table:table-row table:style-name="ro1">
          <table:table-cell table:style-name="ce183" office:value-type="float" office:value="26" calcext:value-type="float">
            <text:p>26</text:p>
          </table:table-cell>
          <table:table-cell table:style-name="ce47" table:number-columns-repeated="4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3.4" calcext:value-type="float">
            <text:p>83,4</text:p>
          </table:table-cell>
          <table:table-cell table:style-name="ce47"/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79.8" calcext:value-type="float">
            <text:p>79,8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82.9" calcext:value-type="float">
            <text:p>82,9</text:p>
          </table:table-cell>
          <table:table-cell table:number-columns-repeated="1011"/>
        </table:table-row>
        <table:table-row table:style-name="ro1">
          <table:table-cell table:style-name="ce183" office:value-type="float" office:value="27" calcext:value-type="float">
            <text:p>27</text:p>
          </table:table-cell>
          <table:table-cell table:style-name="ce47" table:number-columns-repeated="4"/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3.3" calcext:value-type="float">
            <text:p>83,3</text:p>
          </table:table-cell>
          <table:table-cell table:style-name="ce47"/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79.5" calcext:value-type="float">
            <text:p>79,5</text:p>
          </table:table-cell>
          <table:table-cell table:style-name="ce47" office:value-type="float" office:value="81.3" calcext:value-type="float">
            <text:p>81,3</text:p>
          </table:table-cell>
          <table:table-cell table:style-name="ce47" office:value-type="float" office:value="82.6" calcext:value-type="float">
            <text:p>82,6</text:p>
          </table:table-cell>
          <table:table-cell table:number-columns-repeated="1011"/>
        </table:table-row>
        <table:table-row table:style-name="ro1">
          <table:table-cell table:style-name="ce183" office:value-type="float" office:value="28" calcext:value-type="float">
            <text:p>28</text:p>
          </table:table-cell>
          <table:table-cell table:style-name="ce47" table:number-columns-repeated="4"/>
          <table:table-cell table:style-name="ce47" office:value-type="float" office:value="84.5" calcext:value-type="float">
            <text:p>84,5</text:p>
          </table:table-cell>
          <table:table-cell table:style-name="ce47" office:value-type="float" office:value="84.3" calcext:value-type="float">
            <text:p>84,3</text:p>
          </table:table-cell>
          <table:table-cell table:style-name="ce47" office:value-type="float" office:value="83.5" calcext:value-type="float">
            <text:p>83,5</text:p>
          </table:table-cell>
          <table:table-cell table:style-name="ce47" office:value-type="float" office:value="81.7" calcext:value-type="float">
            <text:p>81,7</text:p>
          </table:table-cell>
          <table:table-cell table:style-name="ce47" office:value-type="float" office:value="80.7" calcext:value-type="float">
            <text:p>80,7</text:p>
          </table:table-cell>
          <table:table-cell table:style-name="ce47" office:value-type="float" office:value="79.4" calcext:value-type="float">
            <text:p>79,4</text:p>
          </table:table-cell>
          <table:table-cell table:style-name="ce47" office:value-type="float" office:value="80.6" calcext:value-type="float">
            <text:p>80,6</text:p>
          </table:table-cell>
          <table:table-cell table:style-name="ce47" office:value-type="float" office:value="82.9" calcext:value-type="float">
            <text:p>82,9</text:p>
          </table:table-cell>
          <table:table-cell table:number-columns-repeated="1011"/>
        </table:table-row>
        <table:table-row table:style-name="ro1">
          <table:table-cell table:style-name="ce183" office:value-type="float" office:value="29" calcext:value-type="float">
            <text:p>29</text:p>
          </table:table-cell>
          <table:table-cell table:style-name="ce47" table:number-columns-repeated="4"/>
          <table:table-cell table:style-name="ce47" office:value-type="float" office:value="85.6" calcext:value-type="float">
            <text:p>85,6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4.2" calcext:value-type="float">
            <text:p>84,2</text:p>
          </table:table-cell>
          <table:table-cell table:style-name="ce47" office:value-type="float" office:value="82.1" calcext:value-type="float">
            <text:p>82,1</text:p>
          </table:table-cell>
          <table:table-cell table:style-name="ce47" office:value-type="float" office:value="80.5" calcext:value-type="float">
            <text:p>80,5</text:p>
          </table:table-cell>
          <table:table-cell table:style-name="ce47" office:value-type="float" office:value="79.9" calcext:value-type="float">
            <text:p>79,9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82.8" calcext:value-type="float">
            <text:p>82,8</text:p>
          </table:table-cell>
          <table:table-cell table:number-columns-repeated="1011"/>
        </table:table-row>
        <table:table-row table:style-name="ro1">
          <table:table-cell table:style-name="ce183" office:value-type="float" office:value="30" calcext:value-type="float">
            <text:p>30</text:p>
          </table:table-cell>
          <table:table-cell table:style-name="ce47" table:number-columns-repeated="4"/>
          <table:table-cell table:style-name="ce47" office:value-type="float" office:value="84.7" calcext:value-type="float">
            <text:p>84,7</text:p>
          </table:table-cell>
          <table:table-cell table:style-name="ce47" office:value-type="float" office:value="83.7" calcext:value-type="float">
            <text:p>83,7</text:p>
          </table:table-cell>
          <table:table-cell table:style-name="ce47" office:value-type="float" office:value="83.8" calcext:value-type="float">
            <text:p>83,8</text:p>
          </table:table-cell>
          <table:table-cell table:style-name="ce47" office:value-type="float" office:value="81.8" calcext:value-type="float">
            <text:p>81,8</text:p>
          </table:table-cell>
          <table:table-cell table:style-name="ce47" office:value-type="float" office:value="80.3" calcext:value-type="float">
            <text:p>80,3</text:p>
          </table:table-cell>
          <table:table-cell table:style-name="ce47" office:value-type="float" office:value="80.4" calcext:value-type="float">
            <text:p>80,4</text:p>
          </table:table-cell>
          <table:table-cell table:style-name="ce47" office:value-type="float" office:value="80.2" calcext:value-type="float">
            <text:p>80,2</text:p>
          </table:table-cell>
          <table:table-cell table:style-name="ce47" office:value-type="float" office:value="82.5" calcext:value-type="float">
            <text:p>82,5</text:p>
          </table:table-cell>
          <table:table-cell table:number-columns-repeated="1011"/>
        </table:table-row>
        <table:table-row table:style-name="ro1">
          <table:table-cell table:style-name="ce183" office:value-type="float" office:value="31" calcext:value-type="float">
            <text:p>31</text:p>
          </table:table-cell>
          <table:table-cell table:style-name="ce47" table:number-columns-repeated="4"/>
          <table:table-cell table:style-name="ce47" office:value-type="float" office:value="84.7" calcext:value-type="float">
            <text:p>84,7</text:p>
          </table:table-cell>
          <table:table-cell table:style-name="ce47"/>
          <table:table-cell table:style-name="ce47" office:value-type="float" office:value="83.9" calcext:value-type="float">
            <text:p>83,9</text:p>
          </table:table-cell>
          <table:table-cell table:style-name="ce47" office:value-type="float" office:value="81.8" calcext:value-type="float">
            <text:p>81,8</text:p>
          </table:table-cell>
          <table:table-cell table:style-name="ce47"/>
          <table:table-cell table:style-name="ce47" office:value-type="float" office:value="80.2" calcext:value-type="float">
            <text:p>80,2</text:p>
          </table:table-cell>
          <table:table-cell table:style-name="ce47"/>
          <table:table-cell table:style-name="ce47" office:value-type="float" office:value="83.4" calcext:value-type="float">
            <text:p>83,4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185" office:value-type="string" calcext:value-type="string">
            <text:p>srednia za rok</text:p>
          </table:table-cell>
          <table:table-cell table:number-columns-repeated="1010"/>
        </table:table-row>
        <table:table-row table:style-name="ro1">
          <table:table-cell table:style-name="ce417" office:value-type="string" calcext:value-type="string">
            <text:p>max</text:p>
          </table:table-cell>
          <table:table-cell table:style-name="ce417" table:number-columns-repeated="4"/>
          <table:table-cell table:style-name="ce417" table:formula="of:=MAX([.F2:.F32])" office:value-type="float" office:value="85.6" calcext:value-type="float">
            <text:p>85,6</text:p>
          </table:table-cell>
          <table:table-cell table:style-name="ce417" table:formula="of:=MAX([.G2:.G32])" office:value-type="float" office:value="85.6" calcext:value-type="float">
            <text:p>85,6</text:p>
          </table:table-cell>
          <table:table-cell table:style-name="ce417" table:formula="of:=MAX([.H2:.H32])" office:value-type="float" office:value="84.8" calcext:value-type="float">
            <text:p>84,8</text:p>
          </table:table-cell>
          <table:table-cell table:style-name="ce417" table:formula="of:=MAX([.I2:.I32])" office:value-type="float" office:value="83.6" calcext:value-type="float">
            <text:p>83,6</text:p>
          </table:table-cell>
          <table:table-cell table:style-name="ce417" table:formula="of:=MAX([.J2:.J32])" office:value-type="float" office:value="82.4" calcext:value-type="float">
            <text:p>82,4</text:p>
          </table:table-cell>
          <table:table-cell table:style-name="ce417" table:formula="of:=MAX([.K2:.K32])" office:value-type="float" office:value="80.5" calcext:value-type="float">
            <text:p>80,5</text:p>
          </table:table-cell>
          <table:table-cell table:style-name="ce417" table:formula="of:=MAX([.L2:.L32])" office:value-type="float" office:value="81.4" calcext:value-type="float">
            <text:p>81,4</text:p>
          </table:table-cell>
          <table:table-cell table:style-name="ce417" table:formula="of:=MAX([.M2:.M32])" office:value-type="float" office:value="83.4" calcext:value-type="float">
            <text:p>83,4</text:p>
          </table:table-cell>
          <table:table-cell table:style-name="ce186" table:formula="of:=AVERAGE([.F34:.M34])" office:value-type="float" office:value="83.4125" calcext:value-type="float">
            <text:p>83,4</text:p>
          </table:table-cell>
          <table:table-cell table:number-columns-repeated="1010"/>
        </table:table-row>
        <table:table-row table:style-name="ro1">
          <table:table-cell table:style-name="ce183" office:value-type="string" calcext:value-type="string">
            <text:p>srednia '17</text:p>
          </table:table-cell>
          <table:table-cell table:number-columns-repeated="4" table:style-name="ce357" office:value-type="float" office:value="0" calcext:value-type="float">
            <text:p>0,0</text:p>
          </table:table-cell>
          <table:table-cell table:style-name="ce357" table:formula="of:=AVERAGE([.F2:.F32])" office:value-type="float" office:value="84.8363636363636" calcext:value-type="float">
            <text:p>84,8</text:p>
          </table:table-cell>
          <table:table-cell table:style-name="ce357" table:formula="of:=AVERAGE([.G2:.G32])" office:value-type="float" office:value="84.4" calcext:value-type="float">
            <text:p>84,4</text:p>
          </table:table-cell>
          <table:table-cell table:style-name="ce357" table:formula="of:=AVERAGE([.H2:.H32])" office:value-type="float" office:value="83.6142857142857" calcext:value-type="float">
            <text:p>83,6</text:p>
          </table:table-cell>
          <table:table-cell table:style-name="ce357" table:formula="of:=AVERAGE([.I2:.I32])" office:value-type="float" office:value="82.7307692307692" calcext:value-type="float">
            <text:p>82,7</text:p>
          </table:table-cell>
          <table:table-cell table:style-name="ce357" table:formula="of:=AVERAGE([.J2:.J32])" office:value-type="float" office:value="80.9285714285714" calcext:value-type="float">
            <text:p>80,9</text:p>
          </table:table-cell>
          <table:table-cell table:style-name="ce357" table:formula="of:=AVERAGE([.K2:.K32])" office:value-type="float" office:value="79.6851851851852" calcext:value-type="float">
            <text:p>79,7</text:p>
          </table:table-cell>
          <table:table-cell table:style-name="ce357" table:formula="of:=AVERAGE([.L2:.L32])" office:value-type="float" office:value="80.0566666666667" calcext:value-type="float">
            <text:p>80,1</text:p>
          </table:table-cell>
          <table:table-cell table:style-name="ce357" table:formula="of:=AVERAGE([.M2:.M32])" office:value-type="float" office:value="81.8428571428571" calcext:value-type="float">
            <text:p>81,8</text:p>
          </table:table-cell>
          <table:table-cell table:style-name="ce186" table:formula="of:=AVERAGE([.F35:.M35])" office:value-type="float" office:value="82.2618373755874" calcext:value-type="float">
            <text:p>82,3</text:p>
          </table:table-cell>
          <table:table-cell table:style-name="ce78" table:number-columns-repeated="49"/>
          <table:table-cell table:number-columns-repeated="961"/>
        </table:table-row>
        <table:table-row table:style-name="ro1">
          <table:table-cell table:style-name="ce417" office:value-type="string" calcext:value-type="string">
            <text:p>min</text:p>
          </table:table-cell>
          <table:table-cell table:style-name="ce417" table:number-columns-repeated="4"/>
          <table:table-cell table:style-name="ce417" table:formula="of:=MIN([.F2:.F32])" office:value-type="float" office:value="84.3" calcext:value-type="float">
            <text:p>84,3</text:p>
          </table:table-cell>
          <table:table-cell table:style-name="ce417" table:formula="of:=MIN([.G2:.G32])" office:value-type="float" office:value="83.7" calcext:value-type="float">
            <text:p>83,7</text:p>
          </table:table-cell>
          <table:table-cell table:style-name="ce417" table:formula="of:=MIN([.H2:.H32])" office:value-type="float" office:value="82.8" calcext:value-type="float">
            <text:p>82,8</text:p>
          </table:table-cell>
          <table:table-cell table:style-name="ce417" table:formula="of:=MIN([.I2:.I32])" office:value-type="float" office:value="81.7" calcext:value-type="float">
            <text:p>81,7</text:p>
          </table:table-cell>
          <table:table-cell table:style-name="ce417" table:formula="of:=MIN([.J2:.J32])" office:value-type="float" office:value="80.1" calcext:value-type="float">
            <text:p>80,1</text:p>
          </table:table-cell>
          <table:table-cell table:style-name="ce417" table:formula="of:=MIN([.K2:.K32])" office:value-type="float" office:value="78.9" calcext:value-type="float">
            <text:p>78,9</text:p>
          </table:table-cell>
          <table:table-cell table:style-name="ce417" table:formula="of:=MIN([.L2:.L32])" office:value-type="float" office:value="79" calcext:value-type="float">
            <text:p>79</text:p>
          </table:table-cell>
          <table:table-cell table:style-name="ce417" table:formula="of:=MIN([.M2:.M32])" office:value-type="float" office:value="80.4" calcext:value-type="float">
            <text:p>80,4</text:p>
          </table:table-cell>
          <table:table-cell table:style-name="ce186" table:formula="of:=AVERAGE([.F36:.M36])" office:value-type="float" office:value="81.3625" calcext:value-type="float">
            <text:p>81,4</text:p>
          </table:table-cell>
          <table:table-cell table:style-name="ce78" table:number-columns-repeated="49"/>
          <table:table-cell table:number-columns-repeated="961"/>
        </table:table-row>
        <table:table-row table:style-name="ro1">
          <table:table-cell table:style-name="ce417" office:value-type="string" calcext:value-type="string">
            <text:p>std</text:p>
          </table:table-cell>
          <table:table-cell table:style-name="ce417" table:number-columns-repeated="4"/>
          <table:table-cell table:style-name="ce418" table:formula="of:=COM.MICROSOFT.STDEV.P([.F2:.F32])" office:value-type="float" office:value="0.379647509414928" calcext:value-type="float">
            <text:p>0,38</text:p>
          </table:table-cell>
          <table:table-cell table:style-name="ce418" table:formula="of:=COM.MICROSOFT.STDEV.P([.G2:.G32])" office:value-type="float" office:value="0.495496964046511" calcext:value-type="float">
            <text:p>0,50</text:p>
          </table:table-cell>
          <table:table-cell table:style-name="ce418" table:formula="of:=COM.MICROSOFT.STDEV.P([.H2:.H32])" office:value-type="float" office:value="0.461917034692136" calcext:value-type="float">
            <text:p>0,46</text:p>
          </table:table-cell>
          <table:table-cell table:style-name="ce418" table:formula="of:=COM.MICROSOFT.STDEV.P([.I2:.I32])" office:value-type="float" office:value="0.517961411370229" calcext:value-type="float">
            <text:p>0,52</text:p>
          </table:table-cell>
          <table:table-cell table:style-name="ce418" table:formula="of:=COM.MICROSOFT.STDEV.P([.J2:.J32])" office:value-type="float" office:value="0.548932173052598" calcext:value-type="float">
            <text:p>0,55</text:p>
          </table:table-cell>
          <table:table-cell table:style-name="ce418" table:formula="of:=COM.MICROSOFT.STDEV.P([.K2:.K32])" office:value-type="float" office:value="0.448622338658569" calcext:value-type="float">
            <text:p>0,45</text:p>
          </table:table-cell>
          <table:table-cell table:style-name="ce418" table:formula="of:=COM.MICROSOFT.STDEV.P([.L2:.L32])" office:value-type="float" office:value="0.610837312401776" calcext:value-type="float">
            <text:p>0,61</text:p>
          </table:table-cell>
          <table:table-cell table:style-name="ce418" table:formula="of:=COM.MICROSOFT.STDEV.P([.M2:.M32])" office:value-type="float" office:value="0.733109118475441" calcext:value-type="float">
            <text:p>0,73</text:p>
          </table:table-cell>
          <table:table-cell table:style-name="ce186" table:formula="of:=AVERAGE([.F37:.M37])" office:value-type="float" office:value="0.524565482764023" calcext:value-type="float">
            <text:p>0,5</text:p>
          </table:table-cell>
          <table:table-cell table:number-columns-repeated="1010"/>
        </table:table-row>
        <table:table-row table:style-name="ro1">
          <table:table-cell table:style-name="ce183" office:value-type="string" calcext:value-type="string">
            <text:p>BMI'17</text:p>
          </table:table-cell>
          <table:table-cell table:style-name="ce183" table:number-columns-repeated="4"/>
          <table:table-cell table:style-name="ce183" table:formula="of:=[.F35]/(1.69*1.69)" office:value-type="float" office:value="29.7035690754398" calcext:value-type="float">
            <text:p>29,7035690754398</text:p>
          </table:table-cell>
          <table:table-cell table:style-name="ce183" table:formula="of:=[.G35]/(1.69*1.69)" office:value-type="float" office:value="29.5507860369035" calcext:value-type="float">
            <text:p>29,5507860369035</text:p>
          </table:table-cell>
          <table:table-cell table:style-name="ce183" table:formula="of:=[.H35]/(1.69*1.69)" office:value-type="float" office:value="29.2756856252532" calcext:value-type="float">
            <text:p>29,2756856252532</text:p>
          </table:table-cell>
          <table:table-cell table:style-name="ce183" table:formula="of:=[.I35]/(1.69*1.69)" office:value-type="float" office:value="28.9663419455794" calcext:value-type="float">
            <text:p>28,9663419455794</text:p>
          </table:table-cell>
          <table:table-cell table:style-name="ce183" table:formula="of:=[.J35]/(1.69*1.69)" office:value-type="float" office:value="28.335342399976" calcext:value-type="float">
            <text:p>28,335342399976</text:p>
          </table:table-cell>
          <table:table-cell table:style-name="ce183" table:formula="of:=[.K35]/(1.69*1.69)" office:value-type="float" office:value="27.8999983141995" calcext:value-type="float">
            <text:p>27,8999983141995</text:p>
          </table:table-cell>
          <table:table-cell table:style-name="ce183" table:formula="of:=[.L35]/(1.69*1.69)" office:value-type="float" office:value="28.0300643068053" calcext:value-type="float">
            <text:p>28,0300643068053</text:p>
          </table:table-cell>
          <table:table-cell table:style-name="ce183" table:formula="of:=[.M35]/(1.69*1.69)" office:value-type="float" office:value="28.6554592426236" calcext:value-type="float">
            <text:p>28,6554592426236</text:p>
          </table:table-cell>
          <table:table-cell table:style-name="ce186" table:formula="of:=AVERAGE([.F38:.M38])" office:value-type="float" office:value="28.8021558683475" calcext:value-type="float">
            <text:p>28,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1" table:formula="of:=[.$F$35]-[.F35]" office:value-type="float" office:value="0" calcext:value-type="float">
            <text:p>0,0</text:p>
          </table:table-cell>
          <table:table-cell table:style-name="ce81" table:formula="of:=[.$F$35]-[.G35]" office:value-type="float" office:value="0.436363636363652" calcext:value-type="float">
            <text:p>0,4</text:p>
          </table:table-cell>
          <table:table-cell table:style-name="ce81" table:formula="of:=[.$F$35]-[.H35]" office:value-type="float" office:value="1.22207792207793" calcext:value-type="float">
            <text:p>1,2</text:p>
          </table:table-cell>
          <table:table-cell table:style-name="ce81" table:formula="of:=[.$F$35]-[.I35]" office:value-type="float" office:value="2.10559440559442" calcext:value-type="float">
            <text:p>2,1</text:p>
          </table:table-cell>
          <table:table-cell table:style-name="ce81" table:formula="of:=[.$F$35]-[.J35]" office:value-type="float" office:value="3.90779220779221" calcext:value-type="float">
            <text:p>3,9</text:p>
          </table:table-cell>
          <table:table-cell table:style-name="ce81" table:formula="of:=[.$F$35]-[.K35]" office:value-type="float" office:value="5.15117845117845" calcext:value-type="float">
            <text:p>5,2</text:p>
          </table:table-cell>
          <table:table-cell table:style-name="ce81" table:formula="of:=[.$F$35]-[.L35]" office:value-type="float" office:value="4.77969696969699" calcext:value-type="float">
            <text:p>4,8</text:p>
          </table:table-cell>
          <table:table-cell table:style-name="ce81" table:formula="of:=[.$F$35]-[.M35]" office:value-type="float" office:value="2.9935064935065" calcext:value-type="float">
            <text:p>3,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$G$35]-[.G35]" office:value-type="float" office:value="0" calcext:value-type="float">
            <text:p>0</text:p>
          </table:table-cell>
          <table:table-cell table:formula="of:=[.$G$35]-[.H35]" office:value-type="float" office:value="0.785714285714306" calcext:value-type="float">
            <text:p>0,785714285714306</text:p>
          </table:table-cell>
          <table:table-cell table:formula="of:=[.$G$35]-[.I35]" office:value-type="float" office:value="1.66923076923081" calcext:value-type="float">
            <text:p>1,66923076923081</text:p>
          </table:table-cell>
          <table:table-cell table:formula="of:=[.$G$35]-[.J35]" office:value-type="float" office:value="3.4714285714286" calcext:value-type="float">
            <text:p>3,4714285714286</text:p>
          </table:table-cell>
          <table:table-cell table:formula="of:=[.$G$35]-[.K35]" office:value-type="float" office:value="4.7148148148148" calcext:value-type="float">
            <text:p>4,7148148148148</text:p>
          </table:table-cell>
          <table:table-cell table:formula="of:=[.$G$35]-[.L35]" office:value-type="float" office:value="4.34333333333331" calcext:value-type="float">
            <text:p>4,34333333333331</text:p>
          </table:table-cell>
          <table:table-cell table:formula="of:=[.$G$35]-[.M35]" office:value-type="float" office:value="2.55714285714291" calcext:value-type="float">
            <text:p>2,5571428571429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$H$35]-[.H35]" office:value-type="float" office:value="0" calcext:value-type="float">
            <text:p>0</text:p>
          </table:table-cell>
          <table:table-cell table:formula="of:=[.$H$35]-[.I35]" office:value-type="float" office:value="0.883516483516502" calcext:value-type="float">
            <text:p>0,883516483516502</text:p>
          </table:table-cell>
          <table:table-cell table:formula="of:=[.$H$35]-[.J35]" office:value-type="float" office:value="2.6857142857143" calcext:value-type="float">
            <text:p>2,6857142857143</text:p>
          </table:table-cell>
          <table:table-cell table:formula="of:=[.$H$35]-[.K35]" office:value-type="float" office:value="3.92910052910049" calcext:value-type="float">
            <text:p>3,92910052910049</text:p>
          </table:table-cell>
          <table:table-cell table:formula="of:=[.$H$35]-[.L35]" office:value-type="float" office:value="3.557619047619" calcext:value-type="float">
            <text:p>3,557619047619</text:p>
          </table:table-cell>
          <table:table-cell table:formula="of:=[.$H$35]-[.M35]" office:value-type="float" office:value="1.7714285714286" calcext:value-type="float">
            <text:p>1,771428571428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formula="of:=[.$I$35]-[.I35]" office:value-type="float" office:value="0" calcext:value-type="float">
            <text:p>0</text:p>
          </table:table-cell>
          <table:table-cell table:formula="of:=[.$I$35]-[.J35]" office:value-type="float" office:value="1.8021978021978" calcext:value-type="float">
            <text:p>1,8021978021978</text:p>
          </table:table-cell>
          <table:table-cell table:formula="of:=[.$I$35]-[.K35]" office:value-type="float" office:value="3.04558404558399" calcext:value-type="float">
            <text:p>3,04558404558399</text:p>
          </table:table-cell>
          <table:table-cell table:formula="of:=[.$I$35]-[.L35]" office:value-type="float" office:value="2.6741025641025" calcext:value-type="float">
            <text:p>2,6741025641025</text:p>
          </table:table-cell>
          <table:table-cell table:formula="of:=[.$I$35]-[.M35]" office:value-type="float" office:value="0.887912087912099" calcext:value-type="float">
            <text:p>0,887912087912099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[.$J$35]-[.J35]" office:value-type="float" office:value="0" calcext:value-type="float">
            <text:p>0</text:p>
          </table:table-cell>
          <table:table-cell table:formula="of:=[.$J$35]-[.K35]" office:value-type="float" office:value="1.2433862433862" calcext:value-type="float">
            <text:p>1,2433862433862</text:p>
          </table:table-cell>
          <table:table-cell table:formula="of:=[.$J$35]-[.L35]" office:value-type="float" office:value="0.871904761904702" calcext:value-type="float">
            <text:p>0,871904761904702</text:p>
          </table:table-cell>
          <table:table-cell table:formula="of:=[.$J$35]-[.M35]" office:value-type="float" office:value="-0.914285714285697" calcext:value-type="float">
            <text:p>-0,91428571428569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[.$K$35]-[.K35]" office:value-type="float" office:value="0" calcext:value-type="float">
            <text:p>0</text:p>
          </table:table-cell>
          <table:table-cell table:formula="of:=[.$K$35]-[.L35]" office:value-type="float" office:value="-0.371481481481496" calcext:value-type="float">
            <text:p>-0,371481481481496</text:p>
          </table:table-cell>
          <table:table-cell table:formula="of:=[.$K$35]-[.M35]" office:value-type="float" office:value="-2.15767195767189" calcext:value-type="float">
            <text:p>-2,15767195767189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[.$L$35]-[.L35]" office:value-type="float" office:value="0" calcext:value-type="float">
            <text:p>0</text:p>
          </table:table-cell>
          <table:table-cell table:formula="of:=[.$L$35]-[.M35]" office:value-type="float" office:value="-1.7861904761904" calcext:value-type="float">
            <text:p>-1,7861904761904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09">
      <number:number number:decimal-places="1" number:min-decimal-places="1" number:min-integer-digits="1"/>
    </number:number-style>
    <number:number-style style:name="N108">
      <number:number number:decimal-places="1" number:min-decimal-places="1" number:min-integer-digits="0"/>
    </number:number-style>
    <number:number-style style:name="N107">
      <number:number number:decimal-places="4" number:min-decimal-places="4" number:min-integer-digits="1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k_5f_zielony" style:display-name="mk_zielony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margin-top="0mm" fo:margin-bottom="0mm" fo:margin-left="0mm" fo:margin-right="0mm" style:print-page-order="ltr" style:first-page-number="1" style:scale-to="5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3">
      <style:page-layout-properties style:num-format="1" style:print-orientation="landscape" fo:margin-top="10mm" fo:margin-bottom="10mm" fo:margin-left="0mm" fo:margin-right="0mm" style:print-page-order="ltr" style:first-page-number="1" style:scale-to="65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09-04-16T11:32:48Z</meta:creation-date>
    <dc:date>2024-11-13T18:36:18.332376912</dc:date>
    <meta:editing-cycles>2404</meta:editing-cycles>
    <meta:editing-duration>PT17H20M2S</meta:editing-duration>
    <meta:document-statistic meta:table-count="9" meta:cell-count="3772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109">
      <style:chart-properties chart:display-label="true" chart:tick-marks-major-inner="false" chart:tick-marks-major-outer="false" chart:logarithmic="false" chart:minimum="66" chart:maximum="87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109">
      <style:chart-properties chart:symbol-type="named-symbol" chart:symbol-name="diamond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square" chart:symbol-width="0.247cm" chart:symbol-height="0.247cm" chart:link-data-style-to-source="true"/>
      <style:graphic-properties svg:stroke-width="0.08cm" svg:stroke-color="#ff8000" draw:fill="none" draw:fill-color="#ff8000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diamond" chart:symbol-width="0.247cm" chart:symbol-height="0.247cm" chart:link-data-style-to-source="true"/>
      <style:graphic-properties svg:stroke-width="0.08cm" svg:stroke-color="#2a6099" draw:fill="none" draw:fill-color="#2a6099"/>
      <style:text-properties fo:font-size="10pt" style:font-size-asian="10pt" style:font-size-complex="10pt"/>
    </style:style>
    <style:style style:name="ch13" style:family="chart" style:data-style-name="N109">
      <style:chart-properties chart:symbol-type="named-symbol" chart:symbol-name="x" chart:symbol-width="0.247cm" chart:symbol-height="0.247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088cm" svg:height="9.132cm" xlink:href=".." xlink:type="simple" chart:class="chart:line" chart:style-name="ch1">
        <chart:title svg:x="12.326cm" svg:y="0.318cm" chart:style-name="ch2">
          <text:p>Waga</text:p>
        </chart:title>
        <chart:legend chart:legend-position="end" svg:x="22.813cm" svg:y="3.52cm" style:legend-expansion="high" chart:style-name="ch3"/>
        <chart:plot-area chart:style-name="ch4" table:cell-range-address="'2020'.A35:'2020'.M35 '2019'.A35:'2019'.M35 '2018'.A35:'2018'.M35 '2017'.A35:'2017'.M35" chart:data-source-has-labels="column" svg:x="-0.001cm" svg:y="0.224cm" svg:width="26.081cm" svg:height="8.587cm">
          <chart:coordinate-region svg:x="0.841cm" svg:y="0.224cm" svg:width="25.026cm" svg:height="7.94cm"/>
          <chart:axis chart:dimension="x" chart:name="primary-x" chart:style-name="ch5">
            <chart:title svg:x="12.413cm" svg:y="8.572cm" chart:style-name="ch6">
              <text:p>Miesiac</text:p>
            </chart:title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2020'.B35:'2020'.M35" chart:label-cell-address="'2020'.A35:'2020'.A35" chart:class="chart:line">
            <chart:data-point chart:repeated="12"/>
          </chart:series>
          <chart:series chart:style-name="ch11" chart:values-cell-range-address="'2019'.B35:'2019'.M35" chart:label-cell-address="'2019'.A35:'2019'.A35" chart:class="chart:line">
            <chart:data-point chart:repeated="12"/>
          </chart:series>
          <chart:series chart:style-name="ch12" chart:values-cell-range-address="'2018'.B35:'2018'.M35" chart:label-cell-address="'2018'.A35:'2018'.A35" chart:class="chart:line">
            <chart:data-point chart:repeated="12"/>
          </chart:series>
          <chart:series chart:style-name="ch13" chart:values-cell-range-address="'2017'.B35:'2017'.M35" chart:label-cell-address="'2017'.A35:'2017'.A35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Srednia '20</text:p>
                <draw:g>
                  <svg:desc>'2020'.A35:'2020'.A35</svg:desc>
                </draw:g>
              </table:table-cell>
              <table:table-cell office:value-type="float" office:value="67.9233333333333">
                <text:p>67.9233333333333</text:p>
                <draw:g>
                  <svg:desc>'2020'.B35:'2020'.M35</svg:desc>
                </draw:g>
              </table:table-cell>
              <table:table-cell office:value-type="float" office:value="67.5724137931035">
                <text:p>67.5724137931035</text:p>
              </table:table-cell>
              <table:table-cell office:value-type="float" office:value="67.7677419354839">
                <text:p>67.7677419354839</text:p>
              </table:table-cell>
              <table:table-cell office:value-type="float" office:value="66.93">
                <text:p>66.93</text:p>
              </table:table-cell>
              <table:table-cell office:value-type="float" office:value="67.3258064516129">
                <text:p>67.3258064516129</text:p>
              </table:table-cell>
              <table:table-cell office:value-type="float" office:value="68.32">
                <text:p>68.32</text:p>
              </table:table-cell>
              <table:table-cell office:value-type="float" office:value="68.7677419354839">
                <text:p>68.7677419354839</text:p>
              </table:table-cell>
              <table:table-cell office:value-type="float" office:value="68.5935483870968">
                <text:p>68.5935483870968</text:p>
              </table:table-cell>
              <table:table-cell office:value-type="float" office:value="69.04">
                <text:p>69.04</text:p>
              </table:table-cell>
              <table:table-cell office:value-type="float" office:value="69.2935483870968">
                <text:p>69.2935483870968</text:p>
              </table:table-cell>
              <table:table-cell office:value-type="float" office:value="69.7733333333333">
                <text:p>69.7733333333333</text:p>
              </table:table-cell>
              <table:table-cell office:value-type="float" office:value="70.2709677419355">
                <text:p>70.2709677419355</text:p>
              </table:table-cell>
            </table:table-row>
            <table:table-row>
              <table:table-cell office:value-type="string">
                <text:p>srednia '19</text:p>
                <draw:g>
                  <svg:desc>'2019'.A35:'2019'.A35</svg:desc>
                </draw:g>
              </table:table-cell>
              <table:table-cell office:value-type="float" office:value="77.3677419354839">
                <text:p>77.3677419354839</text:p>
                <draw:g>
                  <svg:desc>'2019'.B35:'2019'.M35</svg:desc>
                </draw:g>
              </table:table-cell>
              <table:table-cell office:value-type="float" office:value="75.975">
                <text:p>75.975</text:p>
              </table:table-cell>
              <table:table-cell office:value-type="float" office:value="75.2444444444444">
                <text:p>75.2444444444444</text:p>
              </table:table-cell>
              <table:table-cell office:value-type="float" office:value="74.83">
                <text:p>74.83</text:p>
              </table:table-cell>
              <table:table-cell office:value-type="float" office:value="73.5965517241379">
                <text:p>73.5965517241379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70.5838709677419">
                <text:p>70.5838709677419</text:p>
              </table:table-cell>
              <table:table-cell office:value-type="float" office:value="70.641935483871">
                <text:p>70.641935483871</text:p>
              </table:table-cell>
              <table:table-cell office:value-type="float" office:value="70.4130434782609">
                <text:p>70.4130434782609</text:p>
              </table:table-cell>
              <table:table-cell office:value-type="float" office:value="69.6703703703704">
                <text:p>69.6703703703704</text:p>
              </table:table-cell>
              <table:table-cell office:value-type="float" office:value="67.73">
                <text:p>67.73</text:p>
              </table:table-cell>
              <table:table-cell office:value-type="float" office:value="67.7741935483871">
                <text:p>67.7741935483871</text:p>
              </table:table-cell>
            </table:table-row>
            <table:table-row>
              <table:table-cell office:value-type="string">
                <text:p>srednia '18</text:p>
                <draw:g>
                  <svg:desc>'2018'.A35:'2018'.A35</svg:desc>
                </draw:g>
              </table:table-cell>
              <table:table-cell office:value-type="float" office:value="82.758064516129">
                <text:p>82.758064516129</text:p>
                <draw:g>
                  <svg:desc>'2018'.B35:'2018'.M35</svg:desc>
                </draw:g>
              </table:table-cell>
              <table:table-cell office:value-type="float" office:value="83.1071428571429">
                <text:p>83.1071428571429</text:p>
              </table:table-cell>
              <table:table-cell office:value-type="float" office:value="83.9967741935484">
                <text:p>83.9967741935484</text:p>
              </table:table-cell>
              <table:table-cell office:value-type="float" office:value="84.3633333333333">
                <text:p>84.3633333333333</text:p>
              </table:table-cell>
              <table:table-cell office:value-type="float" office:value="84.9483870967742">
                <text:p>84.9483870967742</text:p>
              </table:table-cell>
              <table:table-cell office:value-type="float" office:value="84.4566666666667">
                <text:p>84.4566666666667</text:p>
              </table:table-cell>
              <table:table-cell office:value-type="float" office:value="83.7846153846154">
                <text:p>83.7846153846154</text:p>
              </table:table-cell>
              <table:table-cell office:value-type="float" office:value="82.9793103448276">
                <text:p>82.9793103448276</text:p>
              </table:table-cell>
              <table:table-cell office:value-type="float" office:value="82.4545454545455">
                <text:p>82.4545454545455</text:p>
              </table:table-cell>
              <table:table-cell office:value-type="float" office:value="80.8965517241379">
                <text:p>80.8965517241379</text:p>
              </table:table-cell>
              <table:table-cell office:value-type="float" office:value="80.3466666666667">
                <text:p>80.3466666666667</text:p>
              </table:table-cell>
              <table:table-cell office:value-type="float" office:value="78.7903225806452">
                <text:p>78.7903225806452</text:p>
              </table:table-cell>
            </table:table-row>
            <table:table-row>
              <table:table-cell office:value-type="string">
                <text:p>srednia '17</text:p>
                <draw:g>
                  <svg:desc>'2017'.A35:'2017'.A35</svg:desc>
                </draw:g>
              </table:table-cell>
              <table:table-cell office:value-type="float" office:value="0">
                <text:p>0</text:p>
                <draw:g>
                  <svg:desc>'2017'.B35:'2017'.M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8363636363636">
                <text:p>84.8363636363636</text:p>
              </table:table-cell>
              <table:table-cell office:value-type="float" office:value="84.4">
                <text:p>84.4</text:p>
              </table:table-cell>
              <table:table-cell office:value-type="float" office:value="83.6142857142857">
                <text:p>83.6142857142857</text:p>
              </table:table-cell>
              <table:table-cell office:value-type="float" office:value="82.7307692307692">
                <text:p>82.7307692307692</text:p>
              </table:table-cell>
              <table:table-cell office:value-type="float" office:value="80.9285714285714">
                <text:p>80.9285714285714</text:p>
              </table:table-cell>
              <table:table-cell office:value-type="float" office:value="79.6851851851852">
                <text:p>79.6851851851852</text:p>
              </table:table-cell>
              <table:table-cell office:value-type="float" office:value="80.0566666666667">
                <text:p>80.0566666666667</text:p>
              </table:table-cell>
              <table:table-cell office:value-type="float" office:value="81.8428571428571">
                <text:p>81.8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9">
      <style:chart-properties chart:display-label="true" chart:tick-marks-major-inner="false" chart:tick-marks-major-outer="false" chart:logarithmic="false" chart:minimum="23" chart:maximum="30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579d1c" svg:stroke-linecap="round" draw:fill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8000" svg:stroke-linecap="round" draw:fill="none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2a6099" svg:stroke-linecap="round" draw:fill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087cm" svg:height="9.131cm" xlink:href=".." xlink:type="simple" chart:class="chart:line" chart:style-name="ch1">
        <chart:title svg:x="12.536cm" svg:y="0.318cm" chart:style-name="ch2">
          <text:p>BMI</text:p>
        </chart:title>
        <chart:legend chart:legend-position="end" svg:x="23.579cm" svg:y="3.519cm" style:legend-expansion="high" chart:style-name="ch3"/>
        <chart:plot-area chart:style-name="ch4" table:cell-range-address="'2020'.A40:'2020'.M40 '2019'.A40:'2019'.M40 '2018'.A40:'2018'.M40 '2017'.A38:'2017'.M38" chart:data-source-has-labels="column" svg:x="-0.093cm" svg:y="0.007cm" svg:width="26.2cm" svg:height="8.843cm">
          <chart:coordinate-region svg:x="0.749cm" svg:y="0.206cm" svg:width="25.145cm" svg:height="7.9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020'.B40:'2020'.M40" chart:label-cell-address="'2020'.A40:'2020'.A40" chart:class="chart:line">
            <chart:data-point chart:repeated="12"/>
          </chart:series>
          <chart:series chart:style-name="ch9" chart:values-cell-range-address="'2019'.B40:'2019'.M40" chart:label-cell-address="'2019'.A40:'2019'.A40" chart:class="chart:line">
            <chart:data-point chart:repeated="12"/>
          </chart:series>
          <chart:series chart:style-name="ch10" chart:values-cell-range-address="'2018'.B40:'2018'.M40" chart:label-cell-address="'2018'.A40:'2018'.A40" chart:class="chart:line">
            <chart:data-point chart:repeated="12"/>
          </chart:series>
          <chart:series chart:style-name="ch11" chart:values-cell-range-address="'2017'.B38:'2017'.M38" chart:label-cell-address="'2017'.A38:'2017'.A3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MI'20</text:p>
                <draw:g>
                  <svg:desc>'2020'.A40:'2020'.A40</svg:desc>
                </draw:g>
              </table:table-cell>
              <table:table-cell office:value-type="float" office:value="23.7818470408366">
                <text:p>23.7818470408366</text:p>
                <draw:g>
                  <svg:desc>'2020'.B40:'2020'.M40</svg:desc>
                </draw:g>
              </table:table-cell>
              <table:table-cell office:value-type="float" office:value="23.6589803554159">
                <text:p>23.6589803554159</text:p>
              </table:table-cell>
              <table:table-cell office:value-type="float" office:value="23.7273701675305">
                <text:p>23.7273701675305</text:p>
              </table:table-cell>
              <table:table-cell office:value-type="float" office:value="23.4340534295018">
                <text:p>23.4340534295018</text:p>
              </table:table-cell>
              <table:table-cell office:value-type="float" office:value="23.5726362703032">
                <text:p>23.5726362703032</text:p>
              </table:table-cell>
              <table:table-cell office:value-type="float" office:value="23.9207310668394">
                <text:p>23.9207310668394</text:p>
              </table:table-cell>
              <table:table-cell office:value-type="float" office:value="24.0774979641763">
                <text:p>24.0774979641763</text:p>
              </table:table-cell>
              <table:table-cell office:value-type="float" office:value="24.0165079608896">
                <text:p>24.0165079608896</text:p>
              </table:table-cell>
              <table:table-cell office:value-type="float" office:value="24.1728230804244">
                <text:p>24.1728230804244</text:p>
              </table:table-cell>
              <table:table-cell office:value-type="float" office:value="24.2615974185416">
                <text:p>24.2615974185416</text:p>
              </table:table-cell>
              <table:table-cell office:value-type="float" office:value="24.4295834646313">
                <text:p>24.4295834646313</text:p>
              </table:table-cell>
              <table:table-cell office:value-type="float" office:value="24.6038191036503">
                <text:p>24.6038191036503</text:p>
              </table:table-cell>
            </table:table-row>
            <table:table-row>
              <table:table-cell office:value-type="string">
                <text:p>BMI'19</text:p>
                <draw:g>
                  <svg:desc>'2019'.A40:'2019'.A40</svg:desc>
                </draw:g>
              </table:table-cell>
              <table:table-cell office:value-type="float" office:value="27.08859701533">
                <text:p>27.08859701533</text:p>
                <draw:g>
                  <svg:desc>'2019'.B40:'2019'.M40</svg:desc>
                </draw:g>
              </table:table-cell>
              <table:table-cell office:value-type="float" office:value="26.6009593501628">
                <text:p>26.6009593501628</text:p>
              </table:table-cell>
              <table:table-cell office:value-type="float" office:value="26.3451715431688">
                <text:p>26.3451715431688</text:p>
              </table:table-cell>
              <table:table-cell office:value-type="float" office:value="26.2000630230034">
                <text:p>26.2000630230034</text:p>
              </table:table-cell>
              <table:table-cell office:value-type="float" office:value="25.7681984958993">
                <text:p>25.7681984958993</text:p>
              </table:table-cell>
              <table:table-cell office:value-type="float" office:value="25.2558850647153">
                <text:p>25.2558850647153</text:p>
              </table:table-cell>
              <table:table-cell office:value-type="float" office:value="24.7133752206652">
                <text:p>24.7133752206652</text:p>
              </table:table-cell>
              <table:table-cell office:value-type="float" office:value="24.7337052217608">
                <text:p>24.7337052217608</text:p>
              </table:table-cell>
              <table:table-cell office:value-type="float" office:value="24.6535637681667">
                <text:p>24.6535637681667</text:p>
              </table:table-cell>
              <table:table-cell office:value-type="float" office:value="24.3935332692729">
                <text:p>24.3935332692729</text:p>
              </table:table-cell>
              <table:table-cell office:value-type="float" office:value="23.7141556668184">
                <text:p>23.7141556668184</text:p>
              </table:table-cell>
              <table:table-cell office:value-type="float" office:value="23.7296290565411">
                <text:p>23.7296290565411</text:p>
              </table:table-cell>
            </table:table-row>
            <table:table-row>
              <table:table-cell office:value-type="string">
                <text:p>BMI'18</text:p>
                <draw:g>
                  <svg:desc>'2018'.A40:'2018'.A40</svg:desc>
                </draw:g>
              </table:table-cell>
              <table:table-cell office:value-type="float" office:value="28.9758987837012">
                <text:p>28.9758987837012</text:p>
                <draw:g>
                  <svg:desc>'2018'.B40:'2018'.M40</svg:desc>
                </draw:g>
              </table:table-cell>
              <table:table-cell office:value-type="float" office:value="29.0981208140972">
                <text:p>29.0981208140972</text:p>
              </table:table-cell>
              <table:table-cell office:value-type="float" office:value="29.4096054737399">
                <text:p>29.4096054737399</text:p>
              </table:table-cell>
              <table:table-cell office:value-type="float" office:value="29.5379480176931">
                <text:p>29.5379480176931</text:p>
              </table:table-cell>
              <table:table-cell office:value-type="float" office:value="29.742791602806">
                <text:p>29.742791602806</text:p>
              </table:table-cell>
              <table:table-cell office:value-type="float" office:value="29.5706266120467">
                <text:p>29.5706266120467</text:p>
              </table:table-cell>
              <table:table-cell office:value-type="float" office:value="29.3353227774292">
                <text:p>29.3353227774292</text:p>
              </table:table-cell>
              <table:table-cell office:value-type="float" office:value="29.0533630982205">
                <text:p>29.0533630982205</text:p>
              </table:table-cell>
              <table:table-cell office:value-type="float" office:value="28.869628323429">
                <text:p>28.869628323429</text:p>
              </table:table-cell>
              <table:table-cell office:value-type="float" office:value="28.3241314114134">
                <text:p>28.3241314114134</text:p>
              </table:table-cell>
              <table:table-cell office:value-type="float" office:value="28.1316013678326">
                <text:p>28.1316013678326</text:p>
              </table:table-cell>
              <table:table-cell office:value-type="float" office:value="27.5866820421712">
                <text:p>27.5866820421712</text:p>
              </table:table-cell>
            </table:table-row>
            <table:table-row>
              <table:table-cell office:value-type="string">
                <text:p>BMI'17</text:p>
                <draw:g>
                  <svg:desc>'2017'.A38:'2017'.A38</svg:desc>
                </draw:g>
              </table:table-cell>
              <table:table-cell office:value-type="float" office:value="NaN">
                <text:p>NaN</text:p>
                <draw:g>
                  <svg:desc>'2017'.B38:'2017'.M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035690754398">
                <text:p>29.7035690754398</text:p>
              </table:table-cell>
              <table:table-cell office:value-type="float" office:value="29.5507860369035">
                <text:p>29.5507860369035</text:p>
              </table:table-cell>
              <table:table-cell office:value-type="float" office:value="29.2756856252532">
                <text:p>29.2756856252532</text:p>
              </table:table-cell>
              <table:table-cell office:value-type="float" office:value="28.9663419455794">
                <text:p>28.9663419455794</text:p>
              </table:table-cell>
              <table:table-cell office:value-type="float" office:value="28.335342399976">
                <text:p>28.335342399976</text:p>
              </table:table-cell>
              <table:table-cell office:value-type="float" office:value="27.8999983141995">
                <text:p>27.8999983141995</text:p>
              </table:table-cell>
              <table:table-cell office:value-type="float" office:value="28.0300643068053">
                <text:p>28.0300643068053</text:p>
              </table:table-cell>
              <table:table-cell office:value-type="float" office:value="28.6554592426236">
                <text:p>28.6554592426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109">
      <style:chart-properties chart:display-label="true" chart:tick-marks-major-inner="false" chart:tick-marks-major-outer="false" chart:logarithmic="false" chart:minimum="66" chart:maximum="87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579d1c" svg:stroke-linecap="round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8000" svg:stroke-linecap="round" draw:fill="none" draw:fill-color="#ff8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2a6099" svg:stroke-linecap="round" draw:fill="none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087cm" svg:height="9.131cm" xlink:href=".." xlink:type="simple" chart:class="chart:line" chart:style-name="ch1">
        <chart:title svg:x="12.325cm" svg:y="0.318cm" chart:style-name="ch2">
          <text:p>Waga</text:p>
        </chart:title>
        <chart:legend chart:legend-position="end" svg:x="22.812cm" svg:y="3.519cm" style:legend-expansion="high" chart:style-name="ch3"/>
        <chart:plot-area chart:style-name="ch4" table:cell-range-address="'2020'.A35:'2020'.M35 '2019'.A35:'2019'.M35 '2018'.A35:'2018'.M35 '2017'.A35:'2017'.M35" chart:data-source-has-labels="column" svg:x="-0.093cm" svg:y="0.224cm" svg:width="26.2cm" svg:height="8.626cm">
          <chart:coordinate-region svg:x="0.749cm" svg:y="0.224cm" svg:width="25.145cm" svg:height="7.979cm"/>
          <chart:axis chart:dimension="x" chart:name="primary-x" chart:style-name="ch5">
            <chart:title svg:x="12.381cm" svg:y="8.571cm" chart:style-name="ch6">
              <text:p>Miesiac</text:p>
            </chart:title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2020'.B35:'2020'.M35" chart:label-cell-address="'2020'.A35:'2020'.A35" chart:class="chart:line">
            <chart:data-point chart:repeated="12"/>
          </chart:series>
          <chart:series chart:style-name="ch11" chart:values-cell-range-address="'2019'.B35:'2019'.M35" chart:label-cell-address="'2019'.A35:'2019'.A35" chart:class="chart:line">
            <chart:data-point chart:repeated="12"/>
          </chart:series>
          <chart:series chart:style-name="ch12" chart:values-cell-range-address="'2018'.B35:'2018'.M35" chart:label-cell-address="'2018'.A35:'2018'.A35" chart:class="chart:line">
            <chart:data-point chart:repeated="12"/>
          </chart:series>
          <chart:series chart:style-name="ch13" chart:values-cell-range-address="'2017'.B35:'2017'.M35" chart:label-cell-address="'2017'.A35:'2017'.A35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Srednia '20</text:p>
                <draw:g>
                  <svg:desc>'2020'.A35:'2020'.A35</svg:desc>
                </draw:g>
              </table:table-cell>
              <table:table-cell office:value-type="float" office:value="67.9233333333333">
                <text:p>67.9233333333333</text:p>
                <draw:g>
                  <svg:desc>'2020'.B35:'2020'.M35</svg:desc>
                </draw:g>
              </table:table-cell>
              <table:table-cell office:value-type="float" office:value="67.5724137931035">
                <text:p>67.5724137931035</text:p>
              </table:table-cell>
              <table:table-cell office:value-type="float" office:value="67.7677419354839">
                <text:p>67.7677419354839</text:p>
              </table:table-cell>
              <table:table-cell office:value-type="float" office:value="66.93">
                <text:p>66.93</text:p>
              </table:table-cell>
              <table:table-cell office:value-type="float" office:value="67.3258064516129">
                <text:p>67.3258064516129</text:p>
              </table:table-cell>
              <table:table-cell office:value-type="float" office:value="68.32">
                <text:p>68.32</text:p>
              </table:table-cell>
              <table:table-cell office:value-type="float" office:value="68.7677419354839">
                <text:p>68.7677419354839</text:p>
              </table:table-cell>
              <table:table-cell office:value-type="float" office:value="68.5935483870968">
                <text:p>68.5935483870968</text:p>
              </table:table-cell>
              <table:table-cell office:value-type="float" office:value="69.04">
                <text:p>69.04</text:p>
              </table:table-cell>
              <table:table-cell office:value-type="float" office:value="69.2935483870968">
                <text:p>69.2935483870968</text:p>
              </table:table-cell>
              <table:table-cell office:value-type="float" office:value="69.7733333333333">
                <text:p>69.7733333333333</text:p>
              </table:table-cell>
              <table:table-cell office:value-type="float" office:value="70.2709677419355">
                <text:p>70.2709677419355</text:p>
              </table:table-cell>
            </table:table-row>
            <table:table-row>
              <table:table-cell office:value-type="string">
                <text:p>srednia '19</text:p>
                <draw:g>
                  <svg:desc>'2019'.A35:'2019'.A35</svg:desc>
                </draw:g>
              </table:table-cell>
              <table:table-cell office:value-type="float" office:value="77.3677419354839">
                <text:p>77.3677419354839</text:p>
                <draw:g>
                  <svg:desc>'2019'.B35:'2019'.M35</svg:desc>
                </draw:g>
              </table:table-cell>
              <table:table-cell office:value-type="float" office:value="75.975">
                <text:p>75.975</text:p>
              </table:table-cell>
              <table:table-cell office:value-type="float" office:value="75.2444444444444">
                <text:p>75.2444444444444</text:p>
              </table:table-cell>
              <table:table-cell office:value-type="float" office:value="74.83">
                <text:p>74.83</text:p>
              </table:table-cell>
              <table:table-cell office:value-type="float" office:value="73.5965517241379">
                <text:p>73.5965517241379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70.5838709677419">
                <text:p>70.5838709677419</text:p>
              </table:table-cell>
              <table:table-cell office:value-type="float" office:value="70.641935483871">
                <text:p>70.641935483871</text:p>
              </table:table-cell>
              <table:table-cell office:value-type="float" office:value="70.4130434782609">
                <text:p>70.4130434782609</text:p>
              </table:table-cell>
              <table:table-cell office:value-type="float" office:value="69.6703703703704">
                <text:p>69.6703703703704</text:p>
              </table:table-cell>
              <table:table-cell office:value-type="float" office:value="67.73">
                <text:p>67.73</text:p>
              </table:table-cell>
              <table:table-cell office:value-type="float" office:value="67.7741935483871">
                <text:p>67.7741935483871</text:p>
              </table:table-cell>
            </table:table-row>
            <table:table-row>
              <table:table-cell office:value-type="string">
                <text:p>srednia '18</text:p>
                <draw:g>
                  <svg:desc>'2018'.A35:'2018'.A35</svg:desc>
                </draw:g>
              </table:table-cell>
              <table:table-cell office:value-type="float" office:value="82.758064516129">
                <text:p>82.758064516129</text:p>
                <draw:g>
                  <svg:desc>'2018'.B35:'2018'.M35</svg:desc>
                </draw:g>
              </table:table-cell>
              <table:table-cell office:value-type="float" office:value="83.1071428571429">
                <text:p>83.1071428571429</text:p>
              </table:table-cell>
              <table:table-cell office:value-type="float" office:value="83.9967741935484">
                <text:p>83.9967741935484</text:p>
              </table:table-cell>
              <table:table-cell office:value-type="float" office:value="84.3633333333333">
                <text:p>84.3633333333333</text:p>
              </table:table-cell>
              <table:table-cell office:value-type="float" office:value="84.9483870967742">
                <text:p>84.9483870967742</text:p>
              </table:table-cell>
              <table:table-cell office:value-type="float" office:value="84.4566666666667">
                <text:p>84.4566666666667</text:p>
              </table:table-cell>
              <table:table-cell office:value-type="float" office:value="83.7846153846154">
                <text:p>83.7846153846154</text:p>
              </table:table-cell>
              <table:table-cell office:value-type="float" office:value="82.9793103448276">
                <text:p>82.9793103448276</text:p>
              </table:table-cell>
              <table:table-cell office:value-type="float" office:value="82.4545454545455">
                <text:p>82.4545454545455</text:p>
              </table:table-cell>
              <table:table-cell office:value-type="float" office:value="80.8965517241379">
                <text:p>80.8965517241379</text:p>
              </table:table-cell>
              <table:table-cell office:value-type="float" office:value="80.3466666666667">
                <text:p>80.3466666666667</text:p>
              </table:table-cell>
              <table:table-cell office:value-type="float" office:value="78.7903225806452">
                <text:p>78.7903225806452</text:p>
              </table:table-cell>
            </table:table-row>
            <table:table-row>
              <table:table-cell office:value-type="string">
                <text:p>srednia '17</text:p>
                <draw:g>
                  <svg:desc>'2017'.A35:'2017'.A35</svg:desc>
                </draw:g>
              </table:table-cell>
              <table:table-cell office:value-type="float" office:value="0">
                <text:p>0</text:p>
                <draw:g>
                  <svg:desc>'2017'.B35:'2017'.M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8363636363636">
                <text:p>84.8363636363636</text:p>
              </table:table-cell>
              <table:table-cell office:value-type="float" office:value="84.4">
                <text:p>84.4</text:p>
              </table:table-cell>
              <table:table-cell office:value-type="float" office:value="83.6142857142857">
                <text:p>83.6142857142857</text:p>
              </table:table-cell>
              <table:table-cell office:value-type="float" office:value="82.7307692307692">
                <text:p>82.7307692307692</text:p>
              </table:table-cell>
              <table:table-cell office:value-type="float" office:value="80.9285714285714">
                <text:p>80.9285714285714</text:p>
              </table:table-cell>
              <table:table-cell office:value-type="float" office:value="79.6851851851852">
                <text:p>79.6851851851852</text:p>
              </table:table-cell>
              <table:table-cell office:value-type="float" office:value="80.0566666666667">
                <text:p>80.0566666666667</text:p>
              </table:table-cell>
              <table:table-cell office:value-type="float" office:value="81.8428571428571">
                <text:p>81.8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.98999977111816pt" style:font-size-asian="9.98999977111816pt" style:font-size-complex="9.98999977111816pt"/>
    </style:style>
    <style:style style:name="ch3" style:family="chart">
      <style:chart-properties chart:symbol-type="automatic" chart:auto-position="true" chart:auto-size="true" chart:treat-empty-cells="ignore"/>
      <style:graphic-properties svg:stroke-width="0.1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1" chart:maximum="12" chart:origin="0" chart:interval-major="1" chart:interval-minor-divisor="2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9.98999977111816pt" style:font-size-asian="9.98999977111816pt" style:font-size-complex="9.98999977111816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display-label="true" chart:tick-marks-major-inner="false" chart:tick-marks-major-outer="false" chart:logarithmic="false" chart:minimum="67" chart:maximum="86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9.98999977111816pt" style:font-size-asian="9.98999977111816pt" style:font-size-complex="9.9899997711181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4cm" chart:symbol-height="0.174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1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7.441cm" svg:height="8.331cm" xlink:href="." xlink:type="simple" chart:class="chart:scatter" chart:style-name="ch1">
        <chart:legend chart:legend-position="end" svg:x="24.192cm" svg:y="3.368cm" style:legend-expansion="high" chart:style-name="ch2"/>
        <chart:plot-area chart:style-name="ch3" chart:data-source-has-labels="both" svg:x="0.548cm" svg:y="0.166cm" svg:width="23.096cm" svg:height="7.999cm">
          <chart:coordinate-region svg:x="1.222cm" svg:y="0.166cm" svg:width="22.209cm" svg:height="7.353cm"/>
          <chart:axis chart:dimension="x" chart:name="primary-x" chart:style-name="ch4" chartooo:axis-type="auto">
            <chart:categories table:cell-range-address="local-table.$A$2:.$A$13"/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class="min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9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series chart:style-name="ch10" chart:values-cell-range-address="local-table.$G$2:.$G$13" chart:label-cell-address="local-table.$G$1" chart:class="chart:scatter">
            <chart:domain table:cell-range-address="local-table.$F$2:.$F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rednia '19</text:p>
              </table:table-cell>
              <table:table-cell office:value-type="string">
                <text:p>Series3</text:p>
              </table:table-cell>
              <table:table-cell office:value-type="string">
                <text:p>srednia '18</text:p>
              </table:table-cell>
              <table:table-cell office:value-type="string">
                <text:p>Series5</text:p>
              </table:table-cell>
              <table:table-cell office:value-type="string">
                <text:p>srednia '1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677419354839">
                <text:p>77.3677419354839</text:p>
              </table:table-cell>
              <table:table-cell office:value-type="float" office:value="1">
                <text:p>1</text:p>
              </table:table-cell>
              <table:table-cell office:value-type="float" office:value="82.7580645161291">
                <text:p>82.7580645161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.975">
                <text:p>75.975</text:p>
              </table:table-cell>
              <table:table-cell office:value-type="float" office:value="2">
                <text:p>2</text:p>
              </table:table-cell>
              <table:table-cell office:value-type="float" office:value="83.1071428571429">
                <text:p>83.10714285714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2444444444444">
                <text:p>75.2444444444444</text:p>
              </table:table-cell>
              <table:table-cell office:value-type="float" office:value="3">
                <text:p>3</text:p>
              </table:table-cell>
              <table:table-cell office:value-type="float" office:value="83.9967741935484">
                <text:p>83.99677419354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4.83">
                <text:p>74.83</text:p>
              </table:table-cell>
              <table:table-cell office:value-type="float" office:value="4">
                <text:p>4</text:p>
              </table:table-cell>
              <table:table-cell office:value-type="float" office:value="84.3633333333333">
                <text:p>84.36333333333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.5965517241379">
                <text:p>73.5965517241379</text:p>
              </table:table-cell>
              <table:table-cell office:value-type="float" office:value="5">
                <text:p>5</text:p>
              </table:table-cell>
              <table:table-cell office:value-type="float" office:value="84.9483870967742">
                <text:p>84.9483870967742</text:p>
              </table:table-cell>
              <table:table-cell office:value-type="float" office:value="5">
                <text:p>5</text:p>
              </table:table-cell>
              <table:table-cell office:value-type="float" office:value="84.8363636363636">
                <text:p>84.83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.1333333333334">
                <text:p>72.1333333333334</text:p>
              </table:table-cell>
              <table:table-cell office:value-type="float" office:value="6">
                <text:p>6</text:p>
              </table:table-cell>
              <table:table-cell office:value-type="float" office:value="84.4566666666667">
                <text:p>84.4566666666667</text:p>
              </table:table-cell>
              <table:table-cell office:value-type="float" office:value="6">
                <text:p>6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.5838709677419">
                <text:p>70.5838709677419</text:p>
              </table:table-cell>
              <table:table-cell office:value-type="float" office:value="7">
                <text:p>7</text:p>
              </table:table-cell>
              <table:table-cell office:value-type="float" office:value="83.7846153846154">
                <text:p>83.7846153846154</text:p>
              </table:table-cell>
              <table:table-cell office:value-type="float" office:value="7">
                <text:p>7</text:p>
              </table:table-cell>
              <table:table-cell office:value-type="float" office:value="83.6142857142857">
                <text:p>83.6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0.641935483871">
                <text:p>70.641935483871</text:p>
              </table:table-cell>
              <table:table-cell office:value-type="float" office:value="8">
                <text:p>8</text:p>
              </table:table-cell>
              <table:table-cell office:value-type="float" office:value="82.9793103448275">
                <text:p>82.9793103448275</text:p>
              </table:table-cell>
              <table:table-cell office:value-type="float" office:value="8">
                <text:p>8</text:p>
              </table:table-cell>
              <table:table-cell office:value-type="float" office:value="82.7307692307692">
                <text:p>82.7307692307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4130434782609">
                <text:p>70.4130434782609</text:p>
              </table:table-cell>
              <table:table-cell office:value-type="float" office:value="9">
                <text:p>9</text:p>
              </table:table-cell>
              <table:table-cell office:value-type="float" office:value="82.4545454545455">
                <text:p>82.4545454545455</text:p>
              </table:table-cell>
              <table:table-cell office:value-type="float" office:value="9">
                <text:p>9</text:p>
              </table:table-cell>
              <table:table-cell office:value-type="float" office:value="80.9285714285714">
                <text:p>80.9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.6703703703704">
                <text:p>69.6703703703704</text:p>
              </table:table-cell>
              <table:table-cell office:value-type="float" office:value="10">
                <text:p>10</text:p>
              </table:table-cell>
              <table:table-cell office:value-type="float" office:value="80.8965517241379">
                <text:p>80.8965517241379</text:p>
              </table:table-cell>
              <table:table-cell office:value-type="float" office:value="10">
                <text:p>10</text:p>
              </table:table-cell>
              <table:table-cell office:value-type="float" office:value="79.6851851851852">
                <text:p>79.68518518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.73">
                <text:p>67.73</text:p>
              </table:table-cell>
              <table:table-cell office:value-type="float" office:value="11">
                <text:p>11</text:p>
              </table:table-cell>
              <table:table-cell office:value-type="float" office:value="80.3466666666667">
                <text:p>80.3466666666667</text:p>
              </table:table-cell>
              <table:table-cell office:value-type="float" office:value="11">
                <text:p>11</text:p>
              </table:table-cell>
              <table:table-cell office:value-type="float" office:value="80.0566666666667">
                <text:p>80.05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7.7741935483871">
                <text:p>67.7741935483871</text:p>
              </table:table-cell>
              <table:table-cell office:value-type="float" office:value="12">
                <text:p>12</text:p>
              </table:table-cell>
              <table:table-cell office:value-type="float" office:value="78.7903225806452">
                <text:p>78.7903225806452</text:p>
              </table:table-cell>
              <table:table-cell office:value-type="float" office:value="12">
                <text:p>12</text:p>
              </table:table-cell>
              <table:table-cell office:value-type="float" office:value="81.8428571428572">
                <text:p>81.84285714285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9">
      <style:chart-properties chart:display-label="true" chart:tick-marks-major-inner="false" chart:tick-marks-major-outer="false" chart:logarithmic="false" chart:minimum="23" chart:maximum="30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8000" svg:stroke-linecap="round" draw:fill="none" draw:fill-color="#ff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2a6099" svg:stroke-linecap="round" draw:fill="none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087cm" svg:height="9.131cm" xlink:href=".." xlink:type="simple" chart:class="chart:line" chart:style-name="ch1">
        <chart:title svg:x="12.536cm" svg:y="0.318cm" chart:style-name="ch2">
          <text:p>BMI</text:p>
        </chart:title>
        <chart:legend chart:legend-position="end" svg:x="23.579cm" svg:y="3.768cm" style:legend-expansion="high" chart:style-name="ch3"/>
        <chart:plot-area chart:style-name="ch4" table:cell-range-address="'2019'.A40:'2019'.M40 '2018'.A40:'2018'.M40 '2017'.A38:'2017'.M38" chart:data-source-has-labels="column" svg:x="-0.093cm" svg:y="0.007cm" svg:width="26.201cm" svg:height="8.843cm">
          <chart:coordinate-region svg:x="0.749cm" svg:y="0.206cm" svg:width="25.146cm" svg:height="7.9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019'.B40:'2019'.M40" chart:label-cell-address="'2019'.A40:'2019'.A40" chart:class="chart:line">
            <chart:data-point chart:repeated="12"/>
          </chart:series>
          <chart:series chart:style-name="ch9" chart:values-cell-range-address="'2018'.B40:'2018'.M40" chart:label-cell-address="'2018'.A40:'2018'.A40" chart:class="chart:line">
            <chart:data-point chart:repeated="12"/>
          </chart:series>
          <chart:series chart:style-name="ch10" chart:values-cell-range-address="'2017'.B38:'2017'.M38" chart:label-cell-address="'2017'.A38:'2017'.A38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MI'19</text:p>
                <draw:g>
                  <svg:desc>'2019'.A40:'2019'.A40</svg:desc>
                </draw:g>
              </table:table-cell>
              <table:table-cell office:value-type="float" office:value="27.08859701533">
                <text:p>27.08859701533</text:p>
                <draw:g>
                  <svg:desc>'2019'.B40:'2019'.M40</svg:desc>
                </draw:g>
              </table:table-cell>
              <table:table-cell office:value-type="float" office:value="26.6009593501628">
                <text:p>26.6009593501628</text:p>
              </table:table-cell>
              <table:table-cell office:value-type="float" office:value="26.3451715431688">
                <text:p>26.3451715431688</text:p>
              </table:table-cell>
              <table:table-cell office:value-type="float" office:value="26.2000630230034">
                <text:p>26.2000630230034</text:p>
              </table:table-cell>
              <table:table-cell office:value-type="float" office:value="25.7681984958993">
                <text:p>25.7681984958993</text:p>
              </table:table-cell>
              <table:table-cell office:value-type="float" office:value="25.2558850647153">
                <text:p>25.2558850647153</text:p>
              </table:table-cell>
              <table:table-cell office:value-type="float" office:value="24.7133752206652">
                <text:p>24.7133752206652</text:p>
              </table:table-cell>
              <table:table-cell office:value-type="float" office:value="24.7337052217608">
                <text:p>24.7337052217608</text:p>
              </table:table-cell>
              <table:table-cell office:value-type="float" office:value="24.6535637681667">
                <text:p>24.6535637681667</text:p>
              </table:table-cell>
              <table:table-cell office:value-type="float" office:value="24.3935332692729">
                <text:p>24.3935332692729</text:p>
              </table:table-cell>
              <table:table-cell office:value-type="float" office:value="23.7141556668184">
                <text:p>23.7141556668184</text:p>
              </table:table-cell>
              <table:table-cell office:value-type="float" office:value="23.7296290565411">
                <text:p>23.7296290565411</text:p>
              </table:table-cell>
            </table:table-row>
            <table:table-row>
              <table:table-cell office:value-type="string">
                <text:p>BMI'18</text:p>
                <draw:g>
                  <svg:desc>'2018'.A40:'2018'.A40</svg:desc>
                </draw:g>
              </table:table-cell>
              <table:table-cell office:value-type="float" office:value="28.9758987837012">
                <text:p>28.9758987837012</text:p>
                <draw:g>
                  <svg:desc>'2018'.B40:'2018'.M40</svg:desc>
                </draw:g>
              </table:table-cell>
              <table:table-cell office:value-type="float" office:value="29.0981208140972">
                <text:p>29.0981208140972</text:p>
              </table:table-cell>
              <table:table-cell office:value-type="float" office:value="29.4096054737399">
                <text:p>29.4096054737399</text:p>
              </table:table-cell>
              <table:table-cell office:value-type="float" office:value="29.5379480176931">
                <text:p>29.5379480176931</text:p>
              </table:table-cell>
              <table:table-cell office:value-type="float" office:value="29.742791602806">
                <text:p>29.742791602806</text:p>
              </table:table-cell>
              <table:table-cell office:value-type="float" office:value="29.5706266120467">
                <text:p>29.5706266120467</text:p>
              </table:table-cell>
              <table:table-cell office:value-type="float" office:value="29.3353227774292">
                <text:p>29.3353227774292</text:p>
              </table:table-cell>
              <table:table-cell office:value-type="float" office:value="29.0533630982205">
                <text:p>29.0533630982205</text:p>
              </table:table-cell>
              <table:table-cell office:value-type="float" office:value="28.869628323429">
                <text:p>28.869628323429</text:p>
              </table:table-cell>
              <table:table-cell office:value-type="float" office:value="28.3241314114134">
                <text:p>28.3241314114134</text:p>
              </table:table-cell>
              <table:table-cell office:value-type="float" office:value="28.1316013678326">
                <text:p>28.1316013678326</text:p>
              </table:table-cell>
              <table:table-cell office:value-type="float" office:value="27.5866820421712">
                <text:p>27.5866820421712</text:p>
              </table:table-cell>
            </table:table-row>
            <table:table-row>
              <table:table-cell office:value-type="string">
                <text:p>BMI'17</text:p>
                <draw:g>
                  <svg:desc>'2017'.A38:'2017'.A38</svg:desc>
                </draw:g>
              </table:table-cell>
              <table:table-cell office:value-type="float" office:value="NaN">
                <text:p>NaN</text:p>
                <draw:g>
                  <svg:desc>'2017'.B38:'2017'.M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035690754398">
                <text:p>29.7035690754398</text:p>
              </table:table-cell>
              <table:table-cell office:value-type="float" office:value="29.5507860369035">
                <text:p>29.5507860369035</text:p>
              </table:table-cell>
              <table:table-cell office:value-type="float" office:value="29.2756856252532">
                <text:p>29.2756856252532</text:p>
              </table:table-cell>
              <table:table-cell office:value-type="float" office:value="28.9663419455794">
                <text:p>28.9663419455794</text:p>
              </table:table-cell>
              <table:table-cell office:value-type="float" office:value="28.335342399976">
                <text:p>28.335342399976</text:p>
              </table:table-cell>
              <table:table-cell office:value-type="float" office:value="27.8999983141995">
                <text:p>27.8999983141995</text:p>
              </table:table-cell>
              <table:table-cell office:value-type="float" office:value="28.0300643068053">
                <text:p>28.0300643068053</text:p>
              </table:table-cell>
              <table:table-cell office:value-type="float" office:value="28.6554592426236">
                <text:p>28.6554592426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 chart:series-source="rows"/>
      <style:graphic-properties svg:stroke-width="0.026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graphic-properties svg:stroke-width="0.018cm" svg:stroke-color="#b3b3b3"/>
    </style:style>
    <style:style style:name="ch5" style:family="chart" style:data-style-name="N109">
      <style:chart-properties chart:display-label="true" chart:tick-marks-major-inner="false" chart:tick-marks-major-outer="false" chart:logarithmic="false" chart:minimum="78" chart:maximum="85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7.133cm" svg:height="5.301cm" xlink:href=".." xlink:type="simple" chart:class="chart:line" chart:style-name="ch1">
        <chart:plot-area chart:style-name="ch2" table:cell-range-address="'2018'.A35:'2018'.M35" chart:data-source-has-labels="column" svg:x="0.542cm" svg:y="0.106cm" svg:width="26.049cm" svg:height="5.089cm">
          <chart:coordinate-region svg:x="1.384cm" svg:y="0.305cm" svg:width="24.994cm" svg:height="4.24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class="minor"/>
          </chart:axis>
          <chart:series chart:style-name="ch6" chart:values-cell-range-address="'2018'.B35:'2018'.M35" chart:label-cell-address="'2018'.A35:'2018'.A35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srednia '18</text:p>
                <draw:g>
                  <svg:desc>'2018'.A35:'2018'.A35</svg:desc>
                </draw:g>
              </table:table-cell>
              <table:table-cell office:value-type="float" office:value="82.758064516129">
                <text:p>82.758064516129</text:p>
                <draw:g>
                  <svg:desc>'2018'.B35:'2018'.M35</svg:desc>
                </draw:g>
              </table:table-cell>
              <table:table-cell office:value-type="float" office:value="83.1071428571429">
                <text:p>83.1071428571429</text:p>
              </table:table-cell>
              <table:table-cell office:value-type="float" office:value="83.9967741935484">
                <text:p>83.9967741935484</text:p>
              </table:table-cell>
              <table:table-cell office:value-type="float" office:value="84.3633333333333">
                <text:p>84.3633333333333</text:p>
              </table:table-cell>
              <table:table-cell office:value-type="float" office:value="84.9483870967742">
                <text:p>84.9483870967742</text:p>
              </table:table-cell>
              <table:table-cell office:value-type="float" office:value="84.4566666666667">
                <text:p>84.4566666666667</text:p>
              </table:table-cell>
              <table:table-cell office:value-type="float" office:value="83.7846153846154">
                <text:p>83.7846153846154</text:p>
              </table:table-cell>
              <table:table-cell office:value-type="float" office:value="82.9793103448276">
                <text:p>82.9793103448276</text:p>
              </table:table-cell>
              <table:table-cell office:value-type="float" office:value="82.4545454545455">
                <text:p>82.4545454545455</text:p>
              </table:table-cell>
              <table:table-cell office:value-type="float" office:value="80.8965517241379">
                <text:p>80.8965517241379</text:p>
              </table:table-cell>
              <table:table-cell office:value-type="float" office:value="80.3466666666667">
                <text:p>80.3466666666667</text:p>
              </table:table-cell>
              <table:table-cell office:value-type="float" office:value="78.7903225806452">
                <text:p>78.79032258064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9">
      <style:chart-properties chart:display-label="true" chart:tick-marks-major-inner="false" chart:tick-marks-major-outer="false" chart:logarithmic="false" chart:minimum="79" chart:maximum="85" chart:origin="0" chart:interval-major="0.5" chart:interval-minor-divisor="1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62cm" svg:height="8.413cm" xlink:href=".." xlink:type="simple" chart:class="chart:line" chart:style-name="ch1">
        <chart:legend chart:legend-position="end" svg:x="22.371cm" svg:y="3.907cm" style:legend-expansion="high" chart:style-name="ch2"/>
        <chart:plot-area chart:style-name="ch3" table:cell-range-address="'2017'.A35:'2017'.M35" chart:data-source-has-labels="column" svg:x="0.512cm" svg:y="0.168cm" svg:width="21.347cm" svg:height="8.077cm">
          <chart:coordinate-region svg:x="1.354cm" svg:y="0.367cm" svg:width="20.292cm" svg:height="7.2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7'.B35:'2017'.M35" chart:label-cell-address="'2017'.A35:'2017'.A3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srednia '17</text:p>
                <draw:g>
                  <svg:desc>'2017'.A35:'2017'.A35</svg:desc>
                </draw:g>
              </table:table-cell>
              <table:table-cell office:value-type="float" office:value="0">
                <text:p>0</text:p>
                <draw:g>
                  <svg:desc>'2017'.B35:'2017'.M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8363636363636">
                <text:p>84.8363636363636</text:p>
              </table:table-cell>
              <table:table-cell office:value-type="float" office:value="84.4">
                <text:p>84.4</text:p>
              </table:table-cell>
              <table:table-cell office:value-type="float" office:value="83.6142857142857">
                <text:p>83.6142857142857</text:p>
              </table:table-cell>
              <table:table-cell office:value-type="float" office:value="82.7307692307692">
                <text:p>82.7307692307692</text:p>
              </table:table-cell>
              <table:table-cell office:value-type="float" office:value="80.9285714285714">
                <text:p>80.9285714285714</text:p>
              </table:table-cell>
              <table:table-cell office:value-type="float" office:value="79.6851851851852">
                <text:p>79.6851851851852</text:p>
              </table:table-cell>
              <table:table-cell office:value-type="float" office:value="80.0566666666667">
                <text:p>80.0566666666667</text:p>
              </table:table-cell>
              <table:table-cell office:value-type="float" office:value="81.8428571428571">
                <text:p>81.84285714285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